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Century Schoolbook" svg:font-family="'Century Schoolbook', serif"/>
    <style:font-face style:name="Lohit Hindi1" svg:font-family="'Lohit Hindi'"/>
    <style:font-face style:name="OpenSymbol" svg:font-family="OpenSymbol"/>
    <style:font-face style:name="Ubuntu" svg:font-family="Ubuntu" style:font-family-generic="swiss"/>
    <style:font-face style:name="DejaVu Sans Mono" svg:font-family="'DejaVu Sans Mono'" style:font-family-generic="modern" style:font-pitch="fixed"/>
    <style:font-face style:name="Lohit Hindi2" svg:font-family="'Lohit Hindi'"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el3" style:family="table">
      <style:table-properties style:width="7.0868in" style:rel-width="100%" table:align="center"/>
    </style:style>
    <style:style style:name="Tabel3.A" style:family="table-column">
      <style:table-column-properties style:column-width="3.9965in" style:rel-column-width="36955*"/>
    </style:style>
    <style:style style:name="Tabel3.B" style:family="table-column">
      <style:table-column-properties style:column-width="3.0903in" style:rel-column-width="28579*"/>
    </style:style>
    <style:style style:name="Tabel3.A1" style:family="table-cell">
      <style:table-cell-properties style:vertical-align="middle"/>
    </style:style>
    <style:style style:name="Tabel4" style:family="table">
      <style:table-properties style:width="7.0868in" style:rel-width="100%" table:align="center"/>
    </style:style>
    <style:style style:name="Tabel4.A" style:family="table-column">
      <style:table-column-properties style:column-width="3.9965in" style:rel-column-width="36955*"/>
    </style:style>
    <style:style style:name="Tabel4.B" style:family="table-column">
      <style:table-column-properties style:column-width="3.0903in" style:rel-column-width="28579*"/>
    </style:style>
    <style:style style:name="Tabel4.A1" style:family="table-cell">
      <style:table-cell-properties style:vertical-align="middle"/>
    </style:style>
    <style:style style:name="Tabel5" style:family="table">
      <style:table-properties style:width="7.0868in" style:rel-width="100%" table:align="center"/>
    </style:style>
    <style:style style:name="Tabel5.A" style:family="table-column">
      <style:table-column-properties style:column-width="6.6771in" style:rel-column-width="61749*"/>
    </style:style>
    <style:style style:name="Tabel5.B" style:family="table-column">
      <style:table-column-properties style:column-width="0.409in" style:rel-column-width="3785*"/>
    </style:style>
    <style:style style:name="Tabel5.A1" style:family="table-cell">
      <style:table-cell-properties style:vertical-align="middle"/>
    </style:style>
    <style:style style:name="Tabel6" style:family="table">
      <style:table-properties style:width="7.0868in" style:rel-width="100%" table:align="center"/>
    </style:style>
    <style:style style:name="Tabel6.A" style:family="table-column">
      <style:table-column-properties style:column-width="6.4417in" style:rel-column-width="59567*"/>
    </style:style>
    <style:style style:name="Tabel6.B" style:family="table-column">
      <style:table-column-properties style:column-width="0.6451in" style:rel-column-width="5967*"/>
    </style:style>
    <style:style style:name="Tabel6.A1" style:family="table-cell">
      <style:table-cell-properties style:vertical-align="middle"/>
    </style:style>
    <style:style style:name="Tabel7" style:family="table">
      <style:table-properties style:width="7.0868in" style:rel-width="100%" table:align="center"/>
    </style:style>
    <style:style style:name="Tabel7.A" style:family="table-column">
      <style:table-column-properties style:column-width="6.7972in" style:rel-column-width="62858*"/>
    </style:style>
    <style:style style:name="Tabel7.B" style:family="table-column">
      <style:table-column-properties style:column-width="0.2896in" style:rel-column-width="2676*"/>
    </style:style>
    <style:style style:name="Tabel7.A1" style:family="table-cell">
      <style:table-cell-properties style:vertical-align="middle"/>
    </style:style>
    <style:style style:name="Tabel8" style:family="table">
      <style:table-properties style:width="7.0868in" style:rel-width="100%" table:align="center"/>
    </style:style>
    <style:style style:name="Tabel8.A" style:family="table-column">
      <style:table-column-properties style:column-width="4.0646in" style:rel-column-width="37586*"/>
    </style:style>
    <style:style style:name="Tabel8.B" style:family="table-column">
      <style:table-column-properties style:column-width="3.0222in" style:rel-column-width="27948*"/>
    </style:style>
    <style:style style:name="Tabel8.A1" style:family="table-cell">
      <style:table-cell-properties style:vertical-align="middle"/>
    </style:style>
    <style:style style:name="Tabel9" style:family="table">
      <style:table-properties style:width="7.0868in" style:rel-width="100%" table:align="center"/>
    </style:style>
    <style:style style:name="Tabel9.A" style:family="table-column">
      <style:table-column-properties style:column-width="6.5951in" style:rel-column-width="60988*"/>
    </style:style>
    <style:style style:name="Tabel9.B" style:family="table-column">
      <style:table-column-properties style:column-width="0.4917in" style:rel-column-width="4546*"/>
    </style:style>
    <style:style style:name="Tabel9.A1" style:family="table-cell">
      <style:table-cell-properties style:vertical-align="middle"/>
    </style:style>
    <style:style style:name="Tabel10" style:family="table">
      <style:table-properties style:width="7.0868in" style:rel-width="100%" table:align="center"/>
    </style:style>
    <style:style style:name="Tabel10.A" style:family="table-column">
      <style:table-column-properties style:column-width="6.85in" style:rel-column-width="63344*"/>
    </style:style>
    <style:style style:name="Tabel10.B" style:family="table-column">
      <style:table-column-properties style:column-width="0.2368in" style:rel-column-width="2190*"/>
    </style:style>
    <style:style style:name="Tabel10.A1" style:family="table-cell">
      <style:table-cell-properties style:vertical-align="middle"/>
    </style:style>
    <style:style style:name="Tabel11" style:family="table">
      <style:table-properties style:width="7.0868in" style:rel-width="100%" table:align="center"/>
    </style:style>
    <style:style style:name="Tabel11.A" style:family="table-column">
      <style:table-column-properties style:column-width="3.9965in" style:rel-column-width="36955*"/>
    </style:style>
    <style:style style:name="Tabel11.B" style:family="table-column">
      <style:table-column-properties style:column-width="3.0903in" style:rel-column-width="28579*"/>
    </style:style>
    <style:style style:name="Tabel11.A1" style:family="table-cell">
      <style:table-cell-properties style:vertical-align="middle"/>
    </style:style>
    <style:style style:name="Tabel12" style:family="table">
      <style:table-properties style:width="7.0868in" style:rel-width="100%" table:align="center"/>
    </style:style>
    <style:style style:name="Tabel12.A" style:family="table-column">
      <style:table-column-properties style:column-width="3.1604in" style:rel-column-width="29225*"/>
    </style:style>
    <style:style style:name="Tabel12.B" style:family="table-column">
      <style:table-column-properties style:column-width="3.9264in" style:rel-column-width="36309*"/>
    </style:style>
    <style:style style:name="Tabel12.A1" style:family="table-cell">
      <style:table-cell-properties style:vertical-align="middle"/>
    </style:style>
    <style:style style:name="Tabel13" style:family="table">
      <style:table-properties style:width="7.0868in" style:rel-width="100%" table:align="center"/>
    </style:style>
    <style:style style:name="Tabel13.A" style:family="table-column">
      <style:table-column-properties style:column-width="6.4861in" style:rel-column-width="59977*"/>
    </style:style>
    <style:style style:name="Tabel13.B" style:family="table-column">
      <style:table-column-properties style:column-width="0.6007in" style:rel-column-width="5557*"/>
    </style:style>
    <style:style style:name="Tabel13.A1" style:family="table-cell">
      <style:table-cell-properties style:vertical-align="middle"/>
    </style:style>
    <style:style style:name="Tabel14" style:family="table">
      <style:table-properties style:width="7.0868in" style:rel-width="100%" table:align="center"/>
    </style:style>
    <style:style style:name="Tabel14.A" style:family="table-column">
      <style:table-column-properties style:column-width="3.0792in" style:rel-column-width="28473*"/>
    </style:style>
    <style:style style:name="Tabel14.B" style:family="table-column">
      <style:table-column-properties style:column-width="4.0076in" style:rel-column-width="37061*"/>
    </style:style>
    <style:style style:name="Tabel14.A1" style:family="table-cell">
      <style:table-cell-properties style:vertical-align="middle"/>
    </style:style>
    <style:style style:name="Tabel15" style:family="table">
      <style:table-properties style:width="7.0868in" style:rel-width="100%" table:align="center"/>
    </style:style>
    <style:style style:name="Tabel15.A" style:family="table-column">
      <style:table-column-properties style:column-width="3.3132in" style:rel-column-width="30639*"/>
    </style:style>
    <style:style style:name="Tabel15.B" style:family="table-column">
      <style:table-column-properties style:column-width="3.7736in" style:rel-column-width="34895*"/>
    </style:style>
    <style:style style:name="Tabel15.A1" style:family="table-cell">
      <style:table-cell-properties style:vertical-align="middle"/>
    </style:style>
    <style:style style:name="Tabel16" style:family="table">
      <style:table-properties style:width="7.0868in" style:rel-width="100%" table:align="center"/>
    </style:style>
    <style:style style:name="Tabel16.A" style:family="table-column">
      <style:table-column-properties style:column-width="4.2931in" style:rel-column-width="39699*"/>
    </style:style>
    <style:style style:name="Tabel16.B" style:family="table-column">
      <style:table-column-properties style:column-width="2.7938in" style:rel-column-width="25835*"/>
    </style:style>
    <style:style style:name="Tabel16.A1" style:family="table-cell">
      <style:table-cell-properties style:vertical-align="middle"/>
    </style:style>
    <style:style style:name="Tabel17" style:family="table">
      <style:table-properties style:width="7.0868in" style:rel-width="100%" table:align="center"/>
    </style:style>
    <style:style style:name="Tabel17.A" style:family="table-column">
      <style:table-column-properties style:column-width="5.3153in" style:rel-column-width="49153*"/>
    </style:style>
    <style:style style:name="Tabel17.B" style:family="table-column">
      <style:table-column-properties style:column-width="0.7431in" style:rel-column-width="6874*"/>
    </style:style>
    <style:style style:name="Tabel17.C" style:family="table-column">
      <style:table-column-properties style:column-width="0.7438in" style:rel-column-width="6875*"/>
    </style:style>
    <style:style style:name="Tabel17.D" style:family="table-column">
      <style:table-column-properties style:column-width="0.2847in" style:rel-column-width="2633*"/>
    </style:style>
    <style:style style:name="Tabel17.A1" style:family="table-cell">
      <style:table-cell-properties style:vertical-align="middle"/>
    </style:style>
    <style:style style:name="Tabel18" style:family="table">
      <style:table-properties style:width="7.0868in" style:rel-width="100%" table:align="center"/>
    </style:style>
    <style:style style:name="Tabel18.A" style:family="table-column">
      <style:table-column-properties style:column-width="6.5222in" style:rel-column-width="60317*"/>
    </style:style>
    <style:style style:name="Tabel18.B" style:family="table-column">
      <style:table-column-properties style:column-width="0.5639in" style:rel-column-width="5217*"/>
    </style:style>
    <style:style style:name="Tabel18.A1" style:family="table-cell">
      <style:table-cell-properties style:vertical-align="middle"/>
    </style:style>
    <style:style style:name="Tabel19" style:family="table">
      <style:table-properties style:width="7.0868in" style:rel-width="100%" table:align="center"/>
    </style:style>
    <style:style style:name="Tabel19.A" style:family="table-column">
      <style:table-column-properties style:column-width="5.1167in" style:rel-column-width="47318*"/>
    </style:style>
    <style:style style:name="Tabel19.B" style:family="table-column">
      <style:table-column-properties style:column-width="1.9701in" style:rel-column-width="18216*"/>
    </style:style>
    <style:style style:name="Tabel19.A1" style:family="table-cell">
      <style:table-cell-properties style:vertical-align="middle"/>
    </style:style>
    <style:style style:name="Tabel20" style:family="table">
      <style:table-properties style:width="7.0868in" style:rel-width="100%" table:align="center"/>
    </style:style>
    <style:style style:name="Tabel20.A" style:family="table-column">
      <style:table-column-properties style:column-width="3.4549in" style:rel-column-width="31948*"/>
    </style:style>
    <style:style style:name="Tabel20.B" style:family="table-column">
      <style:table-column-properties style:column-width="3.6319in" style:rel-column-width="33586*"/>
    </style:style>
    <style:style style:name="Tabel20.A1" style:family="table-cell">
      <style:table-cell-properties style:vertical-align="middle"/>
    </style:style>
    <style:style style:name="Tabel21" style:family="table">
      <style:table-properties style:width="7.0868in" style:rel-width="100%" table:align="center"/>
    </style:style>
    <style:style style:name="Tabel21.A" style:family="table-column">
      <style:table-column-properties style:column-width="6.6813in" style:rel-column-width="61782*"/>
    </style:style>
    <style:style style:name="Tabel21.B" style:family="table-column">
      <style:table-column-properties style:column-width="0.4056in" style:rel-column-width="3752*"/>
    </style:style>
    <style:style style:name="Tabel21.A1" style:family="table-cell">
      <style:table-cell-properties style:vertical-align="middle"/>
    </style:style>
    <style:style style:name="Tabel22" style:family="table">
      <style:table-properties style:width="7.0868in" style:rel-width="100%" table:align="center"/>
    </style:style>
    <style:style style:name="Tabel22.A" style:family="table-column">
      <style:table-column-properties style:column-width="6.2076in" style:rel-column-width="57405*"/>
    </style:style>
    <style:style style:name="Tabel22.B" style:family="table-column">
      <style:table-column-properties style:column-width="0.8792in" style:rel-column-width="8129*"/>
    </style:style>
    <style:style style:name="Tabel22.A1" style:family="table-cell">
      <style:table-cell-properties style:vertical-align="middle"/>
    </style:style>
    <style:style style:name="Tabel23" style:family="table">
      <style:table-properties style:width="7.0868in" style:rel-width="100%" table:align="center"/>
    </style:style>
    <style:style style:name="Tabel23.A" style:family="table-column">
      <style:table-column-properties style:column-width="6.6965in" style:rel-column-width="61925*"/>
    </style:style>
    <style:style style:name="Tabel23.B" style:family="table-column">
      <style:table-column-properties style:column-width="0.3903in" style:rel-column-width="3609*"/>
    </style:style>
    <style:style style:name="Tabel23.A1" style:family="table-cell">
      <style:table-cell-properties style:vertical-align="middle"/>
    </style:style>
    <style:style style:name="Tabel24" style:family="table">
      <style:table-properties style:width="7.0868in" style:rel-width="100%" table:align="center"/>
    </style:style>
    <style:style style:name="Tabel24.A" style:family="table-column">
      <style:table-column-properties style:column-width="7.0868in" style:rel-column-width="65535*"/>
    </style:style>
    <style:style style:name="Tabel24.A1" style:family="table-cell">
      <style:table-cell-properties style:vertical-align="middle"/>
    </style:style>
    <style:style style:name="Tabel25" style:family="table">
      <style:table-properties style:width="7.0868in" style:rel-width="100%" table:align="center"/>
    </style:style>
    <style:style style:name="Tabel25.A" style:family="table-column">
      <style:table-column-properties style:column-width="7.0868in" style:rel-column-width="65535*"/>
    </style:style>
    <style:style style:name="Tabel25.A1" style:family="table-cell">
      <style:table-cell-properties style:vertical-align="middle"/>
    </style:style>
    <style:style style:name="Tabel26" style:family="table">
      <style:table-properties style:width="7.0868in" style:rel-width="100%" table:align="center"/>
    </style:style>
    <style:style style:name="Tabel26.A" style:family="table-column">
      <style:table-column-properties style:column-width="6.7306in" style:rel-column-width="62238*"/>
    </style:style>
    <style:style style:name="Tabel26.B" style:family="table-column">
      <style:table-column-properties style:column-width="0.3563in" style:rel-column-width="3296*"/>
    </style:style>
    <style:style style:name="Tabel26.A1" style:family="table-cell">
      <style:table-cell-properties style:vertical-align="middle"/>
    </style:style>
    <style:style style:name="Tabel27" style:family="table">
      <style:table-properties style:width="7.0868in" style:rel-width="100%" table:align="center"/>
    </style:style>
    <style:style style:name="Tabel27.A" style:family="table-column">
      <style:table-column-properties style:column-width="3.9285in" style:rel-column-width="36329*"/>
    </style:style>
    <style:style style:name="Tabel27.B" style:family="table-column">
      <style:table-column-properties style:column-width="3.1583in" style:rel-column-width="29205*"/>
    </style:style>
    <style:style style:name="Tabel27.A1" style:family="table-cell">
      <style:table-cell-properties style:vertical-align="middle"/>
    </style:style>
    <style:style style:name="Tabel28" style:family="table">
      <style:table-properties style:width="7.0868in" style:rel-width="100%" table:align="center"/>
    </style:style>
    <style:style style:name="Tabel28.A" style:family="table-column">
      <style:table-column-properties style:column-width="5.2986in" style:rel-column-width="49000*"/>
    </style:style>
    <style:style style:name="Tabel28.B" style:family="table-column">
      <style:table-column-properties style:column-width="1.7882in" style:rel-column-width="16534*"/>
    </style:style>
    <style:style style:name="Tabel28.A1" style:family="table-cell">
      <style:table-cell-properties style:vertical-align="middle"/>
    </style:style>
    <style:style style:name="Tabel29" style:family="table">
      <style:table-properties style:width="7.0868in" style:rel-width="100%" table:align="center"/>
    </style:style>
    <style:style style:name="Tabel29.A" style:family="table-column">
      <style:table-column-properties style:column-width="5.5035in" style:rel-column-width="50892*"/>
    </style:style>
    <style:style style:name="Tabel29.B" style:family="table-column">
      <style:table-column-properties style:column-width="1.5833in" style:rel-column-width="14642*"/>
    </style:style>
    <style:style style:name="Tabel29.A1" style:family="table-cell">
      <style:table-cell-properties style:vertical-align="middle"/>
    </style:style>
    <style:style style:name="Tabel30" style:family="table">
      <style:table-properties style:width="7.0868in" style:rel-width="100%" table:align="center"/>
    </style:style>
    <style:style style:name="Tabel30.A" style:family="table-column">
      <style:table-column-properties style:column-width="6.6125in" style:rel-column-width="61148*"/>
    </style:style>
    <style:style style:name="Tabel30.B" style:family="table-column">
      <style:table-column-properties style:column-width="0.4743in" style:rel-column-width="4386*"/>
    </style:style>
    <style:style style:name="Tabel30.A1" style:family="table-cell">
      <style:table-cell-properties style:vertical-align="middle"/>
    </style:style>
    <style:style style:name="Tabel31" style:family="table">
      <style:table-properties style:width="7.0868in" style:rel-width="100%" table:align="center"/>
    </style:style>
    <style:style style:name="Tabel31.A" style:family="table-column">
      <style:table-column-properties style:column-width="6.5868in" style:rel-column-width="60910*"/>
    </style:style>
    <style:style style:name="Tabel31.B" style:family="table-column">
      <style:table-column-properties style:column-width="0.5in" style:rel-column-width="4624*"/>
    </style:style>
    <style:style style:name="Tabel31.A1" style:family="table-cell">
      <style:table-cell-properties style:vertical-align="middle"/>
    </style:style>
    <style:style style:name="Tabel32" style:family="table">
      <style:table-properties style:width="7.0868in" style:rel-width="100%" table:align="center"/>
    </style:style>
    <style:style style:name="Tabel32.A" style:family="table-column">
      <style:table-column-properties style:column-width="4.5819in" style:rel-column-width="42371*"/>
    </style:style>
    <style:style style:name="Tabel32.B" style:family="table-column">
      <style:table-column-properties style:column-width="2.5049in" style:rel-column-width="23163*"/>
    </style:style>
    <style:style style:name="Tabel32.A1" style:family="table-cell">
      <style:table-cell-properties style:vertical-align="middle"/>
    </style:style>
    <style:style style:name="Tabel33" style:family="table">
      <style:table-properties style:width="7.0868in" style:rel-width="100%" table:align="center"/>
    </style:style>
    <style:style style:name="Tabel33.A" style:family="table-column">
      <style:table-column-properties style:column-width="3.2382in" style:rel-column-width="29946*"/>
    </style:style>
    <style:style style:name="Tabel33.B" style:family="table-column">
      <style:table-column-properties style:column-width="3.8486in" style:rel-column-width="35588*"/>
    </style:style>
    <style:style style:name="Tabel33.A1" style:family="table-cell">
      <style:table-cell-properties style:vertical-align="middle"/>
    </style:style>
    <style:style style:name="Tabel34" style:family="table">
      <style:table-properties style:width="7.0868in" style:rel-width="100%" table:align="center"/>
    </style:style>
    <style:style style:name="Tabel34.A" style:family="table-column">
      <style:table-column-properties style:column-width="5.8479in" style:rel-column-width="54076*"/>
    </style:style>
    <style:style style:name="Tabel34.B" style:family="table-column">
      <style:table-column-properties style:column-width="1.2389in" style:rel-column-width="11458*"/>
    </style:style>
    <style:style style:name="Tabel34.A1" style:family="table-cell">
      <style:table-cell-properties style:vertical-align="middle"/>
    </style:style>
    <style:style style:name="Tabel35" style:family="table">
      <style:table-properties style:width="7.0868in" style:rel-width="100%" table:align="center"/>
    </style:style>
    <style:style style:name="Tabel35.A" style:family="table-column">
      <style:table-column-properties style:column-width="5.784in" style:rel-column-width="53485*"/>
    </style:style>
    <style:style style:name="Tabel35.B" style:family="table-column">
      <style:table-column-properties style:column-width="1.3028in" style:rel-column-width="12049*"/>
    </style:style>
    <style:style style:name="Tabel35.A1" style:family="table-cell">
      <style:table-cell-properties style:vertical-align="middle"/>
    </style:style>
    <style:style style:name="Tabel36" style:family="table">
      <style:table-properties style:width="3.0701in" table:align="center"/>
    </style:style>
    <style:style style:name="Tabel36.A" style:family="table-column">
      <style:table-column-properties style:column-width="3.0701in"/>
    </style:style>
    <style:style style:name="Tabel36.A1" style:family="table-cell">
      <style:table-cell-properties style:vertical-align="middle" fo:padding="0.0194in" fo:border="none"/>
    </style:style>
    <style:style style:name="Tabel37" style:family="table">
      <style:table-properties style:width="4.8514in" table:align="center"/>
    </style:style>
    <style:style style:name="Tabel37.A" style:family="table-column">
      <style:table-column-properties style:column-width="4.8514in"/>
    </style:style>
    <style:style style:name="Tabel37.A1" style:family="table-cell">
      <style:table-cell-properties style:vertical-align="middle" fo:padding="0.0194in" fo:border="none"/>
    </style:style>
    <style:style style:name="Tabel38" style:family="table">
      <style:table-properties style:width="7.4208in" table:align="center"/>
    </style:style>
    <style:style style:name="Tabel38.A" style:family="table-column">
      <style:table-column-properties style:column-width="7.4208in"/>
    </style:style>
    <style:style style:name="Tabel38.A1" style:family="table-cell">
      <style:table-cell-properties style:vertical-align="middle" fo:padding="0.0194in" fo:border="none"/>
    </style:style>
    <style:style style:name="Tabel39" style:family="table">
      <style:table-properties style:width="7.3813in" table:align="left"/>
    </style:style>
    <style:style style:name="Tabel39.A" style:family="table-column">
      <style:table-column-properties style:column-width="0.2743in"/>
    </style:style>
    <style:style style:name="Tabel39.B" style:family="table-column">
      <style:table-column-properties style:column-width="1.9604in"/>
    </style:style>
    <style:style style:name="Tabel39.C" style:family="table-column">
      <style:table-column-properties style:column-width="0.8993in"/>
    </style:style>
    <style:style style:name="Tabel39.D" style:family="table-column">
      <style:table-column-properties style:column-width="0.5556in"/>
    </style:style>
    <style:style style:name="Tabel39.E" style:family="table-column">
      <style:table-column-properties style:column-width="2.9063in"/>
    </style:style>
    <style:style style:name="Tabel39.F" style:family="table-column">
      <style:table-column-properties style:column-width="0.7854in"/>
    </style:style>
    <style:style style:name="Tabel39.A1" style:family="table-cell">
      <style:table-cell-properties style:vertical-align="middle" fo:padding="0.0313in" fo:border="none"/>
    </style:style>
    <style:style style:name="Tabel40" style:family="table">
      <style:table-properties style:width="0.3618in" table:align="center"/>
    </style:style>
    <style:style style:name="Tabel40.A" style:family="table-column">
      <style:table-column-properties style:column-width="0.3618in"/>
    </style:style>
    <style:style style:name="Tabel40.A1" style:family="table-cell">
      <style:table-cell-properties style:vertical-align="middle" fo:padding="0.0194in" fo:border="none"/>
    </style:style>
    <style:style style:name="Tabel41" style:family="table">
      <style:table-properties style:width="1.7368in" table:align="center"/>
    </style:style>
    <style:style style:name="Tabel41.A" style:family="table-column">
      <style:table-column-properties style:column-width="1.7368in"/>
    </style:style>
    <style:style style:name="Tabel41.A1" style:family="table-cell">
      <style:table-cell-properties style:vertical-align="middle" fo:padding="0.0194in" fo:border="none"/>
    </style:style>
    <style:style style:name="Tabel42" style:family="table">
      <style:table-properties style:width="8.4792in" table:align="center"/>
    </style:style>
    <style:style style:name="Tabel42.A" style:family="table-column">
      <style:table-column-properties style:column-width="4.4688in"/>
    </style:style>
    <style:style style:name="Tabel42.B" style:family="table-column">
      <style:table-column-properties style:column-width="3.8333in"/>
    </style:style>
    <style:style style:name="Tabel42.C" style:family="table-column">
      <style:table-column-properties style:column-width="0.1771in"/>
    </style:style>
    <style:style style:name="Tabel42.A1" style:family="table-cell">
      <style:table-cell-properties style:vertical-align="middle"/>
    </style:style>
    <style:style style:name="Tabel43" style:family="table">
      <style:table-properties style:width="7.0868in" style:rel-width="100%" table:align="center"/>
    </style:style>
    <style:style style:name="Tabel43.A" style:family="table-column">
      <style:table-column-properties style:column-width="0.7375in" style:rel-column-width="6819*"/>
    </style:style>
    <style:style style:name="Tabel43.B" style:family="table-column">
      <style:table-column-properties style:column-width="6.0438in" style:rel-column-width="55887*"/>
    </style:style>
    <style:style style:name="Tabel43.C" style:family="table-column">
      <style:table-column-properties style:column-width="0.3056in" style:rel-column-width="2827*"/>
    </style:style>
    <style:style style:name="Tabel43.A1" style:family="table-cell">
      <style:table-cell-properties style:vertical-align="middle"/>
    </style:style>
    <style:style style:name="Tabel44" style:family="table">
      <style:table-properties style:width="0.6535in" table:align="center"/>
    </style:style>
    <style:style style:name="Tabel44.A" style:family="table-column">
      <style:table-column-properties style:column-width="0.6535in"/>
    </style:style>
    <style:style style:name="Tabel44.A1" style:family="table-cell">
      <style:table-cell-properties style:vertical-align="middle" fo:padding="0.0194in" fo:border="none"/>
    </style:style>
    <style:style style:name="Tabel45" style:family="table">
      <style:table-properties style:width="0.3514in" table:align="center"/>
    </style:style>
    <style:style style:name="Tabel45.A" style:family="table-column">
      <style:table-column-properties style:column-width="0.3514in"/>
    </style:style>
    <style:style style:name="Tabel45.A1" style:family="table-cell">
      <style:table-cell-properties style:vertical-align="middle" fo:padding="0.0194in" fo:border="none"/>
    </style:style>
    <style:style style:name="Tabel46" style:family="table">
      <style:table-properties style:width="0.3201in" table:align="center"/>
    </style:style>
    <style:style style:name="Tabel46.A" style:family="table-column">
      <style:table-column-properties style:column-width="0.3201in"/>
    </style:style>
    <style:style style:name="Tabel46.A1" style:family="table-cell">
      <style:table-cell-properties style:vertical-align="middle" fo:padding="0.0194in" fo:border="none"/>
    </style:style>
    <style:style style:name="Tabel47" style:family="table">
      <style:table-properties style:width="0.2576in" table:align="center"/>
    </style:style>
    <style:style style:name="Tabel47.A" style:family="table-column">
      <style:table-column-properties style:column-width="0.2576in"/>
    </style:style>
    <style:style style:name="Tabel47.A1" style:family="table-cell">
      <style:table-cell-properties style:vertical-align="middle" fo:padding="0.0194in" fo:border="none"/>
    </style:style>
    <style:style style:name="Tabel48" style:family="table">
      <style:table-properties style:width="0.5806in" table:align="center"/>
    </style:style>
    <style:style style:name="Tabel48.A" style:family="table-column">
      <style:table-column-properties style:column-width="0.5806in"/>
    </style:style>
    <style:style style:name="Tabel48.A1" style:family="table-cell">
      <style:table-cell-properties style:vertical-align="middle" fo:padding="0.0194in" fo:border="none"/>
    </style:style>
    <style:style style:name="Tabel49" style:family="table">
      <style:table-properties style:width="0.8306in" table:align="center"/>
    </style:style>
    <style:style style:name="Tabel49.A" style:family="table-column">
      <style:table-column-properties style:column-width="0.8306in"/>
    </style:style>
    <style:style style:name="Tabel49.A1" style:family="table-cell">
      <style:table-cell-properties style:vertical-align="middle" fo:padding="0.0194in" fo:border="none"/>
    </style:style>
    <style:style style:name="Tabel50" style:family="table">
      <style:table-properties style:width="0.7368in" table:align="center"/>
    </style:style>
    <style:style style:name="Tabel50.A" style:family="table-column">
      <style:table-column-properties style:column-width="0.7368in"/>
    </style:style>
    <style:style style:name="Tabel50.A1" style:family="table-cell">
      <style:table-cell-properties style:vertical-align="middle" fo:padding="0.0194in" fo:border="none"/>
    </style:style>
    <style:style style:name="Tabel51" style:family="table">
      <style:table-properties style:width="0.2576in" table:align="center"/>
    </style:style>
    <style:style style:name="Tabel51.A" style:family="table-column">
      <style:table-column-properties style:column-width="0.2576in"/>
    </style:style>
    <style:style style:name="Tabel51.A1" style:family="table-cell">
      <style:table-cell-properties style:vertical-align="middle" fo:padding="0.0194in" fo:border="none"/>
    </style:style>
    <style:style style:name="Tabel52" style:family="table">
      <style:table-properties style:width="4.1222in" table:align="center"/>
    </style:style>
    <style:style style:name="Tabel52.A" style:family="table-column">
      <style:table-column-properties style:column-width="4.1222in"/>
    </style:style>
    <style:style style:name="Tabel52.A1" style:family="table-cell">
      <style:table-cell-properties style:vertical-align="middle" fo:padding="0.0194in" fo:border="none"/>
    </style:style>
    <style:style style:name="Tabel53" style:family="table">
      <style:table-properties style:width="0.5389in" table:align="center"/>
    </style:style>
    <style:style style:name="Tabel53.A" style:family="table-column">
      <style:table-column-properties style:column-width="0.5389in"/>
    </style:style>
    <style:style style:name="Tabel53.A1" style:family="table-cell">
      <style:table-cell-properties style:vertical-align="middle" fo:padding="0.0194in" fo:border="none"/>
    </style:style>
    <style:style style:name="Tabel54" style:family="table">
      <style:table-properties style:width="0.3514in" table:align="center"/>
    </style:style>
    <style:style style:name="Tabel54.A" style:family="table-column">
      <style:table-column-properties style:column-width="0.3514in"/>
    </style:style>
    <style:style style:name="Tabel54.A1" style:family="table-cell">
      <style:table-cell-properties style:vertical-align="middle" fo:padding="0.0194in" fo:border="none"/>
    </style:style>
    <style:style style:name="Tabel55" style:family="table">
      <style:table-properties style:width="7.7715in" table:align="center"/>
    </style:style>
    <style:style style:name="Tabel55.A" style:family="table-column">
      <style:table-column-properties style:column-width="7.7715in"/>
    </style:style>
    <style:style style:name="Tabel55.A1" style:family="table-cell">
      <style:table-cell-properties style:vertical-align="middle" fo:padding="0.0194in" fo:border="none"/>
    </style:style>
    <style:style style:name="Tabel56" style:family="table">
      <style:table-properties style:width="7.7326in" table:align="left"/>
    </style:style>
    <style:style style:name="Tabel56.A" style:family="table-column">
      <style:table-column-properties style:column-width="2.9736in"/>
    </style:style>
    <style:style style:name="Tabel56.B" style:family="table-column">
      <style:table-column-properties style:column-width="0.2201in"/>
    </style:style>
    <style:style style:name="Tabel56.C" style:family="table-column">
      <style:table-column-properties style:column-width="1.2722in"/>
    </style:style>
    <style:style style:name="Tabel56.D" style:family="table-column">
      <style:table-column-properties style:column-width="0.1806in"/>
    </style:style>
    <style:style style:name="Tabel56.J" style:family="table-column">
      <style:table-column-properties style:column-width="1.9701in"/>
    </style:style>
    <style:style style:name="Tabel56.K" style:family="table-column">
      <style:table-column-properties style:column-width="0.2132in"/>
    </style:style>
    <style:style style:name="Tabel56.A1" style:family="table-cell">
      <style:table-cell-properties style:vertical-align="middle" fo:padding="0.0313in" fo:border="none"/>
    </style:style>
    <style:style style:name="Tabel57" style:family="table">
      <style:table-properties style:width="1.1014in" table:align="center"/>
    </style:style>
    <style:style style:name="Tabel57.A" style:family="table-column">
      <style:table-column-properties style:column-width="1.1014in"/>
    </style:style>
    <style:style style:name="Tabel57.A1" style:family="table-cell">
      <style:table-cell-properties style:vertical-align="middle" fo:padding="0.0194in" fo:border="none"/>
    </style:style>
    <style:style style:name="Tabel58" style:family="table">
      <style:table-properties style:width="0.2576in" table:align="center"/>
    </style:style>
    <style:style style:name="Tabel58.A" style:family="table-column">
      <style:table-column-properties style:column-width="0.2576in"/>
    </style:style>
    <style:style style:name="Tabel58.A1" style:family="table-cell">
      <style:table-cell-properties style:vertical-align="middle" fo:padding="0.0194in" fo:border="none"/>
    </style:style>
    <style:style style:name="Tabel59" style:family="table">
      <style:table-properties style:width="7.0868in" style:rel-width="100%" table:align="center"/>
    </style:style>
    <style:style style:name="Tabel59.A" style:family="table-column">
      <style:table-column-properties style:column-width="2.5111in" style:rel-column-width="23221*"/>
    </style:style>
    <style:style style:name="Tabel59.B" style:family="table-column">
      <style:table-column-properties style:column-width="4.5757in" style:rel-column-width="42313*"/>
    </style:style>
    <style:style style:name="Tabel59.A1" style:family="table-cell">
      <style:table-cell-properties style:vertical-align="middle"/>
    </style:style>
    <style:style style:name="Tabel60" style:family="table">
      <style:table-properties style:width="7.0868in" style:rel-width="100%" table:align="center"/>
    </style:style>
    <style:style style:name="Tabel60.A" style:family="table-column">
      <style:table-column-properties style:column-width="2.7174in" style:rel-column-width="25129*"/>
    </style:style>
    <style:style style:name="Tabel60.B" style:family="table-column">
      <style:table-column-properties style:column-width="4.3694in" style:rel-column-width="40405*"/>
    </style:style>
    <style:style style:name="Tabel60.A1" style:family="table-cell">
      <style:table-cell-properties style:vertical-align="middle"/>
    </style:style>
    <style:style style:name="Tabel61" style:family="table">
      <style:table-properties style:width="7.0868in" style:rel-width="100%" table:align="center"/>
    </style:style>
    <style:style style:name="Tabel61.A" style:family="table-column">
      <style:table-column-properties style:column-width="2.5111in" style:rel-column-width="23221*"/>
    </style:style>
    <style:style style:name="Tabel61.B" style:family="table-column">
      <style:table-column-properties style:column-width="4.5757in" style:rel-column-width="42313*"/>
    </style:style>
    <style:style style:name="Tabel61.A1" style:family="table-cell">
      <style:table-cell-properties style:vertical-align="middle"/>
    </style:style>
    <style:style style:name="Tabel62" style:family="table">
      <style:table-properties style:width="7.0868in" style:rel-width="100%" table:align="center"/>
    </style:style>
    <style:style style:name="Tabel62.A" style:family="table-column">
      <style:table-column-properties style:column-width="5.6764in" style:rel-column-width="52491*"/>
    </style:style>
    <style:style style:name="Tabel62.B" style:family="table-column">
      <style:table-column-properties style:column-width="1.4104in" style:rel-column-width="13043*"/>
    </style:style>
    <style:style style:name="Tabel62.A1" style:family="table-cell">
      <style:table-cell-properties style:vertical-align="middle"/>
    </style:style>
    <style:style style:name="Tabel63" style:family="table">
      <style:table-properties style:width="7.0868in" style:rel-width="100%" table:align="center"/>
    </style:style>
    <style:style style:name="Tabel63.A" style:family="table-column">
      <style:table-column-properties style:column-width="6.3931in" style:rel-column-width="59122*"/>
    </style:style>
    <style:style style:name="Tabel63.B" style:family="table-column">
      <style:table-column-properties style:column-width="0.6931in" style:rel-column-width="6412*"/>
    </style:style>
    <style:style style:name="Tabel63.A1" style:family="table-cell">
      <style:table-cell-properties style:vertical-align="middle"/>
    </style:style>
    <style:style style:name="Tabel64" style:family="table">
      <style:table-properties style:width="7.0868in" style:rel-width="100%" table:align="center"/>
    </style:style>
    <style:style style:name="Tabel64.A" style:family="table-column">
      <style:table-column-properties style:column-width="2.9944in" style:rel-column-width="27690*"/>
    </style:style>
    <style:style style:name="Tabel64.B" style:family="table-column">
      <style:table-column-properties style:column-width="4.0924in" style:rel-column-width="37844*"/>
    </style:style>
    <style:style style:name="Tabel64.A1" style:family="table-cell">
      <style:table-cell-properties style:vertical-align="middle"/>
    </style:style>
    <style:style style:name="Tabel65" style:family="table">
      <style:table-properties style:width="2.9347in" table:align="center"/>
    </style:style>
    <style:style style:name="Tabel65.A" style:family="table-column">
      <style:table-column-properties style:column-width="2.9347in"/>
    </style:style>
    <style:style style:name="Tabel65.A1" style:family="table-cell">
      <style:table-cell-properties style:vertical-align="middle" fo:padding="0.0194in" fo:border="none"/>
    </style:style>
    <style:style style:name="P1" style:family="paragraph" style:parent-style-name="Standard">
      <style:paragraph-properties fo:margin-top="0in" fo:margin-bottom="0in" style:contextual-spacing="false"/>
      <style:text-properties fo:font-size="2pt" style:font-size-asian="2pt" style:font-size-complex="2pt"/>
    </style:style>
    <style:style style:name="P2" style:family="paragraph" style:parent-style-name="Standard">
      <style:paragraph-properties fo:margin-top="0in" fo:margin-bottom="0in" style:contextual-spacing="false" fo:text-align="center" style:justify-single-word="false"/>
      <style:text-properties fo:font-size="2pt" style:font-size-asian="2pt" style:font-size-complex="2pt"/>
    </style:style>
    <style:style style:name="P3" style:family="paragraph" style:parent-style-name="Text_20_body" style:master-page-name="HTML">
      <style:paragraph-properties style:page-number="auto"/>
    </style:style>
    <style:style style:name="P4" style:family="paragraph" style:parent-style-name="Text_20_body">
      <style:paragraph-properties fo:text-align="center" style:justify-single-word="false"/>
    </style:style>
    <style:style style:name="P5" style:family="paragraph" style:parent-style-name="Text_20_body">
      <style:text-properties fo:font-style="italic"/>
    </style:style>
    <style:style style:name="P6" style:family="paragraph" style:parent-style-name="Text_20_body" style:list-style-name="L4"/>
    <style:style style:name="P7" style:family="paragraph" style:parent-style-name="Text_20_body" style:list-style-name="L5"/>
    <style:style style:name="P8" style:family="paragraph" style:parent-style-name="Text_20_body" style:list-style-name="L6"/>
    <style:style style:name="P9" style:family="paragraph" style:parent-style-name="Text_20_body" style:list-style-name="L7"/>
    <style:style style:name="P10" style:family="paragraph" style:parent-style-name="Text_20_body" style:list-style-name="L8"/>
    <style:style style:name="P11" style:family="paragraph" style:parent-style-name="Text_20_body" style:list-style-name="L9"/>
    <style:style style:name="P12" style:family="paragraph" style:parent-style-name="Text_20_body" style:list-style-name="L10"/>
    <style:style style:name="P13" style:family="paragraph" style:parent-style-name="Text_20_body" style:list-style-name="L11"/>
    <style:style style:name="P14" style:family="paragraph" style:parent-style-name="Text_20_body" style:list-style-name="L12"/>
    <style:style style:name="P15" style:family="paragraph" style:parent-style-name="Text_20_body" style:list-style-name="L13"/>
    <style:style style:name="P16" style:family="paragraph" style:parent-style-name="Text_20_body" style:list-style-name="L14"/>
    <style:style style:name="P17" style:family="paragraph" style:parent-style-name="Text_20_body" style:list-style-name="L15"/>
    <style:style style:name="P18" style:family="paragraph" style:parent-style-name="Text_20_body" style:list-style-name="L16"/>
    <style:style style:name="P19" style:family="paragraph" style:parent-style-name="Text_20_body" style:list-style-name="L17"/>
    <style:style style:name="P20" style:family="paragraph" style:parent-style-name="Text_20_body" style:list-style-name="L18"/>
    <style:style style:name="P21" style:family="paragraph" style:parent-style-name="Text_20_body" style:list-style-name="L19"/>
    <style:style style:name="P22" style:family="paragraph" style:parent-style-name="Text_20_body" style:list-style-name="L20"/>
    <style:style style:name="P23" style:family="paragraph" style:parent-style-name="Text_20_body" style:list-style-name="L21"/>
    <style:style style:name="P24" style:family="paragraph" style:parent-style-name="Text_20_body" style:list-style-name="L22"/>
    <style:style style:name="P25" style:family="paragraph" style:parent-style-name="Text_20_body" style:list-style-name="L23"/>
    <style:style style:name="P26" style:family="paragraph" style:parent-style-name="Text_20_body" style:list-style-name="L24"/>
    <style:style style:name="P27" style:family="paragraph" style:parent-style-name="Text_20_body" style:list-style-name="L25"/>
    <style:style style:name="P28" style:family="paragraph" style:parent-style-name="Text_20_body" style:list-style-name="L26"/>
    <style:style style:name="P29" style:family="paragraph" style:parent-style-name="Text_20_body" style:list-style-name="L27"/>
    <style:style style:name="P30" style:family="paragraph" style:parent-style-name="Text_20_body" style:list-style-name="L28"/>
    <style:style style:name="P31" style:family="paragraph" style:parent-style-name="Text_20_body" style:list-style-name="L29"/>
    <style:style style:name="P32" style:family="paragraph" style:parent-style-name="Text_20_body" style:list-style-name="L30"/>
    <style:style style:name="P33" style:family="paragraph" style:parent-style-name="Text_20_body" style:list-style-name="L31"/>
    <style:style style:name="P34" style:family="paragraph" style:parent-style-name="Text_20_body">
      <style:text-properties officeooo:paragraph-rsid="000a5538"/>
    </style:style>
    <style:style style:name="P35" style:family="paragraph" style:parent-style-name="Text_20_body">
      <style:text-properties officeooo:paragraph-rsid="000a771c"/>
    </style:style>
    <style:style style:name="P36" style:family="paragraph" style:parent-style-name="Text_20_body">
      <style:text-properties officeooo:paragraph-rsid="000acd07"/>
    </style:style>
    <style:style style:name="P37" style:family="paragraph" style:parent-style-name="Text_20_body">
      <style:text-properties officeooo:paragraph-rsid="000d840f"/>
    </style:style>
    <style:style style:name="P38" style:family="paragraph" style:parent-style-name="Text_20_body">
      <style:text-properties officeooo:paragraph-rsid="0013bf46"/>
    </style:style>
    <style:style style:name="P39" style:family="paragraph" style:parent-style-name="Text_20_body">
      <style:text-properties officeooo:paragraph-rsid="0013c87b"/>
    </style:style>
    <style:style style:name="P40" style:family="paragraph" style:parent-style-name="Text_20_body">
      <style:text-properties officeooo:paragraph-rsid="001d641b"/>
    </style:style>
    <style:style style:name="P41" style:family="paragraph" style:parent-style-name="Text_20_body">
      <style:paragraph-properties fo:margin-top="0in" fo:margin-bottom="0in" style:contextual-spacing="false"/>
    </style:style>
    <style:style style:name="P42" style:family="paragraph" style:parent-style-name="Text_20_body">
      <style:paragraph-properties fo:margin-top="0in" fo:margin-bottom="0in" style:contextual-spacing="false" fo:text-align="center" style:justify-single-word="false"/>
    </style:style>
    <style:style style:name="P43" style:family="paragraph" style:parent-style-name="Text_20_body" style:list-style-name="L4">
      <style:paragraph-properties fo:margin-top="0in" fo:margin-bottom="0in" style:contextual-spacing="false"/>
    </style:style>
    <style:style style:name="P44" style:family="paragraph" style:parent-style-name="Text_20_body" style:list-style-name="L5">
      <style:paragraph-properties fo:margin-top="0in" fo:margin-bottom="0in" style:contextual-spacing="false"/>
    </style:style>
    <style:style style:name="P45" style:family="paragraph" style:parent-style-name="Text_20_body" style:list-style-name="L6">
      <style:paragraph-properties fo:margin-top="0in" fo:margin-bottom="0in" style:contextual-spacing="false"/>
    </style:style>
    <style:style style:name="P46" style:family="paragraph" style:parent-style-name="Text_20_body" style:list-style-name="L7">
      <style:paragraph-properties fo:margin-top="0in" fo:margin-bottom="0in" style:contextual-spacing="false"/>
    </style:style>
    <style:style style:name="P47" style:family="paragraph" style:parent-style-name="Text_20_body" style:list-style-name="L8">
      <style:paragraph-properties fo:margin-top="0in" fo:margin-bottom="0in" style:contextual-spacing="false"/>
    </style:style>
    <style:style style:name="P48" style:family="paragraph" style:parent-style-name="Text_20_body" style:list-style-name="L9">
      <style:paragraph-properties fo:margin-top="0in" fo:margin-bottom="0in" style:contextual-spacing="false"/>
    </style:style>
    <style:style style:name="P49" style:family="paragraph" style:parent-style-name="Text_20_body" style:list-style-name="L10">
      <style:paragraph-properties fo:margin-top="0in" fo:margin-bottom="0in" style:contextual-spacing="false"/>
    </style:style>
    <style:style style:name="P50" style:family="paragraph" style:parent-style-name="Text_20_body" style:list-style-name="L11">
      <style:paragraph-properties fo:margin-top="0in" fo:margin-bottom="0in" style:contextual-spacing="false"/>
    </style:style>
    <style:style style:name="P51" style:family="paragraph" style:parent-style-name="Text_20_body" style:list-style-name="L12">
      <style:paragraph-properties fo:margin-top="0in" fo:margin-bottom="0in" style:contextual-spacing="false"/>
    </style:style>
    <style:style style:name="P52" style:family="paragraph" style:parent-style-name="Text_20_body" style:list-style-name="L14">
      <style:paragraph-properties fo:margin-top="0in" fo:margin-bottom="0in" style:contextual-spacing="false"/>
    </style:style>
    <style:style style:name="P53" style:family="paragraph" style:parent-style-name="Text_20_body" style:list-style-name="L15">
      <style:paragraph-properties fo:margin-top="0in" fo:margin-bottom="0in" style:contextual-spacing="false"/>
    </style:style>
    <style:style style:name="P54" style:family="paragraph" style:parent-style-name="Text_20_body" style:list-style-name="L16">
      <style:paragraph-properties fo:margin-top="0in" fo:margin-bottom="0in" style:contextual-spacing="false"/>
    </style:style>
    <style:style style:name="P55" style:family="paragraph" style:parent-style-name="Text_20_body" style:list-style-name="L17">
      <style:paragraph-properties fo:margin-top="0in" fo:margin-bottom="0in" style:contextual-spacing="false"/>
    </style:style>
    <style:style style:name="P56" style:family="paragraph" style:parent-style-name="Text_20_body" style:list-style-name="L18">
      <style:paragraph-properties fo:margin-top="0in" fo:margin-bottom="0in" style:contextual-spacing="false"/>
    </style:style>
    <style:style style:name="P57" style:family="paragraph" style:parent-style-name="Text_20_body" style:list-style-name="L19">
      <style:paragraph-properties fo:margin-top="0in" fo:margin-bottom="0in" style:contextual-spacing="false"/>
    </style:style>
    <style:style style:name="P58" style:family="paragraph" style:parent-style-name="Text_20_body" style:list-style-name="L20">
      <style:paragraph-properties fo:margin-top="0in" fo:margin-bottom="0in" style:contextual-spacing="false"/>
    </style:style>
    <style:style style:name="P59" style:family="paragraph" style:parent-style-name="Text_20_body" style:list-style-name="L21">
      <style:paragraph-properties fo:margin-top="0in" fo:margin-bottom="0in" style:contextual-spacing="false"/>
    </style:style>
    <style:style style:name="P60" style:family="paragraph" style:parent-style-name="Text_20_body" style:list-style-name="L22">
      <style:paragraph-properties fo:margin-top="0in" fo:margin-bottom="0in" style:contextual-spacing="false"/>
    </style:style>
    <style:style style:name="P61" style:family="paragraph" style:parent-style-name="Text_20_body" style:list-style-name="L23">
      <style:paragraph-properties fo:margin-top="0in" fo:margin-bottom="0in" style:contextual-spacing="false"/>
    </style:style>
    <style:style style:name="P62" style:family="paragraph" style:parent-style-name="Text_20_body" style:list-style-name="L24">
      <style:paragraph-properties fo:margin-top="0in" fo:margin-bottom="0in" style:contextual-spacing="false"/>
    </style:style>
    <style:style style:name="P63" style:family="paragraph" style:parent-style-name="Text_20_body" style:list-style-name="L26">
      <style:paragraph-properties fo:margin-top="0in" fo:margin-bottom="0in" style:contextual-spacing="false"/>
    </style:style>
    <style:style style:name="P64" style:family="paragraph" style:parent-style-name="Text_20_body" style:list-style-name="L27">
      <style:paragraph-properties fo:margin-top="0in" fo:margin-bottom="0in" style:contextual-spacing="false"/>
    </style:style>
    <style:style style:name="P65" style:family="paragraph" style:parent-style-name="Text_20_body" style:list-style-name="L29">
      <style:paragraph-properties fo:margin-top="0in" fo:margin-bottom="0in" style:contextual-spacing="false"/>
    </style:style>
    <style:style style:name="P66" style:family="paragraph" style:parent-style-name="Text_20_body" style:list-style-name="L30">
      <style:paragraph-properties fo:margin-top="0in" fo:margin-bottom="0in" style:contextual-spacing="false"/>
    </style:style>
    <style:style style:name="P67" style:family="paragraph" style:parent-style-name="Text_20_body" style:list-style-name="L31">
      <style:paragraph-properties fo:margin-top="0in" fo:margin-bottom="0in" style:contextual-spacing="false"/>
    </style:style>
    <style:style style:name="P68" style:family="paragraph" style:parent-style-name="Table_20_Contents">
      <style:paragraph-properties fo:text-align="start" style:justify-single-word="false"/>
    </style:style>
    <style:style style:name="P69" style:family="paragraph" style:parent-style-name="Table_20_Contents">
      <style:paragraph-properties fo:text-align="center" style:justify-single-word="false"/>
    </style:style>
    <style:style style:name="P70" style:family="paragraph" style:parent-style-name="Table_20_Contents">
      <style:paragraph-properties fo:text-align="center" style:justify-single-word="false"/>
      <style:text-properties officeooo:paragraph-rsid="00273dcd"/>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center" style:justify-single-word="false"/>
      <style:text-properties style:font-name="Century Schoolbook"/>
    </style:style>
    <style:style style:name="P73" style:family="paragraph" style:parent-style-name="Table_20_Contents">
      <style:text-properties fo:font-size="2pt" style:font-size-asian="2pt" style:font-size-complex="2pt"/>
    </style:style>
    <style:style style:name="P74" style:family="paragraph" style:parent-style-name="Heading_20_2">
      <style:text-properties officeooo:paragraph-rsid="0028a98e"/>
    </style:style>
    <style:style style:name="P75" style:family="paragraph" style:parent-style-name="Heading_20_4">
      <style:text-properties fo:font-weight="normal" style:font-weight-asian="normal" style:font-weight-complex="normal"/>
    </style:style>
    <style:style style:name="P76" style:family="paragraph" style:parent-style-name="List_20_Heading" style:list-style-name="L13"/>
    <style:style style:name="P77" style:family="paragraph" style:parent-style-name="List_20_Contents" style:list-style-name="L13"/>
    <style:style style:name="P78" style:family="paragraph" style:parent-style-name="List_20_Contents">
      <style:paragraph-properties fo:margin-top="0in" fo:margin-bottom="0.1965in" style:contextual-spacing="false"/>
    </style:style>
    <style:style style:name="P79" style:family="paragraph" style:parent-style-name="List_20_Contents" style:list-style-name="L13">
      <style:paragraph-properties fo:margin-top="0in" fo:margin-bottom="0.1965in" style:contextual-spacing="false"/>
    </style:style>
    <style:style style:name="T1" style:family="text">
      <style:text-properties fo:font-size="10pt"/>
    </style:style>
    <style:style style:name="T2" style:family="text">
      <style:text-properties style:text-position="33% 80%"/>
    </style:style>
    <style:style style:name="T3" style:family="text">
      <style:text-properties fo:font-weight="bold"/>
    </style:style>
    <style:style style:name="T4" style:family="text">
      <style:text-properties fo:font-style="italic"/>
    </style:style>
    <style:style style:name="T5" style:family="text">
      <style:text-properties style:font-name="Century Schoolbook"/>
    </style:style>
    <style:style style:name="T6" style:family="text">
      <style:text-properties fo:font-size="18pt"/>
    </style:style>
    <style:style style:name="T7" style:family="text">
      <style:text-properties fo:font-size="14pt"/>
    </style:style>
    <style:style style:name="T8" style:family="text">
      <style:text-properties officeooo:rsid="0008f494"/>
    </style:style>
    <style:style style:name="T9" style:family="text">
      <style:text-properties officeooo:rsid="000a5538"/>
    </style:style>
    <style:style style:name="T10" style:family="text">
      <style:text-properties officeooo:rsid="000a771c"/>
    </style:style>
    <style:style style:name="T11" style:family="text">
      <style:text-properties officeooo:rsid="000acd07"/>
    </style:style>
    <style:style style:name="T12" style:family="text">
      <style:text-properties officeooo:rsid="000bed56"/>
    </style:style>
    <style:style style:name="T13" style:family="text">
      <style:text-properties officeooo:rsid="000d840f"/>
    </style:style>
    <style:style style:name="T14" style:family="text">
      <style:text-properties officeooo:rsid="000eab07"/>
    </style:style>
    <style:style style:name="T15" style:family="text">
      <style:text-properties officeooo:rsid="00106cea"/>
    </style:style>
    <style:style style:name="T16" style:family="text">
      <style:text-properties officeooo:rsid="00120e6d"/>
    </style:style>
    <style:style style:name="T17" style:family="text">
      <style:text-properties officeooo:rsid="00129e88"/>
    </style:style>
    <style:style style:name="T18" style:family="text">
      <style:text-properties officeooo:rsid="0013bf46"/>
    </style:style>
    <style:style style:name="T19" style:family="text">
      <style:text-properties officeooo:rsid="0013c87b"/>
    </style:style>
    <style:style style:name="T20" style:family="text">
      <style:text-properties officeooo:rsid="001492be"/>
    </style:style>
    <style:style style:name="T21" style:family="text">
      <style:text-properties officeooo:rsid="0018be26"/>
    </style:style>
    <style:style style:name="T22" style:family="text">
      <style:text-properties officeooo:rsid="00196b98"/>
    </style:style>
    <style:style style:name="T23" style:family="text">
      <style:text-properties officeooo:rsid="001b5a7a"/>
    </style:style>
    <style:style style:name="T24" style:family="text">
      <style:text-properties officeooo:rsid="001b7afc"/>
    </style:style>
    <style:style style:name="T25" style:family="text">
      <style:text-properties officeooo:rsid="001d641b"/>
    </style:style>
    <style:style style:name="T26" style:family="text">
      <style:text-properties officeooo:rsid="001ead64"/>
    </style:style>
    <style:style style:name="T27" style:family="text">
      <style:text-properties officeooo:rsid="002137ea"/>
    </style:style>
    <style:style style:name="T28" style:family="text">
      <style:text-properties officeooo:rsid="00228cec"/>
    </style:style>
    <style:style style:name="T29" style:family="text">
      <style:text-properties officeooo:rsid="00245b57"/>
    </style:style>
    <style:style style:name="T30" style:family="text">
      <style:text-properties officeooo:rsid="0025a2d1"/>
    </style:style>
    <style:style style:name="T31" style:family="text">
      <style:text-properties officeooo:rsid="00273dcd"/>
    </style:style>
    <style:style style:name="T32" style:family="text">
      <style:text-properties officeooo:rsid="002847c9"/>
    </style:style>
    <style:style style:name="T33" style:family="text">
      <style:text-properties officeooo:rsid="0028a98e"/>
    </style:style>
    <style:style style:name="T34" style:family="text">
      <style:text-properties officeooo:rsid="002b2b2c"/>
    </style:style>
    <style:style style:name="T35" style:family="text">
      <style:text-properties officeooo:rsid="002b7fbd"/>
    </style:style>
    <style:style style:name="T36" style:family="text">
      <style:text-properties officeooo:rsid="002d5de8"/>
    </style:style>
    <style:style style:name="T37" style:family="text">
      <style:text-properties officeooo:rsid="002f16b3"/>
    </style:style>
    <style:style style:name="T38" style:family="text"/>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fo:padding="0in" fo:border="0.74pt solid #00008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Bij deze wenst de auteur van dit werk iedereen te bedanken die dit jaar aan hem gedacht heeft, of op enige manier - rechtstreeks of onrechtstreeks - heeft bijgedragen tot deze thesis. <text:bookmark text:name="SECTION00000010000000000000"/></text:p>
      <text:p text:style-name="Text_20_body">In de eerste plaats gaat deze dank naar prof. Demoen, <text:span text:style-name="T8">de promotor van deze thesis</text:span>. Doorheen het jaar werden dankzij prof. Demoen verschillende relevante papers, lezingen en conferenties onder de aandacht gebracht. Hopelijk hebben ze dit werk dan ook positief beïnvloed. <text:bookmark text:name="SECTION00000020000000000000"/></text:p>
      <text:p text:style-name="Text_20_body">De auteur wenst enkele vrienden speciaal te bedanken voor mentale steun en interessante conversaties tijdens het academiejaar (in alfabetische volgorde): Frederik Lavigne, Ingmar Dasseville, Jeroen Vaelen, Karel Moens, Katie Pauwelyn, Nicolas Callens, Ruben Crevits, Ruben Lapauw en Tom Lebacq. Hierdoor werd de auteur eraan herinnert af en toe nog eens te gaan eten. <text:bookmark text:name="SECTION00000030000000000000"/></text:p>
      <text:p text:style-name="Text_20_body">Tot slot zijn er de studenten computerwetenschappen die (hopelijk) in 2014 zullen afstuderen. Omdat het schrijven van een masterthesis en het vervolledigen van een cursus Digitale Elektronica en Processoren niet te combineren bleek, zal deze groep nog niet kunnen studeren met een afgewerkte cursus. <text:span text:style-name="T8">Nochtans</text:span> bracht een significant deel de moed op om errata te melden waardoor de cursus deze vakantie waarschijnlijk sneller zal afgewerkt worden.</text:p>
      <text:h text:style-name="Heading_20_3" text:outline-level="3">Abstract:</text:h>
      <text:p text:style-name="P34"><text:span text:style-name="T9">Hyperheuristieken zijn een familie van algoritmen die een optimalisatieprobleem benaderend oplossen met behulp van Monte-Carlo simulaties. Op basis van een set transitiefuncties manipuleert het algoritme op een probleemonafhankelijke manier een oplossing tot deze van acceptabele kwaliteit is.</text:span></text:p>
      <text:p text:style-name="P34"><text:span text:style-name="T9">Voor complexe optimalisatieproblemen vereist dit mechanisme veel rekentijd. Door het algoritme op verschillende processoren uit te voeren kunnen we deze rekentijd reduceren. Hiervoor stellen een systeem genaamd ParHyFlex voor. Het systeem ondersteund de implementatie van parallelle hyperheuristieken met behulp van verschillende concepten. Tussentijdse oplossingen worden uitgewisseld om zodat sterke eigenschappen van verschillende oplossingen kunnen worden gecombineerd. Daarnaast zal het systeem op basis van eerder beschouwde tussentijdse oplossingen ervaring opdoen over welke eigenschappen tot goede oplossingen leiden. Deze ervaring wordt met behulp van afdwingbare beperkingen omgezet in een zoekruimte: een subset van de mogelijke configuraties die waarschijnlijk tot sterke oplossingen kan komen. Het systeem probeert te voorkomen dat te veel processoren op termijn in hetzelfde gebied naar oplossingen zoeken.</text:span></text:p>
      <text:p text:style-name="P34"><text:span text:style-name="T9">Verder stellen we in dit werk ook ParAdapHH voor, een parallelle variant van AdapHH: een hyperheuristiek ontwikkeld door Mustafa Misir. De effectiviteit van het systeem en de verschillende deelcomponenten wordt vervolgens getest aan de hand van Max-3Sat-problemen.</text:span></text:p>
      <text:p text:style-name="Heading_20_1">Inleiding </text:p>
      <text:p text:style-name="P4"><draw:frame draw:style-name="fr1" draw:name="Afbeeldingen70" text:anchor-type="as-char" svg:width="0.5in" svg:height="0.198in" draw:z-index="0"><draw:image xlink:href="../masterproef/img58.png" xlink:type="simple" xlink:show="embed" xlink:actuate="onLoad"/></draw:frame> </text:p>
      <text:p text:style-name="Text_20_body">Optimalisatie is een belangrijk onderwerp in de artificiële intelligentie. Bij de meeste algemene problemen in de artificiële intelligentie, komen dan ook vormen van optimalisatie kijken. Het bepalen van de optimale parameters, het kortste pad of de kleinste correcte beslissingsboom zijn enkele voorbeelden. <text:bookmark text:name="SECTION00500010000000000000"/></text:p>
      <text:p text:style-name="Text_20_body">Hoewel elke tak in de artificiële intelligentie met deze problemen wordt geconfronteerd, bestaat er een specifieke tak die zich focust op deze problemen: "Operationeel Onderzoek" ofwel "Operational Research". De problemen die men tracht op te lossen zijn doorgaans moeilijk van aard: er is sprake van een groot aantal potentiële oplossingen, het evalueren van een mogelijke oplossing is geen sinecure en de regels aan die een oplossing moet voldoen zijn vrij complex. </text:p>
      <text:p text:style-name="Heading_20_1"><text:bookmark text:name="SECTION00510000000000000000"/><text:soft-page-break/>Operationeel Onderzoek </text:p>
      <text:p text:style-name="P34">Operationeel onderzoek probeert doorgaans optimalisatieproblemen op te lossen in een zeer concrete en praktische <text:span text:style-name="T9">context</text:span>. Belangrijke voorbeelden zijn bijvoorbeeld het genereren van productieplanningen, het optimaliseren van winstmarges, ... Omdat de zoekruimte dermate groot is, is het vinden van de exacte oplossing meestal niet mogelijk. <text:span text:style-name="T9">In de meeste gevallen stelt men zich dan ook tevreden met een benaderende oplossing.</text:span><text:bookmark text:name="SECTION00510010000000000000"/></text:p>
      <text:p text:style-name="P34">De laatste jaren is er een trend naar telkens meer geïntegreerde systemen: algoritmen die onafhankelijk van het concrete probleem toch een oplossing kunnen uitrekenen. Deze evolutie is vooral te wijten aan de kost die de ontwikkeling van benaderingsalgoritmen met zich meebrengen. Omdat ontwikkelingskosten meestal hoger liggen dan de kosten ten gevolge door rekentijd is het financieel interessant om te investeren in systemen die met een minimale inspanning kunnen worden ontwikkeld. <text:span text:style-name="T9">Een belangrijk aspect bij de bouw van deze componenten is dat men deze kan hergebruiken voor het effectief oplossen van andere problemen. Een familie van algoritmen die hiervoor zijn ontworpen zijn de zogenaamde hyperheuristieken.</text:span></text:p>
      <text:p text:style-name="Heading_20_1"><text:bookmark text:name="SECTION00520000000000000000"/>Parallelle algoritmen </text:p>
      <text:p text:style-name="Text_20_body">Het oplossen van problemen met probleemonafhankelijke algoritmen komt met een kostprijs: we verwachten dat op maat gemaakte algoritmen efficiënter zullen werken en dus binnen een gegeven tijd betere oplossingen zullen voorstellen. Door te investeren in betere machines kan men dit verlies enigszins goedmaken. Men kan de kloksnelheid van een processor echter niet eindeloos opdrijven. Deze fysische beperking betekent bijgevolg een limiet op de resultaten die één processor kan afleveren.<text:bookmark text:name="SECTION00520010000000000000"/></text:p>
      <text:p text:style-name="Text_20_body">Parallelle algoritmen worden meestal ingezet wanneer de rekenkracht van één processor tekortschiet. Door het programma op te splitsen in verschillende deelprogramma's die elk op één processor draaien, hoopt men het rekenvermogen te kunnen opdrijven. Deze trend is bovendien ook zichtbaar door de introductie van meerdere kernen ofwel cores in moderne processoren. Vertaald naar optimalisatieproblemen hopen we dus met behulp van parallelle algoritmen tot betere oplossingen te komen die sneller uitgerekend kunnen worden. </text:p>
      <text:p text:style-name="Heading_20_1"><text:bookmark text:name="SECTION00530000000000000000"/>Onderzoeksvraag </text:p>
      <text:p text:style-name="Text_20_body">In deze masterthesis onderzoeken we of het mogelijk is om de prestaties van hyperheuristieken te verbeteren door deze parallel of verschillende processoren te laten draaien. Een belangrijk deel in deze onderzoeksvraag is welke componenten hiertoe kunnen bijdragen.<text:bookmark text:name="SECTION00530010000000000000"/></text:p>
      <text:p text:style-name="P35">Vermits hyperheuristieken probleemonafhankelijk werken, moeten <text:span text:style-name="T9">deze algoritmen</text:span> door middel van ervaring leren hoe men het probleem kan oplossen. Door verschillende processen ervaring met elkaar te laten uitwisselen, kan de tijd waarin men voornamelijk rekenkracht investeert in het opdoen van ervaring mogelijk worden verkort. Dit kan echter ook averechts werken: wanneer men te snel in een exploitatiefase komt, is het mogelijk dat men uitspraken doet op basis van een te kleine hoeveelheid ervaring. <text:span text:style-name="T10">Bovendien is de kennis die één processor heeft opgedaan niet zomaar overdraagbaar naar de andere processoren.</text:span> </text:p>
      <text:p text:style-name="Heading_20_1"><text:bookmark text:name="SECTION00540000000000000000"/>Gevolgde methodiek </text:p>
      <text:p text:style-name="P36"><text:span text:style-name="T11">In een eerste fase werd de beschikbare literatuur geraadpleegd. Literatuur in verband met metaheuristieken en meer specifiek parallelle hyperheuristieken is vrij courant</text:span>. Parallelle <text:soft-page-break/>hyperheuristieken en hyperheuristieken in het algemeen zijn echter een vrij nieuw domein. Er bestaan dan ook slechts enkele concrete implementaties en weinig onderzoeken die het effect van de verschillende paradigm<text:span text:style-name="T10">a's</text:span> testen. De belangrijkste werken worden <text:span text:style-name="T11">v</text:span>ermeld in subsectie 1. <text:bookmark text:name="SECTION00540010000000000000"/></text:p>
      <text:p text:style-name="Text_20_body">Om meer inzicht te verwerven in de structuur van hyperheuristieken werden 16 verschillende implementaties onderzocht. De resultaten van dit onderzoek worden gerapporteerd in hoofdstuk 1 en appendix 1. Op basis van deze studie werden er enkele hypotheses naar voren geschoven die mogelijk verklaren waarom sommige hyperheuristieken beter werken dan anderen. <text:bookmark text:name="SECTION00540020000000000000"/></text:p>
      <text:p text:style-name="Text_20_body">Op basis van de opgedane kennis werd een systeem geïmplementeerd die het parallelliseren van hyperheuristieken ondersteund. Dit systeem wordt uitvoerig besproken in hoofdstuk 1. Ook werd een concrete hyperheuristiek die uit de vermelde studie, AdapHH, aangepast zodat deze op dit systeem kan werken. <text:bookmark text:name="SECTION00540030000000000000"/></text:p>
      <text:p text:style-name="Text_20_body">Om de invloed van de verschillende componenten te testen, werden twee problemen geïmplementeerd. Door vervolgens de parameters aan te passen of componenten artificieel uit te schakelen, kunnen we de invloed van deze componenten op de prestaties van de hyperheuristiek nagaan. De resultaten van dit onderzoek staan in hoofdstuk 1. <text:bookmark text:name="SECTION00540040000000000000"/></text:p>
      <text:p text:style-name="Text_20_body">Enkele activiteiten met betrekking tot deze thesis werden niet opgenomen in dit werk. Dit komt omdat deze activiteiten een te kleine relevante bijdrage leverden. Het gaat hier in de eerste plaats om de implementatie van een systeem die het implementeren van een hyperheuristiek op een gestructureerde manier toelaat. Een programmeur kan door verschillende modulaire componenten samen te nemen een eigen hyperheuristiek bouwen. De bedoeling van dit systeem is om op termijn meer inzicht te verwerven in de invloed van sommige componenten op de prestaties van een hyperheuristiek. <text:bookmark text:name="SECTION00540050000000000000"/></text:p>
      <text:p text:style-name="Text_20_body">Daarnaast werd het visualisatiesysteem ParVis geïmplementeerd. Dit systeem toont de toestand waarin de verschillende processoren zich bevinden samen met de berichten die onderling verstuurd worden. De bedoeling van dit softwarepakket is om de werking van een parallel algoritme beter te kunnen begrijpen. De broncode van dit softwaresysteem is te downloaden op <text:a xlink:type="simple" xlink:href="http://goo.gl/YPuMr" office:name="tex2html1"><text:span text:style-name="Teletype">http://goo.gl/YPuMr</text:span></text:a>. Het softwarepakket omvat ook een voorbeeld die de werking van een parallel sum-product-algoritme en een asynchrone GatherAll<text:bookmark text:name="tex2html2"/><text:span text:style-name="T2"><draw:a xlink:type="simple" xlink:href="#foot2371" office:name="tex2html2"><draw:frame draw:style-name="fr2" draw:name="Afbeeldingen71" text:anchor-type="as-char" svg:width="0.1772in" svg:height="0.1772in" draw:z-index="1"><draw:image xlink:href="../../../../../../../../usr/share/latex2html/icons/footnote.png" xlink:type="simple" xlink:show="embed" xlink:actuate="onLoad"/></draw:frame></draw:a></text:span> illustreert. <text:bookmark text:name="SECTION00540060000000000000"/></text:p>
      <text:p text:style-name="Text_20_body">Tot slot werd ook een component geïmplementeerd genaamd FDCOP. FDCOP staat voor Finite Domain <text:span text:style-name="T12">Constraint</text:span> Optimization Problem en is een systeem waarbij de gebruiker een optimalisatieprobleem in een logische programmeertaal specificeert: een set variabelen krijgen een eindig domein toegewezen samen met beperkingen tussen de variabelen een optimalisatiefunctie. Vervolgens probeert het systeem met behulp van ParHyFlex het probleem op te lossen. Dit principe reeds geïmplementeerd in ECLiPSe waar men met behulp van een branch-and-bound algoritme een oplossing uitrekent. In het geval van FDCOP probeert het systeem <text:span text:style-name="T12">slechts</text:span> een benaderende oplossing voor te stellen, maar in een aanvaardbare rekentijd. FDCOP is een onderdeel van ParHyFlex en kan eveneens gedownload worden vanuit dezelfde repository. Op dit moment kan het systeem al kleine optimalisatieproblemen oplossen die hoofdzakelijk in P liggen. Het is de bedoeling om termijn grotere en complexere problemen te kunnen oplossen. </text:p>
      <text:p text:style-name="Heading_20_1"><text:bookmark text:name="SECTION00550000000000000000"/>Structuur </text:p>
      <text:p text:style-name="Text_20_body">In hoofdstuk 1 definiëren we het probleemdomein en de concepten hieromtrent. We bespreken in dit hoofdstuk ook de relevante literatuur samen met de huidige stand van zaken. <text:bookmark text:name="SECTION00550010000000000000"/></text:p>
      <text:p text:style-name="Text_20_body">Hoofdstuk 1 omvat een onderzoek naar sequentiële hyperheuristieken. We onderzoeken 16 verschillende implementaties die in 2011 werden voorgesteld op een competitie. Op elk van de implementaties wordt kritiek geleverd en op het einde schuiven we enkele hypotheses naar voren waarom sommige hyperheuristieken beter presteren dan anderen. Een deel van deze hypotheses wordt ook verder beargumenteerd met empirisch onderzoek. <text:bookmark text:name="SECTION00550020000000000000"/></text:p>
      <text:p text:style-name="Text_20_body"><text:soft-page-break/>We bespreken het ParHyFlex-systeem in hoofdstuk 1. Dit systeem ondersteund de bouw van parallelle hyperheuristieken en werd gebouwd op basis van de literatuurstudie in hoofdstuk 1 en de hypotheses die voortkomen uit hoofdstuk 1. Het systeem omvat drie grote componenten: uitwisselen van ervaring, opdoen van ervaring en afbakenen van een zoekruimte. <text:bookmark text:name="SECTION00550030000000000000"/></text:p>
      <text:p text:style-name="Text_20_body">In hoofdstuk 1 werken we een concrete hyperheuristiek uit. ParAdapHH is een parallelle variant van AdapHH, de winnaar van de competitie die we in hoofdstuk 1 hebben bestudeerd. We bespreken de werking van AdapHH, maken een analyse over de verschillende bronnen van parallellisatie samen met de uiteindelijke implementatie. <text:bookmark text:name="SECTION00550040000000000000"/></text:p>
      <text:p text:style-name="Text_20_body">In hoofdstuk 1 testen we het systeem door het oplossen van Max-3sat problemen. De invloed van de verschillende componenten op de resultaten <text:span text:style-name="T13">worden</text:span> onderzocht. Tot slot worden enkele hypotheses naar voren geschoven om deze resultaten te verklaren. </text:p>
      <text:p text:style-name="Heading_20_1"><text:bookmark text:name="SECTION00600000000000000000"/><text:bookmark text:name="chp:defi"/><text:line-break/>Definities en State-of-the-Art </text:p>
      <text:p text:style-name="P4"><draw:frame draw:style-name="fr1" draw:name="Afbeeldingen72" text:anchor-type="as-char" svg:width="0.3228in" svg:height="0.2291in" draw:z-index="2"><draw:image xlink:href="../masterproef/img59.png" xlink:type="simple" xlink:show="embed" xlink:actuate="onLoad"/></draw:frame> </text:p>
      <text:p text:style-name="Text_20_body">In de inleiding hebben we de kort de verschillende concepten besproken die in deze thesis een belangrijke rol zullen spelen. In dit hoofdstuk gaan we hier dieper op in: we formaliseren de concepten in definities en geven een kort overzicht van de belangrijkste wetmatigheden rond deze concepten. </text:p>
      <text:p text:style-name="Heading_20_1"><text:bookmark text:name="SECTION00610000000000000000"/>Parallelle algoritme<text:span text:style-name="T13">n</text:span> </text:p>
      <text:h text:style-name="Heading_20_3" text:outline-level="3"><text:bookmark text:name="SECTION00610100000000000000"/>Motivering </text:h>
      <text:p text:style-name="P37">De "Wet van Moore" stelt dat het aantal transistors verdubbelt elke achttien maanden. De klokfrequentie stagneert echter. <text:span text:style-name="T13">Iemand</text:span> verklaart dit door te stellen de gemiddelde afstand van een geleider slechts met<office:annotation><dc:date>2013-06-02T12:23:33</dc:date><text:p>MATH</text:p><text:p><text:s/>$1/\sqrt{2}$</text:p></office:annotation> afneemt. <text:span text:style-name="T13">Vermits de snelheid van het kloksignaal beperkt is tot de overdrachtssnelheid van een geleider, stelt men dat de kloksnelheid niet evenredig verhoogt kan worden</text:span>. Het gevolg van deze evolutie is dat complexe problemen enkel uitgerekend kunnen worden indien men voldoende rekentijd beschikbaar stelt. <text:bookmark text:name="SECTION00610110000000000000"/></text:p>
      <text:p text:style-name="Text_20_body">Een reactie is de introductie van het "parallel rekenen" ofwel "parallel computing". Een probleem wordt opgelost door programma's die op verschillende processoren tegelijk te draaien en elk een deel van het probleem oplossen. Door berichten uit te wisselen tussen de verschillende processoren of door een gemeenschappelijk geheugen aan te bieden communiceren de programma's die op de verschillende processoren draaien met elkaar.<text:bookmark text:name="SECTION00610120000000000000"/></text:p>
      <text:p text:style-name="Text_20_body">Door met verschillende processoren te werken, hoopt men de rekentijd drastisch naar beneden te kunnen halen. Dit is echter niet de enige motivatie: doorgaans verbruiken zogenaamde multi-core processoren - processoren waarbij verschillende kernen op dezelfde machine aanwezig zijn - ook minder energie. Dit komt bijvoorbeeld omdat andere hardware zoals het moederbord slechts éénmaal voorkomen in de configuratie. Men kan dus ook beogen de aanwezige hardware efficiënter te gebruiken.<text:bookmark text:name="SECTION00610130000000000000"/></text:p>
      <text:p text:style-name="Text_20_body">Sommige problemen kunnen bovendien enkel opgelost worden met parallelle algoritmen: geografische simulaties houden variabelen bij voor een groot aantal locaties op aarde. Deze variabelen leiden tot het gebruiken van grote hoeveelheden geheugen, <text:span text:style-name="T14">en passen meestal niet op één machine</text:span>. Door elke machine een deel van de data te laten opslaan en manipuleren kan dit probleem worden opgelost.<text:bookmark text:name="SECTION00610140000000000000"/></text:p>
      <text:p text:style-name="Text_20_body"><text:soft-page-break/>Parallelle algoritmes worden ook ingeschakeld wanneer de data gevoelig is en niet zomaar kan worden uitgewisseld: indien verschillende bedrijven een globale planning willen opstellen, maar geen details over de interne werking openbaar wensen te maken, kunnen parallelle algoritmes een oplossing bieden. </text:p>
      <text:h text:style-name="Heading_20_3" text:outline-level="3"><text:bookmark text:name="SECTION00610200000000000000"/>Prestaties van parallelle algoritmen </text:h>
      <text:p text:style-name="Text_20_body">De prestaties van een parallel algoritme worden meestal gemeten op basis van speed-up: de mate waarin we virtueel de kloksnelheid kunnen opdrijven. We definiëren eerst enkele concepten waarna we kort een taxonomie hieromtrent toelichten. </text:p>
      <text:p text:style-name="Text_20_body"><text:span text:style-name="T3">Definitie 1</text:span> (Wall time, Speed-up, Efficiëntie) <text:span text:style-name="T4">We definiëren de wall time als de tijd tussen de start van het algoritme en het moment waarop het algoritme stopt. De wall time maakt abstractie van het aantal processoren. De speed-up is de verhouding tussen de wall time bij één processor en de wall time bij processoren </text:span><text:span text:style-name="T4"><draw:frame draw:style-name="fr3" draw:name="Afbeeldingen77" text:anchor-type="as-char" svg:width="0.1772in" svg:height="0.1563in" draw:z-index="3"><draw:image xlink:href="../masterproef/img63.png" xlink:type="simple" xlink:show="embed" xlink:actuate="onLoad"/></draw:frame></text:span><text:span text:style-name="T4">: </text:span></text:p>
      <table:table table:name="Tabel3" table:style-name="Tabel3">
        <table:table-column table:style-name="Tabel3.A"/>
        <table:table-column table:style-name="Tabel3.B"/>
        <table:table-row>
          <table:table-cell table:style-name="Tabel3.A1" office:value-type="string">
            <text:p text:style-name="P69"><office:annotation><dc:date>2013-06-02T12:23:33</dc:date><text:p>MATH</text:p><text:p><text:s/>\begin{equation}</text:p><text:p>\ensuremath{\mbox{speed-up}\ensuremath{\left(p\right)}}=\displaystyle\frac{T_1}{T_p}</text:p><text:p>\end{equation}</text:p></office:annotation><draw:frame draw:style-name="fr3" draw:name="Afbeeldingen78" text:anchor-type="as-char" svg:width="0.2291in" svg:height="0.3335in" draw:z-index="4"><draw:image xlink:href="../masterproef/img64.png" xlink:type="simple" xlink:show="embed" xlink:actuate="onLoad"/></draw:frame></text:p>
          </table:table-cell>
          <table:table-cell table:style-name="Tabel3.A1" office:value-type="string">
            <text:p text:style-name="P71">(1)</text:p>
          </table:table-cell>
        </table:table-row>
      </table:table>
      <text:p text:style-name="Text_20_body"/>
      <text:p text:style-name="P5">Indien de algoritmen stochastisch van aard zijn, wordt de verhoudingen tussen de gemiddelde wall time gebruikt. Wanneer we de speed-up delen door het aantal processoren spreken we over de efficiëntie: </text:p>
      <table:table table:name="Tabel4" table:style-name="Tabel4">
        <table:table-column table:style-name="Tabel4.A"/>
        <table:table-column table:style-name="Tabel4.B"/>
        <table:table-row>
          <table:table-cell table:style-name="Tabel4.A1" office:value-type="string">
            <text:p text:style-name="P69"><office:annotation><dc:date>2013-06-02T12:23:33</dc:date><text:p>MATH</text:p><text:p><text:s/>\begin{equation}</text:p><text:p>\ensuremath{\mbox{effici\"entie}\ensuremath{\left(p\right)}}=\ensuremath{\mbox{speed-up}\ensuremath{\left(p\right)}}/p</text:p><text:p>\end{equation}</text:p></office:annotation><draw:frame draw:style-name="fr3" draw:name="Afbeeldingen80" text:anchor-type="as-char" svg:width="0.2291in" svg:height="0.3335in" draw:z-index="5"><draw:image xlink:href="../masterproef/img65.png" xlink:type="simple" xlink:show="embed" xlink:actuate="onLoad"/></draw:frame></text:p>
          </table:table-cell>
          <table:table-cell table:style-name="Tabel4.A1" office:value-type="string">
            <text:p text:style-name="P71">(2)</text:p>
          </table:table-cell>
        </table:table-row>
      </table:table>
      <text:p text:style-name="Text_20_body"/>
      <text:p text:style-name="Text_20_body"><text:span text:style-name="T4">Andere parameters om parallelle algoritmen te evalueren zijn: totale parallelle overhead en processor-tijd product.</text:span><text:bookmark text:name="SECTION00610210000000000000"/></text:p>
      <text:p text:style-name="Text_20_body">Men streeft ernaar dat de speed-up in het geval van processoren gelijk is aan. Dit fenomeen noemt men lineaire speed-up. Wanneer men voor een inefficiënt algoritme een parallel equivalent schrijft, stelt men vaak een lineaire speed-up vast. Dit komt meestal omdat een naïef algoritme meestal geen relaties tussen de verschillende componenten in de invoer zal uitbuiten. Het niet uit of de data door één of meerdere processoren wordt verwerkt. In de meeste gevallen kan men wel degelijk relaties in de aanwezige data uitbuiten en is het minder evident om lineaire speed-up <text:span text:style-name="T14">te verwezenlijken.</text:span> </text:p>
      <text:p text:style-name="Text_20_body">Omdat de definitie van speed-up toelaat om voor zwakke algoritmen een sterke speed-up te realiseren, werd <text:span text:style-name="T14">het concept</text:span> strong speed-up <text:span text:style-name="T14">geïntroduceerd</text:span>. In het geval van strong speed-up wordt de snelste parallelle implementatie tegenover de sterkste sequentiële implementatie geplaatst. Omdat algoritmes in een parallelle context meestal maar <text:span text:style-name="T14">over</text:span> een beperkt deel van de data beschikk<text:span text:style-name="T14">en</text:span>, wordt het ontwikkelen van lineaire speed-up bijgevolg complexer en in sommige gevallen zelfs onmogelijk.<text:bookmark text:name="SECTION00610230000000000000"/></text:p>
      <text:p text:style-name="Text_20_body">Een paper uit 1986 stelt dat men nooit een speed-up groter dan kan realiseren. Een parallel algoritme kan immers geëmuleerd worden door één processor die vervlochten de instructies van de verschillende processoren uitvoert. In dat geval dient deze processor hoogstens keer het aantal instructies van één parallelle processor uit te voeren. In eerder uitzonderlijke <text:span text:style-name="T14">gevallen</text:span> stelt men wel degelijk superlineaire speed-up vast. Dit is te wijten aan het efficiënter gebruik van de aanwezig hardware. Cache is hierbij een uitstekend voorbeeld: bij multi-core processoren hebben de verschillende "kernen" ofwel "cores" meestal een eigen segment aan cache. Sommige gegevens worden gebruikt door alle processoren, bijgevolg wordt deze data in de gemeenschappelijke cache opgeslagen. Een gevolg is dat er meer ruimte beschikbaar is in de aparte caches voor specifieke data. Men noemt het effect van superlineaire versnellingen dan ook meestal het "cache-effect".</text:p>
      <text:h text:style-name="Heading_20_3" text:outline-level="3"><text:bookmark text:name="SECTION00610300000000000000"/><text:soft-page-break/>Beperkingen en oplossingen </text:h>
      <text:p text:style-name="Text_20_body">Het verhogen van de snelheid met behulp van parallelle algoritmen is meestal een feit. Het optekenen van lineaire speed-up is echter geen evidentie. Dit komt onder meer door de "Wet van Amadahl". De meeste algoritmes hebben een zekere nood aan het sequentieel uitvoeren van bepaalde instructies. De Wet van Amadahl stelt dat gegeven de fractie<office:annotation><dc:date>2013-06-02T12:23:33</dc:date><text:p>MATH</text:p><text:p><text:s/>$f_{\ensuremath{\mbox{\small {seq.}}}}$</text:p></office:annotation> van het aantal verplicht sequentiële instructies, er een plafond bestaat voor de maximale speed-up en dat men met een arbitrair aantal processoren: </text:p>
      <table:table table:name="Tabel5" table:style-name="Tabel5">
        <table:table-column table:style-name="Tabel5.A"/>
        <table:table-column table:style-name="Tabel5.B"/>
        <table:table-row>
          <table:table-cell table:style-name="Tabel5.A1" office:value-type="string">
            <text:p text:style-name="P72"><office:annotation><dc:date>2013-06-02T12:23:33</dc:date><text:p>MATH</text:p><text:p><text:s/>\begin{equation}</text:p><text:p>\mbox{speed-up}&lt;\displaystyle\frac{1}{f_{\mbox{seq.}}}</text:p><text:p>\end{equation}</text:p></office:annotation>speed-up<draw:frame draw:style-name="fr3" draw:name="Afbeeldingen86" text:anchor-type="as-char" svg:width="2.4689in" svg:height="0.3752in" draw:z-index="6"><draw:image xlink:href="../masterproef/img67.png" xlink:type="simple" xlink:show="embed" xlink:actuate="onLoad"/></draw:frame></text:p>
          </table:table-cell>
          <table:table-cell table:style-name="Tabel5.A1" office:value-type="string">
            <text:p text:style-name="P71">(3)</text:p>
          </table:table-cell>
        </table:table-row>
      </table:table>
      <text:p text:style-name="Text_20_body"><text:bookmark text:name="SECTION00610310000000000000"/></text:p>
      <text:p text:style-name="Text_20_body">Meestal zullen we het aantal processoren enkel verhogen wanneer <text:span text:style-name="T15">de omvang van het</text:span> probleem groter wordt. De "Wet van Gustafson" stelt dat wanneer de niet te parallelliseren fractie<office:annotation><dc:date>2013-06-02T12:23:33</dc:date><text:p>MATH</text:p><text:p><text:s/>$f_{\mbox{seq.}}$</text:p></office:annotation> niet sneller dan<office:annotation><dc:date>2013-06-02T12:23:33</dc:date><text:p>MATH</text:p><text:p><text:s/>$\mathcal{O}\ensuremath{\left(\log n\right)}$</text:p></office:annotation> <text:span text:style-name="T16">schaalt</text:span>, met <text:span text:style-name="T16">een probleemgrootte van n</text:span>, lineaire speed-up gehaald kan worden. Vermits we vooral geïnteresseerd in het parallelliseren van grote optimalisatieproblemen, behoort lineaire speed-up alsnog tot de mogelijkheden. </text:p>
      <text:h text:style-name="Heading_20_2" text:outline-level="2"><text:bookmark text:name="SECTION00611000000000000000"/>De belangrijkste parallellisatie paradigma's </text:h>
      <text:p text:style-name="Text_20_body">Meestal beschouwd men twee verschillende modellen met betrekking tot parallellisatie: Message Passing Interface (MPI), Shared-Adress-Space. <text:span text:style-name="T16">Iemand</text:span> beschrijft ook een derde paradigma: Live Datastructures. Dit paradigma sluit nauw aan bij Shared-Adress-Space en wordt daarom niet beschouwd. We geven hieronder een korte samenvatting.</text:p>
      <text:h text:style-name="Heading_20_3" text:outline-level="3"><text:bookmark text:name="SECTION00611100000000000000"/>Message Passing Interface </text:h>
      <text:p text:style-name="Text_20_body">In het geval van MPI beschouwen we een set agents: processen die onafhankelijk werken op een eigen stuk geheugen. Agenten kunnen met elkaar samenwerken door berichten uit te wisselen over een netwerk. Men kan dit paradigma ook implementeren op systemen waarbij de agenten op de verschillende cores van eenzelfde machine <text:span text:style-name="T16">draaien</text:span>: in dat geval is het de taak van het besturingssysteem om de berichten af te leveren bij het relevante proces. <text:bookmark text:name="SECTION00611110000000000000"/></text:p>
      <text:p text:style-name="Text_20_body">Indien de agents op verschillende machines draaien, werken ze meestal volgens een bepaalde topologie: een structuur die bepaalt welke machines met elkaar verbonden zijn. MPI heeft een sterke focus op group communication: het uitwisselen van data met een significant deel van de agenten tegelijk. In plaats van in dit geval alle agenten een bericht te sturen kan men afhankelijk van de topologie het aantal berichten reduceren.</text:p>
      <text:h text:style-name="Heading_20_3" text:outline-level="3"><text:bookmark text:name="SECTION00611200000000000000"/>Shared-Adress-Space </text:h>
      <text:p text:style-name="Text_20_body">In het geval van Shared-Adress-Space beschouwd men een geheugen die toegankelijk is voor alle processoren. Elke processor kan data bijgevolg deze data uitlezen en manipuleren. Bij voorkeur <text:span text:style-name="T17">beschouwen</text:span> we één machine met één fysisch geheugen en verschillende processoren. Wanneer er sprake is van meerdere processoren wordt het gedeelde geheugen geëmuleerd door de data over een netwerk te sturen. Om te voorkomen dat men voor rekenintensieve taken te veel data over het netwerk stuurt, zal men meestal een onderscheid maken tussen het lokaal en vreemd geheugen. <text:bookmark text:name="SECTION00611210000000000000"/></text:p>
      <text:p text:style-name="Text_20_body">Tuple Space is een vorm van Shared-Adress-Space met een globaal geheugen: de tuple space. Elke agent kan tuples toevoegen in de tuple space en een query op de ruimte uitvoeren. Door tuples toe te voegen die <text:span text:style-name="T17">vervolgens</text:span> door andere agenten worden verwerkt, ontstaat er een communicatieprincipe. Een tuple space verschilt echter van een message passing interface omdat men meer abstractie maakt van de bestemming <text:soft-page-break/>van een boodschap. Bekende implementaties van een Tuple Space zijn Linda en JavaSpaces. </text:p>
      <text:p text:style-name="Heading_20_1"><text:bookmark text:name="SECTION00620000000000000000"/>Optimalisatieproblemen </text:p>
      <text:p text:style-name="Text_20_body">We beginnen deze sectie met een formele definitie van een optimalisatieprobleem: </text:p>
      <text:p text:style-name="Text_20_body"><text:span text:style-name="T3">Definitie 2</text:span> (Optimalisatieprobleem, harde beperkingen, evaluatiefunctie) <text:span text:style-name="T4">Een optimalisatieprobleem is een tuple</text:span><text:span text:style-name="T4"><office:annotation><dc:date>2013-06-02T12:23:33</dc:date><text:p>MATH</text:p><text:p><text:s/>$\Pi =\ensuremath{\left\langle \mathcal{X}=A_1\times A_2\times\ldots\times A_{n},c,f\right\rangle}$</text:p></office:annotation></text:span><text:span text:style-name="T4"> waarbij</text:span><text:span text:style-name="T4"><office:annotation><dc:date>2013-06-02T12:23:33</dc:date><text:p>MATH</text:p><text:p><text:s/>$\mathcal{X}$</text:p></office:annotation></text:span><text:span text:style-name="T4"> een verzameling is van een set configuraties voor variabelen,</text:span><text:span text:style-name="T4"><office:annotation><dc:date>2013-06-02T12:23:33</dc:date><text:p>MATH</text:p><text:p><text:s/>$c:\mathcal{X}\rightarrow \mathbb{B}$</text:p></office:annotation></text:span><text:span text:style-name="T4"> een afbeelding van zo'n configuratie naar een Booleaanse waarde, die bepaald of de configuratie voldoet aan de "harde beperkingen".</text:span><text:span text:style-name="T4"><office:annotation><dc:date>2013-06-02T12:23:33</dc:date><text:p>MATH</text:p><text:p><text:s/>$f:\mathcal{X}\rightarrow \mathbb{R}$</text:p></office:annotation></text:span><text:span text:style-name="T4"> </text:span><text:span text:style-name="T4"><draw:frame draw:style-name="fr3" draw:name="Afbeeldingen95" text:anchor-type="as-char" svg:width="0.1252in" svg:height="0.1563in" draw:z-index="7"><draw:image xlink:href="../masterproef/img40.png" xlink:type="simple" xlink:show="embed" xlink:actuate="onLoad"/></draw:frame></text:span><text:span text:style-name="T4"> stelt een evaluatiefunctie voor die bepaald in welke mate een configuratie wenselijk is. De waarde van de evaluatie van een configuratie</text:span><text:span text:style-name="T4"><office:annotation><dc:date>2013-06-02T12:23:33</dc:date><text:p>MATH</text:p><text:p><text:s/>$f\ensuremath{\left(x\right)}$</text:p></office:annotation></text:span><text:span text:style-name="T4"> wordt ook wel de fitness-waarde genoemd.</text:span></text:p>
      <text:p text:style-name="Text_20_body">Bij een optimalisatieprobleem gaan we op zoek naar een configuratie<office:annotation><dc:date>2013-06-02T12:23:33</dc:date><text:p>MATH</text:p><text:p><text:s/>$x\in\mathcal{X}$</text:p></office:annotation> die aan de harde beperkingen voldoet en de evaluatiefunctie optimaliseert. Meestal maakt men het onderscheid tussen een minimalisatie en een maximalisatie. In deze thesis zullen we altijd we een bij een optimalisatieprobleem altijd streven naar een configuratie<office:annotation><dc:date>2013-06-02T12:23:33</dc:date><text:p>MATH</text:p><text:p><text:s/>$x\in\mathcal{X}$</text:p></office:annotation> met een zo laag mogelijk evaluatie<office:annotation><dc:date>2013-06-02T12:23:33</dc:date><text:p>MATH</text:p><text:p><text:s/>$f\ensuremath{\left(x\right)}$</text:p></office:annotation> <draw:frame draw:style-name="fr3" draw:name="Afbeeldingen99" text:anchor-type="as-char" svg:width="0.1563in" svg:height="0.1563in" draw:z-index="8"><draw:image xlink:href="../masterproef/img72.png" xlink:type="simple" xlink:show="embed" xlink:actuate="onLoad"/></draw:frame>. We kunnen echter eenvoudig elk maximalisatieprobleem<office:annotation><dc:date>2013-06-02T12:23:33</dc:date><text:p>MATH</text:p><text:p><text:s/>$\ensuremath{\left\langle \mathcal{X},c,f\right\rangle}$</text:p></office:annotation> omzetten in een minimalisatieprobleem<office:annotation><dc:date>2013-06-02T12:23:33</dc:date><text:p>MATH</text:p><text:p><text:s/>$\ensuremath{\left\langle \mathcal{X},c,f'\right\rangle}$</text:p></office:annotation> <draw:frame draw:style-name="fr3" draw:name="Afbeeldingen101" text:anchor-type="as-char" svg:width="0.4272in" svg:height="0.3752in" draw:z-index="9"><draw:image xlink:href="../masterproef/img74.png" xlink:type="simple" xlink:show="embed" xlink:actuate="onLoad"/></draw:frame> met<office:annotation><dc:date>2013-06-02T12:23:33</dc:date><text:p>MATH</text:p><text:p><text:s/>$f':\mathcal{X}\rightarrow \mathbb{R}:x\mapsto -\ensuremath{f\ensuremath{\left(x\right)}}$</text:p></office:annotation> <draw:frame draw:style-name="fr3" draw:name="Afbeeldingen102" text:anchor-type="as-char" svg:width="0.6874in" svg:height="0.3752in" draw:z-index="10"><draw:image xlink:href="../masterproef/img75.png" xlink:type="simple" xlink:show="embed" xlink:actuate="onLoad"/></draw:frame>. <text:bookmark text:name="SECTION00620010000000000000"/></text:p>
      <text:p text:style-name="Text_20_body">Formeel zoeken we dus naar een configuratie die we het globaal optimum noemen: </text:p>
      <text:p text:style-name="Text_20_body"><text:span text:style-name="T3">Definitie 3</text:span> (Globaal optimum ) <text:span text:style-name="T4">Een globaal optimum voor een zoekprobleem</text:span><text:span text:style-name="T4"><office:annotation><dc:date>2013-06-02T12:23:33</dc:date><text:p>MATH</text:p><text:p><text:s/>$\Pi =\ensuremath{\left\langle \mathcal{X},c,f\right\rangle}$</text:p></office:annotation></text:span><text:span text:style-name="T4"> is een configuratie waarbij: </text:span></text:p>
      <table:table table:name="Tabel6" table:style-name="Tabel6">
        <table:table-column table:style-name="Tabel6.A"/>
        <table:table-column table:style-name="Tabel6.B"/>
        <table:table-row>
          <table:table-cell table:style-name="Tabel6.A1" office:value-type="string">
            <text:p text:style-name="P69"><office:annotation><dc:date>2013-06-02T12:23:33</dc:date><text:p>MATH</text:p><text:p><text:s/>\begin{equation}</text:p><text:p>x^{\star}=\displaystyle\ensuremath{\mbox{argmin}}_{x\in\mathcal{X}'}\ensuremath{f\ensuremath{\left(x\right)}}\mbox{ met }\mathcal{X}'=\ensuremath{\left\{ x|\forall x\in\mathcal{X}:\ensuremath{c\ensuremath{\left(x\right)}}=\true\right\}}</text:p><text:p>\end{equation}</text:p></office:annotation><draw:frame draw:style-name="fr3" draw:name="Afbeeldingen107" text:anchor-type="as-char" svg:width="1.9791in" svg:height="0.3646in" draw:z-index="13"><draw:image xlink:href="../masterproef/img77.png" xlink:type="simple" xlink:show="embed" xlink:actuate="onLoad"/></draw:frame></text:p>
          </table:table-cell>
          <table:table-cell table:style-name="Tabel6.A1" office:value-type="string">
            <text:p text:style-name="P71">(4)</text:p>
          </table:table-cell>
        </table:table-row>
      </table:table>
      <text:p text:style-name="Text_20_body"/>
      <text:p text:style-name="Text_20_body">Het is niet ongewoon dat er verschillende configuraties zijn met een gelijkaardige fitness-waarde. Dit geldt tevens voor het globaal optimum. Daarom definiëren we ook een optimum-set<office:annotation><dc:date>2013-06-02T12:23:33</dc:date><text:p>MATH</text:p><text:p><text:s/>$\mathcal{X}^{\star}$</text:p></office:annotation> <draw:frame draw:style-name="fr1" draw:name="Afbeeldingen108" text:anchor-type="as-char" svg:width="5.802in" svg:height="3.3335in" draw:z-index="11"><draw:image xlink:href="../masterproef/img2.png" xlink:type="simple" xlink:show="embed" xlink:actuate="onLoad"/></draw:frame>: een set met alle configuraties met een minimale fitness-waarde voor het probleem. </text:p>
      <text:p text:style-name="Text_20_body"><text:span text:style-name="T3">Definitie 4</text:span> (Optimum-set<office:annotation><dc:date>2013-06-02T12:23:33</dc:date><text:p>MATH</text:p><text:p><text:s/>$\mathcal{X}^{\star}$</text:p></office:annotation> <text:soft-page-break/><draw:frame draw:style-name="fr1" draw:name="Afbeeldingen109" text:anchor-type="as-char" svg:width="5.802in" svg:height="3.3335in" draw:z-index="12"><draw:image xlink:href="../masterproef/img2.png" xlink:type="simple" xlink:show="embed" xlink:actuate="onLoad"/></draw:frame>) <text:span text:style-name="T4">Een optimum-set</text:span><text:span text:style-name="T4"><office:annotation><dc:date>2013-06-02T12:23:33</dc:date><text:p>MATH</text:p><text:p><text:s/>$\mathcal{X}^{\star}$</text:p></office:annotation></text:span><text:span text:style-name="T4"> voor een zoekprobleem</text:span><text:span text:style-name="T4"><office:annotation><dc:date>2013-06-02T12:23:33</dc:date><text:p>MATH</text:p><text:p><text:s/>$\Pi =\ensuremath{\left\langle \mathcal{X},c,f\right\rangle}$</text:p></office:annotation></text:span><text:span text:style-name="T4"> is een set van geldige configuraties</text:span><text:span text:style-name="T4"><office:annotation><dc:date>2013-06-02T12:23:33</dc:date><text:p>MATH</text:p><text:p><text:s/>$x\in\mathcal{X}'$</text:p></office:annotation></text:span><text:span text:style-name="T4"> waarvoor geldt: </text:span></text:p>
      <table:table table:name="Tabel7" table:style-name="Tabel7">
        <table:table-column table:style-name="Tabel7.A"/>
        <table:table-column table:style-name="Tabel7.B"/>
        <table:table-row>
          <table:table-cell table:style-name="Tabel7.A1" office:value-type="string">
            <text:p text:style-name="P69"><office:annotation><dc:date>2013-06-02T12:23:33</dc:date><text:p>MATH</text:p><text:p><text:s/>\begin{equation}</text:p><text:p>\mathcal{X}^{\star}=\ensuremath{\left\{ x|x\in\mathcal{X}'\wedge\ensuremath{f\ensuremath{\left(x\right)}}=\ensuremath{f\ensuremath{\left(x^{\star}\right)}}\right\}}</text:p><text:p>\end{equation}</text:p></office:annotation><draw:frame draw:style-name="fr3" draw:name="Afbeeldingen113" text:anchor-type="as-char" svg:width="4.698in" svg:height="0.3854in" draw:z-index="14"><draw:image xlink:href="../masterproef/img79.png" xlink:type="simple" xlink:show="embed" xlink:actuate="onLoad"/></draw:frame></text:p>
          </table:table-cell>
          <table:table-cell table:style-name="Tabel7.A1" office:value-type="string">
            <text:p text:style-name="P71">(5)</text:p>
          </table:table-cell>
        </table:table-row>
      </table:table>
      <text:p text:style-name="Text_20_body">In een algemeen geval kunnen de domeinen van de variabelen oneindig groot zijn en bijvoorbeeld<office:annotation><dc:date>2013-06-02T12:23:33</dc:date><text:p>MATH</text:p><text:p><text:s/>$\mathbb{R}$</text:p></office:annotation> omvatten. Geen enkele machine met een eindig geheugen kan alle elementen uit een oneindige verzameling. We zullen daarom altijd de domeinen als eindig beschouwen. In het geval het domein van een variabele in werkelijkheid oneindig is, discretiseren we dus dit domein en beperken we het aantal elementen met een onder- en bovengrens. Indien er door discretisatie fouten worden geïntroduceerd, kunnen we het domein fijner discretiseren. </text:p>
      <text:h text:style-name="Heading_20_2" text:outline-level="2"><text:bookmark text:name="SECTION00621000000000000000"/>Complexiteit van optimalisatieproblemen </text:h>
      <text:p text:style-name="Text_20_body">Vermits zowel de harde beperkingen als de evaluatiefunctie hier een "black box" zijn, zullen we om te berekenen, over een significant deel van de verzameling<office:annotation><dc:date>2013-06-02T12:23:33</dc:date><text:p>MATH</text:p><text:p><text:s/>$\mathcal{X}$</text:p></office:annotation> moeten itereren. We verwachten dus dat de tijdscomplexiteit om een dergelijke oplossing te vinden gelijk is aan: </text:p>
      <table:table table:name="Tabel8" table:style-name="Tabel8">
        <table:table-column table:style-name="Tabel8.A"/>
        <table:table-column table:style-name="Tabel8.B"/>
        <table:table-row>
          <table:table-cell table:style-name="Tabel8.A1" office:value-type="string">
            <text:p text:style-name="P69"><office:annotation><dc:date>2013-06-02T12:23:33</dc:date><text:p>MATH</text:p><text:p><text:s/>\begin{equation}</text:p><text:p>\ensuremath{\mathcal{O}\ensuremath{\left(\ensuremath{\left| \mathcal{X}\right|}\right)}}=\ensuremath{\mathcal{O}\ensuremath{\left(\displaystyle\prod_{i=1}^n\ensuremath{\left| A_i\right|}\right)}}</text:p><text:p>\end{equation}</text:p></office:annotation><draw:frame draw:style-name="fr3" draw:name="Afbeeldingen122" text:anchor-type="as-char" svg:width="0.2398in" svg:height="0.3335in" draw:z-index="26"><draw:image xlink:href="../masterproef/img82.png" xlink:type="simple" xlink:show="embed" xlink:actuate="onLoad"/></draw:frame></text:p>
          </table:table-cell>
          <table:table-cell table:style-name="Tabel8.A1" office:value-type="string">
            <text:p text:style-name="P71">(6)</text:p>
          </table:table-cell>
        </table:table-row>
      </table:table>
      <text:p text:style-name="Text_20_body"/>
      <text:p text:style-name="Text_20_body">Indien we de assumptie maken dat alle domeinen dezelfde zijn dan bekomen we: </text:p>
      <table:table table:name="Tabel9" table:style-name="Tabel9">
        <table:table-column table:style-name="Tabel9.A"/>
        <table:table-column table:style-name="Tabel9.B"/>
        <table:table-row>
          <table:table-cell table:style-name="Tabel9.A1" office:value-type="string">
            <text:p text:style-name="P69"><office:annotation><dc:date>2013-06-02T12:23:33</dc:date><text:p>MATH</text:p><text:p><text:s/>\begin{equation}</text:p><text:p>\ensuremath{\mathcal{O}\ensuremath{\left(\ensuremath{\left| \mathcal{X}\right|}\right)}}=\ensuremath{\mathcal{O}\ensuremath{\left(\ensuremath{\left| A_1\right|}^n\right)}}\mbox{ indien }\forall A_i,A_j: A_i=A_j</text:p><text:p>\end{equation}</text:p></office:annotation><draw:frame draw:style-name="fr3" draw:name="Afbeeldingen123" text:anchor-type="as-char" svg:width="0.2083in" svg:height="0.3228in" draw:z-index="27"><draw:image xlink:href="../masterproef/img83.png" xlink:type="simple" xlink:show="embed" xlink:actuate="onLoad"/></draw:frame> <text:span text:style-name="T5">indien </text:span><text:span text:style-name="T5"><draw:frame draw:style-name="fr3" draw:name="Afbeeldingen124" text:anchor-type="as-char" svg:width="1.8543in" svg:height="0.6874in" draw:z-index="28"><draw:image xlink:href="../masterproef/img84.png" xlink:type="simple" xlink:show="embed" xlink:actuate="onLoad"/></draw:frame></text:span></text:p>
          </table:table-cell>
          <table:table-cell table:style-name="Tabel9.A1" office:value-type="string">
            <text:p text:style-name="P71">(7)</text:p>
          </table:table-cell>
        </table:table-row>
      </table:table>
      <text:p text:style-name="Text_20_body"/>
      <text:p text:style-name="Text_20_body">We zien dus dat deze tijdscomplexiteit exponentieel stijgt met het aantal variabelen <draw:frame draw:style-name="fr1" draw:name="Afbeeldingen125" text:anchor-type="as-char" svg:width="0.4374in" svg:height="0.3543in" draw:z-index="15"><draw:image xlink:href="../masterproef/img70.png" xlink:type="simple" xlink:show="embed" xlink:actuate="onLoad"/></draw:frame>. Optimalisatieproblemen in het algemeen liggen dan ook in NP-<text:span text:style-name="T1">HARD</text:span>. </text:p>
      <text:h text:style-name="Heading_20_4" text:outline-level="4"><text:bookmark text:name="SECTION00621010000000000000"/><text:soft-page-break/>. </text:h>
      <text:p text:style-name="Text_20_body">Indien de vorm van de evaluatiefunctie en de harde beperkingen gedeeltelijk gekend is, kan men dit meestal uitbuiten. Daarom liggen sommige optimalisatieproblemen in P. Het algoritme van <text:span text:style-name="T17">K</text:span>armarkar bijvoorbeeld lost het [prb:Lineaire Optimalisatie Probleem]L<text:span text:style-name="T1">INEAIRE </text:span>O<text:span text:style-name="T1">PTIMALISATIE </text:span>P<text:span text:style-name="T1">ROBLEEM</text:span> op in<office:annotation><dc:date>2013-06-02T12:23:33</dc:date><text:p>MATH</text:p><text:p><text:s/>$\mathcal{O}\ensuremath{\left(n^{3.5}L\right)}$</text:p></office:annotation> <draw:frame draw:style-name="fr3" draw:name="Afbeeldingen128" text:anchor-type="as-char" svg:width="1.5937in" svg:height="0.3646in" draw:z-index="16"><draw:image xlink:href="../masterproef/img85.png" xlink:type="simple" xlink:show="embed" xlink:actuate="onLoad"/></draw:frame> met <draw:frame draw:style-name="fr1" draw:name="Afbeeldingen129" text:anchor-type="as-char" svg:width="0.4374in" svg:height="0.3543in" draw:z-index="17"><draw:image xlink:href="../masterproef/img70.png" xlink:type="simple" xlink:show="embed" xlink:actuate="onLoad"/></draw:frame> het aantal variabelen en <draw:frame draw:style-name="fr1" draw:name="Afbeeldingen130" text:anchor-type="as-char" svg:width="1.4165in" svg:height="0.3543in" draw:z-index="18"><draw:image xlink:href="../masterproef/img86.png" xlink:type="simple" xlink:show="embed" xlink:actuate="onLoad"/></draw:frame> de diepte van de discretisatie in bits. In het geval van lineair programmeren betekent dit dat de evaluatiefunctie kan geschreven worden als het inwendig product tussen de vector van de variabelen en een vector met constanten. De harde beperkingen moeten voor te stellen zijn als een element<text:span text:style-name="T17">s</text:span>gewijze vergelijking tussen een constante vector en de vermenigvuldiging met de variabelen-vector en een constante matrix. Ook andere optimalisatieproblemen zoals bijvoorbeeld het maximum flow problem en het minimum spanning tree problem zijn problemen die in polynomiale tijd kunnen worden opgelost.<text:bookmark text:name="SECTION00621020000000000000"/></text:p>
      <text:p text:style-name="Text_20_body">Toch is er weinig ruimte voor optimisme. Een logische veralgemening van lineaire optimalisatie is immers kwadratische optimalisatie. Onder sommige omstandigheden kunnen we dit probleem reduceren naar een geval van lineaire optimalisatie, maar een algemeen kwadratisch optimalisatie probleem ligt in NP-<text:span text:style-name="T1">HARD</text:span>. Ook andere bekende optimalisatieproblemen zoals het travelling salesman problem (<text:span text:style-name="T17">TSP</text:span>) en integer programming (<text:span text:style-name="T17">IP</text:span>) liggen in NP-<text:span text:style-name="T1">HARD</text:span>. </text:p>
      <text:h text:style-name="Heading_20_4" text:outline-level="4"><text:bookmark text:name="SECTION00621030000000000000"/>. </text:h>
      <text:p text:style-name="Text_20_body">Tot slot dient men in de context van optimalisatieproblemen de kanttekening te maken dat het bestaan van een polynomiaal algoritme meestal niet meteen impliceert dat dit ook op kleine gevallen sneller werkt dan zijn exponentiële tegenhangers. Een populaire methode bij het oplossen van lineaire optimalisatie is bijvoorbeeld het simplex-algoritme. Klee en Minty stellen een geval waarbij het algoritme exponentieel veel tijd vraagt. Toch is S<text:span text:style-name="T1">IMPLEX</text:span> in de meeste gevallen sneller dan K<text:span text:style-name="T1">ARMARKAR'S ALGORITME</text:span>. </text:p>
      <text:p text:style-name="Heading_20_1"><text:bookmark text:name="SECTION00630000000000000000"/>Heuristieken </text:p>
      <text:p text:style-name="Text_20_body">In de vorige sectie stellen we dat de meeste optimalisatieproblemen NP-<text:span text:style-name="T1">HARD</text:span> zijn. Dit betekent doorgaans dat we voor grote probleeminstanties er niet in slagen om de optimale configuratie te vinden. In de praktijk lost men deze problemen meestal op met een programma die een benaderende oplossing berekend. </text:p>
      <text:h text:style-name="Heading_20_4" text:outline-level="4"><text:bookmark text:name="SECTION00630010000000000000"/>. </text:h>
      <text:p text:style-name="Text_20_body">Meestal haalt men volgende argumentatie aan om het gebruik van benaderende oplossingen te rechtvaardigen: </text:p>
      <text:list xml:id="list4865051956764272888" text:style-name="L4">
        <text:list-item>
          <text:p text:style-name="P43">Een benaderende oplossing kan sneller worden uitgerekend en vormt meestal de grens tussen haalbaar en onhaalbaar. </text:p>
        </text:list-item>
        <text:list-item>
          <text:p text:style-name="P43">De fitness-waarde van een benaderende oplossing zal meestal dicht bij deze van het globale optimum liggen. </text:p>
        </text:list-item>
        <text:list-item>
          <text:p text:style-name="P6">Praktische problemen zijn meestal complex. Bovendien is de exacte evaluatiefunctie moeilijk of zelfs niet te modelleren<text:bookmark text:name="tex2html3"/><text:span text:style-name="T2"><draw:a xlink:type="simple" xlink:href="#foot3191" office:name="tex2html3"><draw:frame draw:style-name="fr2" draw:name="Afbeeldingen131" text:anchor-type="as-char" svg:width="0.1772in" svg:height="0.1772in" draw:z-index="19"><draw:image xlink:href="../../../../../../../../usr/share/latex2html/icons/footnote.png" xlink:type="simple" xlink:show="embed" xlink:actuate="onLoad"/></draw:frame></draw:a></text:span>. Er is bijgevolg geen garantie dat het globale optimum ook de werkelijke oplossing weerspiegelt. </text:p>
        </text:list-item>
      </text:list>
      <text:h text:style-name="Heading_20_4" text:outline-level="4"><text:bookmark text:name="SECTION00630020000000000000"/>. </text:h>
      <text:p text:style-name="Text_20_body">Een programma die een benaderende oplossing berekend wordt ook wel een heuristiek genoemd: </text:p>
      <text:p text:style-name="Text_20_body"><text:soft-page-break/><text:span text:style-name="T3">Definitie 5</text:span> (Heuristiek) <text:span text:style-name="T4">Een heuristiek is een programma die gegeven een optimalisatieprobleem</text:span><text:span text:style-name="T4"><office:annotation><dc:date>2013-06-02T12:23:33</dc:date><text:p>MATH</text:p><text:p><text:s/>$\Pi =\ensuremath{\left\langle \mathcal{X},c,f\right\rangle}$</text:p></office:annotation></text:span><text:span text:style-name="T4"> een oplossing berekent in een redelijke tijd. Doorgaans voldoet deze oplossing aan de harde beperkingen (</text:span><text:span text:style-name="T4"><office:annotation><dc:date>2013-06-02T12:23:33</dc:date><text:p>MATH</text:p><text:p><text:s/>$\ensuremath{c\ensuremath{\left(x^{\circ}\right)}}=\true$</text:p></office:annotation></text:span><text:span text:style-name="T4"> </text:span><text:span text:style-name="T4"><draw:frame draw:style-name="fr3" draw:name="Afbeeldingen134" text:anchor-type="as-char" svg:width="0.1665in" svg:height="0.1563in" draw:z-index="20"><draw:image xlink:href="../masterproef/img88.png" xlink:type="simple" xlink:show="embed" xlink:actuate="onLoad"/></draw:frame></text:span><text:span text:style-name="T4">) en ligt de voorgestelde oplossing in fitness-waarde niet ver van de werkelijke oplossing .</text:span></text:p>
      <text:p text:style-name="Text_20_body">Deze definitie blijft redelijk vaag en geeft dan ook veel ruimte voor interpretatie. Doorgaans verwachten we dat het algoritme stop<text:span text:style-name="T18">t </text:span>in polynomiale tijd en in de meeste gevallen worden er ook beperkingen gezet op de mate waarin de fitness-waarde<office:annotation><dc:date>2013-06-02T12:23:33</dc:date><text:p>MATH</text:p><text:p><text:s/>$\ensuremath{f\ensuremath{\left(x^{\circ}\right)}}$</text:p></office:annotation> mag afwijken van de optimale fitness-waarde<office:annotation><dc:date>2013-06-02T12:23:33</dc:date><text:p>MATH</text:p><text:p><text:s/>$\ensuremath{f\ensuremath{\left(x^{\star}\right)}}$</text:p></office:annotation> <draw:frame draw:style-name="fr3" draw:name="Afbeeldingen138" text:anchor-type="as-char" svg:width="1.0937in" svg:height="0.3752in" draw:z-index="21"><draw:image xlink:href="../masterproef/img90.png" xlink:type="simple" xlink:show="embed" xlink:actuate="onLoad"/></draw:frame>, al zijn beide voorwaarden niet strikt noodzakelijk. </text:p>
      <text:p text:style-name="Heading_20_1"><text:bookmark text:name="SECTION00640000000000000000"/>Metaheuristieken </text:p>
      <text:p text:style-name="P38"><text:span text:style-name="T18">Metaheuristieken vormen een familie van heuristieken die proberen enkele interessante eigenschappen met betrekking tot heuristieken te combineren. We bespreken eerst over welke eigenschappen het gaat waarna we een formele definitie voorstellen.</text:span></text:p>
      <text:h text:style-name="Heading_20_2" text:outline-level="2"><text:bookmark text:name="SECTION00641000000000000000"/>Gewenste eigenschappen bij een heuristiek </text:h>
      <text:p text:style-name="Text_20_body">Meestal zijn we slechts geïnteresseerd in het gebruik van een heuristiek wanneer hier enkele garanties tegenover staan. Zo kunnen sommige heuristieken garanderen dat de fitness-waarde van hun benaderende oplossing hoogstens het dubbele is van de fitness-waarde van het globale optimum. Voor veel praktische problemen is dit echter niet mogelijk vanwege de complexiteit van het probleem. Meestal is het ook interessant dat de heuristiek aanpasbaar is.<text:bookmark text:name="SECTION00641010000000000000"/></text:p>
      <text:p text:style-name="P38"><text:bookmark text:name="SECTION00641020000000000000"/><text:span text:style-name="T18">Voor de meeste toepassingen wensen we een oplossing die binnen een gegeven tijd wordt uitgerekend. Sommige heuristieken voorzien een parameter die de termijn specificeert waarbinnen men een benaderende oplossing wenst.</text:span></text:p>
      <text:p text:style-name="Text_20_body">De meeste heuristieken worden ontwikkeld door het probleem met behulp van slechts één strategie op te lossen. Deze strategie werkt meestal goed op een groot deel van de probleem<text:span text:style-name="T18">-</text:span>instanties. Meestal bestaan er echter probleeminstanties waarop de strategie niet <text:span text:style-name="T18">goed</text:span> is afgesteld. <text:span text:style-name="T18">Dit</text:span> leidt tot tegenvallende resultaten. Een sterke heuristiek probeert voor elke probleeminstantie een acceptabele oplossing te genereren. </text:p>
      <text:h text:style-name="Heading_20_2" text:outline-level="2"><text:bookmark text:name="SECTION00642000000000000000"/>Formele definitie </text:h>
      <text:p text:style-name="Text_20_body">Metaheuristieken proberen de bovenstaande eigenschappen te combineren in een algemene oplossingsmethode. We geven eerst een formele definitie van een metaheuristiek waarna we relevante terminologie invoeren. </text:p>
      <text:p text:style-name="Text_20_body"><text:bookmark text:name="def:metaheuristic"/><text:span text:style-name="T3">Definitie 6</text:span> (Metaheuristiek) <text:span text:style-name="T4">Een metaheuristiek is een algoritme die een oplossingsruimte</text:span><text:span text:style-name="T4"><office:annotation><dc:date>2013-06-02T12:23:33</dc:date><text:p>MATH</text:p><text:p><text:s/>$\mathcal{S}\subseteq\ensuremath{\left\{ x|\forall x\in \mathcal{X}:\ensuremath{c\ensuremath{\left(x\right)}}\right\}}\subseteq\mathcal{X}$</text:p></office:annotation></text:span><text:span text:style-name="T4"> beschouwd met</text:span><text:span text:style-name="T4"><office:annotation><dc:date>2013-06-02T12:23:33</dc:date><text:p>MATH</text:p><text:p><text:s/>$x^{\star}\in\mathcal{S}$</text:p></office:annotation></text:span><text:span text:style-name="T4"> </text:span><text:span text:style-name="T4"><draw:frame draw:style-name="fr3" draw:name="Afbeeldingen140" text:anchor-type="as-char" svg:width="0.5in" svg:height="0.3752in" draw:z-index="22"><draw:image xlink:href="../masterproef/img92.png" xlink:type="simple" xlink:show="embed" xlink:actuate="onLoad"/></draw:frame></text:span><text:span text:style-name="T4">. Verder beschouwd het één of meer overgangsfuncties</text:span><text:span text:style-name="T4"><office:annotation><dc:date>2013-06-02T12:23:33</dc:date><text:p>MATH</text:p><text:p><text:s/>$h_i:\mathcal{S}^{k_i}\times\mathbb{R}^{l_i}\rightarrow\mathcal{S}$</text:p></office:annotation></text:span><text:span text:style-name="T4"> </text:span><text:span text:style-name="T4"><draw:frame draw:style-name="fr3" draw:name="Afbeeldingen141" text:anchor-type="as-char" svg:width="2.2291in" svg:height="0.3752in" draw:z-index="23"><draw:image xlink:href="../masterproef/img93.png" xlink:type="simple" xlink:show="embed" xlink:actuate="onLoad"/></draw:frame></text:span><text:span text:style-name="T4">. De reële parameters zijn in deze context toevalsgetallen. <text:line-break/>Een metaheuristiek zoekt een oplossing door één of meerdere instanties</text:span><text:span text:style-name="T4"><office:annotation><dc:date>2013-06-02T12:23:33</dc:date><text:p>MATH</text:p><text:p><text:s/>$s_1,s_2,\ldots,s_j$</text:p></office:annotation></text:span><text:span text:style-name="T4"> uit</text:span><text:span text:style-name="T4"><office:annotation><dc:date>2013-06-02T12:23:33</dc:date><text:p>MATH</text:p><text:p><text:s/>$\mathcal{S}$</text:p></office:annotation></text:span><text:span text:style-name="T4"> te genereren. Vervolgens wordt herhaaldelijk een aantal overgangsfuncties toegepast op deze instanties. De resultaten van deze functietoepassingen worden als invoer bij een volgende iteratie gebruikt. Het algoritme stopt wanneer aan een bepaalde stopconditie voldaan is (bijvoorbeeld: het algoritme draait een bepaalde tijd op de machine). Hierna wordt de oplossing met de beste fitness-waarde als uitvoer teruggegeven.</text:span></text:p>
      <text:p text:style-name="Text_20_body">Op basis van deze definitie kunnen we ook een algoritme op hoog niveau opstellen zoals beschreven in <text:soft-page-break/><text:span text:style-name="T18">algoritme 1</text:span>. </text:p>
      <text:p text:style-name="Text_20_body"><text:line-break/><text:bookmark text:name="alg:metaheuristicGeneral"/><draw:frame draw:style-name="fr1" draw:name="Afbeeldingen144" text:anchor-type="as-char" svg:width="1.5in" svg:height="0.4272in" draw:z-index="24"><draw:image xlink:href="../masterproef/img95.png" xlink:type="simple" xlink:show="embed" xlink:actuate="onLoad"/></draw:frame> </text:p>
      <text:p text:style-name="Text_20_body">De aanwezigheid van toevalsgetallen is kenmerkend aan een metaheuristiek: typisch vereist elke overgangsfunctie één of meer toevalsgetallen als invoer. Deze toevalsfactoren introduceren het concept van een omgeving ofwel "neighborhood" van een oplossing-set volgens een overgangsfunctie: </text:p>
      <text:p text:style-name="Text_20_body"><text:span text:style-name="T3">Definitie 7</text:span> (Omgeving van een oplossing-set volgens een overgangsfunctie) <text:span text:style-name="T4">De omgeving van een oplossing-set volgens een overgangsfunctie is de verzameling van alle oplossingen die we kunnen genereren door de overgangsfunctie toe te passen op deze oplossing-set, ongeacht de waarde van de toevalsfactoren. De omgeving van een functie </text:span><text:span text:style-name="T4"><draw:frame draw:style-name="fr3" draw:name="Afbeeldingen145" text:anchor-type="as-char" svg:width="1.0102in" svg:height="0.3228in" draw:z-index="25"><draw:image xlink:href="../masterproef/img96.png" xlink:type="simple" xlink:show="embed" xlink:actuate="onLoad"/></draw:frame></text:span><text:span text:style-name="T4"> kunnen we dus formeel uitdrukken als volgt: </text:span></text:p>
      <table:table table:name="Tabel10" table:style-name="Tabel10">
        <table:table-column table:style-name="Tabel10.A"/>
        <table:table-column table:style-name="Tabel10.B"/>
        <table:table-row>
          <table:table-cell table:style-name="Tabel10.A1" office:value-type="string">
            <text:p text:style-name="P69"><office:annotation><dc:date>2013-06-02T12:23:33</dc:date><text:p>MATH</text:p><text:p><text:s/>\begin{equation}</text:p><text:p>\ensuremath{\mathcal{N}_{h_i}\ensuremath{\left(s_1,s_2,\ldots,s_{k_i}\right)}}=\ensuremath{\left\{ \ensuremath{h_i\ensuremath{\left(s_1,s_2,\ldots,s_{k_i},\xi_1,\xi_2,\ldots,\xi_{l_i}\right)}}|\forall \xi_1,\xi_2\ldots \xi_{l_i}\in\mathbb{R}\right\}}</text:p><text:p>\end{equation}</text:p></office:annotation><draw:frame draw:style-name="fr3" draw:name="Afbeeldingen146" text:anchor-type="as-char" svg:width="5.7917in" svg:height="2.552in" draw:z-index="30"><draw:image xlink:href="../masterproef/img97.png" xlink:type="simple" xlink:show="embed" xlink:actuate="onLoad"/></draw:frame></text:p>
          </table:table-cell>
          <table:table-cell table:style-name="Tabel10.A1" office:value-type="string">
            <text:p text:style-name="P71">(8)</text:p>
          </table:table-cell>
        </table:table-row>
      </table:table>
      <text:p text:style-name="Text_20_body"/>
      <text:h text:style-name="Heading_20_3" text:outline-level="3"><text:bookmark text:name="SECTION00642100000000000000"/>Local Search </text:h>
      <text:p text:style-name="P39">Het concept van een omgeving is belangrijke omdat het meteen ook een populaire zoekstrategie voor metaheuristieken introduceert: lokaal zoeken ofwel "local search (LS)". Deze zoekstrategie vertrekt van een gegeven oplossing en zoekt - volgens een bepaalde omgeving - alle oplossingen in de buurt af op zoek naar een betere oplossing. In het geval we zo'n oplossing vinden wordt deze oplossing de nieuwe oplossing en beginnen we vervolgens een zoektocht rond de nieuwe oplossing. Local Search komt voor in twee smaken: "first-improvement" en "best-improvement". In het geval van first-improvement <text:span text:style-name="T19">wordt de eerste gevonden oplossing die beter is dan de huidige oplossing, de nieuwe actieve oplossing</text:span>. <text:span text:style-name="T19">In het geval van best-improvement doorzoeken we de volledige omgeving, pas daarna migreren we naar de beste oplossing in de omgeving.</text:span></text:p>
      <text:h text:style-name="Heading_20_4" text:outline-level="4"><text:bookmark text:name="SECTION00642110000000000000"/>. </text:h>
      <text:p text:style-name="Text_20_body">Local Search is een krachtige optimalisatietechniek die doorgaans tot acceptabele resultaten kan leiden. Een probleem vormt echter het idempotente karakter van local search: éénmaal we local search op een oplossing hebben toegepast heeft een tweede maal local search toepassen met dezelfde omgevings-definitie geen zin: we weten immers dat er in de omgeving geen betere oplossingen gevonden zullen worden want anders was het algoritme de vorige keer niet bij deze oplossing gestopt. Omwille van deze reden kan local search zelf geen volwaardige metaheuristiek worden genoemd. We verwachten immers dat als we meer tijd investeren, we op termijn altijd tot betere resultaten<office:annotation><dc:date>2013-06-02T12:23:33</dc:date><text:p>MATH</text:p><text:p><text:s/>$\ensuremath{x^{\circ}}$</text:p></office:annotation> ofwel de echte oplossing<office:annotation><dc:date>2013-06-02T12:23:33</dc:date><text:p>MATH</text:p><text:p><text:s/>$\ensuremath{x^{\star}}$</text:p></office:annotation> <text:soft-page-break/><draw:frame draw:style-name="fr1" draw:name="Afbeeldingen148" text:anchor-type="as-char" svg:width="5.7709in" svg:height="0.3752in" draw:z-index="29"><draw:image xlink:href="../masterproef/img99.png" xlink:type="simple" xlink:show="embed" xlink:actuate="onLoad"/></draw:frame> zullen komen. Local search vormt echter de basis voor een groot aantal metaheuristieken die doorgaans een mechanisme implementeren om uit een lokaal optimum te kunnen ontsnappen. </text:p>
      <text:h text:style-name="Heading_20_2" text:outline-level="2"><text:bookmark text:name="SECTION00643000000000000000"/>De "Zoo van de Metaheuristieken" </text:h>
      <text:p text:style-name="Text_20_body">Definitie 1 is vrij abstract. Daarom zullen we in deze sectie de belangrijkste families van metaheuristieken kort beschouwen. Referentiewerken die hier dieper op ingaan zijn <text:span text:style-name="T19">deze boeken</text:span>. </text:p>
      <text:h text:style-name="Heading_20_3" text:outline-level="3"><text:bookmark text:name="SECTION00643100000000000000"/>Genetische Algoritme<text:span text:style-name="T19">n</text:span></text:h>
      <text:p text:style-name="Text_20_body">Genetische algoritmen ofwel "Genetic Algorithms (GA)" zijn de eerste familie van metaheuristieken en werken op basis van een populatie: een set van oplossingen. Uit deze populatie worden twee of meer oplossingen geselecteerd, meestal op basis de fitness-waarde van deze oplossingen. Vervolgens past men een recombinatie operator ofwel crossover toe: een overgangsfunctie die de geselecteerde oplossingen omzet in een nieuwe oplossingen die bepaalde eigenschappen met zijn "ouders" deelt. Meestal volgt hierna een mutatie-fase: men zal de oplossing minimaal aanpassen door middel van een andere overgangsfunctie. Onder bepaalde voorwaarden wordt de gegenereerde oplossing dan in de populatie geïnjecteerd. Om de populatie binnen de perken te houden houdt dit meestal in dat na verloop van tijd minder kwalitatieve oplossingen uit de populatie worden verwijdert.</text:p>
      <text:h text:style-name="Heading_20_3" text:outline-level="3"><text:bookmark text:name="SECTION00643200000000000000"/>Simulated Annealing </text:h>
      <text:p text:style-name="Text_20_body">Simulated Annealing (SA) is de eerste gepubliceerde metaheuristiek. Het is een schema gebaseerd op het algoritme van <text:span text:style-name="T20">M</text:span>etropolis. Het werkt aan de hand van één overgangsfunctie en één oplossing die soms de actieve oplossing wordt genoemd. Het algoritme voert telkens de overgangsfunctie uit op de actieve oplossing. De resulterende oplossing beschouwen we als de nieuwe oplossing met een kans: </text:p>
      <table:table table:name="Tabel11" table:style-name="Tabel11">
        <table:table-column table:style-name="Tabel11.A"/>
        <table:table-column table:style-name="Tabel11.B"/>
        <table:table-row>
          <table:table-cell table:style-name="Tabel11.A1" office:value-type="string">
            <text:p text:style-name="P69"><office:annotation><dc:date>2013-06-02T12:23:33</dc:date><text:p>MATH</text:p><text:p><text:s/>\begin{equation}</text:p><text:p>\ensuremath{p\ensuremath{\left(\mbox{accept $s_1\rightarrow s_2$}\right)}}=\ensuremath{\min\ensuremath{\left(1,e^{\ensuremath{\left(\ensuremath{f\ensuremath{\left(s_2\right)}}-\ensuremath{f\ensuremath{\left(s_1\right)}}\right)}/T}\right)}}</text:p><text:p>\end{equation}</text:p></office:annotation><draw:frame draw:style-name="fr3" draw:name="Afbeeldingen149" text:anchor-type="as-char" svg:width="0.2291in" svg:height="0.1665in" draw:z-index="43"><draw:image xlink:href="../masterproef/img100.png" xlink:type="simple" xlink:show="embed" xlink:actuate="onLoad"/></draw:frame></text:p>
          </table:table-cell>
          <table:table-cell table:style-name="Tabel11.A1" office:value-type="string">
            <text:p text:style-name="P71">(9)</text:p>
          </table:table-cell>
        </table:table-row>
      </table:table>
      <text:p text:style-name="Text_20_body"/>
      <text:p text:style-name="Text_20_body">Deze formule is beter bekend als de Boltzmann-verdeling ofwel Gibbs-verdeling. Indien de nieuwe oplossing beter is dan de oude oplossing, we altijd accepteren, in het andere geval accepteren we met een kans die kleiner wordt naarmate het verschil in fitness-waarde groeit. In de formule staat ook een parameter ofwel temperatuur. De temperatuur bepaalt hoe sterk de kans daalt naarmate de kloof groeit. Het is een variabele die initieel op een positief getal wordt gezet en gedurende het zoekproces langzaam naar <text:span text:style-name="T5">0</text:span> zakt. Dit betekent dat we in het begin sterk geneigd zijn om een slechtere oplossing te accepteren. Op het einde accepteren we bijna uitsluitend oplossing die beter zijn dan hun ouder.</text:p>
      <text:h text:style-name="Heading_20_3" text:outline-level="3"><text:bookmark text:name="SECTION00643300000000000000"/>Iterated Local Search </text:h>
      <text:p text:style-name="Text_20_body">In de vorige sectie bespraken we Local Search. Local Search optimaliseert een oplossing door telkens in de omgeving van de actieve oplossing op zoek te gaan naar een betere oplossing. Deze methode leidt op termijn altijd tot een lokaal optimum. Iterated Local Search (ILS) probeert een globaal optimum te bereiken met behulp van een zoekproces dat afwisselt tussen twee fases: in de local search fase optimaliseert het programma de oplossing tot het in een lokaal optimum terecht komt; in de perturbatie fase voert men een overgangsfunctie uit die met een zekere kans in staat moet zijn om een oplossing te genereren die uit het lokale optimum ontsnapt.</text:p>
      <text:h text:style-name="Heading_20_3" text:outline-level="3"><text:bookmark text:name="SECTION00643400000000000000"/><text:soft-page-break/>Variable Neighborhood Search </text:h>
      <text:p text:style-name="Text_20_body">Variable Neighborhood Search (VNS) is een metaheuristiek die verder bouwt op Iterated Local Search. In het geval van Variable Neighborhood Search is er echter sprake van verschillende definities voor een omgeving<office:annotation><dc:date>2013-06-02T12:23:33</dc:date><text:p>MATH</text:p><text:p><text:s/>$\mathcal{N}_i$</text:p></office:annotation> <draw:frame draw:style-name="fr3" draw:name="Afbeeldingen151" text:anchor-type="as-char" svg:width="0.2291in" svg:height="0.1665in" draw:z-index="31"><draw:image xlink:href="../masterproef/img101.png" xlink:type="simple" xlink:show="embed" xlink:actuate="onLoad"/></draw:frame> in een iteratie zullen in de shake fase migreren naar een random oplossing in de omgeving<office:annotation><dc:date>2013-06-02T12:23:33</dc:date><text:p>MATH</text:p><text:p><text:s/>$\mathcal{N}_i$</text:p></office:annotation> <draw:frame draw:style-name="fr3" draw:name="Afbeeldingen152" text:anchor-type="as-char" svg:width="0.2291in" svg:height="0.1665in" draw:z-index="32"><draw:image xlink:href="../masterproef/img101.png" xlink:type="simple" xlink:show="embed" xlink:actuate="onLoad"/></draw:frame> en vervolgens passen we local search toe op basis van deze omgeving. In het geval we lange tijd geen verbetering vaststellen veranderen we van definitie voor omgeving.</text:p>
      <text:h text:style-name="Heading_20_3" text:outline-level="3"><text:bookmark text:name="SECTION00643500000000000000"/>Tabu Search </text:h>
      <text:p text:style-name="Text_20_body">In het geval van Tabu Search bestaat de omgeving uit de unie van een reeks deelomgevingen. Onder bepaalde voorwaarden kan men beslissen een deel van de omgeving of oplossingsruimte tijdelijk ontoegankelijk te verklaren: de acties of locaties worden dan tijdelijk in een "Tabu List (TL)" ondergebracht. Dit kan bijvoorbeeld nuttig zijn om eerdere acties niet plots ongedaan te maken. Na en bepaald aantal iteraties worden de acties terug uit de Tabu List gehaald en kan men deze wel terug uitvoeren.</text:p>
      <text:h text:style-name="Heading_20_2" text:outline-level="2"><text:bookmark text:name="SECTION00644000000000000000"/>Omzetten van beperkingen naar evaluaties </text:h>
      <text:p text:style-name="Text_20_body">Soms is een complexe functie met een weinig voorspelbaar gedrag. Een gevolg is dat het voor transitiefuncties geen sinecure is om een oplossingen te genereren uit de originele oplossing die nog steeds aan alle harde beperkingen voldoet. Een oplossing voor dit probleem is het omzetten van een deel de harde beperkingen in de evaluatiefunctie <draw:frame draw:style-name="fr3" draw:name="Afbeeldingen155" text:anchor-type="as-char" svg:width="0.1772in" svg:height="0.1563in" draw:z-index="33"><draw:image xlink:href="../masterproef/img24.png" xlink:type="simple" xlink:show="embed" xlink:actuate="onLoad"/></draw:frame>. Oplossingen die niet aan een deel van de harde beperkingen voldoen, zullen we toch als geldige oplossingen aanzien, maar met een hoge fitness-waarde. De procedure die berekend welke oplossing uiteindelijk wordt teruggegeven wordt ook aangepast: enkel geldige oplossing kan worden teruggegeven. Een algoritme die een optimalisatieprobleem<office:annotation><dc:date>2013-06-02T12:23:33</dc:date><text:p>MATH</text:p><text:p><text:s/>$\ensuremath{\left\langle X,c_1\wedge c_2,f\right\rangle}$</text:p></office:annotation> oplost, kan dus inwendig een optimalisatieprobleem<office:annotation><dc:date>2013-06-02T12:23:33</dc:date><text:p>MATH</text:p><text:p><text:s/>$\ensuremath{\left\langle X,c_1,f-K\cdot\ensuremath{\delta\ensuremath{\left[c_2\right]}}\right\rangle}$</text:p></office:annotation> <draw:frame draw:style-name="fr3" draw:name="Afbeeldingen157" text:anchor-type="as-char" svg:width="0.25in" svg:height="0.3335in" draw:z-index="34"><draw:image xlink:href="../masterproef/img103.png" xlink:type="simple" xlink:show="embed" xlink:actuate="onLoad"/></draw:frame> oplossen met <draw:frame draw:style-name="fr1" draw:name="Afbeeldingen158" text:anchor-type="as-char" svg:width="1.1252in" svg:height="0.3752in" draw:z-index="35"><draw:image xlink:href="../masterproef/img104.png" xlink:type="simple" xlink:show="embed" xlink:actuate="onLoad"/></draw:frame> een grote constante.</text:p>
      <text:h text:style-name="Heading_20_2" text:outline-level="2"><text:bookmark text:name="SECTION00645000000000000000"/>Modelleren van Metaheuristieken </text:h>
      <text:p text:style-name="Text_20_body">Elke metaheuristiek die we hierboven beschreven hebben dient telkens drie belangrijke vragen in het achterhoofd te houden: </text:p>
      <text:list xml:id="list4045402731520092704" text:style-name="L5">
        <text:list-item>
          <text:p text:style-name="P44"><text:span text:style-name="T21">K</text:span>an het globale optimum altijd gevonden worden door de metaheuristiek?</text:p>
        </text:list-item>
        <text:list-item>
          <text:p text:style-name="P44"><text:span text:style-name="T21">H</text:span>oe kunnen we identificeren dat we het globale optimum gevonden hebben?</text:p>
        </text:list-item>
        <text:list-item>
          <text:p text:style-name="P7"><text:span text:style-name="T21">H</text:span>oe lang zal het duren alvorens we dit optimum gevonden hebben?</text:p>
        </text:list-item>
      </text:list>
      <text:p text:style-name="Text_20_body">Wanneer we geen details kennen in verband met de vorm van de evaluatiefunctie spreekt het voor zich dat we enkel zeker kunnen zijn dat we een globaal optimum hebben gevonden door middel van exhaustive search. De verwachtte tijd alvorens dit gebeurt kan echter sterk verschillen van de tijd die we dienen te besteden aan het doorzoeken van een significant deel van de zoekruimte. Berekenen wanneer we gemiddeld dit optimum zullen bereiken staat bekend als het hitting time problem. We zullen in de volgende subsecties een model bespreken die de gemiddelde raaktijd probeert te identificeren. </text:p>
      <text:h text:style-name="Heading_20_3" text:outline-level="3"><text:bookmark text:name="SECTION00645100000000000000"/>Verwachtte tijd van een sequentieel proces </text:h>
      <text:p text:style-name="Text_20_body">Onderzoek naar de raaktijd is gepubliceerd in <text:span text:style-name="T21">een boek</text:span>. Men modelleert in deze publicatie een metaheuristiek aan de hand van een Markovketen: een algoritme dat zich op elk moment in een toestand bevindt en de volgende toestand probabilistisch kiest, uitsluitend op basis van de vorige toestand. Een <text:soft-page-break/>toestand wordt voorgesteld met slechts een eindig aantal bits, bijgevolg kan dus niet de volledige geschiedenis die het algoritme heeft doorlopen in de toestand worden opgeslagen. </text:p>
      <text:p text:style-name="Text_20_body">Toegepast op het geval van een metaheuristiek zal de toestand de populatie<office:annotation><dc:date>2013-06-02T12:23:33</dc:date><text:p>MATH</text:p><text:p><text:s/>$\mathcal{P}_i$</text:p></office:annotation> op dat moment voorstellen. Verder stelt men dat de populatie een vast aantal oplossing bevat. Deze voorwaarde beperkt het model niet omdat in elk algoritme de grootte van de populatie beperkt is tegenover de geheugencapaciteit van de machine en we op momenten dat er minder individuen in de populatie zitten, de lege plaatsen kunnen opvullen met zogenaamde dummy-oplossingen. </text:p>
      <text:h text:style-name="Heading_20_4" text:outline-level="4"><text:bookmark text:name="SECTION00645110000000000000"/>. </text:h>
      <text:p text:style-name="Text_20_body">Elke iteratie zal het algoritme een nieuwe toestand kiezen. Dit gebeurt volgen bepaalde overgangskansen<office:annotation><dc:date>2013-06-02T12:23:33</dc:date><text:p>MATH</text:p><text:p><text:s/>$\ensuremath{p\ensuremath{\left(t,i,j\right)}}$</text:p></office:annotation> <draw:frame draw:style-name="fr3" draw:name="Afbeeldingen161" text:anchor-type="as-char" svg:width="0.2083in" svg:height="0.1563in" draw:z-index="36"><draw:image xlink:href="../masterproef/img106.png" xlink:type="simple" xlink:show="embed" xlink:actuate="onLoad"/></draw:frame>: de kans om van een populatie<office:annotation><dc:date>2013-06-02T12:23:33</dc:date><text:p>MATH</text:p><text:p><text:s/>$\mathcal{P}_i$</text:p></office:annotation> <draw:frame draw:style-name="fr3" draw:name="Afbeeldingen162" text:anchor-type="as-char" svg:width="1.6665in" svg:height="0.3752in" draw:z-index="37"><draw:image xlink:href="../masterproef/img105.png" xlink:type="simple" xlink:show="embed" xlink:actuate="onLoad"/></draw:frame> naar een populatie<office:annotation><dc:date>2013-06-02T12:23:33</dc:date><text:p>MATH</text:p><text:p><text:s/>$\mathcal{P}_j$</text:p></office:annotation> <draw:frame draw:style-name="fr3" draw:name="Afbeeldingen163" text:anchor-type="as-char" svg:width="0.2291in" svg:height="0.3335in" draw:z-index="38"><draw:image xlink:href="../masterproef/img107.png" xlink:type="simple" xlink:show="embed" xlink:actuate="onLoad"/></draw:frame> te gaan op tijdstip <draw:frame draw:style-name="fr1" draw:name="Afbeeldingen164" text:anchor-type="as-char" svg:width="0.6772in" svg:height="0.3752in" draw:z-index="39"><draw:image xlink:href="../masterproef/img108.png" xlink:type="simple" xlink:show="embed" xlink:actuate="onLoad"/></draw:frame>. Indien de waarde van<office:annotation><dc:date>2013-06-02T12:23:33</dc:date><text:p>MATH</text:p><text:p><text:s/>$\ensuremath{p\ensuremath{\left(i,j,t\right)}}$</text:p></office:annotation> constant blijft over de tijd dan spreken we over een stationair proces (dit is typisch voor bijvoorbeeld een genetisch algoritme), indien de kansen in de tijd veranderen beschouwen we een niet stationair proces. We zullen enkel het stationaire geval beschouwen. </text:p>
      <text:h text:style-name="Heading_20_4" text:outline-level="4"><text:bookmark text:name="SECTION00645120000000000000"/>. </text:h>
      <text:p text:style-name="Text_20_body">Een concrete uitvoer van een metaheuristiek genereert dus een Markovketen: een lijst aan toestanden (populaties) waarbij het <draw:frame draw:style-name="fr1" draw:name="Afbeeldingen167" text:anchor-type="as-char" svg:width="0.2189in" svg:height="0.1665in" draw:z-index="40"><draw:image xlink:href="../masterproef/img43.png" xlink:type="simple" xlink:show="embed" xlink:actuate="onLoad"/></draw:frame>-de elementen in de lijst de populatie op tijdstip voorstelt. We kunnen de raaktijd van een Markovketen vervolgens definiëren als het tijdstip waarop we in een populatie terecht waar het globaal optimum deel van uitmaakt: </text:p>
      <text:p text:style-name="Text_20_body"><text:span text:style-name="T3">Definitie 8</text:span> (Raaktijd <draw:frame draw:style-name="fr1" draw:name="Afbeeldingen169" text:anchor-type="as-char" svg:width="0.2291in" svg:height="0.1665in" draw:z-index="41"><draw:image xlink:href="../masterproef/img3.png" xlink:type="simple" xlink:show="embed" xlink:actuate="onLoad"/></draw:frame>) <text:span text:style-name="T4">De raaktijd van een Markovketen</text:span><text:span text:style-name="T4"><office:annotation><dc:date>2013-06-02T12:23:33</dc:date><text:p>MATH</text:p><text:p><text:s/>$\mathfrak{P}$</text:p></office:annotation></text:span><text:span text:style-name="T4"> die bestaat uit populaties</text:span><text:span text:style-name="T4"><office:annotation><dc:date>2013-06-02T12:23:33</dc:date><text:p>MATH</text:p><text:p><text:s/>$\mathcal{P}_t$</text:p></office:annotation></text:span><text:span text:style-name="T4"> is gedefinieerd als volgt: </text:span></text:p>
      <table:table table:name="Tabel12" table:style-name="Tabel12">
        <table:table-column table:style-name="Tabel12.A"/>
        <table:table-column table:style-name="Tabel12.B"/>
        <table:table-row>
          <table:table-cell table:style-name="Tabel12.A1" office:value-type="string">
            <text:p text:style-name="P69"><office:annotation><dc:date>2013-06-02T12:23:33</dc:date><text:p>MATH</text:p><text:p><text:s/>\begin{equation}</text:p><text:p>\ensuremath{\theta \ensuremath{\left(\mathfrak{P}\right)}}=\min\ensuremath{\left\{ t|\mathcal{P}_t\in\mathfrak{P}\wedge\mathcal{X}^{\star}\cap \mathcal{P}_t\neq\emptyset\right\}}</text:p><text:p>\end{equation}</text:p></office:annotation><draw:frame draw:style-name="fr3" draw:name="Afbeeldingen173" text:anchor-type="as-char" svg:width="0.198in" svg:height="0.3543in" draw:z-index="42"><draw:image xlink:href="../masterproef/img112.png" xlink:type="simple" xlink:show="embed" xlink:actuate="onLoad"/></draw:frame></text:p>
          </table:table-cell>
          <table:table-cell table:style-name="Tabel12.A1" office:value-type="string">
            <text:p text:style-name="P71">(10)</text:p>
          </table:table-cell>
        </table:table-row>
      </table:table>
      <text:p text:style-name="Text_20_body"/>
      <text:p text:style-name="P5">We kunnen deze definitie ook uitbreiden naar de raaktijd voor een zekere fitness-waarde <draw:frame draw:style-name="fr1" draw:name="Afbeeldingen174" text:anchor-type="as-char" svg:width="0.2291in" svg:height="0.3335in" draw:z-index="44"><draw:image xlink:href="../masterproef/img113.png" xlink:type="simple" xlink:show="embed" xlink:actuate="onLoad"/></draw:frame>: </text:p>
      <table:table table:name="Tabel13" table:style-name="Tabel13">
        <table:table-column table:style-name="Tabel13.A"/>
        <table:table-column table:style-name="Tabel13.B"/>
        <table:table-row>
          <table:table-cell table:style-name="Tabel13.A1" office:value-type="string">
            <text:p text:style-name="P69"><office:annotation><dc:date>2013-06-02T12:23:33</dc:date><text:p>MATH</text:p><text:p><text:s/>\begin{equation}</text:p><text:p>\ensuremath{\theta \ensuremath{\left(\mathfrak{P},\ensuremath{v}\right)}}=\min\ensuremath{\left\{ t|\mathcal{P}_t\in\mathfrak{P}:\exists x\in \mathcal{P}_t:\ensuremath{f\ensuremath{\left(x\right)}}\leq \ensuremath{v}\right\}}</text:p><text:p>\end{equation}</text:p></office:annotation><draw:frame draw:style-name="fr3" draw:name="Afbeeldingen175" text:anchor-type="as-char" svg:width="3.0417in" svg:height="0.3752in" draw:z-index="49"><draw:image xlink:href="../masterproef/img114.png" xlink:type="simple" xlink:show="embed" xlink:actuate="onLoad"/></draw:frame></text:p>
          </table:table-cell>
          <table:table-cell table:style-name="Tabel13.A1" office:value-type="string">
            <text:p text:style-name="P71">(11)</text:p>
          </table:table-cell>
        </table:table-row>
      </table:table>
      <text:p text:style-name="Text_20_body"/>
      <text:h text:style-name="Heading_20_4" text:outline-level="4"><text:bookmark text:name="SECTION00645130000000000000"/>. </text:h>
      <text:p text:style-name="Text_20_body">We zullen stellen dat we op zoek zijn naar een populatie met een oplossing met een fitness-waarde die kleiner is dan <draw:frame draw:style-name="fr1" draw:name="Afbeeldingen176" text:anchor-type="as-char" svg:width="0.2291in" svg:height="0.3335in" draw:z-index="45"><draw:image xlink:href="../masterproef/img113.png" xlink:type="simple" xlink:show="embed" xlink:actuate="onLoad"/></draw:frame>. Op basis van dit criterium kunnen we populaties indelen in doel-populaties, waar dergelijke oplossingen in voorkomen, en normale populaties. We stellen dat er in totaal<office:annotation><dc:date>2013-06-02T12:23:33</dc:date><text:p>MATH</text:p><text:p><text:s/>$\ensuremath{N}$</text:p></office:annotation> populaties door het algoritme kunnen worden gegenereerd waarvan<office:annotation><dc:date>2013-06-02T12:23:33</dc:date><text:p>MATH</text:p><text:p><text:s/>$\ensuremath{g}$</text:p></office:annotation> doel-populaties. We geven vervolgens elk van de populaties een index waarbij we de doel-populaties eerst nummeren:<office:annotation><dc:date>2013-06-02T12:23:33</dc:date><text:p>MATH</text:p><text:p><text:s/>$\mathcal{P}_1,\mathcal{P}_2,\ldots,\mathcal{P}_{\ensuremath{g}}$</text:p></office:annotation> zijn doel-populaties,<office:annotation><dc:date>2013-06-02T12:23:33</dc:date><text:p>MATH</text:p><text:p><text:s/>$\mathcal{P}_{\ensuremath{g}+1},\mathcal{P}_{\ensuremath{g}+2},\ldots,\mathcal{P}_{\ensuremath{N}}$</text:p></office:annotation> normale populaties. We kunnen nu een kansvector<office:annotation><dc:date>2013-06-02T12:23:33</dc:date><text:p>MATH</text:p><text:p><text:s/>$\vec{\alpha}_{t}$</text:p></office:annotation> opstellen voor een gegeven tijdstip waarbij een element in<office:annotation><dc:date>2013-06-02T12:23:33</dc:date><text:p>MATH</text:p><text:p><text:s/>$\vec{\alpha}_{t}$</text:p></office:annotation> de kans voorstelt dat het algoritme zich op dat moment in de overeenkomstige toestand (populatie) bevindt. Door de transitiekansen te herschrijven in de vorm van een transitiematrix<office:annotation><dc:date>2013-06-02T12:23:33</dc:date><text:p>MATH</text:p><text:p><text:s/>$\ensuremath{P}$</text:p></office:annotation> kunnen we door<office:annotation><dc:date>2013-06-02T12:23:33</dc:date><text:p>MATH</text:p><text:p><text:s/>$\vec{\alpha}_{t}$</text:p></office:annotation> met deze matrix te vermenigvuldigen de kansverdeling voor de volgende iteratie uitrekenen. </text:p>
      <text:h text:style-name="Heading_20_4" text:outline-level="4"><text:bookmark text:name="SECTION00645140000000000000"/><text:soft-page-break/>. </text:h>
      <text:p text:style-name="Text_20_body">Het ordenen van de populaties in een doel-populatie gedeelte en een normaal gedeelte laat toe dat we de transitiematrix<office:annotation><dc:date>2013-06-02T12:23:33</dc:date><text:p>MATH</text:p><text:p><text:s/>$\ensuremath{P}$</text:p></office:annotation> opdelen in deelmatrices: </text:p>
      <table:table table:name="Tabel14" table:style-name="Tabel14">
        <table:table-column table:style-name="Tabel14.A"/>
        <table:table-column table:style-name="Tabel14.B"/>
        <table:table-row>
          <table:table-cell table:style-name="Tabel14.A1" office:value-type="string">
            <text:p text:style-name="P69"><office:annotation><dc:date>2013-06-02T12:23:33</dc:date><text:p>MATH</text:p><text:p><text:s/>\begin{equation}</text:p><text:p>\ensuremath{P}=\ensuremath{\left(\begin{array}{cc}</text:p><text:p>J&amp;H\\</text:p><text:p>\ensuremath{B}&amp;\ensuremath{\hat{P}}</text:p><text:p>\end{array}\right)}</text:p><text:p>\end{equation}</text:p></office:annotation><draw:frame draw:style-name="fr3" draw:name="Afbeeldingen187" text:anchor-type="as-char" svg:width="0.1874in" svg:height="0.1563in" draw:z-index="50"><draw:image xlink:href="../masterproef/img122.png" xlink:type="simple" xlink:show="embed" xlink:actuate="onLoad"/></draw:frame></text:p>
          </table:table-cell>
          <table:table-cell table:style-name="Tabel14.A1" office:value-type="string">
            <text:p text:style-name="P71">(12)</text:p>
          </table:table-cell>
        </table:table-row>
      </table:table>
      <text:p text:style-name="Text_20_body"/>
      <text:p text:style-name="Text_20_body">Met een<office:annotation><dc:date>2013-06-02T12:23:33</dc:date><text:p>MATH</text:p><text:p><text:s/>$\ensuremath{g}\times\ensuremath{g}$</text:p></office:annotation> matrix, een<office:annotation><dc:date>2013-06-02T12:23:33</dc:date><text:p>MATH</text:p><text:p><text:s/>$\ensuremath{g}\times\ensuremath{N}-\ensuremath{g}$</text:p></office:annotation> matrix, een<office:annotation><dc:date>2013-06-02T12:23:33</dc:date><text:p>MATH</text:p><text:p><text:s/>$\ensuremath{N}-\ensuremath{g}\times\ensuremath{g}$</text:p></office:annotation> matrix en<office:annotation><dc:date>2013-06-02T12:23:33</dc:date><text:p>MATH</text:p><text:p><text:s/>$\ensuremath{\hat{P}}$</text:p></office:annotation> een<office:annotation><dc:date>2013-06-02T12:23:33</dc:date><text:p>MATH</text:p><text:p><text:s/>$\ensuremath{N}-\ensuremath{g}\times\ensuremath{N}-\ensuremath{g}$</text:p></office:annotation> matrix. De waardes van en zijn niet interessant: eenmaal we ons in een doel-populatie bevinden is wat daarna gebeurt irrelevant voor de raaktijd van het algoritme. We streven er naar om met ons algoritme de waardes in<office:annotation><dc:date>2013-06-02T12:23:33</dc:date><text:p>MATH</text:p><text:p><text:s/>$\ensuremath{B}$</text:p></office:annotation> - ook wel de bridge genoemd - zo hoog mogelijk te maken: deze matrix bevat immers de kansen om van een normale populatie naar een doel-populatie te migreren.<office:annotation><dc:date>2013-06-02T12:23:33</dc:date><text:p>MATH</text:p><text:p><text:s/>$\ensuremath{\hat{P}}$</text:p></office:annotation> <draw:frame draw:style-name="fr1" draw:name="Afbeeldingen199" text:anchor-type="as-char" svg:width="0.198in" svg:height="0.1563in" draw:z-index="46"><draw:image xlink:href="../masterproef/img129.png" xlink:type="simple" xlink:show="embed" xlink:actuate="onLoad"/></draw:frame> wordt ook wel de verwijderde transitiematrix genoemd. De waardes in de matrix worden beïnvloed door het probleem (via de definities van de omgevingen) en het zoekalgoritme (de metaheuristiek in kwestie). </text:p>
      <text:h text:style-name="Heading_20_4" text:outline-level="4"><text:bookmark text:name="SECTION00645150000000000000"/>. </text:h>
      <text:p text:style-name="Text_20_body">Net als bij de transitiematrix<office:annotation><dc:date>2013-06-02T12:23:33</dc:date><text:p>MATH</text:p><text:p><text:s/>$\ensuremath{P}$</text:p></office:annotation> kunnen we de probabiliteitsvector<office:annotation><dc:date>2013-06-02T12:23:33</dc:date><text:p>MATH</text:p><text:p><text:s/>$\ensuremath{\vec{\alpha}_{t}}$</text:p></office:annotation> opdelen in twee delen: een gedeelte<office:annotation><dc:date>2013-06-02T12:23:33</dc:date><text:p>MATH</text:p><text:p><text:s/>$\ensuremath{\vec{\alpha}^G_{t}}$</text:p></office:annotation> met dimensie<office:annotation><dc:date>2013-06-02T12:23:33</dc:date><text:p>MATH</text:p><text:p><text:s/>$\ensuremath{g}$</text:p></office:annotation> en een gedeelte<office:annotation><dc:date>2013-06-02T12:23:33</dc:date><text:p>MATH</text:p><text:p><text:s/>$\ensuremath{\vec{\hat{\alpha}}_{t}}$</text:p></office:annotation> <draw:frame draw:style-name="fr3" draw:name="Afbeeldingen204" text:anchor-type="as-char" svg:width="0.2189in" svg:height="0.3437in" draw:z-index="47"><draw:image xlink:href="../masterproef/img134.png" xlink:type="simple" xlink:show="embed" xlink:actuate="onLoad"/></draw:frame>. Op basis van de transitiematrix kunnen we de probabiliteitsvector na stappen berekenen in functie van<office:annotation><dc:date>2013-06-02T12:23:33</dc:date><text:p>MATH</text:p><text:p><text:s/>$\ensuremath{\vec{\alpha}_{t-1}}$</text:p></office:annotation> <draw:frame draw:style-name="fr3" draw:name="Afbeeldingen206" text:anchor-type="as-char" svg:width="0.2811in" svg:height="0.3957in" draw:z-index="48"><draw:image xlink:href="../masterproef/img135.png" xlink:type="simple" xlink:show="embed" xlink:actuate="onLoad"/></draw:frame>: </text:p>
      <text:p text:style-name="P2"><text:bookmark text:name="eqn:oneStepTransition"/><office:annotation><dc:date>2013-06-02T12:23:33</dc:date><text:p>MATH</text:p><text:p><text:s/>\begin{equation}</text:p><text:p>\ensuremath{\vec{\alpha}_{t}}=\ensuremath{\left(\ensuremath{\vec{\alpha}^G_{t}}\ |\ \ensuremath{\vec{\hat{\alpha}}_{t}}\right)}=\ensuremath{\vec{\alpha}_{t-1}}\cdot\ensuremath{P}=\ensuremath{\left(\ensuremath{\vec{\alpha}^G_{t-1}}+\ensuremath{B}\cdot\ensuremath{\vec{\hat{\alpha}}_{t-1}}\ |\ \ensuremath{\vec{\hat{\alpha}}_{t-1}}\cdot\ensuremath{\hat{P}}\right)}</text:p><text:p>\end{equation}</text:p></office:annotation></text:p>
      <table:table table:name="Tabel15" table:style-name="Tabel15">
        <table:table-column table:style-name="Tabel15.A"/>
        <table:table-column table:style-name="Tabel15.B"/>
        <table:table-row>
          <table:table-cell table:style-name="Tabel15.A1" office:value-type="string">
            <text:p text:style-name="P69"><draw:frame draw:style-name="fr3" draw:name="Afbeeldingen207" text:anchor-type="as-char" svg:width="0.2189in" svg:height="0.4374in" draw:z-index="58"><draw:image xlink:href="../masterproef/img136.png" xlink:type="simple" xlink:show="embed" xlink:actuate="onLoad"/></draw:frame></text:p>
          </table:table-cell>
          <table:table-cell table:style-name="Tabel15.A1" office:value-type="string">
            <text:p text:style-name="P71">(13)</text:p>
          </table:table-cell>
        </table:table-row>
      </table:table>
      <text:p text:style-name="Text_20_body"/>
      <text:p text:style-name="Text_20_body">We zijn vooral geïnteresseerd in de fractie van Markovketens die in stap naar een doel-populatie migreren ofwel de kans dat we stap een gewenste oplossing bereiken: </text:p>
      <text:p text:style-name="P2"><text:bookmark text:name="eqn:exhaust"/><office:annotation><dc:date>2013-06-02T12:23:33</dc:date><text:p>MATH</text:p><text:p><text:s/>\begin{equation}</text:p><text:p>\ensuremath{\Pr\ensuremath{\left[\theta =t\right]}}=\displaystyle\sum_{i=\ensuremath{g}+1}^{N}\ensuremath{\left(\ensuremath{\vec{\alpha}_{t-1,i}}\cdot\displaystyle\sum_{j=1}^{\ensuremath{g}}\ensuremath{p\ensuremath{\left(t,i,j\right)}}\right)}=\ensuremath{\left\| \ensuremath{\vec{\hat{\alpha}}_{t-1}}\cdot \ensuremath{B}\right\|_{1}}</text:p><text:p>\end{equation}</text:p></office:annotation></text:p>
      <table:table table:name="Tabel16" table:style-name="Tabel16">
        <table:table-column table:style-name="Tabel16.A"/>
        <table:table-column table:style-name="Tabel16.B"/>
        <table:table-row>
          <table:table-cell table:style-name="Tabel16.A1" office:value-type="string">
            <text:p text:style-name="P69"><draw:frame draw:style-name="fr3" draw:name="Afbeeldingen210" text:anchor-type="as-char" svg:width="0.4063in" svg:height="0.3437in" draw:z-index="59"><draw:image xlink:href="../masterproef/img137.png" xlink:type="simple" xlink:show="embed" xlink:actuate="onLoad"/></draw:frame></text:p>
          </table:table-cell>
          <table:table-cell table:style-name="Tabel16.A1" office:value-type="string">
            <text:p text:style-name="P71">(14)</text:p>
          </table:table-cell>
        </table:table-row>
      </table:table>
      <text:p text:style-name="Text_20_body"/>
      <text:p text:style-name="P41">Een ander logische gevolg uit vergelijking 1 zijn de transities van normale populaties naar andere normale populaties. De som van de kansen die in deze deelvector aanwezig zijn, is de kans dat we na deze stappen nog steeds geen acceptabele oplossing gevonden hebben: </text:p>
      <text:p text:style-name="P2"><text:bookmark text:name="eqn:remainder"/><text:bookmark text:name="eqn:nothit"/><office:annotation><dc:date>2013-06-02T12:23:33</dc:date><text:p>MATH</text:p><text:p><text:s/>\begin{eqnarray}</text:p><text:p>\ensuremath{\vec{\hat{\alpha}}_{t}}=\ensuremath{\vec{\hat{\alpha}}_{t-1}}\cdot\ensuremath{\hat{P}}=\ensuremath{\vec{\hat{\alpha}}_{t-2}}\cdot\ensuremath{\hat{P}}^2=\ldots=\ensuremath{\vec{\hat{\alpha}}_{0}}\cdot\ensuremath{\hat{P}}^t\\</text:p><text:p>\ensuremath{\Pr\ensuremath{\left[\theta &gt;t\right]}}=\displaystyle\sum_{i=\ensuremath{g}+1}^{\ensuremath{N}}\ensuremath{\vec{\alpha}_{t,i}}=\ensuremath{\left\| \ensuremath{\vec{\hat{\alpha}}_{t}}\right\|_{1}}=\ensuremath{\left\| \ensuremath{\vec{\hat{\alpha}}_{0}}\cdot\ensuremath{\hat{P}}^t\right\|_{1}}</text:p><text:p>\end{eqnarray}</text:p></office:annotation></text:p>
      <table:table table:name="Tabel17" table:style-name="Tabel17">
        <table:table-column table:style-name="Tabel17.A"/>
        <table:table-column table:style-name="Tabel17.B"/>
        <table:table-column table:style-name="Tabel17.C"/>
        <table:table-column table:style-name="Tabel17.D"/>
        <table:table-row>
          <table:table-cell table:style-name="Tabel17.A1" office:value-type="string">
            <text:p text:style-name="P71"><draw:frame draw:style-name="fr3" draw:name="Afbeeldingen212" text:anchor-type="as-char" svg:width="4.5626in" svg:height="0.4898in" draw:z-index="60"><draw:image xlink:href="../masterproef/img138.png" xlink:type="simple" xlink:show="embed" xlink:actuate="onLoad"/></draw:frame></text:p>
          </table:table-cell>
          <table:table-cell table:style-name="Tabel17.A1" office:value-type="string">
            <text:p text:style-name="Table_20_Contents"> </text:p>
          </table:table-cell>
          <table:table-cell table:style-name="Tabel17.A1" office:value-type="string">
            <text:p text:style-name="Table_20_Contents"> </text:p>
          </table:table-cell>
          <table:table-cell table:style-name="Tabel17.A1" office:value-type="string">
            <text:p text:style-name="P71">(15)</text:p>
          </table:table-cell>
        </table:table-row>
        <table:table-row>
          <table:table-cell table:style-name="Tabel17.A1" office:value-type="string">
            <text:p text:style-name="P71"><draw:frame draw:style-name="fr3" draw:name="Afbeeldingen213" text:anchor-type="as-char" svg:width="4.3646in" svg:height="0.7709in" draw:z-index="61"><draw:image xlink:href="../masterproef/img139.png" xlink:type="simple" xlink:show="embed" xlink:actuate="onLoad"/></draw:frame></text:p>
          </table:table-cell>
          <table:table-cell table:style-name="Tabel17.A1" office:value-type="string">
            <text:p text:style-name="Table_20_Contents"> </text:p>
          </table:table-cell>
          <table:table-cell table:style-name="Tabel17.A1" office:value-type="string">
            <text:p text:style-name="Table_20_Contents"> </text:p>
          </table:table-cell>
          <table:table-cell table:style-name="Tabel17.A1" office:value-type="string">
            <text:p text:style-name="P71">(16)</text:p>
          </table:table-cell>
        </table:table-row>
      </table:table>
      <text:p text:style-name="Text_20_body"><text:line-break/>Op basis van vergelijking 1 en vergelijking 1 kunnen we nu de verwachte stap berekenen waarop we een doel-populatie zullen bereiken: </text:p>
      <text:p text:style-name="P2"><text:bookmark text:name="eqn:meanHit"/><office:annotation><dc:date>2013-06-02T12:23:33</dc:date><text:p>MATH</text:p><text:p><text:s/>\begin{equation}</text:p><text:p>\ensuremath{\mathbb{E}_{}\ensuremath{\left[\theta \right]}}=1+\displaystyle\sum_{i=0}^{\infty}{\ensuremath{\Pr\ensuremath{\left[\theta &gt;i\right]}}}=1+\displaystyle\sum_{i=0}^{\infty}{\ensuremath{\left\| \ensuremath{\vec{\hat{\alpha}}_{0}}\cdot\ensuremath{\hat{P}}^i\right\|_{1}}}</text:p><text:p>\end{equation}</text:p></office:annotation></text:p>
      <table:table table:name="Tabel18" table:style-name="Tabel18">
        <table:table-column table:style-name="Tabel18.A"/>
        <table:table-column table:style-name="Tabel18.B"/>
        <text:soft-page-break/>
        <table:table-row>
          <table:table-cell table:style-name="Tabel18.A1" office:value-type="string">
            <text:p text:style-name="P69"><draw:frame draw:style-name="fr3" draw:name="Afbeeldingen214" text:anchor-type="as-char" svg:width="3.2602in" svg:height="0.4374in" draw:z-index="62"><draw:image xlink:href="../masterproef/img140.png" xlink:type="simple" xlink:show="embed" xlink:actuate="onLoad"/></draw:frame></text:p>
          </table:table-cell>
          <table:table-cell table:style-name="Tabel18.A1" office:value-type="string">
            <text:p text:style-name="P71">(17)</text:p>
          </table:table-cell>
        </table:table-row>
      </table:table>
      <text:p text:style-name="Text_20_body"/>
      <text:p text:style-name="Text_20_body">In deze vergelijking tellen we elke kans<office:annotation><dc:date>2013-06-02T12:23:33</dc:date><text:p>MATH</text:p><text:p><text:s/>$\ensuremath{\Pr\ensuremath{\left[\theta =k\right]}}$</text:p></office:annotation> juist keer. </text:p>
      <text:h text:style-name="Heading_20_4" text:outline-level="4"><text:bookmark text:name="SECTION00645160000000000000"/>. </text:h>
      <text:p text:style-name="Text_20_body">Vermits<office:annotation><dc:date>2013-06-02T12:23:33</dc:date><text:p>MATH</text:p><text:p><text:s/>$\ensuremath{\hat{P}}$</text:p></office:annotation> een kansenmatrix voorstelt kunnen we stellen dat<office:annotation><dc:date>2013-06-02T12:23:33</dc:date><text:p>MATH</text:p><text:p><text:s/>$\hat{p}_{i,j}\geq 0$</text:p></office:annotation> <draw:frame draw:style-name="fr3" draw:name="Afbeeldingen218" text:anchor-type="as-char" svg:width="3.552in" svg:height="0.6563in" draw:z-index="51"><draw:image xlink:href="../masterproef/img142.png" xlink:type="simple" xlink:show="embed" xlink:actuate="onLoad"/></draw:frame>. We maken verder de assumptie dat we na een arbitrair aantal stappen<office:annotation><dc:date>2013-06-02T12:23:33</dc:date><text:p>MATH</text:p><text:p><text:s/>$\ensuremath{m}$</text:p></office:annotation> <draw:frame draw:style-name="fr1" draw:name="Afbeeldingen219" text:anchor-type="as-char" svg:width="0.802in" svg:height="0.3752in" draw:z-index="52"><draw:image xlink:href="../masterproef/img143.png" xlink:type="simple" xlink:show="embed" xlink:actuate="onLoad"/></draw:frame>, vanuit elke normale populaties<office:annotation><dc:date>2013-06-02T12:23:33</dc:date><text:p>MATH</text:p><text:p><text:s/>$\mathcal{P}_i$</text:p></office:annotation> een kans bestaat dat we naar een andere normale populaties<office:annotation><dc:date>2013-06-02T12:23:33</dc:date><text:p>MATH</text:p><text:p><text:s/>$\mathcal{P}_j$</text:p></office:annotation> <draw:frame draw:style-name="fr3" draw:name="Afbeeldingen221" text:anchor-type="as-char" svg:width="0.2291in" svg:height="0.3335in" draw:z-index="53"><draw:image xlink:href="../masterproef/img107.png" xlink:type="simple" xlink:show="embed" xlink:actuate="onLoad"/></draw:frame> kunnen migreren. Vermits hierdoor de matrix primitief is, en er minstens één rij van<office:annotation><dc:date>2013-06-02T12:23:33</dc:date><text:p>MATH</text:p><text:p><text:s/>$\ensuremath{\hat{P}}$</text:p></office:annotation> niet sommeert naar <draw:frame draw:style-name="fr1" draw:name="Afbeeldingen223" text:anchor-type="as-char" svg:width="0.5311in" svg:height="0.3228in" draw:z-index="54"><draw:image xlink:href="../masterproef/img20.png" xlink:type="simple" xlink:show="embed" xlink:actuate="onLoad"/></draw:frame> (anders zouden we nooit in een doel-populatie kunnen terechtkomen), weten we dat de grootste eigenwaarde<office:annotation><dc:date>2013-06-02T12:23:33</dc:date><text:p>MATH</text:p><text:p><text:s/>$\ensuremath{\lambda_{1,\ensuremath{\hat{P}}}}&lt;1$</text:p></office:annotation> <draw:frame draw:style-name="fr3" draw:name="Afbeeldingen224" text:anchor-type="as-char" svg:width="0.6252in" svg:height="0.3335in" draw:z-index="55"><draw:image xlink:href="../masterproef/img144.png" xlink:type="simple" xlink:show="embed" xlink:actuate="onLoad"/></draw:frame>. </text:p>
      <text:h text:style-name="Heading_20_4" text:outline-level="4"><text:bookmark text:name="SECTION00645170000000000000"/>. </text:h>
      <text:p text:style-name="Text_20_body">We kunnen een eigenvector benaderen door een<office:annotation><dc:date>2013-06-02T12:23:33</dc:date><text:p>MATH</text:p><text:p><text:s/>$\boldsymbol{1}_{}$</text:p></office:annotation> <draw:frame draw:style-name="fr3" draw:name="Afbeeldingen225" text:anchor-type="as-char" svg:width="0.2083in" svg:height="0.1563in" draw:z-index="56"><draw:image xlink:href="../masterproef/img145.png" xlink:type="simple" xlink:show="embed" xlink:actuate="onLoad"/></draw:frame>-vector een groot aantal maal toe te passen op de matrix in kwestie en vervolgens te normaliseren. Daarom kunnen we stellen dat voor een grote <draw:frame draw:style-name="fr1" draw:name="Afbeeldingen226" text:anchor-type="as-char" svg:width="0.6772in" svg:height="0.3752in" draw:z-index="57"><draw:image xlink:href="../masterproef/img108.png" xlink:type="simple" xlink:show="embed" xlink:actuate="onLoad"/></draw:frame>: </text:p>
      <text:p text:style-name="P2"><text:bookmark text:name="eqn:longTermAlpha"/><office:annotation><dc:date>2013-06-02T12:23:33</dc:date><text:p>MATH</text:p><text:p><text:s/>\begin{equation}</text:p><text:p>\begin{array}{cc}</text:p><text:p>\ensuremath{\vec{x}}\cdot\ensuremath{\hat{P}}^t\cdot\boldsymbol{1}_{\ensuremath{N}-\ensuremath{g}\times1}\approx\ensuremath{\vec{x}}\cdot\ensuremath{\lambda_{1,\ensuremath{\hat{P}}}}^t\cdot\ensuremath{\vec{\nu}_{1,\ensuremath{\hat{P}}}}^{\top}=\ensuremath{\lambda_{1,\ensuremath{\hat{P}}}}^t\cdot\ensuremath{\sigma}&amp;\mbox{($t\gg 1$)}</text:p><text:p>\end{array}</text:p><text:p>\end{equation}</text:p></office:annotation></text:p>
      <table:table table:name="Tabel19" table:style-name="Tabel19">
        <table:table-column table:style-name="Tabel19.A"/>
        <table:table-column table:style-name="Tabel19.B"/>
        <table:table-row>
          <table:table-cell table:style-name="Tabel19.A1" office:value-type="string">
            <text:p text:style-name="P69"><draw:frame draw:style-name="fr1" draw:name="Afbeeldingen227" text:anchor-type="as-char" svg:width="0.7083in" svg:height="0.3646in" draw:z-index="68"><draw:image xlink:href="../masterproef/img146.png" xlink:type="simple" xlink:show="embed" xlink:actuate="onLoad"/></draw:frame></text:p>
          </table:table-cell>
          <table:table-cell table:style-name="Tabel19.A1" office:value-type="string">
            <text:p text:style-name="P71">(18)</text:p>
          </table:table-cell>
        </table:table-row>
      </table:table>
      <text:p text:style-name="Text_20_body"/>
      <text:p text:style-name="Text_20_body">Wanneer we voor<office:annotation><dc:date>2013-06-02T12:23:33</dc:date><text:p>MATH</text:p><text:p><text:s/>$\ensuremath{\vec{x}}$</text:p></office:annotation> de begindistributie<office:annotation><dc:date>2013-06-02T12:23:33</dc:date><text:p>MATH</text:p><text:p><text:s/>$\ensuremath{\vec{\hat{\alpha}}_{0}}$</text:p></office:annotation> nemen, kunnen we het inwendig product tussen<office:annotation><dc:date>2013-06-02T12:23:33</dc:date><text:p>MATH</text:p><text:p><text:s/>$\ensuremath{\vec{\hat{\alpha}}_{0}}$</text:p></office:annotation> en<office:annotation><dc:date>2013-06-02T12:23:33</dc:date><text:p>MATH</text:p><text:p><text:s/>$\ensuremath{\vec{\nu}_{1,\ensuremath{\hat{P}}}}$</text:p></office:annotation> definiëren als<office:annotation><dc:date>2013-06-02T12:23:33</dc:date><text:p>MATH</text:p><text:p><text:s/>$\ensuremath{\sigma}$</text:p></office:annotation> <draw:frame draw:style-name="fr1" draw:name="Afbeeldingen232" text:anchor-type="as-char" svg:width="0.1354in" svg:height="0.1665in" draw:z-index="63"><draw:image xlink:href="../masterproef/img5.png" xlink:type="simple" xlink:show="embed" xlink:actuate="onLoad"/></draw:frame>. We kunnen vervolgens vergelijking 1 en vergelijking 1 samennemen in een nieuwe vergelijking die een benaderende waarde voor de gemiddelde raaktijd oplevert: </text:p>
      <table:table table:name="Tabel20" table:style-name="Tabel20">
        <table:table-column table:style-name="Tabel20.A"/>
        <table:table-column table:style-name="Tabel20.B"/>
        <table:table-row>
          <table:table-cell table:style-name="Tabel20.A1" office:value-type="string">
            <text:p text:style-name="P69"><office:annotation><dc:date>2013-06-02T12:23:33</dc:date><text:p>MATH</text:p><text:p><text:s/>\begin{equation}</text:p><text:p>\ensuremath{\mathbb{E}_{}\ensuremath{\left[\theta \right]}}\approx 1+\ensuremath{\left\| \ensuremath{\vec{\hat{\alpha}}_{0}}\right\|_{1}}+\ensuremath{\sigma}\cdot\ensuremath{\left(\displaystyle\sum_{i=1}^{\infty}\ensuremath{\lambda_{1,\ensuremath{\hat{P}}}}^i\right)}=1+\ensuremath{\left\| \ensuremath{\vec{\hat{\alpha}}_{0}}\right\|_{1}}+\displaystyle\frac{\ensuremath{\sigma}\cdot \ensuremath{\lambda_{1,\ensuremath{\hat{P}}}}}{1-\ensuremath{\lambda_{1,\ensuremath{\hat{P}}}}}</text:p><text:p>\end{equation}</text:p></office:annotation><draw:frame draw:style-name="fr3" draw:name="Afbeeldingen233" text:anchor-type="as-char" svg:width="0.2398in" svg:height="0.4374in" draw:z-index="69"><draw:image xlink:href="../masterproef/img150.png" xlink:type="simple" xlink:show="embed" xlink:actuate="onLoad"/></draw:frame></text:p>
          </table:table-cell>
          <table:table-cell table:style-name="Tabel20.A1" office:value-type="string">
            <text:p text:style-name="P71">(19)</text:p>
          </table:table-cell>
        </table:table-row>
      </table:table>
      <text:p text:style-name="Text_20_body"/>
      <text:p text:style-name="Text_20_body">Net zoals we de termen van dit gemiddelde benadert hebben aan de hand van vergelijking 1, kunnen we de eerste termen benaderen door deze vergelijking omgekeerd toe te passen. We stellen dus dat<office:annotation><dc:date>2013-06-02T12:23:33</dc:date><text:p>MATH</text:p><text:p><text:s/>$1+\ensuremath{\left\| \ensuremath{\vec{\hat{\alpha}}_{0}}\right\|_{1}}=\ensuremath{\sigma}\cdot\ensuremath{\left(1+\ensuremath{\lambda_{1,\ensuremath{\hat{P}}}}^{-1}\right)}$</text:p></office:annotation> <draw:frame draw:style-name="fr3" draw:name="Afbeeldingen234" text:anchor-type="as-char" svg:width="0.3646in" svg:height="0.3437in" draw:z-index="64"><draw:image xlink:href="../masterproef/img151.png" xlink:type="simple" xlink:show="embed" xlink:actuate="onLoad"/></draw:frame>. Dit levert ons een ruwe schatting voor de raaktijd op: </text:p>
      <text:p text:style-name="P2"><text:bookmark text:name="eqn:hitTimeSingle"/><office:annotation><dc:date>2013-06-02T12:23:33</dc:date><text:p>MATH</text:p><text:p><text:s/>\begin{equation}</text:p><text:p>\ensuremath{\mathbb{E}_{}\ensuremath{\left[\theta \right]}}\approx\displaystyle\frac{\ensuremath{\sigma}}{\ensuremath{\left(1-\ensuremath{\lambda_{1,\ensuremath{\hat{P}}}}\right)}\cdot\ensuremath{\lambda_{1,\ensuremath{\hat{P}}}}}</text:p><text:p>\end{equation}</text:p></office:annotation></text:p>
      <table:table table:name="Tabel21" table:style-name="Tabel21">
        <table:table-column table:style-name="Tabel21.A"/>
        <table:table-column table:style-name="Tabel21.B"/>
        <table:table-row>
          <table:table-cell table:style-name="Tabel21.A1" office:value-type="string">
            <text:p text:style-name="P69"><draw:frame draw:style-name="fr3" draw:name="Afbeeldingen235" text:anchor-type="as-char" svg:width="4.6563in" svg:height="0.6874in" draw:z-index="70"><draw:image xlink:href="../masterproef/img152.png" xlink:type="simple" xlink:show="embed" xlink:actuate="onLoad"/></draw:frame></text:p>
          </table:table-cell>
          <table:table-cell table:style-name="Tabel21.A1" office:value-type="string">
            <text:p text:style-name="P71">(20)</text:p>
          </table:table-cell>
        </table:table-row>
      </table:table>
      <text:p text:style-name="Text_20_body"/>
      <text:h text:style-name="Heading_20_3" text:outline-level="3"><text:bookmark text:name="SECTION00645200000000000000"/><text:soft-page-break/>Onafhankelijke parallelle Monte-Carlo simulaties </text:h>
      <text:p text:style-name="Text_20_body"><text:span text:style-name="T22">Iemand</text:span> beschouwt ook een logische stap tot parallellisatie: processoren draaien elk onafhankelijk van elkaar een metaheuristiek, op het moment dat één van de processoren in een doel-populatie terechtkomt stoppen alle processoren en wordt de beste oplossing gerapporteerd. We kunnen dit fenomeen modelleren met behulp van een Markovketen waarbij elke knoop van de keten een <draw:frame draw:style-name="fr3" draw:name="Afbeeldingen237" text:anchor-type="as-char" svg:width="0.3646in" svg:height="0.3752in" draw:z-index="65"><draw:image xlink:href="../masterproef/img51.png" xlink:type="simple" xlink:show="embed" xlink:actuate="onLoad"/></draw:frame>-tuple voorstelt met de populaties van de verschillende processoren in de tijdstap. Vervolgens definiëren we parallelle raaktijd als volgt: </text:p>
      <text:p text:style-name="Text_20_body"><text:span text:style-name="T3">Definitie 9</text:span> (Parallelle raaktijd <draw:frame draw:style-name="fr1" draw:name="Afbeeldingen239" text:anchor-type="as-char" svg:width="0.2811in" svg:height="0.1563in" draw:z-index="66"><draw:image xlink:href="../masterproef/img4.png" xlink:type="simple" xlink:show="embed" xlink:actuate="onLoad"/></draw:frame>) <text:span text:style-name="T4">We definiëren de parallelle raaktijd van een Markovketen</text:span><text:span text:style-name="T4"><office:annotation><dc:date>2013-06-02T12:23:33</dc:date><text:p>MATH</text:p><text:p><text:s/>$\mathfrak{P}$</text:p></office:annotation></text:span><text:span text:style-name="T4"> die bestaat uit </text:span><text:span text:style-name="T4"><draw:frame draw:style-name="fr3" draw:name="Afbeeldingen242" text:anchor-type="as-char" svg:width="0.3646in" svg:height="0.3752in" draw:z-index="67"><draw:image xlink:href="../masterproef/img51.png" xlink:type="simple" xlink:show="embed" xlink:actuate="onLoad"/></draw:frame></text:span><text:span text:style-name="T4">-tuples van populaties</text:span><text:span text:style-name="T4"><office:annotation><dc:date>2013-06-02T12:23:33</dc:date><text:p>MATH</text:p><text:p><text:s/>$\ensuremath{\left\langle \mathcal{P}_{t,1},\mathcal{P}_{t,2},\ldots,\mathcal{P}_{t,p}\right\rangle}$</text:p></office:annotation></text:span><text:span text:style-name="T4"> als: </text:span></text:p>
      <table:table table:name="Tabel22" table:style-name="Tabel22">
        <table:table-column table:style-name="Tabel22.A"/>
        <table:table-column table:style-name="Tabel22.B"/>
        <table:table-row>
          <table:table-cell table:style-name="Tabel22.A1" office:value-type="string">
            <text:p text:style-name="P69"><office:annotation><dc:date>2013-06-02T12:23:33</dc:date><text:p>MATH</text:p><text:p><text:s/>\begin{equation}</text:p><text:p>\ensuremath{\Theta \ensuremath{\left(\mathfrak{P}\right)}}=\min\ensuremath{\left\{ t|\ensuremath{\left\langle \mathcal{P}_{t,1},\mathcal{P}_{t,2},\ldots,\mathcal{P}_{t,p}\right\rangle}\in\mathfrak{P}\wedge\exists i:\mathcal{X}^{\star}\cap \mathcal{P}_{t,i}\neq\emptyset\right\}}</text:p><text:p>\end{equation}</text:p></office:annotation><draw:frame draw:style-name="fr3" draw:name="Afbeeldingen244" text:anchor-type="as-char" svg:width="1.9791in" svg:height="0.6354in" draw:z-index="74"><draw:image xlink:href="../masterproef/img154.png" xlink:type="simple" xlink:show="embed" xlink:actuate="onLoad"/></draw:frame></text:p>
          </table:table-cell>
          <table:table-cell table:style-name="Tabel22.A1" office:value-type="string">
            <text:p text:style-name="P71">(21)</text:p>
          </table:table-cell>
        </table:table-row>
      </table:table>
      <text:p text:style-name="Text_20_body"/>
      <text:p text:style-name="P5">We kunnen deze definitie ook uitbreiden naar de raaktijd voor een zekere fitness-waarde<office:annotation><dc:date>2013-06-02T12:23:33</dc:date><text:p>MATH</text:p><text:p><text:s/>$\ensuremath{v}$</text:p></office:annotation> <draw:frame draw:style-name="fr1" draw:name="Afbeeldingen245" text:anchor-type="as-char" svg:width="1.552in" svg:height="0.3752in" draw:z-index="71"><draw:image xlink:href="../masterproef/img155.png" xlink:type="simple" xlink:show="embed" xlink:actuate="onLoad"/></draw:frame>: </text:p>
      <table:table table:name="Tabel23" table:style-name="Tabel23">
        <table:table-column table:style-name="Tabel23.A"/>
        <table:table-column table:style-name="Tabel23.B"/>
        <table:table-row>
          <table:table-cell table:style-name="Tabel23.A1" office:value-type="string">
            <text:p text:style-name="P69"><office:annotation><dc:date>2013-06-02T12:23:33</dc:date><text:p>MATH</text:p><text:p><text:s/>\begin{equation}</text:p><text:p>\ensuremath{\Theta \ensuremath{\left(\mathfrak{P},\ensuremath{v}\right)}}=\min\ensuremath{\left\{ t|\ensuremath{\left\langle \mathcal{P}_{t,1},\mathcal{P}_{t,2},\ldots,\mathcal{P}_{t,p}\right\rangle}\in\mathfrak{P}\wedge\exists i\exists x\in\mathcal{P}_{t,i}:\ensuremath{f\ensuremath{\left(x\right)}}\leq \ensuremath{v}\right\}}</text:p><text:p>\end{equation}</text:p></office:annotation><draw:frame draw:style-name="fr3" draw:name="Afbeeldingen246" text:anchor-type="as-char" svg:width="4.8543in" svg:height="0.3752in" draw:z-index="75"><draw:image xlink:href="../masterproef/img156.png" xlink:type="simple" xlink:show="embed" xlink:actuate="onLoad"/></draw:frame></text:p>
          </table:table-cell>
          <table:table-cell table:style-name="Tabel23.A1" office:value-type="string">
            <text:p text:style-name="P71">(22)</text:p>
          </table:table-cell>
        </table:table-row>
      </table:table>
      <text:p text:style-name="Text_20_body"/>
      <text:p text:style-name="Text_20_body">Vermits de verschillende processoren een onafhankelijk en equivalent proces uitvoeren, kunnen we gebruik maken van het theorema van de onafhankelijke kansen met de onafhankelijke EN-regel: </text:p>
      <table:table table:name="Tabel24" table:style-name="Tabel24">
        <table:table-column table:style-name="Tabel24.A"/>
        <table:table-row>
          <table:table-cell table:style-name="Tabel24.A1" office:value-type="string">
            <text:p text:style-name="P69"><office:annotation><dc:date>2013-06-02T12:23:33</dc:date><text:p>MATH</text:p><text:p><text:s/>\begin{equation}</text:p><text:p>\begin{aligned}</text:p><text:p>\ensuremath{\Pr\ensuremath{\left[\Theta \geq t\right]}}&amp;=\ensuremath{\Pr\ensuremath{\left[\theta _1\geq t\wedge\theta _2\geq t\wedge\ldots\wedge\theta _p\geq t\right]}}\\</text:p><text:p>&amp;=\ensuremath{\Pr\ensuremath{\left[\theta _1\geq t\right]}}\cdot\ensuremath{\Pr\ensuremath{\left[\theta _2\geq t\right]}}\cdot\ldots\cdot\ensuremath{\Pr\ensuremath{\left[\theta _p\geq t\right]}}\\</text:p><text:p>&amp;=\ensuremath{\Pr\ensuremath{\left[\theta \geq t\right]}}\cdot\ensuremath{\Pr\ensuremath{\left[\theta \geq t\right]}}\cdot\ldots\cdot\ensuremath{\Pr\ensuremath{\left[\theta \geq t\right]}}=\ensuremath{\Pr\ensuremath{\left[\theta \geq t\right]}}^p</text:p><text:p>\end{aligned}</text:p><text:p>\end{equation}</text:p></office:annotation><draw:frame draw:style-name="fr1" draw:name="Afbeeldingen247" text:anchor-type="as-char" svg:width="0.0835in" svg:height="0.1665in" draw:z-index="76"><draw:image xlink:href="../masterproef/img157.png" xlink:type="simple" xlink:show="embed" xlink:actuate="onLoad"/></draw:frame></text:p>
          </table:table-cell>
        </table:table-row>
      </table:table>
      <text:p text:style-name="Text_20_body"/>
      <text:p text:style-name="Text_20_body">Op basis van deze regel kunnen we de gemiddelde parallelle raaktijd bepalen op basis van vergelijking 1: </text:p>
      <table:table table:name="Tabel25" table:style-name="Tabel25">
        <table:table-column table:style-name="Tabel25.A"/>
        <table:table-row>
          <table:table-cell table:style-name="Tabel25.A1" office:value-type="string">
            <text:p text:style-name="P69"><office:annotation><dc:date>2013-06-02T12:23:33</dc:date><text:p>MATH</text:p><text:p><text:s/>\begin{equation}</text:p><text:p>\begin{aligned}</text:p><text:p>\ensuremath{\mathbb{E}_{}\ensuremath{\left[\Theta \right]}}&amp;=1+\displaystyle\sum_{i=0}^{\infty}{\ensuremath{\Pr\ensuremath{\left[\Theta &gt;i\right]}}}=1+\displaystyle\sum_{i=0}^{\infty}{\ensuremath{\Pr\ensuremath{\left[\theta &gt;i\right]}}^p}\\</text:p><text:p>&amp;\approx 1+\ensuremath{\left\| \ensuremath{\vec{\hat{\alpha}}_{0}}\right\|_{1}}^p+\ensuremath{\sigma}^p\cdot\ensuremath{\left(\displaystyle\sum_{i=1}^{\infty}\ensuremath{\lambda_{1,\ensuremath{\hat{P}}}}^{p\cdot i}\right)}=1+\ensuremath{\left\| \ensuremath{\vec{\hat{\alpha}}_{0}}\right\|_{1}}^p+\displaystyle\frac{\ensuremath{\sigma}^p\cdot\ensuremath{\lambda_{1,\ensuremath{\hat{P}}}}^p}{1-\ensuremath{\lambda_{1,\ensuremath{\hat{P}}}}^p}\\</text:p><text:p>&amp;\approx\displaystyle\frac{\ensuremath{\sigma}^p}{\ensuremath{\left(1-\ensuremath{\lambda_{1,\ensuremath{\hat{P}}}}^p\right)}\cdot\ensuremath{\lambda_{1,\ensuremath{\hat{P}}}}^{p}}</text:p><text:p>\end{aligned}</text:p><text:p>\end{equation}</text:p></office:annotation><draw:frame draw:style-name="fr1" draw:name="Afbeeldingen248" text:anchor-type="as-char" svg:width="5.4063in" svg:height="0.3854in" draw:z-index="77"><draw:image xlink:href="../masterproef/img158.png" xlink:type="simple" xlink:show="embed" xlink:actuate="onLoad"/></draw:frame></text:p>
          </table:table-cell>
        </table:table-row>
      </table:table>
      <text:p text:style-name="Text_20_body"/>
      <text:p text:style-name="Text_20_body">De speed-up is bijgevolg gelijk aan: </text:p>
      <text:p text:style-name="P2"><text:bookmark text:name="eqn:speedupMetaheuristic"/><office:annotation><dc:date>2013-06-02T12:23:33</dc:date><text:p>MATH</text:p><text:p><text:s/>\begin{equation}</text:p><text:p>\ensuremath{\mbox{\emph{speed-up}{}}\ensuremath{\left(p\right)}}=\displaystyle\frac{\ensuremath{\mathbb{E}_{}\ensuremath{\left[\theta \right]}}}{\ensuremath{\mathbb{E}_{}\ensuremath{\left[\Theta \right]}}}=\displaystyle\frac{\ensuremath{\lambda_{1,\ensuremath{\hat{P}}}}^{p-1}}{\ensuremath{\sigma}^{p-1}}\cdot\displaystyle\frac{1-\ensuremath{\lambda_{1,\ensuremath{\hat{P}}}}^{p}}{1-\ensuremath{\lambda_{1,\ensuremath{\hat{P}}}}}\approx\displaystyle\frac{p\cdot\ensuremath{\lambda}^{p-1}}{\ensuremath{\sigma}^{p-1}}</text:p><text:p>\end{equation}</text:p></office:annotation></text:p>
      <table:table table:name="Tabel26" table:style-name="Tabel26">
        <table:table-column table:style-name="Tabel26.A"/>
        <table:table-column table:style-name="Tabel26.B"/>
        <table:table-row>
          <table:table-cell table:style-name="Tabel26.A1" office:value-type="string">
            <text:p text:style-name="P69"><draw:frame draw:style-name="fr3" draw:name="Afbeeldingen249" text:anchor-type="as-char" svg:width="5.3437in" svg:height="0.948in" draw:z-index="78"><draw:image xlink:href="../masterproef/img159.png" xlink:type="simple" xlink:show="embed" xlink:actuate="onLoad"/></draw:frame></text:p>
          </table:table-cell>
          <table:table-cell table:style-name="Tabel26.A1" office:value-type="string">
            <text:p text:style-name="P71">(25)</text:p>
          </table:table-cell>
        </table:table-row>
      </table:table>
      <text:p text:style-name="Text_20_body"/>
      <text:p text:style-name="Text_20_body">In het laatste deel van de vergelijking vervangen we ook<office:annotation><dc:date>2013-06-02T12:23:33</dc:date><text:p>MATH</text:p><text:p><text:s/>$\ensuremath{\lambda_{1,\ensuremath{\hat{P}}}}$</text:p></office:annotation> door<office:annotation><dc:date>2013-06-02T12:23:33</dc:date><text:p>MATH</text:p><text:p><text:s/>$\ensuremath{\lambda}$</text:p></office:annotation> <draw:frame draw:style-name="fr1" draw:name="Afbeeldingen251" text:anchor-type="as-char" svg:width="0.1874in" svg:height="0.1665in" draw:z-index="72"><draw:image xlink:href="../masterproef/img6.png" xlink:type="simple" xlink:show="embed" xlink:actuate="onLoad"/></draw:frame>. Dit is louter om de formules die hiervan afgeleid zijn leesbaar te houden. </text:p>
      <text:h text:style-name="Heading_20_3" text:outline-level="3"><text:bookmark text:name="SECTION00645300000000000000"/><text:soft-page-break/>Semantiek van parameters<office:annotation><dc:date>2013-06-02T12:23:33</dc:date><text:p>MATH</text:p><text:p><text:s/>$\ensuremath{\sigma}$</text:p></office:annotation> en<office:annotation><dc:date>2013-06-02T12:23:33</dc:date><text:p>MATH</text:p><text:p><text:s/>$\ensuremath{\lambda}$</text:p></office:annotation> </text:h>
      <text:p text:style-name="Text_20_body">Vergelijking 1 formaliseert de verwachte speed-up bij een probleem. Deze formule bevat 3 parameters en kan daarom niet zomaar geïnterpreteerd worden. Behalve het aantal processoren is het niet triviaal om de overige parameters te interpreteren. </text:p>
      <text:h text:style-name="Heading_20_4" text:outline-level="4"><text:bookmark text:name="SECTION00645310000000000000"/>. </text:h>
      <text:p text:style-name="Text_20_body">We hebben in vergelijking 1 een benadering geformuleerd voor de distributie over normale populaties. Elke initiële distributie zal bijgevolg altijd convergeren naar een distributie proportioneel aan de sterkste linkse eigenvector<office:annotation><dc:date>2013-06-02T12:23:33</dc:date><text:p>MATH</text:p><text:p><text:s/>$\ensuremath{\vec{\mu}_{1,\ensuremath{\hat{P}}}}$</text:p></office:annotation> <draw:frame draw:style-name="fr3" draw:name="Afbeeldingen255" text:anchor-type="as-char" svg:width="3.9898in" svg:height="0.802in" draw:z-index="73"><draw:image xlink:href="../masterproef/img161.png" xlink:type="simple" xlink:show="embed" xlink:actuate="onLoad"/></draw:frame>. Eenmaal<office:annotation><dc:date>2013-06-02T12:23:33</dc:date><text:p>MATH</text:p><text:p><text:s/>$\ensuremath{\vec{\hat{\alpha}}_{t}}\approx\ensuremath{\vec{\mu}_{1,\ensuremath{\hat{P}}}}$</text:p></office:annotation> kunnen we stellen dat: </text:p>
      <table:table table:name="Tabel27" table:style-name="Tabel27">
        <table:table-column table:style-name="Tabel27.A"/>
        <table:table-column table:style-name="Tabel27.B"/>
        <table:table-row>
          <table:table-cell table:style-name="Tabel27.A1" office:value-type="string">
            <text:p text:style-name="P69"><office:annotation><dc:date>2013-06-02T12:23:33</dc:date><text:p>MATH</text:p><text:p><text:s/>\begin{equation}</text:p><text:p>\begin{array}{cc}\ensuremath{\vec{\hat{\alpha}}_{t+1}}=\ensuremath{\vec{\hat{\alpha}}_{t}}\cdot\ensuremath{\hat{P}}=\ensuremath{\lambda}\cdot\ensuremath{\vec{\hat{\alpha}}_{t}}&amp;\mbox{($t\gg 1$)}\end{array}</text:p><text:p>\end{equation}</text:p></office:annotation><draw:frame draw:style-name="fr1" draw:name="Afbeeldingen257" text:anchor-type="as-char" svg:width="0.3228in" svg:height="0.3437in" draw:z-index="86"><draw:image xlink:href="../masterproef/img163.png" xlink:type="simple" xlink:show="embed" xlink:actuate="onLoad"/></draw:frame></text:p>
          </table:table-cell>
          <table:table-cell table:style-name="Tabel27.A1" office:value-type="string">
            <text:p text:style-name="P71">(26)</text:p>
          </table:table-cell>
        </table:table-row>
      </table:table>
      <text:p text:style-name="Text_20_body"/>
      <text:p text:style-name="Text_20_body">Bijgevolg kunnen we<office:annotation><dc:date>2013-06-02T12:23:33</dc:date><text:p>MATH</text:p><text:p><text:s/>$\ensuremath{\lambda}$</text:p></office:annotation> interpreteren als de kans op lange termijn dat we vanuit een normale populaties de volgende stap niet naar een doel-populatie migreren. Voor elk zinvol probleem kunnen we stellen dat<office:annotation><dc:date>2013-06-02T12:23:33</dc:date><text:p>MATH</text:p><text:p><text:s/>$\ensuremath{\lambda}$</text:p></office:annotation> dicht bij<office:annotation><dc:date>2013-06-02T12:23:33</dc:date><text:p>MATH</text:p><text:p><text:s/>$N-g/N\approx 1$</text:p></office:annotation> zal blijven (dit is ook de oorzaak van de laatste vereenvoudiging in vergelijking 1). Verder geldt altijd:<office:annotation><dc:date>2013-06-02T12:23:33</dc:date><text:p>MATH</text:p><text:p><text:s/>$0\leq\ensuremath{\lambda}&lt;1$</text:p></office:annotation> <draw:frame draw:style-name="fr3" draw:name="Afbeeldingen261" text:anchor-type="as-char" svg:width="4.1146in" svg:height="0.4689in" draw:z-index="79"><draw:image xlink:href="../masterproef/img165.png" xlink:type="simple" xlink:show="embed" xlink:actuate="onLoad"/></draw:frame>. </text:p>
      <text:h text:style-name="Heading_20_4" text:outline-level="4"><text:bookmark text:name="SECTION00645320000000000000"/>. </text:h>
      <text:p text:style-name="Text_20_body">Ook de rechtse eigenvector<office:annotation><dc:date>2013-06-02T12:23:33</dc:date><text:p>MATH</text:p><text:p><text:s/>$\ensuremath{\vec{\nu}_{1,\ensuremath{\hat{P}}}}$</text:p></office:annotation> heeft een betekenis. We kunnen de lengte van deze vector vrij instellen en stellen<office:annotation><dc:date>2013-06-02T12:23:33</dc:date><text:p>MATH</text:p><text:p><text:s/>$\ensuremath{\left\| \ensuremath{\vec{\nu}_{1,\ensuremath{\hat{P}}}}\right\|_{1}}=1$</text:p></office:annotation> <draw:frame draw:style-name="fr3" draw:name="Afbeeldingen263" text:anchor-type="as-char" svg:width="1.1043in" svg:height="0.3752in" draw:z-index="80"><draw:image xlink:href="../masterproef/img166.png" xlink:type="simple" xlink:show="embed" xlink:actuate="onLoad"/></draw:frame>. Vermits het volgende geldt: </text:p>
      <table:table table:name="Tabel28" table:style-name="Tabel28">
        <table:table-column table:style-name="Tabel28.A"/>
        <table:table-column table:style-name="Tabel28.B"/>
        <table:table-row>
          <table:table-cell table:style-name="Tabel28.A1" office:value-type="string">
            <text:p text:style-name="P69"><office:annotation><dc:date>2013-06-02T12:23:33</dc:date><text:p>MATH</text:p><text:p><text:s/>\begin{equation}</text:p><text:p>\begin{array}{cc}A^t\approx\ensuremath{\lambda_{A}}^t\cdot\ensuremath{\vec{\nu}_{A}}\cdot\ensuremath{\vec{\mu}_{A}}^T&amp;\mbox{($t\gg1$)}\end{array}</text:p><text:p>\end{equation}</text:p></office:annotation><draw:frame draw:style-name="fr1" draw:name="Afbeeldingen264" text:anchor-type="as-char" svg:width="0.8126in" svg:height="0.3646in" draw:z-index="87"><draw:image xlink:href="../masterproef/img167.png" xlink:type="simple" xlink:show="embed" xlink:actuate="onLoad"/></draw:frame></text:p>
          </table:table-cell>
          <table:table-cell table:style-name="Tabel28.A1" office:value-type="string">
            <text:p text:style-name="P71">(27)</text:p>
          </table:table-cell>
        </table:table-row>
      </table:table>
      <text:p text:style-name="Text_20_body"/>
      <text:p text:style-name="Text_20_body"><text:span text:style-name="T22">Bijgevolg </text:span>is <text:span text:style-name="T22">de</text:span> genormaliseerde rechtse eigenvector een probabiliteitsvector die aangeeft in welke mate een populaties bijdragen tot het behoud in een normale populaties. Wanneer we dus de <draw:frame draw:style-name="fr1" draw:name="Afbeeldingen265" text:anchor-type="as-char" svg:width="0.2189in" svg:height="0.1665in" draw:z-index="81"><draw:image xlink:href="../masterproef/img43.png" xlink:type="simple" xlink:show="embed" xlink:actuate="onLoad"/></draw:frame>-de gewone populatie beschouwen en het <draw:frame draw:style-name="fr1" draw:name="Afbeeldingen266" text:anchor-type="as-char" svg:width="0.2189in" svg:height="0.1665in" draw:z-index="82"><draw:image xlink:href="../masterproef/img43.png" xlink:type="simple" xlink:show="embed" xlink:actuate="onLoad"/></draw:frame>-de element van<office:annotation><dc:date>2013-06-02T12:23:33</dc:date><text:p>MATH</text:p><text:p><text:s/>$\ensuremath{\vec{\nu}_{1,\ensuremath{\hat{P}}}}$</text:p></office:annotation> is klein, is er een grote kans dat we in een doel-toestand terecht zullen komen. </text:p>
      <text:h text:style-name="Heading_20_4" text:outline-level="4"><text:bookmark text:name="SECTION00645330000000000000"/>. </text:h>
      <text:p text:style-name="Text_20_body">De interpretatie van de rechtse eigenvector vormt de basis voor de interpretatie van<office:annotation><dc:date>2013-06-02T12:23:33</dc:date><text:p>MATH</text:p><text:p><text:s/>$\ensuremath{\sigma}$</text:p></office:annotation> <draw:frame draw:style-name="fr1" draw:name="Afbeeldingen268" text:anchor-type="as-char" svg:width="0.1354in" svg:height="0.1665in" draw:z-index="83"><draw:image xlink:href="../masterproef/img5.png" xlink:type="simple" xlink:show="embed" xlink:actuate="onLoad"/></draw:frame>. Vermits<office:annotation><dc:date>2013-06-02T12:23:33</dc:date><text:p>MATH</text:p><text:p><text:s/>$\ensuremath{\sigma}$</text:p></office:annotation> het inwendig product is tussen de probabiliteitsvector<office:annotation><dc:date>2013-06-02T12:23:33</dc:date><text:p>MATH</text:p><text:p><text:s/>$\ensuremath{\vec{\hat{\alpha}}_{0}}$</text:p></office:annotation> <draw:frame draw:style-name="fr3" draw:name="Afbeeldingen270" text:anchor-type="as-char" svg:width="4.8854in" svg:height="0.4791in" draw:z-index="84"><draw:image xlink:href="../masterproef/img148.png" xlink:type="simple" xlink:show="embed" xlink:actuate="onLoad"/></draw:frame> en<office:annotation><dc:date>2013-06-02T12:23:33</dc:date><text:p>MATH</text:p><text:p><text:s/>$\ensuremath{\vec{\nu}_{1,\ensuremath{\hat{P}}}}$</text:p></office:annotation> <draw:frame draw:style-name="fr3" draw:name="Afbeeldingen271" text:anchor-type="as-char" svg:width="0.1457in" svg:height="0.198in" draw:z-index="85"><draw:image xlink:href="../masterproef/img149.png" xlink:type="simple" xlink:show="embed" xlink:actuate="onLoad"/></draw:frame>. Dit inwendig product is proportioneel met de cosinus van de hoek tussen beide vectoren: </text:p>
      <table:table table:name="Tabel29" table:style-name="Tabel29">
        <table:table-column table:style-name="Tabel29.A"/>
        <table:table-column table:style-name="Tabel29.B"/>
        <text:soft-page-break/>
        <table:table-row>
          <table:table-cell table:style-name="Tabel29.A1" office:value-type="string">
            <text:p text:style-name="P69"><office:annotation><dc:date>2013-06-02T12:23:33</dc:date><text:p>MATH</text:p><text:p><text:s/>\begin{equation}</text:p><text:p>\ensuremath{\cos\ensuremath{\left(\ensuremath{\vec{\hat{\alpha}}_{0}},\ensuremath{\vec{\nu}_{1,\ensuremath{\hat{P}}}}\right)}}=\displaystyle\frac{\ensuremath{\vec{\hat{\alpha}}_{0}}^T\cdot\ensuremath{\vec{\nu}_{1,\ensuremath{\hat{P}}}}}{\ensuremath{\left\| \ensuremath{\vec{\hat{\alpha}}_{0}}\right\|_{}}\cdot\ensuremath{\left\| \ensuremath{\vec{\nu}_{1,\ensuremath{\hat{P}}}}\right\|_{}}}=\displaystyle\frac{\ensuremath{\sigma}}{\ensuremath{\left\| \ensuremath{\vec{\hat{\alpha}}_{0}}\right\|_{}}\cdot\ensuremath{\left\| \ensuremath{\vec{\nu}_{1,\ensuremath{\hat{P}}}}\right\|_{}}}</text:p><text:p>\end{equation}</text:p></office:annotation><draw:frame draw:style-name="fr3" draw:name="Afbeeldingen272" text:anchor-type="as-char" svg:width="0.9583in" svg:height="0.4898in" draw:z-index="100"><draw:image xlink:href="../masterproef/img168.png" xlink:type="simple" xlink:show="embed" xlink:actuate="onLoad"/></draw:frame></text:p>
          </table:table-cell>
          <table:table-cell table:style-name="Tabel29.A1" office:value-type="string">
            <text:p text:style-name="P71">(28)</text:p>
          </table:table-cell>
        </table:table-row>
      </table:table>
      <text:p text:style-name="Text_20_body"/>
      <text:p text:style-name="Text_20_body">Uit de definitie van de cosinus kunnen we bovendien stellen dat: </text:p>
      <table:table table:name="Tabel30" table:style-name="Tabel30">
        <table:table-column table:style-name="Tabel30.A"/>
        <table:table-column table:style-name="Tabel30.B"/>
        <table:table-row>
          <table:table-cell table:style-name="Tabel30.A1" office:value-type="string">
            <text:p text:style-name="P69"><office:annotation><dc:date>2013-06-02T12:23:33</dc:date><text:p>MATH</text:p><text:p><text:s/>\begin{equation}</text:p><text:p>\ensuremath{\left\| \ensuremath{\vec{\nu}_{1,\ensuremath{\hat{P}}}}\right\|_{}}=\displaystyle\frac{\ensuremath{\left\| \ensuremath{\vec{\mu}_{1,\ensuremath{\hat{P}}}}\right\|_{}}}{\ensuremath{\cos\ensuremath{\left(\ensuremath{\vec{\mu}_{1,\ensuremath{\hat{P}}}},\ensuremath{\vec{\nu}_{1,\ensuremath{\hat{P}}}}\right)}}}</text:p><text:p>\end{equation}</text:p></office:annotation><draw:frame draw:style-name="fr3" draw:name="Afbeeldingen273" text:anchor-type="as-char" svg:width="3.9374in" svg:height="0.4583in" draw:z-index="101"><draw:image xlink:href="../masterproef/img169.png" xlink:type="simple" xlink:show="embed" xlink:actuate="onLoad"/></draw:frame></text:p>
          </table:table-cell>
          <table:table-cell table:style-name="Tabel30.A1" office:value-type="string">
            <text:p text:style-name="P71">(29)</text:p>
          </table:table-cell>
        </table:table-row>
      </table:table>
      <text:p text:style-name="Text_20_body"/>
      <text:p text:style-name="Text_20_body">Bijgevolg kunnen we stellen dat: </text:p>
      <text:p text:style-name="P2"><text:bookmark text:name="eqn:sigmaMeaning"/><office:annotation><dc:date>2013-06-02T12:23:33</dc:date><text:p>MATH</text:p><text:p><text:s/>\begin{equation}</text:p><text:p>\ensuremath{\sigma}=\displaystyle\frac{\ensuremath{\left\| \hat{\alpha}_0\right\|_{}}\cdot\ensuremath{\cos\ensuremath{\left(\ensuremath{\vec{\hat{\alpha}}_{0}},\ensuremath{\vec{\nu}_{1,\ensuremath{\hat{P}}}}\right)}}}{\ensuremath{\left\| \ensuremath{\vec{\mu}_{1,\ensuremath{\hat{P}}}}\right\|_{}}\cdot\ensuremath{\cos\ensuremath{\left(\ensuremath{\vec{\mu}_{1,\ensuremath{\hat{P}}}},\ensuremath{\vec{\nu}_{1,\ensuremath{\hat{P}}}}\right)}}}</text:p><text:p>\end{equation}</text:p></office:annotation></text:p>
      <table:table table:name="Tabel31" table:style-name="Tabel31">
        <table:table-column table:style-name="Tabel31.A"/>
        <table:table-column table:style-name="Tabel31.B"/>
        <table:table-row>
          <table:table-cell table:style-name="Tabel31.A1" office:value-type="string">
            <text:p text:style-name="P69"><draw:frame draw:style-name="fr3" draw:name="Afbeeldingen274" text:anchor-type="as-char" svg:width="3.7189in" svg:height="0.75in" draw:z-index="102"><draw:image xlink:href="../masterproef/img170.png" xlink:type="simple" xlink:show="embed" xlink:actuate="onLoad"/></draw:frame></text:p>
          </table:table-cell>
          <table:table-cell table:style-name="Tabel31.A1" office:value-type="string">
            <text:p text:style-name="P71">(30)</text:p>
          </table:table-cell>
        </table:table-row>
      </table:table>
      <text:p text:style-name="Text_20_body"/>
      <text:p text:style-name="Text_20_body"><text:span text:style-name="T22">Iets</text:span><office:annotation><dc:date>2013-06-02T12:23:33</dc:date><text:p>MATH</text:p><text:p><text:s/>$\ensuremath{\sigma}$</text:p></office:annotation> is <text:span text:style-name="T22">dus</text:span> de ratio tussen de projecties van enerzijds de initiële kansverdeling<office:annotation><dc:date>2013-06-02T12:23:33</dc:date><text:p>MATH</text:p><text:p><text:s/>$\ensuremath{\vec{\hat{\alpha}}_{0}}$</text:p></office:annotation> en anderzijds de linkse eigenvector<office:annotation><dc:date>2013-06-02T12:23:33</dc:date><text:p>MATH</text:p><text:p><text:s/>$\ensuremath{\vec{\mu}_{1,\ensuremath{\hat{P}}}}$</text:p></office:annotation> op de rechtse eigenvectoren<office:annotation><dc:date>2013-06-02T12:23:33</dc:date><text:p>MATH</text:p><text:p><text:s/>$\ensuremath{\vec{\nu}_{1,\ensuremath{\hat{P}}}}$</text:p></office:annotation> <draw:frame draw:style-name="fr3" draw:name="Afbeeldingen278" text:anchor-type="as-char" svg:width="0.1457in" svg:height="0.198in" draw:z-index="88"><draw:image xlink:href="../masterproef/img149.png" xlink:type="simple" xlink:show="embed" xlink:actuate="onLoad"/></draw:frame>. Wanneer<office:annotation><dc:date>2013-06-02T12:23:33</dc:date><text:p>MATH</text:p><text:p><text:s/>$\ensuremath{\sigma}$</text:p></office:annotation> klein is verwachten we sneller een oplossing te vinden. De factoren die hiertoe bijdragen zijn dus: </text:p>
      <text:list xml:id="list4841995570070060190" text:style-name="L6">
        <text:list-item>
          <text:p text:style-name="P45">Een kleine<office:annotation><dc:date>2013-06-02T12:23:33</dc:date><text:p>MATH</text:p><text:p><text:s/>$\ensuremath{\left\| \ensuremath{\vec{\hat{\alpha}}_{0}}\right\|_{}}$</text:p></office:annotation> <draw:frame draw:style-name="fr3" draw:name="Afbeeldingen280" text:anchor-type="as-char" svg:width="2.0417in" svg:height="0.8335in" draw:z-index="89"><draw:image xlink:href="../masterproef/img171.png" xlink:type="simple" xlink:show="embed" xlink:actuate="onLoad"/></draw:frame>. Vermits de som van<office:annotation><dc:date>2013-06-02T12:23:33</dc:date><text:p>MATH</text:p><text:p><text:s/>$\ensuremath{\vec{\hat{\alpha}}_{0}}$</text:p></office:annotation> neerkomt om de kans dat onze beginpopulatie geen doelpopulatie is, streven we er naar om deze zo laag mogelijk te houden. </text:p>
        </text:list-item>
        <text:list-item>
          <text:p text:style-name="P45">Wanneer<office:annotation><dc:date>2013-06-02T12:23:33</dc:date><text:p>MATH</text:p><text:p><text:s/>$\ensuremath{\vec{\hat{\alpha}}_{0}}$</text:p></office:annotation> <draw:frame draw:style-name="fr3" draw:name="Afbeeldingen282" text:anchor-type="as-char" svg:width="4.8854in" svg:height="0.4791in" draw:z-index="90"><draw:image xlink:href="../masterproef/img148.png" xlink:type="simple" xlink:show="embed" xlink:actuate="onLoad"/></draw:frame> en<office:annotation><dc:date>2013-06-02T12:23:33</dc:date><text:p>MATH</text:p><text:p><text:s/>$\ensuremath{\vec{\nu}_{1,\ensuremath{\hat{P}}}}$</text:p></office:annotation> <draw:frame draw:style-name="fr3" draw:name="Afbeeldingen283" text:anchor-type="as-char" svg:width="0.1457in" svg:height="0.198in" draw:z-index="91"><draw:image xlink:href="../masterproef/img149.png" xlink:type="simple" xlink:show="embed" xlink:actuate="onLoad"/></draw:frame> niet gelijkaardig zijn, dan zijn de populaties waar we met een grote kans in starten niet de populaties die met een grote kans naar een normale populaties migreren in de volgende stap. Wanneer de cosinus tussen de vectoren dus klein is, verwachten we in de eerste stappen naar een doel-populatie te migreren. </text:p>
        </text:list-item>
        <text:list-item>
          <text:p text:style-name="P8">Wanneer de linkse en de rechtse eigenvector gelijk zijn, is de matrix<office:annotation><dc:date>2013-06-02T12:23:33</dc:date><text:p>MATH</text:p><text:p><text:s/>$\ensuremath{\hat{P}}$</text:p></office:annotation> symmetrisch. Indien de matrix symmetrisch is, verwachtten we doorgaans minder populaties waarnaar we kunnen migreren, maar vervolgens niet uit kunnen geraken. Indien de matrix immers symmetrisch is, is de kans om vanuit een populatie in een andere populatie te migreren immers dezelfde om er vervolgens terug uit te geraken. Daarom streven we naar een zo minimaal mogelijk hoek tussen de twee. </text:p>
        </text:list-item>
      </text:list>
      <text:p text:style-name="Text_20_body">Uit de formule kunnen we afleiden dan<office:annotation><dc:date>2013-06-02T12:23:33</dc:date><text:p>MATH</text:p><text:p><text:s/>$\ensuremath{\sigma}$</text:p></office:annotation> aan slechts één kant begrensd is:<office:annotation><dc:date>2013-06-02T12:23:33</dc:date><text:p>MATH</text:p><text:p><text:s/>$0&lt;\ensuremath{\sigma}$</text:p></office:annotation> <draw:frame draw:style-name="fr3" draw:name="Afbeeldingen286" text:anchor-type="as-char" svg:width="2.302in" svg:height="0.8335in" draw:z-index="92"><draw:image xlink:href="../masterproef/img172.png" xlink:type="simple" xlink:show="embed" xlink:actuate="onLoad"/></draw:frame>. </text:p>
      <text:h text:style-name="Heading_20_3" text:outline-level="3"><text:bookmark text:name="SECTION00645400000000000000"/><text:soft-page-break/>Superlineaire Speed-up </text:h>
      <text:p text:style-name="Text_20_body">Vermits<office:annotation><dc:date>2013-06-02T12:23:33</dc:date><text:p>MATH</text:p><text:p><text:s/>$0\leq\ensuremath{\lambda}&lt;1$</text:p></office:annotation> en<office:annotation><dc:date>2013-06-02T12:23:33</dc:date><text:p>MATH</text:p><text:p><text:s/>$0&lt;\ensuremath{\sigma}$</text:p></office:annotation> <draw:frame draw:style-name="fr3" draw:name="Afbeeldingen288" text:anchor-type="as-char" svg:width="2.302in" svg:height="0.8335in" draw:z-index="93"><draw:image xlink:href="../masterproef/img172.png" xlink:type="simple" xlink:show="embed" xlink:actuate="onLoad"/></draw:frame>, kunnen we met behulp van vergelijking 1 bepalen welke speed-up mogelijk is. Opmerkelijk is dat indien<office:annotation><dc:date>2013-06-02T12:23:33</dc:date><text:p>MATH</text:p><text:p><text:s/>$\ensuremath{\sigma}&lt;\ensuremath{\lambda}$</text:p></office:annotation> <draw:frame draw:style-name="fr3" draw:name="Afbeeldingen289" text:anchor-type="as-char" svg:width="0.4374in" svg:height="0.4898in" draw:z-index="94"><draw:image xlink:href="../masterproef/img173.png" xlink:type="simple" xlink:show="embed" xlink:actuate="onLoad"/></draw:frame>, superlineaire speed-up mogelijk is. Shonkwiler en Van Vleck ontwikkelen in hun paper enkele metaheuristieken voor problemen waar men ook effectief superlineaire speed-up kan vaststellen. Uit de sectie rond parallelle algoritmes zouden we echter kunnen afleiden dat dit niet mogelijk is. </text:p>
      <text:h text:style-name="Heading_20_4" text:outline-level="4"><text:bookmark text:name="SECTION00645410000000000000"/>. </text:h>
      <text:p text:style-name="Text_20_body">De anomalie zit dan ook waarschijnlijk in het feit dat de parallelle variant van de Monte-Carlo simulatie geen zuivere metaheuristiek is: wanneer we immers het aantal processoren opdrijven, drijven we ook het aantal initiële populaties op. Zoals we uit vergelijking 1 kunnen afleiden wordt<office:annotation><dc:date>2013-06-02T12:23:33</dc:date><text:p>MATH</text:p><text:p><text:s/>$\ensuremath{\sigma}$</text:p></office:annotation> klein indien de beginverdeling<office:annotation><dc:date>2013-06-02T12:23:33</dc:date><text:p>MATH</text:p><text:p><text:s/>$\ensuremath{\vec{\hat{\alpha}}_{0}}$</text:p></office:annotation> <draw:frame draw:style-name="fr3" draw:name="Afbeeldingen291" text:anchor-type="as-char" svg:width="4.8854in" svg:height="0.4791in" draw:z-index="95"><draw:image xlink:href="../masterproef/img148.png" xlink:type="simple" xlink:show="embed" xlink:actuate="onLoad"/></draw:frame> klein is of sterk afwijkt van<office:annotation><dc:date>2013-06-02T12:23:33</dc:date><text:p>MATH</text:p><text:p><text:s/>$\ensuremath{\vec{\nu}_{1,\ensuremath{\hat{P}}}}$</text:p></office:annotation> <draw:frame draw:style-name="fr3" draw:name="Afbeeldingen292" text:anchor-type="as-char" svg:width="0.1457in" svg:height="0.198in" draw:z-index="96"><draw:image xlink:href="../masterproef/img149.png" xlink:type="simple" xlink:show="embed" xlink:actuate="onLoad"/></draw:frame>. In dat geval loont het dus eerder de moeite van telkens nieuwe populaties te genereren dan deze populaties te laten evolueren. We kunnen dus stellen dat in het geval<office:annotation><dc:date>2013-06-02T12:23:33</dc:date><text:p>MATH</text:p><text:p><text:s/>$\ensuremath{\sigma}&lt;\ensuremath{\lambda}$</text:p></office:annotation> <draw:frame draw:style-name="fr3" draw:name="Afbeeldingen293" text:anchor-type="as-char" svg:width="0.4374in" svg:height="0.4898in" draw:z-index="97"><draw:image xlink:href="../masterproef/img173.png" xlink:type="simple" xlink:show="embed" xlink:actuate="onLoad"/></draw:frame>, de metaheuristiek slecht is opgesteld. De voorbeelden die <text:span text:style-name="T23">iemand</text:span> aanhaalt zijn dan ook problemen in P, of problemen met slecht geïmplementeerde metaheuristieken. </text:p>
      <text:h text:style-name="Heading_20_3" text:outline-level="3"><text:bookmark text:name="SECTION00645500000000000000"/>Anomalieën in het model </text:h>
      <text:p text:style-name="Text_20_body">Het voorgestelde model vertoond verder nog enkele anomalieën. Hieronder geven we een bondig overzicht. </text:p>
      <text:h text:style-name="Heading_20_4" text:outline-level="4"><text:bookmark text:name="SECTION00645510000000000000"/>. </text:h>
      <text:p text:style-name="Text_20_body">We hebben het proces als een stationaire Markovketen gemodelleerd. Metaheuristieken hebben eerder een dynamisch karakter: op basis van kennis uit het verleden, veranderen de transitiematrices per tijdstap. In het geval van bijvoorbeeld Simulated Annealing gebeurt dit volgens een vast patroon en kunnen we sommige effecten modelleren. Meestal echter veranderen de kansen op basis van de bezochte populaties <text:span text:style-name="T24">en</text:span> is het minder evident om een model op te stellen. </text:p>
      <text:h text:style-name="Heading_20_4" text:outline-level="4"><text:bookmark text:name="SECTION00645520000000000000"/>. </text:h>
      <text:p text:style-name="Text_20_body">In het model vraagt het genereren van een populatie dezelfde hoeveelheid tijd als een transitie. In de praktijk verwachten we dat in heel wat gevallen de tweede stap sneller zal verlopen (omdat de configuraties en populaties maar gedeeltelijk aangepast zullen worden). Dit is ook een aspect die pleit voor metaheuristieken: we besparen tijd door de transities sneller uit te voeren dan het genereren van nieuwe configuraties. </text:p>
      <text:h text:style-name="Heading_20_4" text:outline-level="4"><text:bookmark text:name="SECTION00645530000000000000"/>. </text:h>
      <text:p text:style-name="Text_20_body">Niet elke transitie verloopt even snel: sommige transities vragen inherent meer tijd omdat bijvoorbeeld <text:soft-page-break/>een groter deel van de populatie wordt aangepast of er veranderen meer variabelen in een configuratie van waarde. Vermits het programma draait op een processor die maar een eindig aantal bits in constante tijd kan veranderen<text:bookmark text:name="tex2html4"/><text:span text:style-name="T2"><draw:a xlink:type="simple" xlink:href="#foot3679" office:name="tex2html4"><draw:frame draw:style-name="fr2" draw:name="Afbeeldingen294" text:anchor-type="as-char" svg:width="0.1772in" svg:height="0.1772in" draw:z-index="98"><draw:image xlink:href="../../../../../../../../usr/share/latex2html/icons/footnote.png" xlink:type="simple" xlink:show="embed" xlink:actuate="onLoad"/></draw:frame></draw:a></text:span> zullen sommige transities meer tijd kosten. </text:p>
      <text:h text:style-name="Heading_20_4" text:outline-level="4"><text:bookmark text:name="SECTION00645540000000000000"/>. </text:h>
      <text:p text:style-name="Text_20_body">De meeste metaheuristieken de voorkeur aan migratie naar sterke populaties. Hiervoor worden algoritmes zoals Local Search gebruikt. Het spreekt voor zich dat Local Search transities meestal meer tijd kosten omdat de evaluatiefuncties onderweg voortdurend moeten worden uitgerekend. We kunnen dit probleem oplossen door het introduceren van dummy-populaties: populaties die de toestanden onderweg voorstellen en zo dus meer tijdstappen genereren. Het is echter minder evident om in dat geval de parameters<office:annotation><dc:date>2013-06-02T12:23:33</dc:date><text:p>MATH</text:p><text:p><text:s/>$\ensuremath{\sigma}$</text:p></office:annotation> en<office:annotation><dc:date>2013-06-02T12:23:33</dc:date><text:p>MATH</text:p><text:p><text:s/>$\ensuremath{\lambda}$</text:p></office:annotation> <draw:frame draw:style-name="fr1" draw:name="Afbeeldingen296" text:anchor-type="as-char" svg:width="0.1874in" svg:height="0.1665in" draw:z-index="99"><draw:image xlink:href="../masterproef/img6.png" xlink:type="simple" xlink:show="embed" xlink:actuate="onLoad"/></draw:frame> te berekenen. </text:p>
      <text:h text:style-name="Heading_20_3" text:outline-level="3"><text:bookmark text:name="SECTION00645600000000000000"/>Minimale Speed-up </text:h>
      <text:p text:style-name="Text_20_body">Metaheuristieken worden geïmplementeerd als een evoluerende populatie (mogelijk bestaat de populatie uit één individu) met transitiefuncties. De reden is dat men verwacht dat men iets uit het verleden kan leren en goede oplossingen meestal minimaal van elkaar verschillen (dit kan beargumenteerd worden met een studie in<text:span text:style-name="T24">)</text:span>. Indien we aan deze assumptie geen geloof hechten kunnen we op een andere manier de optimale oplossing proberen te vinden. Vermits de variabelen en de bijbehorende domeinen op voorhand gekend zijn, kan een programma een toevallige oplossing genereren. Bovendien kunnen we een programma zo ontwerpen dat het uitsluitend oplossingen <text:span text:style-name="T24">voorstelt</text:span> die nog niet eerder gegenereerd werden in dit in een tijdscomplexiteit onafhankelijk van het aantal eerder gegenereerde oplossingen. </text:p>
      <text:h text:style-name="Heading_20_4" text:outline-level="4"><text:bookmark text:name="SECTION00645610000000000000"/>. </text:h>
      <text:p text:style-name="Text_20_body">Stel dat het domein exact één optimale oplossing bevat, dan is de kans dat we in iteratie deze waarde vinden gelijk aan: </text:p>
      <table:table table:name="Tabel32" table:style-name="Tabel32">
        <table:table-column table:style-name="Tabel32.A"/>
        <table:table-column table:style-name="Tabel32.B"/>
        <table:table-row>
          <table:table-cell table:style-name="Tabel32.A1" office:value-type="string">
            <text:p text:style-name="P69"><office:annotation><dc:date>2013-06-02T12:23:33</dc:date><text:p>MATH</text:p><text:p><text:s/>\begin{equation}</text:p><text:p>\ensuremath{\Pr\ensuremath{\left[\theta=t|\theta\geq t\right]}}=\left\{\begin{array}{ll}</text:p><text:p>0&amp;\mbox{if }t&gt;N\\</text:p><text:p>1/N-t+1&amp;\mbox{otherwise}</text:p><text:p>\end{array}\right.</text:p><text:p>\end{equation}</text:p></office:annotation><draw:frame draw:style-name="fr3" draw:name="Afbeeldingen298" text:anchor-type="as-char" svg:width="0.4898in" svg:height="0.3228in" draw:z-index="104"><draw:image xlink:href="../masterproef/img174.png" xlink:type="simple" xlink:show="embed" xlink:actuate="onLoad"/></draw:frame></text:p>
          </table:table-cell>
          <table:table-cell table:style-name="Tabel32.A1" office:value-type="string">
            <text:p text:style-name="P71">(31)</text:p>
          </table:table-cell>
        </table:table-row>
      </table:table>
      <text:p text:style-name="Text_20_body"/>
      <text:p text:style-name="Text_20_body">Met het aantal mogelijke configuraties (<office:annotation><dc:date>2013-06-02T12:23:33</dc:date><text:p>MATH</text:p><text:p><text:s/>$N=\ensuremath{\mathcal{O}\ensuremath{\left(\prod_i\ensuremath{\left| A_i\right|}\right)}}$</text:p></office:annotation> <draw:frame draw:style-name="fr3" draw:name="Afbeeldingen300" text:anchor-type="as-char" svg:width="3.6252in" svg:height="0.6874in" draw:z-index="103"><draw:image xlink:href="../masterproef/img176.png" xlink:type="simple" xlink:show="embed" xlink:actuate="onLoad"/></draw:frame>). In dat geval is gemiddelde raaktijd: </text:p>
      <table:table table:name="Tabel33" table:style-name="Tabel33">
        <table:table-column table:style-name="Tabel33.A"/>
        <table:table-column table:style-name="Tabel33.B"/>
        <table:table-row>
          <table:table-cell table:style-name="Tabel33.A1" office:value-type="string">
            <text:p text:style-name="P69"><office:annotation><dc:date>2013-06-02T12:23:33</dc:date><text:p>MATH</text:p><text:p><text:s/>\begin{equation}</text:p><text:p>\ensuremath{\mathbb{E}_{}\ensuremath{\left[\theta \right]}}=\displaystyle\sum_{i=1}^N\ensuremath{\Pr\ensuremath{\left[\theta \geq i\right]}}=\displaystyle\sum_{i=1}^N\displaystyle\frac{i}{N}=\displaystyle\frac{N+1}{2}</text:p><text:p>\end{equation}</text:p></office:annotation><draw:frame draw:style-name="fr3" draw:name="Afbeeldingen301" text:anchor-type="as-char" svg:width="0.2083in" svg:height="0.1563in" draw:z-index="105"><draw:image xlink:href="../masterproef/img177.png" xlink:type="simple" xlink:show="embed" xlink:actuate="onLoad"/></draw:frame></text:p>
          </table:table-cell>
          <table:table-cell table:style-name="Tabel33.A1" office:value-type="string">
            <text:p text:style-name="P71">(32)</text:p>
          </table:table-cell>
        </table:table-row>
      </table:table>
      <text:p text:style-name="Text_20_body"/>
      <text:p text:style-name="Text_20_body">In het geval dat we dit algoritme op machines laten draaien bekomen we: </text:p>
      <table:table table:name="Tabel34" table:style-name="Tabel34">
        <table:table-column table:style-name="Tabel34.A"/>
        <table:table-column table:style-name="Tabel34.B"/>
        <table:table-row>
          <table:table-cell table:style-name="Tabel34.A1" office:value-type="string">
            <text:p text:style-name="P69"><office:annotation><dc:date>2013-06-02T12:23:33</dc:date><text:p>MATH</text:p><text:p><text:s/>\begin{equation}</text:p><text:p>\ensuremath{\mathbb{E}_{}\ensuremath{\left[\Theta \right]}}=\displaystyle\sum_{i=1}^N\ensuremath{\Pr\ensuremath{\left[\Theta \geq i\right]}}=\displaystyle\sum_{i=1}^N\ensuremath{\Pr\ensuremath{\left[\theta \geq i\right]}}^p=\displaystyle\frac{1}{N^p}\displaystyle\sum_{i=1}^Ni^p\approx\displaystyle\frac{N}{p+1}</text:p><text:p>\end{equation}</text:p></office:annotation><draw:frame draw:style-name="fr3" draw:name="Afbeeldingen303" text:anchor-type="as-char" svg:width="1.3126in" svg:height="0.3752in" draw:z-index="106"><draw:image xlink:href="../masterproef/img178.png" xlink:type="simple" xlink:show="embed" xlink:actuate="onLoad"/></draw:frame></text:p>
          </table:table-cell>
          <table:table-cell table:style-name="Tabel34.A1" office:value-type="string">
            <text:p text:style-name="P71">(33)</text:p>
          </table:table-cell>
        </table:table-row>
      </table:table>
      <text:p text:style-name="Text_20_body"/>
      <text:p text:style-name="Text_20_body">De laatste benadering bekomen we omdat de som een veelterm van graad is met als leidende coëfficiënt. Bijgevolg is de speed-up bij benadering gelijk aan: </text:p>
      <text:p text:style-name="P2"><text:bookmark text:name="eqn:minimalSpeedupMetaheuristic"/><office:annotation><dc:date>2013-06-02T12:23:33</dc:date><text:p>MATH</text:p><text:p><text:s/>\begin{equation}</text:p><text:p>\mbox{\emph{speed-up}{}}=\displaystyle\frac{\ensuremath{\mathbb{E}_{}\ensuremath{\left[\theta \right]}}}{\ensuremath{\mathbb{E}_{}\ensuremath{\left[\Theta \right]}}}\approx\displaystyle\frac{\ensuremath{\left(N+1\right)}\cdot\ensuremath{\left(p+1\right)}}{2\cdot N}\approx\displaystyle\frac{p+1}{2}</text:p><text:p>\end{equation}</text:p></office:annotation></text:p>
      <table:table table:name="Tabel35" table:style-name="Tabel35">
        <table:table-column table:style-name="Tabel35.A"/>
        <table:table-column table:style-name="Tabel35.B"/>
        <text:soft-page-break/>
        <table:table-row>
          <table:table-cell table:style-name="Tabel35.A1" office:value-type="string">
            <text:p text:style-name="P72">speed-up<draw:frame draw:style-name="fr3" draw:name="Afbeeldingen306" text:anchor-type="as-char" svg:width="0.448in" svg:height="0.3228in" draw:z-index="107"><draw:image xlink:href="../masterproef/img181.png" xlink:type="simple" xlink:show="embed" xlink:actuate="onLoad"/></draw:frame></text:p>
          </table:table-cell>
          <table:table-cell table:style-name="Tabel35.A1" office:value-type="string">
            <text:p text:style-name="P71">(34)</text:p>
          </table:table-cell>
        </table:table-row>
      </table:table>
      <text:p text:style-name="Text_20_body"/>
      <text:p text:style-name="Text_20_body">De formule is verder te veralgemenen naar gewenste oplossingen maar leidt tot dezelfde speed-up. Men dient wel op te merken dat er doorgaans betere algoritmen bestaan om naar de oplossing te zoeken dan louter per toeval configuraties te genereren en in dat geval is het meestal minder evident om dezelfde speed-up te realiseren. </text:p>
      <text:h text:style-name="Heading_20_2" text:outline-level="2"><text:bookmark text:name="SECTION00646000000000000000"/><text:bookmark text:name="ssc:pmhprak"/><text:line-break/>Parallelliseren van metaheuristieken in de praktijk </text:h>
      <text:p text:style-name="Text_20_body">Een referentiewerk in verband met het uitvoeren van metaheuristieken op verschillende processoren in de praktijk is "Parallel Metaheuristics: A New Class of Algorithms" van Enrique Alba. In het boek maakt men een onderscheid tussen Local Search Metaheuristics (LMS) en Evolutionary Algorithms (EA) anderzijds. </text:p>
      <text:h text:style-name="Heading_20_4" text:outline-level="4"><text:bookmark text:name="SECTION00646010000000000000"/>. </text:h>
      <text:p text:style-name="Text_20_body">Onder Local Search Metaheuristics verstaan we metaheuristieken die slechts met één actieve oplossing werken. Bij deze metaheuristieken ziet men drie bronnen tot parallellisme: </text:p>
      <text:list xml:id="list2876699065741140642" text:style-name="L7">
        <text:list-item>
          <text:p text:style-name="P46">Parallel multistart: de processoren starten met een verschillende initiële populatie en werken min of meer onafhankelijk. Dit is het parallellisatie-paradigma die we in de modellering hebben beschouwd. </text:p>
        </text:list-item>
        <text:list-item>
          <text:p text:style-name="P46">Parallel moves: er is sprake van één gedistribueerde actieve oplossing. Elke processor berekend vervolgens een kandidaat die als volgende actieve oplossing wordt voorgedragen. Uit deze verzameling van oplossingen wordt dan een nieuwe gedistribueerde actieve oplossing gekozen. In het geval we een Local Search stap uitvoeren kunnen we bijvoorbeeld ook elke processor een deel van de volledige omgeving laten afzoeken. </text:p>
        </text:list-item>
        <text:list-item>
          <text:p text:style-name="P9">Move acceleration: een migratie kan er soms uit bestaan dat een significant deel van de oplossing verandert. Bovendien kan de evaluatiefunctie zelf ook moeilijk uit te rekenen zijn. In het geval van move acceleration wordt de oplossing opgedeeld in min of meer onafhankelijk delen. Elke processor past een deel van de configuratie aan en rekent de verandering van de fitness-waarde met betrekking tot dit deel uit. Meestal is nog een post-processing fase vereist om de uiteindelijke fitness-waarde te berekenen. In sommige modellen laat men fouten toe in de evaluatiefunctie en berekent men de fitness-waarde maar sporadisch correct. </text:p>
        </text:list-item>
      </text:list>
      <text:h text:style-name="Heading_20_4" text:outline-level="4"><text:bookmark text:name="SECTION00646020000000000000"/>. </text:h>
      <text:p text:style-name="Text_20_body">In het geval van Evolutionary Algorithms wordt er gerekend met een populatie van oplossingen. Er worden twee vormen van parallellisme voorgesteld: </text:p>
      <text:list xml:id="list4195767301084596392" text:style-name="L8">
        <text:list-item>
          <text:p text:style-name="P47">Parallel population: men kan ook voor elke processor en onafhankelijke populatie beschouwen waarop een evolutionair algoritme werkt. Meestal gaat dit enigszins gepaard met kruisbestuiving: het uitwisselen van sterke oplossingen. Meestal noemt een genetisch algoritme waarbij men deelpopulaties beschouwd een Island Model. </text:p>
        </text:list-item>
        <text:list-item>
          <text:p text:style-name="P10">Parallel computation: Operaties zoals het berekenen van de fitness-waarde moeten op alle oplossingen in de populatie worden berekend. Vermits oplossingen onafhankelijke entiteiten zijn, kan men het berekenen van deze waarden inherent parallelliseren. </text:p>
        </text:list-item>
      </text:list>
      <text:h text:style-name="Heading_20_4" text:outline-level="4"><text:bookmark text:name="SECTION00646030000000000000"/><text:soft-page-break/>. </text:h>
      <text:p text:style-name="P40">In de bovenstaande modellen tot parallellisatie zijn de bronnen geordend in stijgende granulariteit. Meestal introduceert een fijnere granulariteit echter ook problemen in verband met mogelijke speed-up: na elke stap worden de processoren opnieuw gesynchroniseerd. Op het moment dat een processor klaar is met zijn werk dient er gewacht te worden tot ook andere processoren deze barrier bereiken. Dit introduceert dan ook een vorm van overhead. <text:span text:style-name="T25">Iemand</text:span> rapporteert bijvoorbeeld een <text:span text:style-name="T25">speed-up die consistent onder de 1.0 blijft. Dit wordt verklaart door het grote aantal synchronisatiestappen.</text:span></text:p>
      <text:h text:style-name="Heading_20_4" text:outline-level="4"><text:bookmark text:name="SECTION00646040000000000000"/>. </text:h>
      <text:p text:style-name="Text_20_body">Andere bronnen spelen dan weer vooral bij een lagere granulariteit: het is bijvoorbeeld mogelijk dat na verloop van tijd twee populaties in een parallel evolutionair algoritme convergeren. De resultaten uit twee gelijkaardige populaties zijn meestal ook gelijkaardig, waardoor er dus weinig winst geboekt wordt met het uitvoeren van het algoritme op verschillende processoren. </text:p>
      <text:h text:style-name="Heading_20_4" text:outline-level="4"><text:bookmark text:name="SECTION00646050000000000000"/>. </text:h>
      <text:p text:style-name="Text_20_body">Crainic en Toulous<text:span text:style-name="T25">e</text:span> delen de parallellisatie van metaheuristieken op in drie algemenere types. Onder Type 1 vallen de Move acceleration, Parallel moves en Parallel computation paradigma's van Alba. Men stelt in dat dit type van parallellisatie uitsluitend probeert om operaties of evaluaties te versnellen. Wanneer men echter het algoritme op een sequentiële processor draait met eenzelfde aantal iteraties, verwachten we dat dezelfde elementen in de oplossingsruimte werden onderzocht. Type 3 komt overeen met Parallel multistart en Parallel population. Crainic en Toulouse argumenteren hier dat al deze technieken leiden tot parallelle verkenning van dezelfde zoekruimte. Type 2 is een vorm van parallellisme die in Alba minder aan bod komt: het opdelen van de zoekruimte. Dit gebeurt door een deel van de variabelen vaste waardes te laten aannemen, de overige variabelen worden dan geoptimaliseerd door de verschillende processoren. Meestal kiest men per processor andere variabelen. Op vaste tijdstippen zal een processor vervolgens de configuraties van de verschillende processoren samenvoegen in één globale oplossing. Omdat dit systeem sommige delen van de configuratieruimte onbezocht kan laten worden op geregelde tijdstippen nieuwe oplossingsruimtes aan de processoren toegekend. </text:p>
      <text:h text:style-name="Heading_20_4" text:outline-level="4"><text:bookmark text:name="SECTION00646060000000000000"/>. </text:h>
      <text:p text:style-name="Text_20_body">Crainic en Toulouse maken ook een onderscheid in type 3 tussen interagerende processen en niet-interagerende processen. In het tweede geval wisselen de processen ook bepaalde aspecten uit in het zoekproces. Men verwacht dat met behulp van deze informatie er betere strategieën kunnen worden ontwikkeld die een metaheuristiek sneller naar de oplossing zullen leiden. </text:p>
      <text:h text:style-name="Heading_20_3" text:outline-level="3"><text:bookmark text:name="SECTION00646100000000000000"/>Empirische resultaten </text:h>
      <text:p text:style-name="Text_20_body">Alba geeft in zijn boek een uitgebreid overzicht over verschillende pogingen om metaheuristieken te parallelliseren. In een groot aantal families van metaheuristieken is l<text:span text:style-name="T25">i</text:span>ineaire speed-up geen evidentie. In het geval van Ant Colony Optimization (ACO) bijvoorbeeld rapporteren zowel lage efficiëntie (meestal rond de 0.40) die meestal daalt naarmate het aantal processoren toeneemt. Andere paradigma's, zoals bijvoorbeeld Tabu Search, halen wel sterke resultaten die meestal lineaire speed-up benaderen. </text:p>
      <text:h text:style-name="Heading_20_3" text:outline-level="3"><text:bookmark text:name="SECTION00646200000000000000"/><text:bookmark text:name="sss:sugood"/><text:line-break/>Speed-up als een goede metriek? </text:h>
      <text:p text:style-name="Text_20_body">Empirische resultaten tonen dat de empirische speed-up sterk kan variëren naargelang het paradigma van <text:soft-page-break/>de metaheuristiek. Ook wanneer men een sterke speed-up realiseert, ontbreken harde garanties dat dit op alle probleeminstanties het geval zal zijn. <text:span text:style-name="T25">Iemand</text:span> plaats daarom vraagtekens bij de betekenis van speed-up. </text:p>
      <text:h text:style-name="P75" text:outline-level="4"><text:bookmark text:name="SECTION00646210000000000000"/>Omdat we meestal de exacte oplossing niet kennen is de speed-up moeilijk te verifiëren: een parallel algoritme kan snel sterke oplossingen genereren, maar zal <text:span text:style-name="T25">daarom</text:span> niet significant sneller de echte oplossing vinden. Bovendien zal men meestal de uitvoer stopzetten alvorens een metaheuristiek de oplossing heeft gevonden. <text:span text:style-name="T26">Iemand</text:span> stelt daarom drie andere metrieken voor: kwalitatief sterkere oplossingen gedurende een significant deel van het zoekproces, robuustere systemen die meer garantie bieden op een sterke oplossing, of een algoritme die de algemene tijdscomplexiteit naar omlaag haalt. </text:h>
      <text:h text:style-name="Heading_20_3" text:outline-level="3"><text:bookmark text:name="SECTION00646300000000000000"/>Parallellisatie met behulp van aangepast hardware </text:h>
      <text:p text:style-name="Text_20_body">Het boek besteed ook aandacht aan parallellisatie met behulp van hardware: simulaties tonen aan dat een processor soms een significante hoeveelheid rekentijd besteed aan communicatie met andere processoren. Door hardware te ontwikkelen kan men de rekentijd verder beperken. Sommige metaheuristieken zijn bijvoorbeeld op een Field Programmable Gate Array (FPGA) geïmplementeerd. </text:p>
      <text:p text:style-name="Heading_20_1"><text:bookmark text:name="SECTION00650000000000000000"/>Hyperheuristieken </text:p>
      <text:p text:style-name="Text_20_body">Deze masterthesis behandelt het parallelliseren van hyperheuristieken. Hyperheuristieken zijn een veralgemening van metaheuristieken. In algoritme 1 genereert men een nieuwe populatie uit de vorige populatie. Hoe dit concreet gebeurt is de verantwoordelijkheid van de metaheuristiek. Een hyperheuristiek gaat in de eerste plaats op zoek naar een sterke oplossingsmethode, niet een sterke oplossing.</text:p>
      <text:p text:style-name="Text_20_body"><text:span text:style-name="T3">Definitie 10</text:span> (Hyperheuristiek) <text:span text:style-name="T4">Een hyperheuristiek is een automatische methodologie voor het selecteren of genereren van heuristieken om moeilijke computationele zoekproblemen op te lossen.</text:span></text:p>
      <text:p text:style-name="Text_20_body">De heuristieken worden ook wel low-level heuristieken of transitiefuncties genoemd. </text:p>
      <text:p text:style-name="P1"><text:bookmark text:name="fig:hhschema"/><text:bookmark text:name="5925"/></text:p>
      <table:table table:name="Tabel36" table:style-name="Tabel36">
        <table:table-column table:style-name="Tabel36.A"/>
        <table:table-row>
          <table:table-cell table:style-name="Tabel36.A1" office:value-type="string">
            <text:p text:style-name="Table_20_Contents"><draw:frame draw:style-name="fr1" draw:name="Afbeeldingen308" text:anchor-type="as-char" svg:width="2.9689in" svg:height="0.6252in" draw:z-index="111"><draw:image xlink:href="../masterproef/img183.png" xlink:type="simple" xlink:show="embed" xlink:actuate="onLoad"/></draw:frame></text:p>
          </table:table-cell>
        </table:table-row>
      </table:table>
      <text:p text:style-name="P42"><text:span text:style-name="Strong_20_Emphasis">Figure 2.1:</text:span> Schematische voorstelling van een hyperheuristiek.</text:p>
      <text:h text:style-name="Heading_20_4" text:outline-level="4"><text:bookmark text:name="SECTION00650010000000000000"/>. </text:h>
      <text:p text:style-name="Text_20_body">De definitie zelf maakt reeds een onderscheid tussen twee mechanismes: </text:p>
      <text:list xml:id="list7021051015397930953" text:style-name="L9">
        <text:list-item>
          <text:p text:style-name="P48">Heuristic selection: de hyperheuristiek kiest een transitiefunctie die wordt toegepast op de populatie. </text:p>
        </text:list-item>
        <text:list-item>
          <text:p text:style-name="P11">Heuristic generation: de hyperheuristiek ontwikkelt zelf transitiefuncties op basis van aangereikte componenten. </text:p>
        </text:list-item>
      </text:list>
      <text:p text:style-name="Text_20_body">Het selecteren of genereren van een hyperheuristiek kan op verschillende manieren gebeuren. Men maakt meestal een onderscheid tussen no-learning, offline learning en online learning. </text:p>
      <text:h text:style-name="Heading_20_2" text:outline-level="2"><text:soft-page-break/><text:span text:style-name="T27">Motivering</text:span> </text:h>
      <text:p text:style-name="Text_20_body">Indien het gegeven probleem complex en een metaheuristiek ontwikkelen geen sinecure is, maakt men gebruik van hyperheuristieken. Meestal is dit het geval bij problemen waar de instanties <text:span text:style-name="T28">vrij</text:span> divers kunnen zijn, en men in het ontwerp van de metaheuristiek er niet in slaagt alle families van probleeminstanties te beschouwen. </text:p>
      <text:h text:style-name="Heading_20_4" text:outline-level="4"><text:bookmark text:name="SECTION00651010000000000000"/>. </text:h>
      <text:p text:style-name="Text_20_body">Hyperheuristieken kunnen ook ingezet worden bij de ontwikkeling van een mechanisme die verschillende problemen kan oplossen. De set van transitiefuncties (of componenten) maakt immers deel uit van de invoer. Door andere functies in te voeren kan men andere problemen oplossen. Hyperheuristieken worden daarom vaak voorgesteld als een oplossingstechniek die er op termijn moet in slagen alle optimalisatieproblemen benaderend op te lossen. </text:p>
      <text:h text:style-name="Heading_20_2" text:outline-level="2"><text:bookmark text:name="SECTION00652000000000000000"/>Het effect van de transitiefuncties </text:h>
      <text:p text:style-name="Text_20_body"><text:span text:style-name="T29">Iemand</text:span> onderzoekt in welke mate het invoeren van andere transitiefuncties tot andere resultaten leidt. In plaats van verschillende transitiefuncties in te voeren, werden varianten op de bestaande transitiefuncties die de onderliggende transitiefunctie enkele malen herhalen. </text:p>
      <text:h text:style-name="Heading_20_4" text:outline-level="4"><text:bookmark text:name="SECTION00652010000000000000"/>. </text:h>
      <text:p text:style-name="Text_20_body">Vermits de achterliggende transitiefuncties dezelfde zijn, verwacht men dat hyperheuristieken die in de studie werden onderzocht verhoudingsgewijs even sterk zullen scoren. Dit bleek echter niet altijd het geval te zijn. Hyperheuristiek die minder sterk scoorden op de originele transitiefuncties, scoorden soms beter op de afgeleide heuristieken. Dit resultaat Vormt een indicatie dat de huidige hyperheuristieken momenteel onvoldoende leren de om effecten van de onderliggende heuristieken kunnen begrijpen. </text:p>
      <text:h text:style-name="Heading_20_2" text:outline-level="2"><text:bookmark text:name="ssc:defparhyhe"/><text:bookmark text:name="SECTION00653000000000000000"/><text:line-break/>Parallelle Hyperheuristieken </text:h>
      <text:p text:style-name="Text_20_body">Hyperheuristieken zijn doorgaans minder efficiënt in het oplossen van specifieke optimalisatieproblemen waarvoor sterke metaheuristieken bestaan. De rede is dat eerst de sterktes en zwaktes van de verschillende heuristieken moeten worden geleerd. Vermits de heuristieken bovendien in eender welke sequentie kunnen voorkomen, kan men geen specifieke optimalisaties doorvoeren<text:bookmark text:name="tex2html6"/><text:span text:style-name="T2"><draw:a xlink:type="simple" xlink:href="#foot5863" office:name="tex2html6"><draw:frame draw:style-name="fr2" draw:name="Afbeeldingen309" text:anchor-type="as-char" svg:width="0.1772in" svg:height="0.1772in" draw:z-index="108"><draw:image xlink:href="../../../../../../../../usr/share/latex2html/icons/footnote.png" xlink:type="simple" xlink:show="embed" xlink:actuate="onLoad"/></draw:frame></draw:a></text:span>. In deze context kan het nuttig zijn om een hyperheuristiek op verschillende processoren te laten werken. </text:p>
      <text:h text:style-name="Heading_20_4" text:outline-level="4"><text:bookmark text:name="SECTION00653010000000000000"/>. </text:h>
      <text:p text:style-name="Text_20_body">Het idee is niet nieuw en werd reeds op enkele problemen toegepast. <text:span text:style-name="T29">Mensen</text:span> ontwikkelden een systeem gebaseerd op genetische algoritmen. Het genetisch algoritme wordt onderverdeeld in enkele componenten: een master bepaalt op basis van welke de componenten een worker een lokaal genetisch algoritme zal laten werken. Wanneer een stopcriterium is bereikt, worden de resultaten doorgestuurd en zal de master de worker een nieuwe set componenten geven. In <text:span text:style-name="T29">een boek </text:span>voert men een studie uit op het adaptief vermogen van dit systeem. Er wordt aangetoond dat het systeem snel meer dan de helft van de beschikbare rekenkracht aan de sterkste genetische configuratie geeft. Het systeem maakt echter gebruik van een parameter en de robuustheid van deze parameter is nog niet aangetoond. Wanneer men met dit systeem het antenna positioning problem<text:span text:style-name="T1"> (</text:span>APP) oplost, stelt men vast dat de verbetering stagneert naarmate men het aantal processoren opdrijft. Bovendien boekt men op middellange termijn meestal <text:soft-page-break/>slechtere prestaties met meerdere processoren. </text:p>
      <text:h text:style-name="Heading_20_4" text:outline-level="4"><text:bookmark text:name="SECTION00653020000000000000"/>. </text:h>
      <text:p text:style-name="Text_20_body">Planningsproblemen werden opgelost met behulp van parallelle hyperheuristieken in <text:span text:style-name="T30">een boek</text:span>. Men laat heuristieken uitvoeren op oplossingen door verschillende processoren. Deze processoren worden aangestuurd door een controller. Verschillende controllers communiceren met elkaar om ervaring uit te wisselen. Een probleem met deze benadering is dat de controller zelf op een processor draait en meestal amper data verwerkt en bijgevolg inefficiënt omspringt met de aangeboden rekenkracht. Men stelt een consistente speed-up vast maar de efficiëntie daalt naarmate het aantal processoren stijgt. Bovendien zijn de oplossing niet altijd kwalitatief beter. </text:p>
      <text:h text:style-name="Heading_20_4" text:outline-level="4"><text:bookmark text:name="SECTION00653030000000000000"/>. </text:h>
      <text:p text:style-name="Text_20_body">Multiobjectivisation - het omzetten van één evaluatiefunctie in verschillende evaluatiefuncties - is de drijvende kracht in <text:span text:style-name="T30">een systeem</text:span>. Doordat elke processor een andere functie probeert te optimaliseren hoopt men tot een meer robuuste oplossingsmethode te komen. </text:p>
      <text:p text:style-name="Heading_20_1"><text:bookmark text:name="SECTION00660000000000000000"/>Besluit van dit hoofdstuk </text:p>
      <text:p text:style-name="Text_20_body">Optimalisatieproblemen die een grote zoekruimte omvatten kunnen doorgaans niet exact opgelost worden. Meestal maken we daarom gebruik van een heuristiek: een methode die een benaderende oplossing voorstelt. </text:p>
      <text:h text:style-name="Heading_20_4" text:outline-level="4"><text:bookmark text:name="SECTION00660010000000000000"/>. </text:h>
      <text:p text:style-name="Text_20_body">Een metaheuristiek is een verzamelnaam voor een diverse groep algoritmen die voor een gegeven optimalisatieprobleem een aanvaardbare oplossing proberen uit te rekenen. Al deze methodes werken in grote mate met toevalsgetallen. </text:p>
      <text:h text:style-name="Heading_20_4" text:outline-level="4"><text:bookmark text:name="SECTION00660020000000000000"/>. </text:h>
      <text:p text:style-name="Text_20_body">De meeste metaheuristieken omvatten verschillende bronnen om het algoritme parallel uit te voeren. <text:span text:style-name="T30">Iemand</text:span> beschrijft een model die aantoont dat wanneer men onafhankelijke metaheuristieken op verschillende processoren laat lopen, men soms lineaire speed-up kan benaderen. De concrete speed-up hangt af van het probleem en de oplossingsmethode. </text:p>
      <text:h text:style-name="Heading_20_4" text:outline-level="4"><text:bookmark text:name="SECTION00660030000000000000"/>. </text:h>
      <text:p text:style-name="Text_20_body"><text:span text:style-name="T30">Een boek </text:span>is een naslagwerk die verschillende parallelle implementaties van metaheuristieken groepeert. Men kan vaststellen dat de speed-up eerder wisselvallig is. In sommige gevallen is er zelfs sprake van negatieve speed-up door een hoge communicatie-kost. </text:p>
      <text:h text:style-name="Heading_20_4" text:outline-level="4"><text:bookmark text:name="SECTION00660040000000000000"/>. </text:h>
      <text:p text:style-name="Text_20_body">Hyperheuristieken proberen een oplossingsmethode aan te reiken die minder afhankelijk is van een concreet probleem. Dit doet men door een algoritme een keuze te laten maken uit een set transitiefuncties een gaandeweg de sterktes en zwaktes van de concrete transitiefuncties te laten kennen. </text:p>
      <text:h text:style-name="Heading_20_4" text:outline-level="4"><text:bookmark text:name="SECTION00660050000000000000"/><text:soft-page-break/>. </text:h>
      <text:p text:style-name="Text_20_body">Er bestaan reeds implementaties van parallelle hyperheuristieken. Deze algoritmen werken meestal in een master-slave verhouding waar de master de heuristieken selecteert en de slaves deze heuristieken uitvoeren. Soms is er sprake van meerdere master-componenten die informatie met elkaar uitwisselen. </text:p>
      <text:h text:style-name="Heading_20_4" text:outline-level="4"><text:bookmark text:name="SECTION00660060000000000000"/>. </text:h>
      <text:p text:style-name="Text_20_body">Een andere techniek die gebruikt wordt is multiobjectivisation: het opsplitsen van de evaluatiefunctie in verschillende functies zodat elke processor een aangepast optimalisatieprobleem uitvoert. </text:p>
      <text:h text:style-name="Heading_20_4" text:outline-level="4"><text:bookmark text:name="SECTION00660070000000000000"/>. </text:h>
      <text:p text:style-name="Text_20_body">De huidige prestaties van parallelle hyperheuristieken zijn eerder wisselvallig en hangen vaak af van het probleem in kwestie. </text:p>
      <text:p text:style-name="Heading_20_1"><text:bookmark text:name="SECTION00700000000000000000"/><text:bookmark text:name="chp:chesc"/><text:line-break/>Studie van Sequentiële Hyperheuristieken (CHeSC2011) </text:p>
      <text:p text:style-name="P4"><draw:frame draw:style-name="fr1" draw:name="Afbeeldingen310" text:anchor-type="as-char" svg:width="0.1563in" svg:height="0.3437in" draw:z-index="109"><draw:image xlink:href="../masterproef/img184.png" xlink:type="simple" xlink:show="embed" xlink:actuate="onLoad"/></draw:frame> </text:p>
      <text:p text:style-name="Text_20_body">Alvorens zelf hyperheuristieken te implementeren, werd eerst een analyse uitgevoerd op bestaande sequentiële hyperheuristieken. In de studie proberen we tot enkele wetmatigheden te komen die nuttig kunnen zijn in de ontwikkeling van parallelle varianten. In dit hoofdstuk presenteren we de besluiten van deze studie. </text:p>
      <text:p text:style-name="Heading_20_1"><text:bookmark text:name="SECTION00710000000000000000"/>Implementatie-set </text:p>
      <text:p text:style-name="Text_20_body">De studie situeert zich rond de hyperheuristieken die geïmplementeerd werden in het kader van de CHeSC competitie. We lichten in deze sectie kort het systeem en de competitie toe. </text:p>
      <text:h text:style-name="Heading_20_2" text:outline-level="2"><text:bookmark text:name="SECTION00711000000000000000"/>HyFlex </text:h>
      <text:p text:style-name="Text_20_body">In 2009 publiceren Burke et al. een paper waarin ze Hyper-heuristics Flexible framework HyFlex voorstellen. HyFlex is een klassenbibliotheek geschreven in Java. Het laat toe dat de gebruiker hyperheuristieken implementeert waardoor de prestaties uniform getest kunnen worden. </text:p>
      <text:h text:style-name="Heading_20_4" text:outline-level="4"><text:bookmark text:name="SECTION00711010000000000000"/>. </text:h>
      <text:p text:style-name="Text_20_body">Een alternatief voor HyFlex was het Platform and Programming Language Independent Interface for Search Algorithms (PISA)-systeem. PISA werd ontwikkeld in 2003 en is een tekstgebaseerd softwaresysteem. Het richt zich vooral op evolutionaire hyperheuristieken en multi-objective problemen: problemen waarbij er sprake is van verschillende evaluatiefuncties en men dus niet eenduidig kan beslissen dan één oplossing inderdaad beter is dan een andere. Er werd voor HyFlex geopteerd omdat dit <text:soft-page-break/>systeem meer functionaliteit aanbied en er verschillende implementaties in HyFlex beschikbaar zijn gesteld. </text:p>
      <text:h text:style-name="Heading_20_4" text:outline-level="4"><text:bookmark text:name="SECTION00711020000000000000"/>. </text:h>
      <text:p text:style-name="Text_20_body">HyFlex werkt op basis van geheugen: een lijst waarin tussentijdse oplossingen worden opgeslagen en uitgelezen. Het systeem biedt vervolgens de mogelijkheid om een low-level heuristiek met een specifieke index toe te passen op de oplossing op een specifieke plaats in het geheugen. Het resultaat wordt dan op een specifieke plaats in geheugen opgeslagen. Hyperheuristieken kunnen ook de objectiviteitswaarde van een bepaalde oplossing in het geheugen opvragen en vragen of twee oplossingen in het geheugen equivalent zijn. Een afstandsmetriek tussen twee verschillende oplossingen is niet beschikbaar. </text:p>
      <text:h text:style-name="Heading_20_4" text:outline-level="4"><text:bookmark text:name="SECTION00711030000000000000"/>. </text:h>
      <text:p text:style-name="Text_20_body">De hyperheuristiek kent enkele details in verband met de onderliggende heuristiek: men deelt ze op in vier categorieën en de hyperheuristiek kan de categorie inspecteren. Deze categorieën zijn: </text:p>
      <text:list xml:id="list4480686157901561559" text:style-name="L10">
        <text:list-item>
          <text:p text:style-name="P49">Mutation: hierbij wordt de oplossing op een toevallig manier aangepast. Dit soort heuristieken heeft geen componenten die inschatten of de verandering onmiddellijk of op termijn tot betere resultaten zal leiden. </text:p>
        </text:list-item>
        <text:list-item>
          <text:p text:style-name="P49">Crossover: dit zijn de enige heuristieken die twee oplossingen recombineren in een nieuwe oplossing. Het is uiteraard de bedoeling dat de nieuwe oplossing karakteristieken gemeen heeft met beide "ouders". </text:p>
        </text:list-item>
        <text:list-item>
          <text:p text:style-name="P49">Ruin-recreate: deze heuristieken breken een deel van de oplossing af, om ze dan vervolgens met behulp van bijvoorbeeld een gretig algoritme terug op te bouwen. </text:p>
        </text:list-item>
        <text:list-item>
          <text:p text:style-name="P12">Local search: dit is een familie van algoritmen die herhaaldelijk mutaties uitvoeren indien deze mutaties ook per stap winst opleveren. Indien geen enkele mutatie meer tot een beter resultaat leidt stopt het algoritme. </text:p>
        </text:list-item>
      </text:list>
      <text:p text:style-name="Text_20_body">Low-level heuristieken die tot de types mutation, crossover en ruin-recreate behoren worden ook wel perturbaties genoemd. Het softwaresysteem houdt ook de mogelijkheid open om een low-level heuristiek te classificeren onder "other", maar voor zover bekend zijn er nog geen heuristieken in HyFlex geschreven die onder deze categorie vallen. </text:p>
      <text:h text:style-name="Heading_20_4" text:outline-level="4"><text:bookmark text:name="SECTION00711040000000000000"/>. </text:h>
      <text:p text:style-name="Text_20_body">Het verschil tussen ruin-recreate en local search is soms onduidelijk. In beide gevallen verwachten we dat de oplossing sterker is dan de originele oplossing (ruin-recreate zou in het slechtste geval immers de oorspronkelijk oplossing kunnen reconstrueren<text:bookmark text:name="tex2html7"/><text:span text:style-name="T2"><draw:a xlink:type="simple" xlink:href="#foot6161" office:name="tex2html7"><draw:frame draw:style-name="fr2" draw:name="Afbeeldingen311" text:anchor-type="as-char" svg:width="0.1772in" svg:height="0.1772in" draw:z-index="110"><draw:image xlink:href="../../../../../../../../usr/share/latex2html/icons/footnote.png" xlink:type="simple" xlink:show="embed" xlink:actuate="onLoad"/></draw:frame></draw:a></text:span>). Een verschil die men doorgaans maakt is dat local search een operator is die idempotent is: meermaals de operator toepassen zal geen nieuw resultaat opleveren. </text:p>
      <text:h text:style-name="Heading_20_4" text:outline-level="4"><text:bookmark text:name="SECTION00711050000000000000"/>. </text:h>
      <text:p text:style-name="Text_20_body">Sommige low-level heuristieken zijn ook afhankelijk van een parameter. Deze parameters zijn reële getallen tussen 0.<text:span text:style-name="T31">0</text:span> en 1.<text:span text:style-name="T31">0</text:span> en kunnen het gedrag van de low-level heuristiek beïnvloeden. HyFlex definieert twee verschillende parameters: </text:p>
      <text:list xml:id="list8909169881991490123" text:style-name="L11">
        <text:list-item>
          <text:p text:style-name="P50">Depth of Search: deze parameter bepaalt in welke mate men een omgeving zal afzoeken in het geval van ruin-recreate en local search. </text:p>
        </text:list-item>
        <text:list-item>
          <text:p text:style-name="P13">Intensity of Mutation: deze parameter bepaalt in welke mate een nieuwe oplossing kan afwijken van het origineel na het toepassen van een mutation. </text:p>
        </text:list-item>
      </text:list>
      <text:h text:style-name="Heading_20_4" text:outline-level="4"><text:bookmark text:name="SECTION00711060000000000000"/><text:soft-page-break/>. </text:h>
      <text:p text:style-name="P1"><text:bookmark text:name="6185"/><text:bookmark text:name="fig:hyflexstructure"/></text:p>
      <table:table table:name="Tabel37" table:style-name="Tabel37">
        <table:table-column table:style-name="Tabel37.A"/>
        <table:table-row>
          <table:table-cell table:style-name="Tabel37.A1" office:value-type="string">
            <text:p text:style-name="Table_20_Contents"><draw:frame draw:style-name="fr1" draw:name="Afbeeldingen312" text:anchor-type="as-char" svg:width="4.75in" svg:height="1.052in" draw:z-index="128"><draw:image xlink:href="../masterproef/img185.png" xlink:type="simple" xlink:show="embed" xlink:actuate="onLoad"/></draw:frame></text:p>
          </table:table-cell>
        </table:table-row>
      </table:table>
      <text:p text:style-name="P42"><text:span text:style-name="Strong_20_Emphasis">Figure:</text:span> Schematische voorstelling van HyFlex.</text:p>
      <text:p text:style-name="Text_20_body">F<text:span text:style-name="T1">IGUUR </text:span>geeft de verschillende componenten in het HyFlex systeem schematisch weer. We hebben het schema opgedeeld in een probleemafhankelijk en een probleemonafhankelijk gedeelte. Het is de bedoeling dat de programmeur zelf het uitvoeringsmechanisme implementeert. </text:p>
      <text:h text:style-name="Heading_20_2" text:outline-level="2"><text:bookmark text:name="SECTION00712000000000000000"/>CHeSC2011 </text:h>
      <text:p text:style-name="Text_20_body">Om meer aandacht te vestigen op HyFlex werd in 2011 een wedstrijd georganiseerd door de universiteit van Nottingham: de "Cross-domain Heuristic Search Challenge (CHeSC2011)". De ingestuurde programma's krijgen een set van verschillende problemen en worden gequoteerd op basis van de kwaliteit van de oplossingen die ze na 10 minuten uitvoer afleveren. De wedstrijd omvatte problemen uit zes verschillende domeinen: maxim<text:span text:style-name="T31">um</text:span> satisfiability (<text:span text:style-name="T31">Max-Sat</text:span>), bin packing, personnel scheduling, flow shop, travelling salesman problem (<text:span text:style-name="T31">TSP</text:span>) en het vehicle routing problem (<text:span text:style-name="T31">VRP</text:span>). </text:p>
      <text:h text:style-name="Heading_20_4" text:outline-level="4"><text:bookmark text:name="SECTION00712010000000000000"/>. </text:h>
      <text:p text:style-name="Text_20_body">In totaal telde de competitie 20 teams. We hebben met onze studie de zestien implementaties die gedocumenteerd werden bestudeerd. T<text:span text:style-name="T1">ABEL </text:span>bevat een lijst met de verschillende implementaties en geeft aan welke systemen in de studie opgenomen werden. </text:p>
      <text:p text:style-name="Text_20_body"/>
      <text:p text:style-name="P1"><text:bookmark text:name="6164"/></text:p>
      <text:p text:style-name="P42"><text:span text:style-name="Strong_20_Emphasis">Table:</text:span> Deelnemers van de CHeSC2011 competitie.</text:p>
      <table:table table:name="Tabel38" table:style-name="Tabel38">
        <table:table-column table:style-name="Tabel38.A"/>
        <table:table-row>
          <table:table-cell table:style-name="Tabel38.A1" office:value-type="string">
            <table:table table:name="Tabel39" table:style-name="Tabel39">
              <table:table-column table:style-name="Tabel39.A"/>
              <table:table-column table:style-name="Tabel39.B"/>
              <table:table-column table:style-name="Tabel39.C"/>
              <table:table-column table:style-name="Tabel39.D"/>
              <table:table-column table:style-name="Tabel39.E"/>
              <table:table-column table:style-name="Tabel39.F"/>
              <table:table-row>
                <table:table-cell table:style-name="Tabel39.A1" office:value-type="string">
                  <text:p text:style-name="P71">#</text:p>
                </table:table-cell>
                <table:table-cell table:style-name="Tabel39.A1" office:value-type="string">
                  <text:p text:style-name="P68">Naam</text:p>
                </table:table-cell>
                <table:table-cell table:style-name="Tabel39.A1" office:value-type="string">
                  <text:p text:style-name="P68">Auteur/Team</text:p>
                </table:table-cell>
                <table:table-cell table:style-name="Tabel39.A1" office:value-type="string">
                  <text:p text:style-name="P71">Score</text:p>
                </table:table-cell>
                <table:table-cell table:style-name="Tabel39.A1" office:value-type="string">
                  <text:p text:style-name="P70"><text:span text:style-name="T31">In studie</text:span></text:p>
                </table:table-cell>
                <table:table-cell table:style-name="Tabel39.A1" office:value-type="string">
                  <text:p text:style-name="P71">Appendix</text:p>
                </table:table-cell>
              </table:table-row>
              <table:table-row>
                <table:table-cell table:style-name="Tabel39.A1" office:value-type="string">
                  <text:p text:style-name="P71">1</text:p>
                </table:table-cell>
                <table:table-cell table:style-name="Tabel39.A1" office:value-type="string">
                  <text:p text:style-name="P68">AdapHH[#!chesc-adaphh!#,#!chesc-adaphh2!#,#!348072!#]</text:p>
                </table:table-cell>
                <table:table-cell table:style-name="Tabel39.A1" office:value-type="string">
                  <text:p text:style-name="P68">Mustafa Misir</text:p>
                </table:table-cell>
                <table:table-cell table:style-name="Tabel39.A1" office:value-type="string">
                  <text:p text:style-name="P71">181.00<office:annotation><dc:date>2013-06-02T12:23:33</dc:date><text:p>MATH</text:p><text:p><text:s/>$\checkmark$</text:p></office:annotation></text:p>
                </table:table-cell>
                <table:table-cell table:style-name="Tabel39.A1" office:value-type="string">
                  <text:p text:style-name="P69"><draw:frame draw:style-name="fr1" draw:name="Afbeeldingen313" text:anchor-type="as-char" svg:width="2.8228in" svg:height="0.7709in" draw:z-index="112"><draw:image xlink:href="../masterproef/img186.png" xlink:type="simple" xlink:show="embed" xlink:actuate="onLoad"/></draw:frame></text:p>
                </table:table-cell>
                <table:table-cell table:style-name="Tabel39.A1" office:value-type="string">
                  <text:p text:style-name="P73"/>
                </table:table-cell>
              </table:table-row>
              <table:table-row>
                <table:table-cell table:style-name="Tabel39.A1" office:value-type="string">
                  <text:p text:style-name="P71">2</text:p>
                </table:table-cell>
                <table:table-cell table:style-name="Tabel39.A1" office:value-type="string">
                  <text:p text:style-name="P68">VNS-TW[#!chesc-vns-tw!#]</text:p>
                </table:table-cell>
                <table:table-cell table:style-name="Tabel39.A1" office:value-type="string">
                  <text:p text:style-name="P68">Mathieu Larose</text:p>
                </table:table-cell>
                <table:table-cell table:style-name="Tabel39.A1" office:value-type="string">
                  <text:p text:style-name="P71">134.00<office:annotation><dc:date>2013-06-02T12:23:33</dc:date><text:p>MATH</text:p><text:p><text:s/>$\checkmark$</text:p></office:annotation></text:p>
                </table:table-cell>
                <table:table-cell table:style-name="Tabel39.A1" office:value-type="string">
                  <text:p text:style-name="P69"><draw:frame draw:style-name="fr1" draw:name="Afbeeldingen314" text:anchor-type="as-char" svg:width="2.8228in" svg:height="0.7709in" draw:z-index="113"><draw:image xlink:href="../masterproef/img186.png" xlink:type="simple" xlink:show="embed" xlink:actuate="onLoad"/></draw:frame></text:p>
                </table:table-cell>
                <table:table-cell table:style-name="Tabel39.A1" office:value-type="string">
                  <text:p text:style-name="P73"/>
                </table:table-cell>
              </table:table-row>
              <table:table-row>
                <table:table-cell table:style-name="Tabel39.A1" office:value-type="string">
                  <text:p text:style-name="P71">3</text:p>
                </table:table-cell>
                <table:table-cell table:style-name="Tabel39.A1" office:value-type="string">
                  <text:p text:style-name="P68">ML[#!chesc-ml!#,#!chesc-ml2!#]</text:p>
                </table:table-cell>
                <table:table-cell table:style-name="Tabel39.A1" office:value-type="string">
                  <text:p text:style-name="P68">Mustafa Misir</text:p>
                </table:table-cell>
                <table:table-cell table:style-name="Tabel39.A1" office:value-type="string">
                  <text:p text:style-name="P71">131.50<office:annotation><dc:date>2013-06-02T12:23:33</dc:date><text:p>MATH</text:p><text:p><text:s/>$\checkmark$</text:p></office:annotation></text:p>
                </table:table-cell>
                <table:table-cell table:style-name="Tabel39.A1" office:value-type="string">
                  <text:p text:style-name="P69"><draw:frame draw:style-name="fr1" draw:name="Afbeeldingen315" text:anchor-type="as-char" svg:width="2.8228in" svg:height="0.7709in" draw:z-index="114"><draw:image xlink:href="../masterproef/img186.png" xlink:type="simple" xlink:show="embed" xlink:actuate="onLoad"/></draw:frame></text:p>
                </table:table-cell>
                <table:table-cell table:style-name="Tabel39.A1" office:value-type="string">
                  <text:p text:style-name="P73"/>
                </table:table-cell>
              </table:table-row>
              <table:table-row>
                <table:table-cell table:style-name="Tabel39.A1" office:value-type="string">
                  <text:p text:style-name="P71"><text:soft-page-break/>4</text:p>
                </table:table-cell>
                <table:table-cell table:style-name="Tabel39.A1" office:value-type="string">
                  <text:p text:style-name="P68">PHUNTER[#!chesc-phunter!#]</text:p>
                </table:table-cell>
                <table:table-cell table:style-name="Tabel39.A1" office:value-type="string">
                  <text:p text:style-name="P68">Fan Xue</text:p>
                </table:table-cell>
                <table:table-cell table:style-name="Tabel39.A1" office:value-type="string">
                  <text:p text:style-name="P71">93.25<office:annotation><dc:date>2013-06-02T12:23:33</dc:date><text:p>MATH</text:p><text:p><text:s/>$\checkmark$</text:p></office:annotation></text:p>
                </table:table-cell>
                <table:table-cell table:style-name="Tabel39.A1" office:value-type="string">
                  <text:p text:style-name="P69"><draw:frame draw:style-name="fr1" draw:name="Afbeeldingen316" text:anchor-type="as-char" svg:width="2.8228in" svg:height="0.7709in" draw:z-index="115"><draw:image xlink:href="../masterproef/img186.png" xlink:type="simple" xlink:show="embed" xlink:actuate="onLoad"/></draw:frame></text:p>
                </table:table-cell>
                <table:table-cell table:style-name="Tabel39.A1" office:value-type="string">
                  <text:p text:style-name="P73"/>
                </table:table-cell>
              </table:table-row>
              <table:table-row>
                <table:table-cell table:style-name="Tabel39.A1" office:value-type="string">
                  <text:p text:style-name="P71">5</text:p>
                </table:table-cell>
                <table:table-cell table:style-name="Tabel39.A1" office:value-type="string">
                  <text:p text:style-name="P68">EPH[#!chesc-eph!#]</text:p>
                </table:table-cell>
                <table:table-cell table:style-name="Tabel39.A1" office:value-type="string">
                  <text:p text:style-name="P68">David Meignan</text:p>
                </table:table-cell>
                <table:table-cell table:style-name="Tabel39.A1" office:value-type="string">
                  <text:p text:style-name="P71">89.75<office:annotation><dc:date>2013-06-02T12:23:33</dc:date><text:p>MATH</text:p><text:p><text:s/>$\checkmark$</text:p></office:annotation></text:p>
                </table:table-cell>
                <table:table-cell table:style-name="Tabel39.A1" office:value-type="string">
                  <text:p text:style-name="P69"><draw:frame draw:style-name="fr1" draw:name="Afbeeldingen317" text:anchor-type="as-char" svg:width="2.8228in" svg:height="0.7709in" draw:z-index="116"><draw:image xlink:href="../masterproef/img186.png" xlink:type="simple" xlink:show="embed" xlink:actuate="onLoad"/></draw:frame></text:p>
                </table:table-cell>
                <table:table-cell table:style-name="Tabel39.A1" office:value-type="string">
                  <text:p text:style-name="P73"/>
                </table:table-cell>
              </table:table-row>
              <table:table-row>
                <table:table-cell table:style-name="Tabel39.A1" office:value-type="string">
                  <text:p text:style-name="P71">6</text:p>
                </table:table-cell>
                <table:table-cell table:style-name="Tabel39.A1" office:value-type="string">
                  <text:p text:style-name="P68">HAHA</text:p>
                </table:table-cell>
                <table:table-cell table:style-name="Tabel39.A1" office:value-type="string">
                  <text:p text:style-name="P68">Andreas Lehrbaum</text:p>
                </table:table-cell>
                <table:table-cell table:style-name="Tabel39.A1" office:value-type="string">
                  <text:p text:style-name="P71">75.75</text:p>
                </table:table-cell>
                <table:table-cell table:style-name="Tabel39.A1" office:value-type="string">
                  <text:p text:style-name="P69"> </text:p>
                </table:table-cell>
                <table:table-cell table:style-name="Tabel39.A1" office:value-type="string">
                  <text:p text:style-name="P71"> </text:p>
                </table:table-cell>
              </table:table-row>
              <table:table-row>
                <table:table-cell table:style-name="Tabel39.A1" office:value-type="string">
                  <text:p text:style-name="P71">7</text:p>
                </table:table-cell>
                <table:table-cell table:style-name="Tabel39.A1" office:value-type="string">
                  <text:p text:style-name="P68">NAHH</text:p>
                </table:table-cell>
                <table:table-cell table:style-name="Tabel39.A1" office:value-type="string">
                  <text:p text:style-name="P68">MFranco Mascia</text:p>
                </table:table-cell>
                <table:table-cell table:style-name="Tabel39.A1" office:value-type="string">
                  <text:p text:style-name="P71">75.00</text:p>
                </table:table-cell>
                <table:table-cell table:style-name="Tabel39.A1" office:value-type="string">
                  <text:p text:style-name="P69"> </text:p>
                </table:table-cell>
                <table:table-cell table:style-name="Tabel39.A1" office:value-type="string">
                  <text:p text:style-name="P71"> </text:p>
                </table:table-cell>
              </table:table-row>
              <table:table-row>
                <table:table-cell table:style-name="Tabel39.A1" office:value-type="string">
                  <text:p text:style-name="P71">8</text:p>
                </table:table-cell>
                <table:table-cell table:style-name="Tabel39.A1" office:value-type="string">
                  <text:p text:style-name="P68">ISEA[#!chesc-isea!#]</text:p>
                </table:table-cell>
                <table:table-cell table:style-name="Tabel39.A1" office:value-type="string">
                  <text:p text:style-name="P68">Jiri Kubalik</text:p>
                </table:table-cell>
                <table:table-cell table:style-name="Tabel39.A1" office:value-type="string">
                  <text:p text:style-name="P71">71.00<office:annotation><dc:date>2013-06-02T12:23:33</dc:date><text:p>MATH</text:p><text:p><text:s/>$\checkmark$</text:p></office:annotation></text:p>
                </table:table-cell>
                <table:table-cell table:style-name="Tabel39.A1" office:value-type="string">
                  <text:p text:style-name="P69"><draw:frame draw:style-name="fr1" draw:name="Afbeeldingen318" text:anchor-type="as-char" svg:width="2.8228in" svg:height="0.7709in" draw:z-index="117"><draw:image xlink:href="../masterproef/img186.png" xlink:type="simple" xlink:show="embed" xlink:actuate="onLoad"/></draw:frame></text:p>
                </table:table-cell>
                <table:table-cell table:style-name="Tabel39.A1" office:value-type="string">
                  <text:p text:style-name="P73"/>
                </table:table-cell>
              </table:table-row>
              <table:table-row>
                <table:table-cell table:style-name="Tabel39.A1" office:value-type="string">
                  <text:p text:style-name="P71">9</text:p>
                </table:table-cell>
                <table:table-cell table:style-name="Tabel39.A1" office:value-type="string">
                  <text:p text:style-name="P68">KSATS-HH[#!chesc-ksats-hh!#]</text:p>
                </table:table-cell>
                <table:table-cell table:style-name="Tabel39.A1" office:value-type="string">
                  <text:p text:style-name="P68">Kevin Sim</text:p>
                </table:table-cell>
                <table:table-cell table:style-name="Tabel39.A1" office:value-type="string">
                  <text:p text:style-name="P71">66.50<office:annotation><dc:date>2013-06-02T12:23:33</dc:date><text:p>MATH</text:p><text:p><text:s/>$\checkmark$</text:p></office:annotation></text:p>
                </table:table-cell>
                <table:table-cell table:style-name="Tabel39.A1" office:value-type="string">
                  <text:p text:style-name="P69"><draw:frame draw:style-name="fr1" draw:name="Afbeeldingen319" text:anchor-type="as-char" svg:width="2.8228in" svg:height="0.7709in" draw:z-index="118"><draw:image xlink:href="../masterproef/img186.png" xlink:type="simple" xlink:show="embed" xlink:actuate="onLoad"/></draw:frame></text:p>
                </table:table-cell>
                <table:table-cell table:style-name="Tabel39.A1" office:value-type="string">
                  <text:p text:style-name="P73"/>
                </table:table-cell>
              </table:table-row>
              <table:table-row>
                <table:table-cell table:style-name="Tabel39.A1" office:value-type="string">
                  <text:p text:style-name="P71">10</text:p>
                </table:table-cell>
                <table:table-cell table:style-name="Tabel39.A1" office:value-type="string">
                  <text:p text:style-name="P68">HAEA[#!chesc-haea!#,#!Gomez04selfadaptation!#]</text:p>
                </table:table-cell>
                <table:table-cell table:style-name="Tabel39.A1" office:value-type="string">
                  <text:p text:style-name="P68">Jonatan Gomez</text:p>
                </table:table-cell>
                <table:table-cell table:style-name="Tabel39.A1" office:value-type="string">
                  <text:p text:style-name="P71">53.50<office:annotation><dc:date>2013-06-02T12:23:33</dc:date><text:p>MATH</text:p><text:p><text:s/>$\checkmark$</text:p></office:annotation></text:p>
                </table:table-cell>
                <table:table-cell table:style-name="Tabel39.A1" office:value-type="string">
                  <text:p text:style-name="P69"><draw:frame draw:style-name="fr1" draw:name="Afbeeldingen320" text:anchor-type="as-char" svg:width="2.8228in" svg:height="0.7709in" draw:z-index="119"><draw:image xlink:href="../masterproef/img186.png" xlink:type="simple" xlink:show="embed" xlink:actuate="onLoad"/></draw:frame></text:p>
                </table:table-cell>
                <table:table-cell table:style-name="Tabel39.A1" office:value-type="string">
                  <text:p text:style-name="P73"/>
                </table:table-cell>
              </table:table-row>
              <table:table-row>
                <table:table-cell table:style-name="Tabel39.A1" office:value-type="string">
                  <text:p text:style-name="P71">11</text:p>
                </table:table-cell>
                <table:table-cell table:style-name="Tabel39.A1" office:value-type="string">
                  <text:p text:style-name="P68">ACO-HH[#!chesc-aco-hh!#]</text:p>
                </table:table-cell>
                <table:table-cell table:style-name="Tabel39.A1" office:value-type="string">
                  <text:p text:style-name="P68">José Luis Núñez</text:p>
                </table:table-cell>
                <table:table-cell table:style-name="Tabel39.A1" office:value-type="string">
                  <text:p text:style-name="P71">39.00<office:annotation><dc:date>2013-06-02T12:23:33</dc:date><text:p>MATH</text:p><text:p><text:s/>$\checkmark$</text:p></office:annotation></text:p>
                </table:table-cell>
                <table:table-cell table:style-name="Tabel39.A1" office:value-type="string">
                  <text:p text:style-name="P69"><draw:frame draw:style-name="fr1" draw:name="Afbeeldingen321" text:anchor-type="as-char" svg:width="2.8228in" svg:height="0.7709in" draw:z-index="120"><draw:image xlink:href="../masterproef/img186.png" xlink:type="simple" xlink:show="embed" xlink:actuate="onLoad"/></draw:frame></text:p>
                </table:table-cell>
                <table:table-cell table:style-name="Tabel39.A1" office:value-type="string">
                  <text:p text:style-name="P73"/>
                </table:table-cell>
              </table:table-row>
              <table:table-row>
                <table:table-cell table:style-name="Tabel39.A1" office:value-type="string">
                  <text:p text:style-name="P71">12</text:p>
                </table:table-cell>
                <table:table-cell table:style-name="Tabel39.A1" office:value-type="string">
                  <text:p text:style-name="P68">GenHive[#!chesc-genhive!#]</text:p>
                </table:table-cell>
                <table:table-cell table:style-name="Tabel39.A1" office:value-type="string">
                  <text:p text:style-name="P68">CS-PUT</text:p>
                </table:table-cell>
                <table:table-cell table:style-name="Tabel39.A1" office:value-type="string">
                  <text:p text:style-name="P71">36.50<office:annotation><dc:date>2013-06-02T12:23:33</dc:date><text:p>MATH</text:p><text:p><text:s/>$\checkmark$</text:p></office:annotation></text:p>
                </table:table-cell>
                <table:table-cell table:style-name="Tabel39.A1" office:value-type="string">
                  <text:p text:style-name="P69"><draw:frame draw:style-name="fr1" draw:name="Afbeeldingen322" text:anchor-type="as-char" svg:width="2.8228in" svg:height="0.7709in" draw:z-index="121"><draw:image xlink:href="../masterproef/img186.png" xlink:type="simple" xlink:show="embed" xlink:actuate="onLoad"/></draw:frame></text:p>
                </table:table-cell>
                <table:table-cell table:style-name="Tabel39.A1" office:value-type="string">
                  <text:p text:style-name="P73"/>
                </table:table-cell>
              </table:table-row>
              <table:table-row>
                <table:table-cell table:style-name="Tabel39.A1" office:value-type="string">
                  <text:p text:style-name="P71">13</text:p>
                </table:table-cell>
                <table:table-cell table:style-name="Tabel39.A1" office:value-type="string">
                  <text:p text:style-name="P68">DynILS[#!chesc-dynils!#,#!journals_orsnz_ksosils!#]</text:p>
                </table:table-cell>
                <table:table-cell table:style-name="Tabel39.A1" office:value-type="string">
                  <text:p text:style-name="P68">Mark Johnston</text:p>
                </table:table-cell>
                <table:table-cell table:style-name="Tabel39.A1" office:value-type="string">
                  <text:p text:style-name="P71">27.00<office:annotation><dc:date>2013-06-02T12:23:33</dc:date><text:p>MATH</text:p><text:p><text:s/>$\checkmark$</text:p></office:annotation></text:p>
                </table:table-cell>
                <table:table-cell table:style-name="Tabel39.A1" office:value-type="string">
                  <text:p text:style-name="P69"><draw:frame draw:style-name="fr1" draw:name="Afbeeldingen323" text:anchor-type="as-char" svg:width="2.8228in" svg:height="0.7709in" draw:z-index="122"><draw:image xlink:href="../masterproef/img186.png" xlink:type="simple" xlink:show="embed" xlink:actuate="onLoad"/></draw:frame></text:p>
                </table:table-cell>
                <table:table-cell table:style-name="Tabel39.A1" office:value-type="string">
                  <text:p text:style-name="P73"/>
                </table:table-cell>
              </table:table-row>
              <table:table-row>
                <table:table-cell table:style-name="Tabel39.A1" office:value-type="string">
                  <text:p text:style-name="P71">14</text:p>
                </table:table-cell>
                <table:table-cell table:style-name="Tabel39.A1" office:value-type="string">
                  <text:p text:style-name="P68">SA-ILS</text:p>
                </table:table-cell>
                <table:table-cell table:style-name="Tabel39.A1" office:value-type="string">
                  <text:p text:style-name="P68">He Jiang</text:p>
                </table:table-cell>
                <table:table-cell table:style-name="Tabel39.A1" office:value-type="string">
                  <text:p text:style-name="P71">24.25</text:p>
                </table:table-cell>
                <table:table-cell table:style-name="Tabel39.A1" office:value-type="string">
                  <text:p text:style-name="P69"> </text:p>
                </table:table-cell>
                <table:table-cell table:style-name="Tabel39.A1" office:value-type="string">
                  <text:p text:style-name="P71"> </text:p>
                </table:table-cell>
              </table:table-row>
              <table:table-row>
                <table:table-cell table:style-name="Tabel39.A1" office:value-type="string">
                  <text:p text:style-name="P71">15</text:p>
                </table:table-cell>
                <table:table-cell table:style-name="Tabel39.A1" office:value-type="string">
                  <text:p text:style-name="P68">XCJ</text:p>
                </table:table-cell>
                <table:table-cell table:style-name="Tabel39.A1" office:value-type="string">
                  <text:p text:style-name="P68">Kamran Shafi</text:p>
                </table:table-cell>
                <table:table-cell table:style-name="Tabel39.A1" office:value-type="string">
                  <text:p text:style-name="P71">22.50</text:p>
                </table:table-cell>
                <table:table-cell table:style-name="Tabel39.A1" office:value-type="string">
                  <text:p text:style-name="P69"> </text:p>
                </table:table-cell>
                <table:table-cell table:style-name="Tabel39.A1" office:value-type="string">
                  <text:p text:style-name="P71"> </text:p>
                </table:table-cell>
              </table:table-row>
              <table:table-row>
                <table:table-cell table:style-name="Tabel39.A1" office:value-type="string">
                  <text:p text:style-name="P71"><text:soft-page-break/>16</text:p>
                </table:table-cell>
                <table:table-cell table:style-name="Tabel39.A1" office:value-type="string">
                  <text:p text:style-name="P68">AVEG-Nep[#!chesc-aveg-nep!#]</text:p>
                </table:table-cell>
                <table:table-cell table:style-name="Tabel39.A1" office:value-type="string">
                  <text:p text:style-name="P68">Thommaso Urli</text:p>
                </table:table-cell>
                <table:table-cell table:style-name="Tabel39.A1" office:value-type="string">
                  <text:p text:style-name="P71">21.00<office:annotation><dc:date>2013-06-02T12:23:33</dc:date><text:p>MATH</text:p><text:p><text:s/>$\checkmark$</text:p></office:annotation></text:p>
                </table:table-cell>
                <table:table-cell table:style-name="Tabel39.A1" office:value-type="string">
                  <text:p text:style-name="P69"><draw:frame draw:style-name="fr1" draw:name="Afbeeldingen324" text:anchor-type="as-char" svg:width="2.8228in" svg:height="0.7709in" draw:z-index="123"><draw:image xlink:href="../masterproef/img186.png" xlink:type="simple" xlink:show="embed" xlink:actuate="onLoad"/></draw:frame></text:p>
                </table:table-cell>
                <table:table-cell table:style-name="Tabel39.A1" office:value-type="string">
                  <text:p text:style-name="P73"/>
                </table:table-cell>
              </table:table-row>
              <table:table-row>
                <table:table-cell table:style-name="Tabel39.A1" office:value-type="string">
                  <text:p text:style-name="P71">17</text:p>
                </table:table-cell>
                <table:table-cell table:style-name="Tabel39.A1" office:value-type="string">
                  <text:p text:style-name="P68">GISS[#!chesc-giss!#]</text:p>
                </table:table-cell>
                <table:table-cell table:style-name="Tabel39.A1" office:value-type="string">
                  <text:p text:style-name="P68">Alberto Acuña</text:p>
                </table:table-cell>
                <table:table-cell table:style-name="Tabel39.A1" office:value-type="string">
                  <text:p text:style-name="P71">16.75<office:annotation><dc:date>2013-06-02T12:23:33</dc:date><text:p>MATH</text:p><text:p><text:s/>$\checkmark$</text:p></office:annotation></text:p>
                </table:table-cell>
                <table:table-cell table:style-name="Tabel39.A1" office:value-type="string">
                  <text:p text:style-name="P69"><draw:frame draw:style-name="fr1" draw:name="Afbeeldingen325" text:anchor-type="as-char" svg:width="2.8228in" svg:height="0.7709in" draw:z-index="124"><draw:image xlink:href="../masterproef/img186.png" xlink:type="simple" xlink:show="embed" xlink:actuate="onLoad"/></draw:frame></text:p>
                </table:table-cell>
                <table:table-cell table:style-name="Tabel39.A1" office:value-type="string">
                  <text:p text:style-name="P73"/>
                </table:table-cell>
              </table:table-row>
              <table:table-row>
                <table:table-cell table:style-name="Tabel39.A1" office:value-type="string">
                  <text:p text:style-name="P71">18</text:p>
                </table:table-cell>
                <table:table-cell table:style-name="Tabel39.A1" office:value-type="string">
                  <text:p text:style-name="P68">SelfSearch[#!chesc-selfsearch!#]</text:p>
                </table:table-cell>
                <table:table-cell table:style-name="Tabel39.A1" office:value-type="string">
                  <text:p text:style-name="P68">Jawad Elomari</text:p>
                </table:table-cell>
                <table:table-cell table:style-name="Tabel39.A1" office:value-type="string">
                  <text:p text:style-name="P71">7.00<office:annotation><dc:date>2013-06-02T12:23:33</dc:date><text:p>MATH</text:p><text:p><text:s/>$\checkmark$</text:p></office:annotation></text:p>
                </table:table-cell>
                <table:table-cell table:style-name="Tabel39.A1" office:value-type="string">
                  <text:p text:style-name="P69"><draw:frame draw:style-name="fr1" draw:name="Afbeeldingen326" text:anchor-type="as-char" svg:width="2.8228in" svg:height="0.7709in" draw:z-index="125"><draw:image xlink:href="../masterproef/img186.png" xlink:type="simple" xlink:show="embed" xlink:actuate="onLoad"/></draw:frame></text:p>
                </table:table-cell>
                <table:table-cell table:style-name="Tabel39.A1" office:value-type="string">
                  <text:p text:style-name="P73"/>
                </table:table-cell>
              </table:table-row>
              <table:table-row>
                <table:table-cell table:style-name="Tabel39.A1" office:value-type="string">
                  <text:p text:style-name="P71">19</text:p>
                </table:table-cell>
                <table:table-cell table:style-name="Tabel39.A1" office:value-type="string">
                  <text:p text:style-name="P68">MCHH-S[#!chesc-mchh-s!#,#!conf_gecco_McClymontK11!#]</text:p>
                </table:table-cell>
                <table:table-cell table:style-name="Tabel39.A1" office:value-type="string">
                  <text:p text:style-name="P68">Kent McClymont</text:p>
                </table:table-cell>
                <table:table-cell table:style-name="Tabel39.A1" office:value-type="string">
                  <text:p text:style-name="P71">4.75<office:annotation><dc:date>2013-06-02T12:23:33</dc:date><text:p>MATH</text:p><text:p><text:s/>$\checkmark$</text:p></office:annotation></text:p>
                </table:table-cell>
                <table:table-cell table:style-name="Tabel39.A1" office:value-type="string">
                  <text:p text:style-name="P69"><draw:frame draw:style-name="fr1" draw:name="Afbeeldingen327" text:anchor-type="as-char" svg:width="2.8228in" svg:height="0.7709in" draw:z-index="126"><draw:image xlink:href="../masterproef/img186.png" xlink:type="simple" xlink:show="embed" xlink:actuate="onLoad"/></draw:frame></text:p>
                </table:table-cell>
                <table:table-cell table:style-name="Tabel39.A1" office:value-type="string">
                  <text:p text:style-name="P73"/>
                </table:table-cell>
              </table:table-row>
              <table:table-row>
                <table:table-cell table:style-name="Tabel39.A1" office:value-type="string">
                  <text:p text:style-name="P71">20</text:p>
                </table:table-cell>
                <table:table-cell table:style-name="Tabel39.A1" office:value-type="string">
                  <text:p text:style-name="P68">Ant-Q[#!chesc-ant-q!#,#!sis_ant-q!#]</text:p>
                </table:table-cell>
                <table:table-cell table:style-name="Tabel39.A1" office:value-type="string">
                  <text:p text:style-name="P68">Imen Khamassi</text:p>
                </table:table-cell>
                <table:table-cell table:style-name="Tabel39.A1" office:value-type="string">
                  <text:p text:style-name="P71">0.00<office:annotation><dc:date>2013-06-02T12:23:33</dc:date><text:p>MATH</text:p><text:p><text:s/>$\checkmark$</text:p></office:annotation></text:p>
                </table:table-cell>
                <table:table-cell table:style-name="Tabel39.A1" office:value-type="string">
                  <text:p text:style-name="P69"><draw:frame draw:style-name="fr1" draw:name="Afbeeldingen328" text:anchor-type="as-char" svg:width="2.8228in" svg:height="0.7709in" draw:z-index="127"><draw:image xlink:href="../masterproef/img186.png" xlink:type="simple" xlink:show="embed" xlink:actuate="onLoad"/></draw:frame></text:p>
                </table:table-cell>
                <table:table-cell table:style-name="Tabel39.A1" office:value-type="string">
                  <text:p text:style-name="P73"/>
                </table:table-cell>
              </table:table-row>
              <table:table-row>
                <table:table-cell table:style-name="Tabel39.A1" office:value-type="string">
                  <text:p text:style-name="P71"> </text:p>
                </table:table-cell>
                <table:table-cell table:style-name="Tabel39.A1" office:value-type="string">
                  <text:p text:style-name="P68"> </text:p>
                </table:table-cell>
                <table:table-cell table:style-name="Tabel39.A1" office:value-type="string">
                  <text:p text:style-name="P68"> </text:p>
                </table:table-cell>
                <table:table-cell table:style-name="Tabel39.A1" office:value-type="string">
                  <text:p text:style-name="P71"> </text:p>
                </table:table-cell>
                <table:table-cell table:style-name="Tabel39.A1" office:value-type="string">
                  <text:p text:style-name="P69"> </text:p>
                </table:table-cell>
                <table:table-cell table:style-name="Tabel39.A1" office:value-type="string">
                  <text:p text:style-name="P71"> <text:bookmark text:name="tbl:chescParticipants"/></text:p>
                </table:table-cell>
              </table:table-row>
            </table:table>
          </table:table-cell>
        </table:table-row>
      </table:table>
      <text:p text:style-name="Text_20_body"/>
      <text:p text:style-name="Heading_20_1"><text:bookmark text:name="SECTION00720000000000000000"/>Implementaties </text:p>
      <text:p text:style-name="Text_20_body">In appendix 1 geven we voor elke bestudeerde hyperheuristiek een overzicht van de werking en formuleren we enkele kritieken en potentiële problemen die bij deze implementatie kunnen komen kijken. </text:p>
      <text:p text:style-name="Heading_20_1"><text:bookmark text:name="SECTION00730000000000000000"/>Conclusies </text:p>
      <text:p text:style-name="Text_20_body">Het trekken van algemene conclusies aan de hand van de bestudeerde systemen is complex: de meeste systemen omvatten verschillende componenten en daarom kunnen we nooit eenduidig besluiten of de superioriteit van één hyperheuristiek tegenover de andere wel degelijk te wijten is aan een bepaald aspect van deze hyperheuristiek. </text:p>
      <text:h text:style-name="Heading_20_2" text:outline-level="2"><text:bookmark text:name="SECTION00731000000000000000"/>Tabu lijsten versus probabiliteitsvectoren </text:h>
      <text:p text:style-name="Text_20_body">Toch kunnen we op z<text:span text:style-name="T31">ij</text:span>n minst enkele hypotheses naar voren schuiven. Een eerste hypothese is dat bij de selectie van low-level heuristieken een aanpak met behulp van Tabu Search doorgaans superieur lijkt te zijn aan de selectie door middel van probabiliteitsvectoren. Een waarschijnlijke verklaring is dat de probabiliteitsvectoren in een situatie verzeilt kunnen raken waarin een bepaalde heuristiek vaker wordt geselecteerd omdat deze door succes in het verleden een buffer heeft opgebouwd. Omdat de heuristiek vaker wordt opgeroepen is er ook meer potentieel om een verbetering te veroorzaken en dus nog vaker <text:soft-page-break/>gekozen te worden. Hierdoor komen we in een situatie waarin na verloop van tijd slechts een gedeelte van de low-level heuristieken nog regelmatig wordt opgeroepen. Deze low-level heuristieken kunnen na verloop van tijd inefficiënt gedrag vertonen (we denken hierbij bijvoorbeeld aan het idempotent gedrag van local search), maar worden hiervoor niet bestraft (soms zelfs beloond). </text:p>
      <text:h text:style-name="Heading_20_4" text:outline-level="4"><text:bookmark text:name="SECTION00731010000000000000"/>. </text:h>
      <text:p text:style-name="Text_20_body">Tabu Search kunnen we zien als een probabiliteitsvector waarbij enkele componenten kansloos zijn en de actieve heuristieken de kansen eerlijk verdelen. Een belangrijk aspect van Tabu Search is echter het forgive-and-forget-karakter: na een zekere tijd komt een heuristiek weer in de actieve set en krijgt deze opnieuw een eerlijke kans. In het geval van AdapHH zien we dat dit bovendien niet hoeft te betekenen dat we alle opgedane ervaring weggooien: de metriek die bepaalt welke heuristieken er de volgende fase tabu worden bevat immers eigenschappen die een uitspraak doen over de volledige rekentijd. Men geeft echter wel een doorslaggevende rol aan de laatste fase waardoor een heuristiek de kans krijgt om zich in een fase wel degelijk te bewijzen. </text:p>
      <text:h text:style-name="Heading_20_4" text:outline-level="4"><text:bookmark text:name="SECTION00731020000000000000"/>. </text:h>
      <text:p text:style-name="Text_20_body">Een Tabu Search aanpak levert ook op wanneer de prestaties van heuristieken grotendeels afhangen van de oplossing waarop ze worden toegepast. We verwachten dat de populatie van oplossingen met de tijd evolueert en dat sommige heuristieken die succesvol zijn op één populatie dit minder zijn in het geval van andere populatie. Sterke systemen proberen mee te evolueren met de populatie. </text:p>
      <text:h text:style-name="Heading_20_2" text:outline-level="2"><text:bookmark text:name="SECTION00732000000000000000"/>Normalisatie van fitness-waardes </text:h>
      <text:p text:style-name="Text_20_body">Een ander belangrijk aspect is het rekenen met de fitness-waarde van een zekere oplossing. Men stelt vast dat de fitness-waarde dikwijls volgens een exponentiële functie daalt. Dit betekent dat we in het begin een grote vooruitgang mogen verwachten en naar het einde toe een veel minder sterke vooruitgang. Dit is logisch vermits het in het begin makkelijk is om tot een betere oplossing te komen dan de voorheen gevonden oplossing. Na verloop van tijd zitten we echter vast op lokale optima die in de meeste gevallen in kwaliteit weinig verschillen met het globale optimum. </text:p>
      <text:h text:style-name="Heading_20_4" text:outline-level="4"><text:bookmark text:name="SECTION00732010000000000000"/>. </text:h>
      <text:p text:style-name="Text_20_body">Het is van belang dat we rekening houden met dit fenomeen. We zien bijvoorbeeld dat slecht presterende hyperheuristieken meestal een lineair beloningssysteem gebruiken: heuristieken worden beloond op basis van het absolute of relatieve verschil in fitness-waarde tussen de oorspronkelijke en nieuwe oplossing. Dit betekent echter dat de heuristieken die eerste geselecteerd worden meestal bevoordeeld worden tegenover later geselecteerde heuristieken die het met minder vooruitgang moeten stellen. </text:p>
      <text:h text:style-name="Heading_20_4" text:outline-level="4"><text:bookmark text:name="SECTION00732020000000000000"/>. </text:h>
      <text:p text:style-name="Text_20_body">Dit probleem kan op verschillende manieren worden aangepakt. AdapHH hecht bijvoorbeeld maar weinig belang aan het verschil in fitness-waarde: de belangrijkste metriek is het aantal keer dat de metaheuristiek een nieuw globaal optimum levert. De frequentie waarmee dit laatste gebeurt neemt ook af, maar minder sterk. Hierdoor geeft men meer gelegenheid aan een heuristiek om zich te bewijzen. Normalisatie zien we ook in de move acceptance component: we accepteren een nieuwe oplossing op basis van de fitness-waarde van de meest recente globale optima. </text:p>
      <text:h text:style-name="Heading_20_2" text:outline-level="2"><text:bookmark text:name="SECTION00733000000000000000"/><text:soft-page-break/>Behoud van status quo en tijdmeting </text:h>
      <text:p text:style-name="Text_20_body">Een ander aspect is het behouden van status quo. In de kritieken kwam vaak aan bod dat het algoritme geen rekening houdt met <text:span text:style-name="T31">het idempotente karakter </text:span>van de local search heuristieken. Dit laatste leidt tot het verlies van een aanzienlijke hoeveelheid rekentijd. Dit komt gedeeltelijk door de karakteristieken van local search: bij een local search heuristiek beschouwen we immers een relatief grote zoekruimte, voor elke instantie moet daarenboven de fitness-waarde uitgerekend worden. Mutatie-operatoren leveren per definitie een andere oplossing af en bestede hier meestal een minimum aan tijd aan. </text:p>
      <text:h text:style-name="Heading_20_4" text:outline-level="4"><text:bookmark text:name="SECTION00733010000000000000"/>. </text:h>
      <text:p text:style-name="Text_20_body">Betere hyperheuristieken bestraffen dan ook heuristieken die een oplossing voorstellen die equivalent is aan het origineel. VNS-TW bijvoorbeeld bestraft bijvoorbeeld in 20% van de gevallen de heuristiek die tot een equivalent resultaat komt. AdapHH gaat zelfs een stapje verder en bestraft onder bepaalde voorwaarden de heuristieken die in een fase niet tot een nieuw globaal optimum kwamen en een significante hoeveelheid tijd in beslag namen. </text:p>
      <text:h text:style-name="Heading_20_2" text:outline-level="2"><text:bookmark text:name="SECTION00734000000000000000"/>Robuuste parameters tijdens het zoekproces </text:h>
      <text:p text:style-name="Text_20_body"><text:span text:style-name="T31">De meeste </text:span>algoritme<text:span text:style-name="T31">n</text:span> bevatten veel parameters. Sommige systemen ontwikkelen leersystemen die deze parameters moeten zetten. Een probleem met deze aanpak is dat deze leersystemen op hun beurt weer parameters introduceren. <text:span text:style-name="T31">Dat</text:span> deze leersystemen dus tot een selectie van robuuste parameters leiden is niet gegarandeerd. Bij de meeste systemen ontbreekt een duidelijke motivatie die leersystemen voor parameters rechtvaardigt. </text:p>
      <text:h text:style-name="Heading_20_4" text:outline-level="4"><text:bookmark text:name="SECTION00734010000000000000"/>. </text:h>
      <text:p text:style-name="Text_20_body">De meest succesvolle oplossing voor het oplossen van dit probleem bestaat er dan ook uit verschillende leersystemen tegelijk te beschouwen. Indien één van de systemen dan faalt om op een efficiënte manier tot een goede oplossing te komen is er nog altijd de hoop dat de andere systemen daar wel in slagen. Dit concept is bijvoorbeeld duidelijk geïmplementeerd in AdapHH waar naast een systeem met "Tabu Search" ook het "Relay Hybridisation" systeem gebruikt wordt. </text:p>
      <text:p text:style-name="Heading_20_1"><text:bookmark text:name="SECTION00740000000000000000"/>Argumentatie bij de conclusies </text:p>
      <text:p text:style-name="Text_20_body">Paginalimiet! Waarschijnlijk niet meer in te passen </text:p>
      <text:p text:style-name="Heading_20_1"><text:bookmark text:name="SECTION00750000000000000000"/>Besluit van dit hoofdstuk </text:p>
      <text:p text:style-name="Text_20_body">Conclusies omvatten al de besluiten </text:p>
      <text:p text:style-name="Heading_20_1"><text:bookmark text:name="SECTION00800000000000000000"/><text:bookmark text:name="chp:parhyf"/><text:line-break/>ParHyFlex: Parallel HyFlex </text:p>
      <text:p text:style-name="P4"><draw:frame draw:style-name="fr1" draw:name="Afbeeldingen329" text:anchor-type="as-char" svg:width="1.9063in" svg:height="0.0161in" draw:z-index="129"><draw:image xlink:href="../masterproef/img187.png" xlink:type="simple" xlink:show="embed" xlink:actuate="onLoad"/></draw:frame> </text:p>
      <text:p text:style-name="Text_20_body"><text:soft-page-break/>Op basis van de analyse in hoofdstuk 1, werd een systeem genaamd ParHyFlex geïmplementeerd die het mogelijk maakt om hyperheuristieken te ontwikkelen in een parallelle context. De broncode van dit systeem is te vinden onder <text:a xlink:type="simple" xlink:href="http://goo.gl/3YNnp" office:name="tex2html10"><text:span text:style-name="Teletype">http://goo.gl/3YNnp</text:span></text:a> en wordt verder actief ontwikkeld. </text:p>
      <text:h text:style-name="Heading_20_4" text:outline-level="4"><text:bookmark text:name="SECTION00800010000000000000"/>. </text:h>
      <text:p text:style-name="Text_20_body">Het beschrijven van parallelle algoritmes is vaak complex. In dit hoofdstuk zullen we eerst een algemeen overzicht geven van het volledige systeem. Daarna bespreken we welke probleemafhankelijke componenten die mogelijk een voordeel opleveren in een parallelle context. Vervolgens geven we een overzicht van de probleemonafhankelijke componenten die werden geïmplementeerd. We eindigen met een bondig overzicht en bespreken welke inzichten uit het vorige hoofdstuk relevant waren voor de implementatie van dit systeem. </text:p>
      <text:p text:style-name="Heading_20_1"><text:bookmark text:name="SECTION00810000000000000000"/>Overzicht </text:p>
      <text:p text:style-name="Text_20_body">Vermits de onderliggende heuristieken <text:span text:style-name="T32">vrij </text:span>divers kunnen zijn qua tijdsgebruik, lenen hyperheuristiek zich niet goed tot parallellisatie met een hoge granulariteit: indien één van de processoren een local search heuristiek kiest, zal deze veel rekentijd in beslag nemen. Mutation heuristieken daarentegen worden meestal vrij snel uitgevoerd. Op het moment dat een processor die een mutatie uitvoert, zijn opdracht heeft voltooid moet deze wachten op een processor met een computationeel veel zwaardere taak. Deze onbalans leidt er bijgevolg toe dat we maar weinig speed-up mogen verwachten bij een dergelijke methode. </text:p>
      <text:h text:style-name="Heading_20_4" text:outline-level="4"><text:bookmark text:name="SECTION00810010000000000000"/>. </text:h>
      <text:p text:style-name="Text_20_body">We kunnen er voor opteren om bepaalde heuristieken zelf in parallel uit te voeren, wat valt onder type 1-parallellisatie van Crainic and Toulouse. Het nadeel van deze aanpak is dat de onderliggende heuristieken zelf aangepast moeten worden voor een parallelle context. Bovendien verliezen we rekenkracht bij het opstarten en aflopen van een heuristiek: opdrachten moeten naar de processoren worden gecommuniceerd en de resultaten moeten terug naar een centrale processor vloeien. De aanwezig rekenkracht wordt op deze momenten niet benut waardoor deze methode vrij inefficiënt werkt. Sommige heuristieken zijn bovendien niet eenvoudig te parallelliseren: in het geval van een mutatie bijvoorbeeld zal het doorsturen van een oplossing meer tijd vragen dan de mutatie zelf uit te voeren. </text:p>
      <text:h text:style-name="Heading_20_4" text:outline-level="4"><text:bookmark text:name="SECTION00810020000000000000"/>. </text:h>
      <text:p text:style-name="Text_20_body">Daarom hebben we geopteerd voor een model waarbij elke processor zelf een hyperheuristiek uitvoert. Deze vorm valt dus onder Type 3-parallellisatie. De processen werken echter niet volledig onafhankelijk: oplossingen kunnen worden uitgewisseld naar andere processoren. Op die manier kunnen met behulp van een kruisingsoperator sterke delen uit een oplossing worden uitgewisseld. Oplossing worden uitgewisseld zonder dat de processor wacht tot de oplossing is doorgestuurd. We hopen hiermee de efficiëntie verder te kunnen opdrijven. </text:p>
      <text:h text:style-name="Heading_20_4" text:outline-level="4"><text:bookmark text:name="SECTION00810030000000000000"/>. </text:h>
      <text:p text:style-name="Text_20_body">Met behulp van afdwingbare beperkingen, een concept die we in de volgende sectie introduceren kunnen we ook de zoekruimte beperken. Dit is het Type 2-parallellisme: per processor wordt er een op geregelde tijdstippen een nieuwe zoekruimte berekend waarin dan meer geconcentreerd wordt gezocht. Men dient echter te voorkomen dat te veel processoren hetzelfde deel van de zoekruimte afzoeken. Daarom vinden onderhandelingen tussen de verschillende processoren plaats. Ook deze onderhandeling vinden asynchroon plaats. </text:p>
      <text:h text:style-name="Heading_20_4" text:outline-level="4"><text:bookmark text:name="SECTION00810040000000000000"/><text:soft-page-break/>. </text:h>
      <text:p text:style-name="Text_20_body">Communicatie kan een significante overhead voor een algoritme betekenen. Vooral het serialiseren en deserialiseren van data is een taak die aan processoren wordt uitbesteed en dus rekenkracht vergt. In de meeste bestudeerde implementaties verloopt de communicatie ofwel synchroon (de uitvoering wordt geblokkeerd op verschillende punten in de tijd om een boodschap te verzenden of te ontvangen), ofwel met behulp van verschillende "threads". Wanneer men met threads werkt, kunnen manipulaties op gegevensstructuren tegelijk plaatsvinden, wat tot inconsistentie kan leiden. Een oplossing is gebruik maken van locks of andere synchronisatie-directieven. Deze directieven introduceert nieuwe vormen van verlies aan rekenkracht. </text:p>
      <text:h text:style-name="Heading_20_4" text:outline-level="4"><text:bookmark text:name="SECTION00810050000000000000"/>. </text:h>
      <text:p text:style-name="Text_20_body">Dit is de motivatie om in het geval van ParHyFlex met één thread te werken en communicatie asynchroon te verwerken. Doordat het toepassen van heuristieken de kern is van iedere hyperheuristiek kunnen we de assumptie maken dat gedurende het hele proces deze methodes zullen worden opgeroepen. Nadat een heuristiek is uitgevoerd controleert het systeem of er nieuwe berichten zijn toegekomen en wordt er één bericht verwerkt. Sommige berichten veroorzaken het uitsturen van nieuwe berichten, dit kan een domino-effect teweeg brengt. Door slechts één bericht te verwerken hopen we de communicatie beter in de hand te kunnen houden. Bovendien garanderen we dat een minimale hoeveelheid rekentijd zeker in de heuristieken wordt geïnvesteerd. De details in verband me de communicatie worden verder toegelicht in appendix 1. </text:p>
      <text:h text:style-name="Heading_20_4" text:outline-level="4"><text:bookmark text:name="SECTION00810060000000000000"/>. </text:h>
      <text:p text:style-name="Text_20_body">Als we de assumptie maken dat er hoogstens één bericht zal toekomen tijdens de uitvoer van een heuristiek zou dit bovendien niet tot significant ander gedrag mogen leiden. De hyperheuristiek maakt een keuze op basis van eigen ervaring en ervaring die door middel van boodschappen wordt doorgestuurd. Vermits deze boodschappen worden verwerkt alvorens de hyperheuristiek opnieuw controle krijgt over de processor, zal de hyperheuristiek met dezelfde data een nieuwe keuze maken. Ook wanneer men een operator toepast terwijl men een oplossing in het geheugen inleest verandert er niks: de operator zal immers altijd de oplossing gebruiken die op dat moment in het geheugen zit. Een bericht die ertoe leidt dat de zoekruimte wordt aangepast heeft wel effect: als we de zoekruimte pas achteraf aanpassen zal dit andere resultaten opleveren dan wanneer we dit doen wanneer het bericht binnenkomt. </text:p>
      <text:h text:style-name="Heading_20_4" text:outline-level="4"><text:bookmark text:name="SECTION00810070000000000000"/>. </text:h>
      <text:p text:style-name="Text_20_body">ParHyFlex werkt volgens het peer-to-peer paradigma. Het systeem omvat echter één hiërarchisch aspect: er is één processor die het probleem inleest en naar de verschillende processoren stuurt. Wanneer de tijd afloopt zal deze processor ook de oplossingen van de verschillende processoren verzamelen en de beste oplossing rapporteren. Naast deze communicatie werkt het systeem volledig in een peer-to-peer mode. <text:span text:style-name="T33">De meeste</text:span> wat implementaties werken wel volgens het master-slave model. Dit heeft tot gevolg dat één van de processoren zich meer met communicatie bezighoudt wat tot een onbalans leidt in het systeem. In andere implementaties stelt men een processor aan die zich uitsluitend met communicatie bezighoudt. De meeste publicaties rapporteren dat deze processor meestal 90% van de tijd wacht op binnenkomende berichten. Dit bemoeilijkt de zaak om resultaten te rapporteren: het weglaten van deze processor in de berekeningen leidt tot optimistische resultaten. </text:p>
      <text:p text:style-name="Heading_20_1"><text:bookmark text:name="SECTION00820000000000000000"/><text:soft-page-break/>Probleemafhankelijk gedeelte </text:p>
      <text:p text:style-name="Text_20_body">In een parallelle context kan het interessant zijn om het probleemafhankelijke gedeelte meer functionaliteiten ter beschikking te laten stellen. Concreet denken we hierbij aan vier zaken: afstand<text:span text:style-name="T33">s</text:span>metrieken, ervaring<text:span text:style-name="T33">s</text:span>generatoren, <text:span text:style-name="T33">beperken van de zoekruimte</text:span> en multi-objectieven </text:p>
      <text:h text:style-name="Heading_20_2" text:outline-level="2"><text:bookmark text:name="SECTION00821000000000000000"/>Afstand<text:span text:style-name="T33">s</text:span>metrieken </text:h>
      <text:p text:style-name="Text_20_body">HyFlex laat problemen een functie aanbieden die twee oplossingen met elkaar kan vergelijken. Deze functie kunnen we theoretisch omvormen tot een afstandsmetriek<text:bookmark text:name="tex2html11"/><text:span text:style-name="T2"><draw:a xlink:type="simple" xlink:href="#foot6542" office:name="tex2html11"><draw:frame draw:style-name="fr2" draw:name="Afbeeldingen330" text:anchor-type="as-char" svg:width="0.1772in" svg:height="0.1772in" draw:z-index="130"><draw:image xlink:href="../../../../../../../../usr/share/latex2html/icons/footnote.png" xlink:type="simple" xlink:show="embed" xlink:actuate="onLoad"/></draw:frame></draw:a></text:span>, maar levert weinig informatie op. In een sequentiële context kan men het aantal heuristieken die tussen een oplossing en één van zijn voorouders liggen gebruiken om de afstand af te schatten. Dit is natuurlijk slechts een benadering. In het geval van parallelle uitvoer zullen we bovendien meestal niet over deze informatie beschikken. Daarom is het nuttig om de afstand tussen twee oplossingen te kunnen inschatten. In het geval de afstand geen triviaal gegeven is, kan men verschillende afstandsmetrieken definiëren. </text:p>
      <text:h text:style-name="Heading_20_2" text:outline-level="2"><text:bookmark text:name="SECTION00822000000000000000"/>Ervaring<text:span text:style-name="T33">s</text:span>generatoren </text:h>
      <text:p text:style-name="Text_20_body">Elk proces draait een eigen hyperheuristiek en komt een grote hoeveelheid oplossing tegen. Uitwisselen van de sequentie kan potentieel een voordeel opleveren omdat de hyperheuristieken met meer kennis van zaken kunnen beslissen. Het doorsturen van alle oplossingen is doorgaans niet mogelijk omdat dit een te grote druk op het netwerk zet en bovendien de overige processoren te veel rekenkracht zouden investeren in het analyseren van de ontvangen berichten. Door het uitwisselen van ervaring, een compacte voorstelling van beschouwde oplossingen, zouden we dit probleem kunnen oplossen. </text:p>
      <text:h text:style-name="P74" text:outline-level="2"><text:span text:style-name="T33">B</text:span>ep<text:span text:style-name="T33">erken van de</text:span> <text:span text:style-name="T33">z</text:span>oekruimte</text:h>
      <text:p text:style-name="Text_20_body">Door oplossingen uit te wisselen lopen we de kans dat de verschillende processoren op termijn vergelijkbare populaties onderhouden. Wanneer populaties echter rond eenzelfde lokaal optimum liggen, is dit meestal nefast. In dat geval proberen alle processoren het lokale optimum te zoeken in een eenzelfde gebied, en wordt migratie naar mogelijk betere oplossingen in een ander gebied minder evident. Het introduceren van een component die diversificatie afdwingt kan helpen te voorkomen dat we op ijle populaties stuiten. </text:p>
      <text:h text:style-name="Heading_20_2" text:outline-level="2"><text:bookmark text:name="SECTION00824000000000000000"/>Multi-objectieven </text:h>
      <text:p text:style-name="Text_20_body">Alle processoren proberen hetzelfde optimalisatieprobleem op te lossen. Door extra objectieven te introduceren, kunnen we echter een meer divers zoekproces aanbieden. Deze extra objectieven zijn eerder virtueel en dienen meer als een tie-breaker in bijvoorbeeld gevallen waarbij twee oplossingen dezelfde fitness-waarde hebben. </text:p>
      <text:h text:style-name="Heading_20_2" text:outline-level="2"><text:bookmark text:name="SECTION00825000000000000000"/>Afdwingbare beperkingen als probleemonafhankelijke ervaring </text:h>
      <text:p text:style-name="Text_20_body">Een probleem bij het genereren van ervaring en het beperken van de zoekruimte is dat dit op een probleemonafhankelijke manier dient te gebeuren: de bovenliggende hyperheuristiek kent de details in verband met de structuur van de configuraties niet. Bijgevolg kan bijgevolg niet zelf de zoekruimte beperken of conclusies genereren. We kunnen ervaring voorstellen als een object waar de hyperheuristiek de specificaties niet van kent, maar in dat geval moet ervaring wel enkele algemene functionaliteiten <text:soft-page-break/>kunnen aanbieden. Om dit probleem op te lossen voeren we het concept van een afdwingbare beperking in. </text:p>
      <text:p text:style-name="Text_20_body"><text:span text:style-name="T3">Definitie 1</text:span> (Afdwingbare beperking) <text:span text:style-name="T4">Een afdwingbare beperking is een 3-tuple:</text:span><text:span text:style-name="T4"><office:annotation><dc:date>2013-06-02T12:23:33</dc:date><text:p>MATH</text:p><text:p><text:s/>$\ensuremath{\left\langle c,c^+,c^-\right\rangle}$</text:p></office:annotation></text:span><text:span text:style-name="T4"> </text:span><text:span text:style-name="T4"><draw:frame draw:style-name="fr3" draw:name="Afbeeldingen331" text:anchor-type="as-char" svg:width="0.198in" svg:height="0.1665in" draw:z-index="131"><draw:image xlink:href="../masterproef/img188.png" xlink:type="simple" xlink:show="embed" xlink:actuate="onLoad"/></draw:frame></text:span><text:span text:style-name="T4">. Met</text:span><text:span text:style-name="T4"><office:annotation><dc:date>2013-06-02T12:23:33</dc:date><text:p>MATH</text:p><text:p><text:s/>$c:\mathcal{S}\rightarrow\mathbb{B}$</text:p></office:annotation></text:span><text:span text:style-name="T4"> een functie die controleert of een gegeven oplossing aan een bepaalde voorwaarde voldoet.</text:span><text:span text:style-name="T4"><office:annotation><dc:date>2013-06-02T12:23:33</dc:date><text:p>MATH</text:p><text:p><text:s/>$c^+:\mathcal{S}\rightarrow\mathcal{S}$</text:p></office:annotation></text:span><text:span text:style-name="T4"> </text:span><text:span text:style-name="T4"><draw:frame draw:style-name="fr1" draw:name="Afbeeldingen333" text:anchor-type="as-char" svg:width="0.8335in" svg:height="0.3957in" draw:z-index="132"><draw:image xlink:href="../masterproef/img190.png" xlink:type="simple" xlink:show="embed" xlink:actuate="onLoad"/></draw:frame></text:span><text:span text:style-name="T4"> een functie die een gegeven oplossing minimaal aanpast zodat deze aan de voorwaarde voldoet.</text:span><text:span text:style-name="T4"><office:annotation><dc:date>2013-06-02T12:23:33</dc:date><text:p>MATH</text:p><text:p><text:s/>$c^-:\mathcal{S}\rightarrow\mathcal{S}$</text:p></office:annotation></text:span><text:span text:style-name="T4"> </text:span><text:span text:style-name="T4"><draw:frame draw:style-name="fr1" draw:name="Afbeeldingen334" text:anchor-type="as-char" svg:width="0.802in" svg:height="0.1665in" draw:z-index="133"><draw:image xlink:href="../masterproef/img191.png" xlink:type="simple" xlink:show="embed" xlink:actuate="onLoad"/></draw:frame></text:span><text:span text:style-name="T4"> tenslotte past oplossingen minimaal aan zodat ze niet aan de voorwaarde voldoen. De set van alle afdwingbare beperkingen die we op een probleem kunnen toepassen noteren we als</text:span><text:span text:style-name="T4"><office:annotation><dc:date>2013-06-02T12:23:33</dc:date><text:p>MATH</text:p><text:p><text:s/>$\mathcal{H}$</text:p></office:annotation></text:span><text:span text:style-name="T4"> </text:span><text:span text:style-name="T4"><draw:frame draw:style-name="fr1" draw:name="Afbeeldingen335" text:anchor-type="as-char" svg:width="0.9165in" svg:height="0.1874in" draw:z-index="134"><draw:image xlink:href="../masterproef/img192.png" xlink:type="simple" xlink:show="embed" xlink:actuate="onLoad"/></draw:frame></text:span><text:span text:style-name="T4">.</text:span></text:p>
      <text:p text:style-name="Text_20_body">We kunnen een afdwingbare beperking als een vorm van ervaring zijn. In de loop der tijd kunnen we immers een hypothese ontwikkelen dat sterke oplossingen aan een bepaalde voorwaarde voldoen (bijvoorbeeld een variabele in het probleem krijgt een vaste waarde). We kunnen dan oplossingen aantrekken naar de hypothese door <draw:frame draw:style-name="fr1" draw:name="Afbeeldingen336" text:anchor-type="as-char" svg:width="0.9272in" svg:height="0.1874in" draw:z-index="135"><draw:image xlink:href="../masterproef/img193.png" xlink:type="simple" xlink:show="embed" xlink:actuate="onLoad"/></draw:frame> op deze oplossingen toe te passen. Anderzijds kunnen we ook oplossingen afstoten van de hypothese met <draw:frame draw:style-name="fr1" draw:name="Afbeeldingen337" text:anchor-type="as-char" svg:width="0.198in" svg:height="0.1665in" draw:z-index="136"><draw:image xlink:href="../masterproef/img194.png" xlink:type="simple" xlink:show="embed" xlink:actuate="onLoad"/></draw:frame>. De bovenliggende hyperheuristiek kent de voorwaarde die wordt voorgesteld niet, maar kan wel oplossingen naderhand manipuleren. </text:p>
      <text:h text:style-name="Heading_20_4" text:outline-level="4"><text:bookmark text:name="SECTION00825010000000000000"/>. </text:h>
      <text:p text:style-name="Text_20_body">Afdwingbare beperkingen kunnen we eveneens gebruiken om de zoekruimtes te beperken. Elk proces kan immers een aantal afdwingbare beperkingen gebruiken om een bepaalde zoekruimte te beschouwen, terwijl het de afdwingbare beperkingen van de andere processoren gebruikt om uit de buurt van de andere zoekruimtes te blijven. </text:p>
      <text:h text:style-name="Heading_20_4" text:outline-level="4"><text:bookmark text:name="SECTION00825020000000000000"/>. </text:h>
      <text:p text:style-name="Text_20_body">De hyperheuristieken zelf kunnen geen ervaring genereren, ze hebben immers geen weet van de structuur van een oplossing noch de afdwingbare beperkingen. Daarom zal het specifieke probleem dus een set functies definiëren die we hypothese-generatoren (hypogen) noemen: </text:p>
      <text:p text:style-name="Text_20_body"><text:span text:style-name="T3">Definitie 2</text:span> (Hypothese-generator) <text:span text:style-name="T4">Een hypothese-generator (hypogen)</text:span><text:span text:style-name="T4"><office:annotation><dc:date>2013-06-02T12:23:33</dc:date><text:p>MATH</text:p><text:p><text:s/>$g_i:\mathcal{S}^{n_{g_i}}\rightarrow\mathcal{H}$</text:p></office:annotation></text:span><text:span text:style-name="T4"> is een functie die op basis van een set oplossingen een afdwingbare beperking kan genereren. </text:span></text:p>
      <text:p text:style-name="Heading_20_1"><text:bookmark text:name="SECTION00830000000000000000"/>Probleemonafhankelijk gedeelte </text:p>
      <text:p text:style-name="Text_20_body">Bovenop het probleemafhankelijke gedeelte werkt een hyperheuristiek, een component die we los van ParHyFlex kunnen zien. Het softwaresysteem kan hier ondersteuning bieden met ingebouwde en aanpasbare componenten. In ParHyFlex werden daarom de volgende systemen geïmplementeerd: uitwisselen van oplossingen, afbakenen van zoekruimtes, genereren van ervaring en onderhandelen over een nieuwe zoekruimte. In de volgende subsecties zullen we deze taken verder bespreken. </text:p>
      <text:h text:style-name="Heading_20_2" text:outline-level="2"><text:bookmark text:name="SECTION00831000000000000000"/>Uitwisselen van oplossingen </text:h>
      <text:p text:style-name="Text_20_body">Elke processor werkt met een eigen lokaal geheugen, maar reserveert ook plaats voor de geheugens van de andere processoren. Op het moment dat een nieuwe oplossing naar een lokale geheugencel geschreven wordt, zal op basis van een uitwisselingsstrategie beslist worden met welke processoren deze oplossing zal worden gedeeld. De taak van het verzenden en ontvangen van een oplossing samen met een reeks uitwisselingsstrategieën wordt ondersteund door ParHyFlex. </text:p>
      <text:h text:style-name="Heading_20_2" text:outline-level="2"><text:bookmark text:name="SECTION00832000000000000000"/><text:soft-page-break/>Afbakenen van de zoekruimte </text:h>
      <text:p text:style-name="Text_20_body">De zoekruimte bewaken is ook een verantwoordelijkheid van ParHyFlex. Hiervoor voorziet men twee sets van afdwingbare beperkingen: positieve en negatieve. Telkens wanneer er een nieuwe oplossing wordt gegenereerd<text:bookmark text:name="tex2html12"/><text:span text:style-name="T2"><draw:a xlink:type="simple" xlink:href="#foot6653" office:name="tex2html12"><draw:frame draw:style-name="fr2" draw:name="Afbeeldingen339" text:anchor-type="as-char" svg:width="0.1772in" svg:height="0.1772in" draw:z-index="137"><draw:image xlink:href="../../../../../../../../usr/share/latex2html/icons/footnote.png" xlink:type="simple" xlink:show="embed" xlink:actuate="onLoad"/></draw:frame></draw:a></text:span> zal ParHyFlex alle beperkingen in de positieve set afdwingen en één beperking uit de negatieve set. Om te vermijden dat de zoekruimte vaak verandert is het daarom belangrijk dat men niet te veel afdwingbare beperkingen in de negatieve set plaatst. </text:p>
      <text:h text:style-name="Heading_20_4" text:outline-level="4"><text:bookmark text:name="SECTION00832010000000000000"/>. </text:h>
      <text:p text:style-name="Text_20_body">Het afdwingen gebeurt in een willekeurige volgorde. Beperkingen kunnen immers met elkaar interfereren: een eerste beperking kan een variabele op één waarde zetten waarna de volgende beperkingen deze wijziging weer ongedaan maakt. Men kan dit probleem proberen op te lossen door alle permutaties uit te proberen in de hoop dat één mutatie toch tot het correcte resultaat leidt. Dit is echter niet noodzakelijk zo, en bovendien vereist een dergelijke oplossing exponentiële tijd. We nemen aan dat de beperkingen meestal minimaal met elkaar interfereren en dat een zoekruimte niet strikt moet worden bewaakt. De hierboven vernoemde strategie is niet verplicht. Men kan door een interface te implementeren een andere strategie hanteren. </text:p>
      <text:h text:style-name="Heading_20_2" text:outline-level="2"><text:bookmark text:name="SECTION00833000000000000000"/>Genereren van Ervaring </text:h>
      <text:p text:style-name="Text_20_body">Telkens wanneer één van de processoren een nieuwe oplossing voortbrengt, kan deze oplossing - samen met andere oplossingen - worden omgezet in een afdwingbare beperking. Een processor kan echter niet alle beperkingen blijven bewaren: het uitwisselen van ervaring dient snel te gebeuren, we dienen een voldoende grote zoekruimte te behouden en bovendien kunnen we net een beperking genereren die het zoeken de foute kant opstuurt. Daarom maken we gebruik van een ervaring-set, een set van vaste grootte waar gegenereerde beperkingen in worden bewaard. </text:p>
      <text:h text:style-name="Heading_20_4" text:outline-level="4"><text:bookmark text:name="SECTION00833010000000000000"/>. </text:h>
      <text:p text:style-name="Text_20_body">De elementen in de set worden telkens geëvalueerd: wanneer er een nieuwe oplossing wordt gegenereerd, zal de ervaring-set analyseren aan welke beperkingen de oplossing voldoet. Op basis van de fitness-waarde van de oplossingen kunnen de beperkingen dan geëvalueerd worden. Door de lijst van fitness-waardes op te delen in waardes waarbij de beperking wordt gerespecteerd en waardes waarin dat niet het geval is, ontstaan twee sets aan fitness-waardes. </text:p>
      <text:h text:style-name="Heading_20_4" text:outline-level="4"><text:bookmark text:name="SECTION00833020000000000000"/>. </text:h>
      <text:p text:style-name="Text_20_body">Met een online algoritme berekenen we voor beide sets het gemiddelde en de variantie<text:bookmark text:name="tex2html13"/><text:span text:style-name="T2"><draw:a xlink:type="simple" xlink:href="#foot6662" office:name="tex2html13"><draw:frame draw:style-name="fr2" draw:name="Afbeeldingen340" text:anchor-type="as-char" svg:width="0.1772in" svg:height="0.1772in" draw:z-index="138"><draw:image xlink:href="../../../../../../../../usr/share/latex2html/icons/footnote.png" xlink:type="simple" xlink:show="embed" xlink:actuate="onLoad"/></draw:frame></draw:a></text:span>. We beschouwen beide sets dan ook als normaal verdeeld. We kunnen de kans uitrekenen dat dat een waarde uit een normaal verdeelde verdeling kleiner is dan een waarde uit een andere normale verdeling. Naarmate de kans groter wordt dat de fitness-waarde van oplossingen kleiner is conform de beperking, maken we de assumptie dat deze beperkingen sterker zijn. </text:p>
      <text:h text:style-name="Heading_20_4" text:outline-level="4"><text:bookmark text:name="SECTION00833030000000000000"/>. </text:h>
      <text:p text:style-name="Text_20_body">Gegenereerde hypotheses zijn niet per definitie juist, zelfs indien oplossingen conform de beperking een betere fitness-waarde hebben. Daarom dienen we de set regelmatig van nieuwe hypotheses te voorzien, dit proces heet amnesie. Amnesie wordt op geregelde tijdstippen toegepast: oude hypotheses worden uit de set gehaald op plaats te maken voor nieuwe hypotheses. We wensen dat sterke hypothese meer kans maken om te overleven maar wel de kans lopen om op termijn te verdwijnen. Daarom rangschikken we <text:soft-page-break/>de beperkingen op basis van hun evaluatie. De kans dat de hypothese vervolgens uit de set wordt gehaald berekenen we vervolgens op basis van de Benford-verdeling die enkel afhangt van de gesorteerde index. </text:p>
      <text:h text:style-name="Heading_20_2" text:outline-level="2"><text:bookmark text:name="SECTION00834000000000000000"/>Onderhandelen over een nieuwe zoekruimte </text:h>
      <text:p text:style-name="Text_20_body">Elke processor houdt een ervaring-set bij. Het is de bedoeling dat deze ervaring omgezet wordt in een nieuwe zoekruimte. Bovendien kan ervaring uitgewisseld worden met andere processoren zodat deze later ook hun zoekruimtes aanpassen. Anderzijds wensen we te voorkomen dat de zoekruimtes te homogeen worden en dus potentieel sterke oplossingen genegeerd worden. Dit zijn de taken van de onderhandelaar. </text:p>
      <text:h text:style-name="Heading_20_4" text:outline-level="4"><text:bookmark text:name="SECTION00834010000000000000"/>. </text:h>
      <text:p text:style-name="Text_20_body">De onderhandelaar is een component die af en toe geactiveerd wordt. Een deel van de afdwingbare beperkingen worden uit de ervaring-set gehaald om opgenomen te worden in het positieve component van de zoekruimte. Deze beperkingen worden via groepscommunicatie doorgestuurd naar de andere processoren. Een deel van de ontvangen beperkingen wordt geïnjecteerd in de ervaring-set van de ontvangers. Een andere deel vormt de basis van het negatieve gedeelte van de zoekruimte. Omdat een deel van de afdwingbare beperkingen vanaf dan in de ervaring-set van de andere processoren wordt geëvalueerd (met een andere zoekruimte), is men in staat om zo'n beperking op een objectievere manier te evalueren<text:bookmark text:name="tex2html14"/><text:span text:style-name="T2"><draw:a xlink:type="simple" xlink:href="#foot6678" office:name="tex2html14"><draw:frame draw:style-name="fr2" draw:name="Afbeeldingen341" text:anchor-type="as-char" svg:width="0.1772in" svg:height="0.1772in" draw:z-index="139"><draw:image xlink:href="../../../../../../../../usr/share/latex2html/icons/footnote.png" xlink:type="simple" xlink:show="embed" xlink:actuate="onLoad"/></draw:frame></draw:a></text:span>. </text:p>
      <text:p text:style-name="Heading_20_1"><text:bookmark text:name="SECTION00840000000000000000"/>Invloed van eerdere studies </text:p>
      <text:p text:style-name="Text_20_body">Paginalimiet! Misschien weglaten. </text:p>
      <text:p text:style-name="Heading_20_1"><text:bookmark text:name="SECTION00850000000000000000"/>Besluit van dit hoofdstuk </text:p>
      <text:p text:style-name="P1"><text:bookmark text:name="fig:parhyflexstructure"/><text:bookmark text:name="6749"/></text:p>
      <table:table table:name="Tabel40" table:style-name="Tabel40">
        <table:table-column table:style-name="Tabel40.A"/>
        <table:table-row>
          <table:table-cell table:style-name="Tabel40.A1" office:value-type="string">
            <text:p text:style-name="Table_20_Contents"><draw:frame draw:style-name="fr1" draw:name="Afbeeldingen342" text:anchor-type="as-char" svg:width="0.2602in" svg:height="0.2189in" draw:z-index="141"><draw:image xlink:href="../masterproef/img196.png" xlink:type="simple" xlink:show="embed" xlink:actuate="onLoad"/></draw:frame></text:p>
          </table:table-cell>
        </table:table-row>
      </table:table>
      <text:p text:style-name="P42"><text:span text:style-name="Strong_20_Emphasis">Figure:</text:span> Structuur van ParHyFlex.</text:p>
      <text:p text:style-name="Text_20_body">Op F<text:span text:style-name="T1">IGUUR </text:span>geven we schematisch de structuur van ParHyFlex weer. De componenten die gemarkeerd worden met een ster (<draw:frame draw:style-name="fr1" draw:name="Afbeeldingen343" text:anchor-type="as-char" svg:width="1.1146in" svg:height="0.3335in" draw:z-index="140"><draw:image xlink:href="../masterproef/img197.png" xlink:type="simple" xlink:show="embed" xlink:actuate="onLoad"/></draw:frame>), zijn component die niet aanwezig zijn in HyFlex. </text:p>
      <text:h text:style-name="Heading_20_4" text:outline-level="4"><text:bookmark text:name="SECTION00850010000000000000"/>. </text:h>
      <text:p text:style-name="Text_20_body">Een deel van de geheugencellen is gemarkeerd met een schuine streep. Deze geheugencellen stellen vreemd geheugen voor waarvan er lokaal een kopie wordt bijgehouden. De geheugencellen kunnen uitgelezen worden, maar er kan geen oplossing naar geschreven worden. </text:p>
      <text:h text:style-name="Heading_20_4" text:outline-level="4"><text:bookmark text:name="SECTION00850020000000000000"/>. </text:h>
      <text:p text:style-name="P1"><text:bookmark text:name="fig:parhyflexwerking"/><text:bookmark text:name="6762"/></text:p>
      <table:table table:name="Tabel41" table:style-name="Tabel41">
        <table:table-column table:style-name="Tabel41.A"/>
        <table:table-row>
          <table:table-cell table:style-name="Tabel41.A1" office:value-type="string">
            <text:p text:style-name="Table_20_Contents"><draw:frame draw:style-name="fr1" draw:name="Afbeeldingen344" text:anchor-type="as-char" svg:width="1.6354in" svg:height="0.2083in" draw:z-index="144"><draw:image xlink:href="../masterproef/img198.png" xlink:type="simple" xlink:show="embed" xlink:actuate="onLoad"/></draw:frame></text:p>
          </table:table-cell>
        </table:table-row>
      </table:table>
      <text:p text:style-name="P42"><text:span text:style-name="Strong_20_Emphasis">Figure:</text:span> Schematische voorstelling van de kern van ParHyFlex.</text:p>
      <text:p text:style-name="Text_20_body">In figuur 1 beschrijven we kort het proces die een berekende of ontvangen oplossing doormaakt. Deze oplossing - op de figuur - wordt eerst aangepast door de zoekruimte: alle positieve hypotheses en één <text:soft-page-break/>negatieve hypothese worden toegepast op de oplossing en wordt aangepast tot <draw:frame draw:style-name="fr3" draw:name="Afbeeldingen346" text:anchor-type="as-char" svg:width="1.9063in" svg:height="0.0626in" draw:z-index="142"><draw:image xlink:href="../masterproef/img200.png" xlink:type="simple" xlink:show="embed" xlink:actuate="onLoad"/></draw:frame> die binnen de zoekruimte valt. De fitness-waarde wordt berekend en de evaluaties van de reeds aanwezige hypotheses in de ervaring-set worden aangepast (de data wordt voor elke hypothese opgenomen in één van de twee normale verdelingen). Verder wordt met behulp van één van de hypothese<text:span text:style-name="T34">-</text:span>generatoren een hypothese gegenereerd die met een bepaalde kans opgenomen wordt in de ervaring-set. De oplossing wordt vervolgens in het geheugen opgenomen en eventueel doorgestuurd naar andere processoren. </text:p>
      <text:h text:style-name="Heading_20_4" text:outline-level="4"><text:bookmark text:name="SECTION00850030000000000000"/>. </text:h>
      <text:p text:style-name="Text_20_body">Op geregelde tijdstippen treed er amnesie op in de ervaring-set: een deel van de hypothese worden uit de set verwijdert. Dit gebeurt op basis van de twee normale verdelingen per hypothese. Op die manier kan men zich ontdoen van foute hypothese, en maakt men ruimte voor nieuwe hypotheses. </text:p>
      <text:h text:style-name="Heading_20_4" text:outline-level="4"><text:bookmark text:name="SECTION00850040000000000000"/>. </text:h>
      <text:p text:style-name="Text_20_body">Op vaste tijdsintervallen zal de onderhandelaar een deel van de hypotheses uit de ervaring-set halen. Een deel van deze hypotheses vormen de nieuwe positieve set van de zoekruimte. De overige worden doorgestuurd in de ervaring-set van de andere processoren geïnjecteerd. Een deel van de doorgestuurde hypotheses vormt ook een basis van de negatieve set van de zoekruimte. </text:p>
      <text:h text:style-name="Heading_20_4" text:outline-level="4"><text:bookmark text:name="SECTION00850050000000000000"/>. </text:h>
      <text:p text:style-name="Text_20_body">De figuur toont de verschillende stromen van informatie: volle lijnen duiden op informatiestromen die lokaal worden uitgevoerd. Streepjeslijnen duiden op informatie die de processor uitstuurt naar andere processoren. Stippellijnen tonen de informatie die de processor ontvangt van andere processoren. </text:p>
      <text:p text:style-name="Heading_20_1"><text:bookmark text:name="SECTION00900000000000000000"/><text:bookmark text:name="chp:paradaphh"/><text:line-break/>ParAdapHH: Parallel AdapHH </text:p>
      <text:p text:style-name="P4"><draw:frame draw:style-name="fr1" draw:name="Afbeeldingen347" text:anchor-type="as-char" svg:width="0.3437in" svg:height="0.5in" draw:z-index="143"><draw:image xlink:href="../masterproef/img201.png" xlink:type="simple" xlink:show="embed" xlink:actuate="onLoad"/></draw:frame> </text:p>
      <text:p text:style-name="Text_20_body">Naast het ontwikkelen van een systeem om hyperheuristieken op verschillende processoren te kunnen laten werken, vereist het testen van het systeem dat we een concrete hyperheuristiek ontwikkelen. Een logische keuze is om AdapHH, de hyperheuristiek voorgesteld door Mustafa Misir te implementeren. We geven eerst een motivatie voor de keuze van deze hyperheuristiek. Daarna bespreken we in meer detail de werking van de hyperheuristiek samen met de wijzigingen om het systeem op verschillende processoren te laten werken. </text:p>
      <text:p text:style-name="Heading_20_1"><text:span text:style-name="T34">Motivering</text:span> </text:p>
      <text:p text:style-name="Text_20_body">Misschien weglaten? Paginalimiet! </text:p>
      <text:p text:style-name="Heading_20_1"><text:bookmark text:name="SECTION00920000000000000000"/><text:soft-page-break/>Overzicht </text:p>
      <text:p text:style-name="Text_20_body">In de volgende paragrafen bespreken we in detail de werking van de AdapHH hyperheuristiek, samen met de wijzigingen in de context van het parallelle systeem. We eindigen met een schematisch overzicht op figuur 1. </text:p>
      <text:h text:style-name="Heading_20_4" text:outline-level="4"><text:bookmark text:name="SECTION00920010000000000000"/>. </text:h>
      <text:p text:style-name="Text_20_body">AdapHH is een hyperheuristiek die de <text:span text:style-name="T34">beschikbare</text:span> tijd opdeelt in fases. Het maakt gebruik van twee mechanismes die een efficiënte sequentie genereren: Adaptive Dynamic Heuristic Set (ADHS) en Relay Hybridisation (RH). ADHS onderhoudt een Tabu Set van heuristieken die in het verleden tot sterke resultaten hebben geleid. Heuristieken die niet aan dit criterium voldoen, worden enkele fases uit de set gehaald en daarna opnieuw geïntroduceerd. Het RH<text:span text:style-name="T35">-</text:span>component werkt met een learning automaton en voert twee heuristieken na elkaar uit. De twee mechanismes worden door elkaar gebruikt. Telkens wanneer één van de twee mechanismen een nieuwe oplossing berekend, zal het Adaptive Iteration Limited List-based Threshold Accepting (AILLA)-component beslissen of de nieuwe oplossing als actieve oplossing wordt aanvaard. </text:p>
      <text:p text:style-name="Heading_20_1"><text:bookmark text:name="SECTION00930000000000000000"/><text:bookmark text:name="sec:adhs-exp"/><text:line-break/>ADHS: Adaptive Dynamic Heuristic Set </text:p>
      <text:p text:style-name="Text_20_body">ADHS probeert een set te onderhouden van sterk presterende heuristieken. Hiervoor maakt het gebruik van een metriek die een heuristiek beoordeelt volgens de prestaties die sinds de start werden afgelegd. Prestaties in de laatste fase wegen echter zwaarder door in het besluit of een hyperheuristiek in de set blijft of enkele fases niet meer wordt gebruikt. Deze metriek ziet er als volgt uit: </text:p>
      <table:table table:name="Tabel42" table:style-name="Tabel42">
        <table:table-column table:style-name="Tabel42.A"/>
        <table:table-column table:style-name="Tabel42.B"/>
        <table:table-column table:style-name="Tabel42.C"/>
        <table:table-row>
          <table:table-cell table:style-name="Tabel42.A1" office:value-type="string">
            <text:p text:style-name="P71"><draw:frame draw:style-name="fr3" draw:name="Afbeeldingen348" text:anchor-type="as-char" svg:width="0.3543in" svg:height="0.4791in" draw:z-index="146"><draw:image xlink:href="../masterproef/img202.png" xlink:type="simple" xlink:show="embed" xlink:actuate="onLoad"/></draw:frame></text:p>
          </table:table-cell>
          <table:table-cell table:style-name="Tabel42.A1" office:value-type="string">
            <text:p text:style-name="P68"><draw:frame draw:style-name="fr3" draw:name="Afbeeldingen349" text:anchor-type="as-char" svg:width="1.8543in" svg:height="0.1665in" draw:z-index="147"><draw:image xlink:href="../masterproef/img203.png" xlink:type="simple" xlink:show="embed" xlink:actuate="onLoad"/></draw:frame></text:p>
          </table:table-cell>
          <table:table-cell table:style-name="Tabel42.A1" office:value-type="string">
            <text:p text:style-name="P71"><text:s/></text:p>
          </table:table-cell>
        </table:table-row>
        <table:table-row>
          <table:table-cell table:style-name="Tabel42.A1" office:value-type="string">
            <text:p text:style-name="Table_20_Contents"> </text:p>
          </table:table-cell>
          <table:table-cell table:style-name="Tabel42.A1" office:value-type="string">
            <text:p text:style-name="P68"><draw:frame draw:style-name="fr3" draw:name="Afbeeldingen350" text:anchor-type="as-char" svg:width="0.9791in" svg:height="0.3752in" draw:z-index="148"><draw:image xlink:href="../masterproef/img204.png" xlink:type="simple" xlink:show="embed" xlink:actuate="onLoad"/></draw:frame></text:p>
          </table:table-cell>
          <table:table-cell table:style-name="Tabel42.A1" office:value-type="string">
            <text:p text:style-name="P71"><text:s/></text:p>
          </table:table-cell>
        </table:table-row>
        <table:table-row>
          <table:table-cell table:style-name="Tabel42.A1" office:value-type="string">
            <text:p text:style-name="Table_20_Contents"> </text:p>
          </table:table-cell>
          <table:table-cell table:style-name="Tabel42.A1" office:value-type="string">
            <text:p text:style-name="P68"><draw:frame draw:style-name="fr3" draw:name="Afbeeldingen351" text:anchor-type="as-char" svg:width="3.4791in" svg:height="0.4898in" draw:z-index="149"><draw:image xlink:href="../masterproef/img205.png" xlink:type="simple" xlink:show="embed" xlink:actuate="onLoad"/></draw:frame></text:p>
          </table:table-cell>
          <table:table-cell table:style-name="Tabel42.A1" office:value-type="string">
            <text:p text:style-name="P71"><text:s/></text:p>
          </table:table-cell>
        </table:table-row>
        <table:table-row>
          <table:table-cell table:style-name="Tabel42.A1" office:value-type="string">
            <text:p text:style-name="P71"><draw:frame draw:style-name="fr3" draw:name="Afbeeldingen352" text:anchor-type="as-char" svg:width="4.4374in" svg:height="0.4898in" draw:z-index="150"><draw:image xlink:href="../masterproef/img206.png" xlink:type="simple" xlink:show="embed" xlink:actuate="onLoad"/></draw:frame></text:p>
          </table:table-cell>
          <table:table-cell table:style-name="Tabel42.A1" office:value-type="string">
            <text:p text:style-name="P68"><draw:frame draw:style-name="fr3" draw:name="Afbeeldingen353" text:anchor-type="as-char" svg:width="3.8126in" svg:height="0.4898in" draw:z-index="151"><draw:image xlink:href="../masterproef/img207.png" xlink:type="simple" xlink:show="embed" xlink:actuate="onLoad"/></draw:frame></text:p>
          </table:table-cell>
          <table:table-cell table:style-name="Tabel42.A1" office:value-type="string">
            <text:p text:style-name="P71"><text:s/></text:p>
          </table:table-cell>
        </table:table-row>
        <table:table-row>
          <table:table-cell table:style-name="Tabel42.A1" office:value-type="string">
            <text:p text:style-name="Table_20_Contents"> </text:p>
          </table:table-cell>
          <table:table-cell table:style-name="Tabel42.A1" office:value-type="string">
            <text:p text:style-name="P68"><draw:frame draw:style-name="fr3" draw:name="Afbeeldingen354" text:anchor-type="as-char" svg:width="0.4165in" svg:height="0.3543in" draw:z-index="152"><draw:image xlink:href="../masterproef/img208.png" xlink:type="simple" xlink:show="embed" xlink:actuate="onLoad"/></draw:frame></text:p>
          </table:table-cell>
          <table:table-cell table:style-name="Tabel42.A1" office:value-type="string">
            <text:p text:style-name="P71"><text:s/></text:p>
          </table:table-cell>
        </table:table-row>
      </table:table>
      <text:p text:style-name="Text_20_body"/>
      <text:p text:style-name="Text_20_body">Met<office:annotation><dc:date>2013-06-02T12:23:33</dc:date><text:p>MATH</text:p><text:p><text:s/>$C_{\ensuremath{\mbox{\small {best}}}}$</text:p></office:annotation> het aantal globaal beste oplossingen die de heuristiek gevonden heeft,<office:annotation><dc:date>2013-06-02T12:23:33</dc:date><text:p>MATH</text:p><text:p><text:s/>$f_{\ensuremath{\mbox{\small {imp}}}}$</text:p></office:annotation> en<office:annotation><dc:date>2013-06-02T12:23:33</dc:date><text:p>MATH</text:p><text:p><text:s/>$f_{\ensuremath{\mbox{\small {wrs}}}}$</text:p></office:annotation> de totale verbetering en verslechtering die de heuristiek veroorzaakt heeft.<text:span text:style-name="T36"> Iets</text:span> houdt de totale rekentijd van een specifieke heuristiek bij. Indien er een subscript bij de metrieken wordt geplaatst, gaat het om de metriek in de laatste fase. </text:p>
      <text:h text:style-name="Heading_20_4" text:outline-level="4"><text:bookmark text:name="SECTION00930010000000000000"/><text:soft-page-break/>. </text:h>
      <text:p text:style-name="Text_20_body">Een logische stap naar parallellisatie is het doorsturen van van de componenten van de metriek en vervolgens een uitspraak doen op basis van meer gegevens. Dit wordt echter bemoeilijkt door het feit dat de fases niet synchroon verlopen en dit bovendien de semantiek van een fase onderuit zou halen: uitspraken doen over de prestaties van de heuristieken op een set gelijkaardige populaties<text:bookmark text:name="tex2html17"/><text:span text:style-name="T2"><draw:a xlink:type="simple" xlink:href="#foot6890" office:name="tex2html17"><draw:frame draw:style-name="fr2" draw:name="Afbeeldingen360" text:anchor-type="as-char" svg:width="0.1772in" svg:height="0.1772in" draw:z-index="145"><draw:image xlink:href="../../../../../../../../usr/share/latex2html/icons/footnote.png" xlink:type="simple" xlink:show="embed" xlink:actuate="onLoad"/></draw:frame></draw:a></text:span>. De metriek bevat echter ook enkele componenten die minder afhankelijk zijn van de laatste fase. Daarom introduceren we twee nieuwe termen die een uitspraak doen over de gedistribueerde toestand: </text:p>
      <table:table table:name="Tabel43" table:style-name="Tabel43">
        <table:table-column table:style-name="Tabel43.A"/>
        <table:table-column table:style-name="Tabel43.B"/>
        <table:table-column table:style-name="Tabel43.C"/>
        <table:table-row>
          <table:table-cell table:style-name="Tabel43.A1" office:value-type="string">
            <text:p text:style-name="P71"><draw:frame draw:style-name="fr3" draw:name="Afbeeldingen361" text:anchor-type="as-char" svg:width="0.3957in" svg:height="0.3543in" draw:z-index="156"><draw:image xlink:href="../masterproef/img213.png" xlink:type="simple" xlink:show="embed" xlink:actuate="onLoad"/></draw:frame></text:p>
          </table:table-cell>
          <table:table-cell table:style-name="Tabel43.A1" office:value-type="string">
            <text:p text:style-name="P68"><draw:frame draw:style-name="fr3" draw:name="Afbeeldingen362" text:anchor-type="as-char" svg:width="1.8543in" svg:height="0.1665in" draw:z-index="157"><draw:image xlink:href="../masterproef/img203.png" xlink:type="simple" xlink:show="embed" xlink:actuate="onLoad"/></draw:frame></text:p>
          </table:table-cell>
          <table:table-cell table:style-name="Tabel43.A1" office:value-type="string">
            <text:p text:style-name="P71"><text:s/></text:p>
          </table:table-cell>
        </table:table-row>
        <table:table-row>
          <table:table-cell table:style-name="Tabel43.A1" office:value-type="string">
            <text:p text:style-name="Table_20_Contents"> </text:p>
          </table:table-cell>
          <table:table-cell table:style-name="Tabel43.A1" office:value-type="string">
            <text:p text:style-name="P68"><draw:frame draw:style-name="fr3" draw:name="Afbeeldingen363" text:anchor-type="as-char" svg:width="0.9791in" svg:height="0.3752in" draw:z-index="158"><draw:image xlink:href="../masterproef/img204.png" xlink:type="simple" xlink:show="embed" xlink:actuate="onLoad"/></draw:frame></text:p>
          </table:table-cell>
          <table:table-cell table:style-name="Tabel43.A1" office:value-type="string">
            <text:p text:style-name="P71"><text:s/></text:p>
          </table:table-cell>
        </table:table-row>
        <table:table-row>
          <table:table-cell table:style-name="Tabel43.A1" office:value-type="string">
            <text:p text:style-name="Table_20_Contents"> </text:p>
          </table:table-cell>
          <table:table-cell table:style-name="Tabel43.A1" office:value-type="string">
            <text:p text:style-name="P68"><draw:frame draw:style-name="fr3" draw:name="Afbeeldingen364" text:anchor-type="as-char" svg:width="3.4791in" svg:height="0.4898in" draw:z-index="159"><draw:image xlink:href="../masterproef/img205.png" xlink:type="simple" xlink:show="embed" xlink:actuate="onLoad"/></draw:frame></text:p>
          </table:table-cell>
          <table:table-cell table:style-name="Tabel43.A1" office:value-type="string">
            <text:p text:style-name="P71"><text:s/></text:p>
          </table:table-cell>
        </table:table-row>
        <table:table-row>
          <table:table-cell table:style-name="Tabel43.A1" office:value-type="string">
            <text:p text:style-name="Table_20_Contents"> </text:p>
          </table:table-cell>
          <table:table-cell table:style-name="Tabel43.A1" office:value-type="string">
            <text:p text:style-name="P68"><draw:frame draw:style-name="fr3" draw:name="Afbeeldingen365" text:anchor-type="as-char" svg:width="0.5in" svg:height="0.3228in" draw:z-index="160"><draw:image xlink:href="../masterproef/img214.png" xlink:type="simple" xlink:show="embed" xlink:actuate="onLoad"/></draw:frame></text:p>
          </table:table-cell>
          <table:table-cell table:style-name="Tabel43.A1" office:value-type="string">
            <text:p text:style-name="P71"><text:s/></text:p>
          </table:table-cell>
        </table:table-row>
      </table:table>
      <text:p text:style-name="Text_20_body"/>
      <text:p text:style-name="Text_20_body">Het subscript duidt aan dat we de som van de gegevens van alle processoren beschouwen. De gegevens worden op geregelde tijdstippen asynchroon doorgestuurd (zie appendix 1) om minder bandbreedte en rekenwerk aan boekhoudkundige taken toe te wijzen. </text:p>
      <text:h text:style-name="Heading_20_4" text:outline-level="4"><text:bookmark text:name="SECTION00930020000000000000"/>. </text:h>
      <text:p text:style-name="Text_20_body">Op basis van de evaluatie worden de heuristieken gerangschikt met een kwaliteitsindex. De heuristieken met een kwaliteitsindex die onder het gemiddelde ligt, worden uit voor een periode van<office:annotation><dc:date>2013-06-02T12:23:33</dc:date><text:p>MATH</text:p><text:p><text:s/>$\sqrt{2\cdot n}$</text:p></office:annotation> uit de set verwijdert (met <draw:frame draw:style-name="fr1" draw:name="Afbeeldingen368" text:anchor-type="as-char" svg:width="0.4374in" svg:height="0.3543in" draw:z-index="153"><draw:image xlink:href="../masterproef/img70.png" xlink:type="simple" xlink:show="embed" xlink:actuate="onLoad"/></draw:frame> het aantal heuristieken). Heuristieken die tijdelijk niet meer tot de set behoren worden hebben allemaal een kwaliteitsindex van <draw:frame draw:style-name="fr1" draw:name="Afbeeldingen369" text:anchor-type="as-char" svg:width="0.5311in" svg:height="0.3228in" draw:z-index="154"><draw:image xlink:href="../masterproef/img20.png" xlink:type="simple" xlink:show="embed" xlink:actuate="onLoad"/></draw:frame>. Indien een heuristiek de fase nadat deze terug in de set werd geïntroduceerd opnieuw wordt verwijdert, neemt het aantal fases toe. Indien het aantal tabu-fases verdubbelt is, wordt de heuristiek definitief verwijdert. </text:p>
      <text:p text:style-name="Heading_20_1"><text:bookmark text:name="SECTION00940000000000000000"/><text:bookmark text:name="sec:rh-exp"/><text:line-break/>RH: Relay Hybridisation </text:p>
      <text:p text:style-name="Text_20_body">Naast ADHS is RH ook een mechanisme om heuristieken te selecteren. Per iteratie in de fase zal met stijgende kans dit mechanisme geactiveerd worden. Op basis van een learning automaton wordt een heuristiek geselecteerd die wordt toegepast op de actieve oplossing. Elke heuristiek onderhoudt een lijst met heuristieken die effectief bleken als tweede transitiefunctie. Duplicaten in de lijst zijn toegelaten en waardoor een vorm van kansen ontstaat. Op basis van de lijst wordt vervolgens in <draw:frame draw:style-name="fr3" draw:name="Afbeeldingen370" text:anchor-type="as-char" svg:width="4.25in" svg:height="0.4898in" draw:z-index="155"><draw:image xlink:href="../masterproef/img216.png" xlink:type="simple" xlink:show="embed" xlink:actuate="onLoad"/></draw:frame> van de gevallen een heuristiek geselecteerd. In het andere geval wordt er een toevallige heuristiek geselecteerd die eventueel niet in de lijst voorkomt. De tweede geselecteerde heuristiek wordt vervolgens toegepast op het resultaat van de eerste heuristiek. De learning automaton gebruik een lineair reward-interaction update schema waardoor combinaties die globaal betere oplossingen vinden meer kans maken in de volgende iteraties. Enkel <text:soft-page-break/>wanneer er een globaal betere oplossing wordt gevonden, wordt deze actie beloond in de learning automaton. </text:p>
      <text:h text:style-name="Heading_20_4" text:outline-level="4"><text:bookmark text:name="SECTION00940010000000000000"/>. </text:h>
      <text:p text:style-name="Text_20_body">In het geval van een learning automaton, is mimetism een populaire oplossing: het nabootsen van de toestanden van de andere processen. Na elke fases stuurt het proces de kansvector door naar de andere processoren. Vervolgens worden de verschillen gedeeltelijk doorgerekend waardoor de verschillende kansvectoren dichter bij elkaar komen te liggen. Door de wijzigingen slechts gedeeltelijk door te rekenen, behouden de verschillende processoren een eigen kansvector en is het minder waarschijnlijk dat de kansvector teveel naar een beperkte set van heuristiek schuift. </text:p>
      <text:p text:style-name="Heading_20_1"><text:bookmark text:name="SECTION00950000000000000000"/><text:bookmark text:name="sec:ailla-exp"/><text:line-break/>AILLA </text:p>
      <text:p text:style-name="Text_20_body">Nadat men met behulp van de hierboven beschreven mechanismes (ADHS of RH) een nieuwe oplossing heeft berekend, wordt beslist of deze oplossing de nieuwe actieve oplossing wordt. Dit is de verantwoordelijkheid van AILLA. AILLA beschouwd twee verschillende gevallen: </text:p>
      <text:list xml:id="list3184528903330819508" text:style-name="L12">
        <text:list-item>
          <text:p text:style-name="P51">In het geval de gegenereerde oplossing beter is dan de originele oplossing, wordt deze altijd geaccepteerd. </text:p>
        </text:list-item>
        <text:list-item>
          <text:p text:style-name="P14">Indien dit niet het geval is wordt de oplossing alleen geaccepteerd wanneer deze sterker is dan een historisch beste oplossing. Hiervoor onderhoud AILLA een lijst van de laatste globaal beste oplossingen. Het aantal mislukte pogingen op rij om een oplossing te accepteren bepaald vervolgens hoe diep men terug in het verleden kijkt. </text:p>
        </text:list-item>
      </text:list>
      <text:h text:style-name="Heading_20_4" text:outline-level="4"><text:bookmark text:name="SECTION00950010000000000000"/>. </text:h>
      <text:p text:style-name="P1"><text:bookmark text:name="fig:ailla"/><text:bookmark text:name="7423"/></text:p>
      <table:table table:name="Tabel44" table:style-name="Tabel44">
        <table:table-column table:style-name="Tabel44.A"/>
        <table:table-row>
          <table:table-cell table:style-name="Tabel44.A1" office:value-type="string">
            <text:p text:style-name="Table_20_Contents"><draw:frame draw:style-name="fr1" draw:name="Afbeeldingen371" text:anchor-type="as-char" svg:width="0.552in" svg:height="0.4374in" draw:z-index="163"><draw:image xlink:href="../masterproef/img217.png" xlink:type="simple" xlink:show="embed" xlink:actuate="onLoad"/></draw:frame></text:p>
          </table:table-cell>
        </table:table-row>
      </table:table>
      <text:p text:style-name="P42"><text:span text:style-name="Strong_20_Emphasis">Figure:</text:span> Werkingsprincipe van AILLA.</text:p>
      <text:p text:style-name="Text_20_body">Figuur 1 illustreert dit principe. Op de figuur worden de verschillende mogelijke configuraties voorgesteld door de horizontale as. De verticale as geeft de fitness-waarde van de overeenkomstige configuratie weer. Door oplossingen te berekenen worden de overeenkomstige fitness-waardes opgeslagen in het AILLA systeem. Deze waardes worden door de dunne grijze horizontale lijnen voorgesteld. Een oplossing zal altijd geaccepteerd worden wanneer deze zich onder de tot dan toe onderste horizontale lijn bevindt. Wanneer we een oplossing vanuit genereren () zien we dat aan deze eis niet wordt voldaan. Daarom zullen we de eerste maal de oplossing verwerpen. Wanneer we dit de tweede maal een oplossing genereren (<draw:frame draw:style-name="fr3" draw:name="Afbeeldingen373" text:anchor-type="as-char" svg:width="0.2291in" svg:height="0.3228in" draw:z-index="161"><draw:image xlink:href="../masterproef/img220.png" xlink:type="simple" xlink:show="embed" xlink:actuate="onLoad"/></draw:frame>), moet deze zich enkel onder de op één na onderste lijn bevinden. Opnieuw voldoet de oplossing niet aan de voorwaarde. <text:span text:style-name="T36">Tot slot bevindt d</text:span>e derde oplossing (<draw:frame draw:style-name="fr3" draw:name="Afbeeldingen374" text:anchor-type="as-char" svg:width="0.2291in" svg:height="0.3646in" draw:z-index="162"><draw:image xlink:href="../masterproef/img221.png" xlink:type="simple" xlink:show="embed" xlink:actuate="onLoad"/></draw:frame>) zich onder de derde onderste lijn. Daarom wordt deze oplossing wel geaccepteerd. Merk op dat een minder kwalitatieve oplossing voorstelt dan . </text:p>
      <text:h text:style-name="Heading_20_4" text:outline-level="4"><text:bookmark text:name="SECTION00950020000000000000"/>. </text:h>
      <text:p text:style-name="Text_20_body">We kunnen dit systeem verreiken door in de lijst van historisch beste fitness-waardes ook de resultaten van andere processoren op te nemen. Hierdoor streven we naar sterkere stijgingen. Deze fitness-waarden <text:soft-page-break/>zijn bovendien op termijn te realiseren: er worden immers ook oplossingen uitgewisseld waar andere processoren dan gebruik van kunnen maken. Door strenge grenzen op te leggen kan een processor veel iteraties rekenen alvorens een nieuwe oplossing zal geaccepteerd worden. Daarom werd dit systeem aangepast zodat hooguit de helft van de lijst bestaat uit vreemde fitness-waardes. </text:p>
      <text:p text:style-name="Heading_20_1"><text:bookmark text:name="SECTION00960000000000000000"/>Kruising<text:span text:style-name="T37">-</text:span>heuristieken </text:p>
      <text:p text:style-name="Text_20_body">In het geval AdapHH een kruisingsoperator selecteert, is een tweede oplossing vereist. AdapHH kiest deze oplossing uit een historisch beste oplossing. Dit hoeven niet noodzakelijk de laatste beste oplossingen te zijn. Telkens wanneer er immers een nieuwe beste oplossing wordt gevonden, plaatst men deze op een willekeurige plaats in een lijst. Vermits het lang kan duren voor een oude oplossing overschreven wordt kunnen we dus spreken over een diverse lijst. We kunnen dit systeem parallelliseren door het uitwisselingsmechanisme van ParHyFlex uitbuiten: in plaats van uitsluitend te kiezen uit de lijst van lokale oplossingen, kunnen ook oplossingen die door een andere machine werden gegenereerd en doorgestuurd werden als kandidaat voor een kruising functioneren. </text:p>
      <text:p text:style-name="Heading_20_1"><text:bookmark text:name="SECTION00970000000000000000"/>Besluit van dit hoofdstuk </text:p>
      <text:p text:style-name="P1"><text:bookmark text:name="fig:paradaphh"/><text:bookmark text:name="7480"/></text:p>
      <table:table table:name="Tabel45" table:style-name="Tabel45">
        <table:table-column table:style-name="Tabel45.A"/>
        <table:table-row>
          <table:table-cell table:style-name="Tabel45.A1" office:value-type="string">
            <text:p text:style-name="Table_20_Contents"><draw:frame draw:style-name="fr1" draw:name="Afbeeldingen376" text:anchor-type="as-char" svg:width="0.25in" svg:height="0.3854in" draw:z-index="212"><draw:image xlink:href="../masterproef/img222.png" xlink:type="simple" xlink:show="embed" xlink:actuate="onLoad"/></draw:frame></text:p>
          </table:table-cell>
        </table:table-row>
      </table:table>
      <text:p text:style-name="P42"><text:span text:style-name="Strong_20_Emphasis">Figure:</text:span> Werking van ParAdapHH.</text:p>
      <text:p text:style-name="Text_20_body">Figuur 1 beschrijft hoe de verschillende componenten samenwerken. Centraal in de figuur staan enerzijds het ADHS en RH-systeem die oplossingen uitrekenen. De vector van de learning automaton wordt rechtstreeks uitgewisseld en ADHS wordt beïnvloed via de Low Level Heuristic Records. Onderaan staat het AILLA systeem die de actieve oplossing <draw:frame draw:style-name="fr3" draw:name="Afbeeldingen377" text:anchor-type="as-char" svg:width="0.2291in" svg:height="0.3228in" draw:z-index="164"><draw:image xlink:href="../masterproef/img223.png" xlink:type="simple" xlink:show="embed" xlink:actuate="onLoad"/></draw:frame> vervangt door een berekende oplossing (<draw:frame draw:style-name="fr3" draw:name="Afbeeldingen378" text:anchor-type="as-char" svg:width="2.302in" svg:height="0.2083in" draw:z-index="165"><draw:image xlink:href="../masterproef/img224.png" xlink:type="simple" xlink:show="embed" xlink:actuate="onLoad"/></draw:frame> of <draw:frame draw:style-name="fr3" draw:name="Afbeeldingen379" text:anchor-type="as-char" svg:width="0.2398in" svg:height="0.3335in" draw:z-index="166"><draw:image xlink:href="../masterproef/img225.png" xlink:type="simple" xlink:show="embed" xlink:actuate="onLoad"/></draw:frame>).<text:tab/> De lijst van historisch beste fitness-waarden<office:annotation><dc:date>2013-06-02T12:23:33</dc:date><text:p>MATH</text:p><text:p><text:s/>$S_i^{\star}$</text:p></office:annotation> <draw:frame draw:style-name="fr3" draw:name="Afbeeldingen380" text:anchor-type="as-char" svg:width="0.2709in" svg:height="0.3335in" draw:z-index="167"><draw:image xlink:href="../masterproef/img226.png" xlink:type="simple" xlink:show="embed" xlink:actuate="onLoad"/></draw:frame> wordt gedeeltelijk uitgewisseld. </text:p>
      <text:p text:style-name="Heading_20_1"><text:bookmark text:name="SECTION001000000000000000000"/><text:bookmark text:name="chp:resul"/><text:line-break/>Resultaten </text:p>
      <text:p text:style-name="P4"><draw:frame draw:style-name="fr1" draw:name="Afbeeldingen381" text:anchor-type="as-char" svg:width="0.3646in" svg:height="0.3543in" draw:z-index="168"><draw:image xlink:href="../masterproef/img227.png" xlink:type="simple" xlink:show="embed" xlink:actuate="onLoad"/></draw:frame> </text:p>
      <text:p text:style-name="Heading_20_1"><text:bookmark text:name="SECTION001010000000000000000"/>Probleemset: [prb:Max-3Sat]M<text:span text:style-name="T6">AX-3</text:span>S<text:span text:style-name="T6">AT</text:span> </text:p>
      <text:p text:style-name="Text_20_body">[prb:Max3-Sat]M<text:span text:style-name="T1">AX3-</text:span>S<text:span text:style-name="T1">AT</text:span> is een algemeen gekend probleem. Het is afgeleid van [prb:Sat]S<text:span text:style-name="T1">AT</text:span> waar gegeven een set Booleaanse variabelen en een set Booleaanse expressies met uitsluitend deze variabelen, we op zoek gaan naar een configuratie waardoor alle Booleaanse expressies waar zijn. [prb:3Sat]3S<text:span text:style-name="T1">AT</text:span> beperkt de expressiviteit van de expressies tot een disjunctie van drie atomen<text:bookmark text:name="tex2html20"/><text:span text:style-name="T2"><draw:a xlink:type="simple" xlink:href="#foot7538" office:name="tex2html20"><draw:frame draw:style-name="fr2" draw:name="Afbeeldingen382" text:anchor-type="as-char" svg:width="0.8071in" svg:height="0.4138in" draw:z-index="169"><draw:image xlink:href="../../../../../../../../usr/share/latex2html/icons/footnote.png" xlink:type="simple" xlink:show="embed" xlink:actuate="onLoad"/></draw:frame></draw:a></text:span>. We kunnen [prb:3Sat]3S<text:span text:style-name="T1">AT</text:span> omvormen tot het optimalisatieprobleem [prb:Max3-Sat]M<text:span text:style-name="T1">AX3-</text:span>S<text:span text:style-name="T1">AT</text:span> door het aantal falende expressies als de fitness-waarde voor een configuratie te definiëren. </text:p>
      <text:h text:style-name="Heading_20_2" text:outline-level="2"><text:bookmark text:name="SECTION001011000000000000000"/><text:soft-page-break/>Motivering </text:h>
      <text:p text:style-name="Text_20_body">[prb:Sat]S<text:span text:style-name="T1">AT</text:span> is een NP-<text:span text:style-name="T1">COMPLEET</text:span> probleem en bijgevolg kan men elk probleem in NP omzetten naar [prb:Sat]S<text:span text:style-name="T1">AT</text:span>. Door de prestaties van [prb:Sat]S<text:span text:style-name="T1">AT</text:span> te analyseren, analyseren we dus impliciet een grote set van problemen die allemaal omgezet kunnen worden. </text:p>
      <text:h text:style-name="Heading_20_4" text:outline-level="4"><text:bookmark text:name="SECTION001011010000000000000"/>. </text:h>
      <text:p text:style-name="Text_20_body">[prb:Sat]S<text:span text:style-name="T1">AT</text:span> is een probleem die geen directe connectie met een praktisch probleem heeft. Hierdoor zijn de heuristieken doorgaans vrij inherent. Hierdoor zijn resultaten ook minder het gevolg van de set van onderliggende heuristieken. Dit laat ons beter toe de prestaties van de parallelle hyperheuristiek te evalueren. </text:p>
      <text:h text:style-name="Heading_20_4" text:outline-level="4"><text:bookmark text:name="SECTION001011020000000000000"/>. </text:h>
      <text:p text:style-name="Text_20_body">In het verleden werd reeds veel onderzoek verricht naar de eigenschappen van dit probleem. [#!Selman96generatinghard!#] stelt bijvoorbeeld dat [prb:Sat]S<text:span text:style-name="T1">AT</text:span> problemen moeilijk op te lossen zijn wanneer de verhouding van het aantal beperkingen tegenover het aantal variabelen dicht bij <draw:frame draw:style-name="fr1" draw:name="Afbeeldingen383" text:anchor-type="as-char" svg:width="0.2398in" svg:height="0.3437in" draw:z-index="170"><draw:image xlink:href="../masterproef/img228.png" xlink:type="simple" xlink:show="embed" xlink:actuate="onLoad"/></draw:frame> ligt. Deze wetmatigheid lijkt te gelden voor elk algoritme die [prb:Sat]S<text:span text:style-name="T1">AT</text:span> problemen oplost. [#!Nudelman_understandingrandom!#] maakten bovendien een studie die andere parameters onthulde waarmee men in grote mate de verwachtte rekentijd kunnen schatten. </text:p>
      <text:h text:style-name="Heading_20_4" text:outline-level="4"><text:bookmark text:name="SECTION001011030000000000000"/>. </text:h>
      <text:p text:style-name="Text_20_body">Een laatste argument die we aanhalen in verband met [prb:Sat]S<text:span text:style-name="T1">AT</text:span> is de compactheid: moderne processoren hebben een instructie-set en geheugen-structuur waardoor [prb:Sat]S<text:span text:style-name="T1">AT</text:span>-problemen compact voor te stellen zijn en snel berekend kunnen worden. Hierdoor kunnen slechte resultaten niet verklaard worden door slechte serialisatie van de data over het netwerk. </text:p>
      <text:h text:style-name="Heading_20_2" text:outline-level="2"><text:bookmark text:name="SECTION001012000000000000000"/>Implementatie </text:h>
      <text:p text:style-name="Text_20_body">In deze subsubsectie beschouwen we kort de verschillende geïmplementeerde functies (transitie-functies, afstandsmetrieken,...) in het [prb:Sat]S<text:span text:style-name="T1">AT</text:span> probleem. Een oplossing wordt voorgesteld als een bitvector: elke variabele heeft een vaste index en de <draw:frame draw:style-name="fr1" draw:name="Afbeeldingen384" text:anchor-type="as-char" svg:width="0.2189in" svg:height="0.1665in" draw:z-index="171"><draw:image xlink:href="../masterproef/img43.png" xlink:type="simple" xlink:show="embed" xlink:actuate="onLoad"/></draw:frame>-de bit in de vector bepaalt de overeenkomstige waarde van de <draw:frame draw:style-name="fr1" draw:name="Afbeeldingen385" text:anchor-type="as-char" svg:width="0.2189in" svg:height="0.1665in" draw:z-index="172"><draw:image xlink:href="../masterproef/img43.png" xlink:type="simple" xlink:show="embed" xlink:actuate="onLoad"/></draw:frame>-de variabele. </text:p>
      <text:list xml:id="list7544291498126190738" text:style-name="L13">
        <text:list-item>
          <text:p text:style-name="P15">Initialisatie (<draw:frame draw:style-name="fr1" draw:name="Afbeeldingen386" text:anchor-type="as-char" svg:width="2.8335in" svg:height="0.8228in" draw:z-index="173"><draw:image xlink:href="../masterproef/img229.png" xlink:type="simple" xlink:show="embed" xlink:actuate="onLoad"/></draw:frame>): </text:p>
          <text:p text:style-name="P76"><text:span text:style-name="Strong_20_Emphasis"><draw:frame draw:style-name="fr3" draw:name="Afbeeldingen387" text:anchor-type="as-char" svg:width="0.3646in" svg:height="0.1563in" draw:z-index="174"><draw:image xlink:href="../masterproef/img230.png" xlink:type="simple" xlink:show="embed" xlink:actuate="onLoad"/></draw:frame></text:span> </text:p>
          <text:p text:style-name="P77">Produceert een willekeurige bitvector. </text:p>
        </text:list-item>
        <text:list-item>
          <text:p text:style-name="P15">Afstandsfuncties (<draw:frame draw:style-name="fr1" draw:name="Afbeeldingen388" text:anchor-type="as-char" svg:width="0.1354in" svg:height="0.1563in" draw:z-index="175"><draw:image xlink:href="../masterproef/img231.png" xlink:type="simple" xlink:show="embed" xlink:actuate="onLoad"/></draw:frame>): </text:p>
          <text:p text:style-name="P76"><text:span text:style-name="Strong_20_Emphasis"><draw:frame draw:style-name="fr3" draw:name="Afbeeldingen389" text:anchor-type="as-char" svg:width="0.198in" svg:height="0.3335in" draw:z-index="176"><draw:image xlink:href="../masterproef/img232.png" xlink:type="simple" xlink:show="embed" xlink:actuate="onLoad"/></draw:frame></text:span> </text:p>
          <text:p text:style-name="P77">De Hamming-afstand tussen de twee verschillende bitvectors. </text:p>
          <text:p text:style-name="P76"><text:span text:style-name="Strong_20_Emphasis"><draw:frame draw:style-name="fr3" draw:name="Afbeeldingen390" text:anchor-type="as-char" svg:width="0.1354in" svg:height="0.1665in" draw:z-index="177"><draw:image xlink:href="../masterproef/img233.png" xlink:type="simple" xlink:show="embed" xlink:actuate="onLoad"/></draw:frame></text:span> </text:p>
          <text:p text:style-name="P77">Het aantal beperkingen waaraan in juist één van de twee oplossingen voldoet. </text:p>
        </text:list-item>
        <text:list-item>
          <text:p text:style-name="P15"><text:soft-page-break/>Mutaties (M): </text:p>
          <text:p text:style-name="P76"><text:span text:style-name="Strong_20_Emphasis"><draw:frame draw:style-name="fr3" draw:name="Afbeeldingen391" text:anchor-type="as-char" svg:width="0.198in" svg:height="0.3543in" draw:z-index="178"><draw:image xlink:href="../masterproef/img234.png" xlink:type="simple" xlink:show="embed" xlink:actuate="onLoad"/></draw:frame></text:span> </text:p>
          <text:p text:style-name="P77">Het omwisselen van een willekeurige Booleaanse variabele. </text:p>
          <text:p text:style-name="P76"><text:span text:style-name="Strong_20_Emphasis"><draw:frame draw:style-name="fr3" draw:name="Afbeeldingen392" text:anchor-type="as-char" svg:width="0.2083in" svg:height="0.3543in" draw:z-index="179"><draw:image xlink:href="../masterproef/img235.png" xlink:type="simple" xlink:show="embed" xlink:actuate="onLoad"/></draw:frame></text:span> </text:p>
          <text:p text:style-name="P77">Bij een expressie waaraan niet voldaan is, wordt een willekeurige betrokken variabele van waarde omgewisseld. </text:p>
          <text:p text:style-name="P76"><text:span text:style-name="Strong_20_Emphasis"><draw:frame draw:style-name="fr3" draw:name="Afbeeldingen393" text:anchor-type="as-char" svg:width="0.302in" svg:height="0.3335in" draw:z-index="180"><draw:image xlink:href="../masterproef/img236.png" xlink:type="simple" xlink:show="embed" xlink:actuate="onLoad"/></draw:frame></text:span> </text:p>
          <text:p text:style-name="P77">Bij een expressie waaraan niet voldaan is, worden alle betrokken variabelen van waarde omgewisseld. </text:p>
          <text:p text:style-name="P76"><text:span text:style-name="Strong_20_Emphasis"><draw:frame draw:style-name="fr3" draw:name="Afbeeldingen394" text:anchor-type="as-char" svg:width="0.302in" svg:height="0.3335in" draw:z-index="181"><draw:image xlink:href="../masterproef/img236.png" xlink:type="simple" xlink:show="embed" xlink:actuate="onLoad"/></draw:frame></text:span> </text:p>
          <text:p text:style-name="P77">Bij een expressie waaraan niet voldaan is, wordt de variabele omgewisseld die tot een oplossing met de laagste fitness-waarde leidt. </text:p>
        </text:list-item>
        <text:list-item>
          <text:p text:style-name="P15">Local Search (LS): </text:p>
          <text:p text:style-name="P76"><text:span text:style-name="Strong_20_Emphasis"><draw:frame draw:style-name="fr3" draw:name="Afbeeldingen395" text:anchor-type="as-char" svg:width="0.302in" svg:height="0.3335in" draw:z-index="182"><draw:image xlink:href="../masterproef/img237.png" xlink:type="simple" xlink:show="embed" xlink:actuate="onLoad"/></draw:frame></text:span> </text:p>
          <text:p text:style-name="P77">Alle Booleaanse variabelen worden overlopen. Indien door het omwisselen van een variabele meer Booleaanse variabelen op worden gezet, wordt de variabele omgewisseld. Indien zo'n wissel plaatsvindt worden alle Booleaanse variabelen nogmaals overlopen. Dit is een vorm van First Improvement Local Search. </text:p>
          <text:p text:style-name="P76"><text:span text:style-name="Strong_20_Emphasis"><draw:frame draw:style-name="fr3" draw:name="Afbeeldingen396" text:anchor-type="as-char" svg:width="0.302in" svg:height="0.3335in" draw:z-index="183"><draw:image xlink:href="../masterproef/img238.png" xlink:type="simple" xlink:show="embed" xlink:actuate="onLoad"/></draw:frame></text:span> </text:p>
          <text:p text:style-name="P77">Alle Booleaanse variabelen worden overlopen. Op voorwaarde dat effectieve verbetering mogelijk is, wordt de variabele die bij een omwisseling het meeste oplevert effectief omgewisseld. Dit is een vorm van Best Improvement Local Search. </text:p>
        </text:list-item>
        <text:list-item>
          <text:p text:style-name="P15">Ruin-Recreate (RR): </text:p>
          <text:p text:style-name="P76"><text:span text:style-name="Strong_20_Emphasis"><draw:frame draw:style-name="fr3" draw:name="Afbeeldingen397" text:anchor-type="as-char" svg:width="0.3646in" svg:height="0.3335in" draw:z-index="184"><draw:image xlink:href="../masterproef/img239.png" xlink:type="simple" xlink:show="embed" xlink:actuate="onLoad"/></draw:frame></text:span> </text:p>
          <text:p text:style-name="P77">Voor een blok van 64 wordt de waarde vergeten. Met behulp van een gretig algoritme wordt vervolgens de waarde van elke variabele opnieuw bepaald. </text:p>
          <text:p text:style-name="P76"><text:span text:style-name="Strong_20_Emphasis"><draw:frame draw:style-name="fr3" draw:name="Afbeeldingen398" text:anchor-type="as-char" svg:width="0.3543in" svg:height="0.3335in" draw:z-index="185"><draw:image xlink:href="../masterproef/img240.png" xlink:type="simple" xlink:show="embed" xlink:actuate="onLoad"/></draw:frame></text:span> </text:p>
          <text:p text:style-name="P77">De waarden van de variabelen die betrokken zijn bij een toevallige expressie worden vergeten. Vervolgens worden de mogelijk configuraties van de expressies overlopen. De configuratie waarbij de meeste expressies voldoen wordt geselecteerd als de nieuwe oplossing. </text:p>
        </text:list-item>
        <text:list-item>
          <text:p text:style-name="P15">Crossover (CO): </text:p>
          <text:p text:style-name="P76"><text:span text:style-name="Strong_20_Emphasis"><draw:frame draw:style-name="fr3" draw:name="Afbeeldingen399" text:anchor-type="as-char" svg:width="0.4063in" svg:height="0.3335in" draw:z-index="186"><draw:image xlink:href="../masterproef/img241.png" xlink:type="simple" xlink:show="embed" xlink:actuate="onLoad"/></draw:frame></text:span> </text:p>
          <text:p text:style-name="P77">Twee configuraties worden puntgewijs gerecombineerd: op basis van de fitness-waarde van de configuraties levert een configuratie met een bepaalde kans de waarde voor een variabele. </text:p>
          <text:p text:style-name="P76"><text:span text:style-name="Strong_20_Emphasis"><draw:frame draw:style-name="fr3" draw:name="Afbeeldingen400" text:anchor-type="as-char" svg:width="0.3957in" svg:height="0.3335in" draw:z-index="187"><draw:image xlink:href="../masterproef/img242.png" xlink:type="simple" xlink:show="embed" xlink:actuate="onLoad"/></draw:frame></text:span> </text:p>
          <text:p text:style-name="P77">Twee configuraties worden puntgewijs gerecombineerd: het aantal expressies waaraan voldaan is waarin de variabele in kwestie betrokken is bepaald de kans welke van de twee waarden we voor de variabele gebruiken. </text:p>
        </text:list-item>
        <text:list-item>
          <text:p text:style-name="P15">Objectieven (O): </text:p>
          <text:p text:style-name="P76"><text:span text:style-name="Strong_20_Emphasis"><draw:frame draw:style-name="fr3" draw:name="Afbeeldingen401" text:anchor-type="as-char" svg:width="0.4063in" svg:height="0.3335in" draw:z-index="188"><draw:image xlink:href="../masterproef/img243.png" xlink:type="simple" xlink:show="embed" xlink:actuate="onLoad"/></draw:frame></text:span> </text:p>
          <text:p text:style-name="P77">Het aantal beperkingen waaraan een oplossing voldoet. </text:p>
          <text:p text:style-name="P76"><text:soft-page-break/><text:span text:style-name="Strong_20_Emphasis"><draw:frame draw:style-name="fr3" draw:name="Afbeeldingen402" text:anchor-type="as-char" svg:width="0.4063in" svg:height="0.3335in" draw:z-index="189"><draw:image xlink:href="../masterproef/img244.png" xlink:type="simple" xlink:show="embed" xlink:actuate="onLoad"/></draw:frame></text:span> </text:p>
          <text:p text:style-name="P77">Het aantal variabelen die op staat. </text:p>
        </text:list-item>
        <text:list-item>
          <text:p text:style-name="P15">Hypothesegeneratoren (HG): </text:p>
          <text:p text:style-name="P76"><text:span text:style-name="Strong_20_Emphasis"><draw:frame draw:style-name="fr3" draw:name="Afbeeldingen403" text:anchor-type="as-char" svg:width="0.2602in" svg:height="0.3335in" draw:z-index="190"><draw:image xlink:href="../masterproef/img245.png" xlink:type="simple" xlink:show="embed" xlink:actuate="onLoad"/></draw:frame></text:span> </text:p>
          <text:p text:style-name="P77">Op basis van een oplossing wordt een expressie gegenereerd waarbij alle atomen kloppen. De variabelen worden via een bepaalde kansverdeling bepaald. </text:p>
          <text:p text:style-name="P76"><text:span text:style-name="Strong_20_Emphasis"><draw:frame draw:style-name="fr3" draw:name="Afbeeldingen404" text:anchor-type="as-char" svg:width="0.2602in" svg:height="0.3335in" draw:z-index="191"><draw:image xlink:href="../masterproef/img246.png" xlink:type="simple" xlink:show="embed" xlink:actuate="onLoad"/></draw:frame></text:span> </text:p>
          <text:p text:style-name="P79">Op basis van twee oplossingen wordt een expressie gegenereerd waarbij alle atomen kloppen voor de oplossing met de laagste fitness-waarde en niet kloppen bij de andere oplossing. </text:p>
        </text:list-item>
      </text:list>
      <text:p text:style-name="Heading_20_1"><text:bookmark text:name="SECTION001020000000000000000"/>Test-set </text:p>
      <text:p text:style-name="Text_20_body">De beschreven systemen in hoofdstuk 1 en hoofdstuk 1 introduceren heel wat parameters. In de testen hebben volgende parameters laten variëren: </text:p>
      <text:list xml:id="list3867003879459364456" text:style-name="L14">
        <text:list-item>
          <text:p text:style-name="P52">De grootte van het probleem: 100, 1'000 en <draw:frame draw:style-name="fr1" draw:name="Afbeeldingen405" text:anchor-type="as-char" svg:width="0.4374in" svg:height="0.3335in" draw:z-index="192"><draw:image xlink:href="../masterproef/img247.png" xlink:type="simple" xlink:show="embed" xlink:actuate="onLoad"/></draw:frame> variabelen; </text:p>
        </text:list-item>
        <text:list-item>
          <text:p text:style-name="P52">De moeilijkheid van het probleem: een expressie-variabele-ratio van 4.26 of 42.6; </text:p>
        </text:list-item>
        <text:list-item>
          <text:p text:style-name="P52">De lokale invloed in de learning automaton (in het relay hybridisation gedeelte):<office:annotation><dc:date>2013-06-02T12:23:33</dc:date><text:p>MATH</text:p><text:p><text:s/>$0.00,0.05,\ldots1.00$</text:p></office:annotation> <draw:frame draw:style-name="fr3" draw:name="Afbeeldingen406" text:anchor-type="as-char" svg:width="0.4272in" svg:height="0.3335in" draw:z-index="193"><draw:image xlink:href="../masterproef/img248.png" xlink:type="simple" xlink:show="embed" xlink:actuate="onLoad"/></draw:frame>; </text:p>
        </text:list-item>
        <text:list-item>
          <text:p text:style-name="P52">De invloed van de globale waarden in de heuristic records (in het ADHS gedeelte):<office:annotation><dc:date>2013-06-02T12:23:33</dc:date><text:p>MATH</text:p><text:p><text:s/>$0.00,0.05,\ldots1.00$</text:p></office:annotation> <draw:frame draw:style-name="fr3" draw:name="Afbeeldingen407" text:anchor-type="as-char" svg:width="0.4272in" svg:height="0.3335in" draw:z-index="194"><draw:image xlink:href="../masterproef/img248.png" xlink:type="simple" xlink:show="embed" xlink:actuate="onLoad"/></draw:frame>; </text:p>
        </text:list-item>
        <text:list-item>
          <text:p text:style-name="P52">De grootte van de ervaring-set:<office:annotation><dc:date>2013-06-02T12:23:33</dc:date><text:p>MATH</text:p><text:p><text:s/>$1,2,\ldots,20$</text:p></office:annotation> <draw:frame draw:style-name="fr3" draw:name="Afbeeldingen408" text:anchor-type="as-char" svg:width="0.5417in" svg:height="0.2083in" draw:z-index="195"><draw:image xlink:href="../masterproef/img249.png" xlink:type="simple" xlink:show="embed" xlink:actuate="onLoad"/></draw:frame>; </text:p>
        </text:list-item>
        <text:list-item>
          <text:p text:style-name="P52">Het aantal historische fitness-waardes in het AILLA-gedeelte:<office:annotation><dc:date>2013-06-02T12:23:33</dc:date><text:p>MATH</text:p><text:p><text:s/>$1,2,\ldots,20$</text:p></office:annotation> <draw:frame draw:style-name="fr3" draw:name="Afbeeldingen409" text:anchor-type="as-char" svg:width="0.5417in" svg:height="0.2083in" draw:z-index="196"><draw:image xlink:href="../masterproef/img249.png" xlink:type="simple" xlink:show="embed" xlink:actuate="onLoad"/></draw:frame> </text:p>
        </text:list-item>
        <text:list-item>
          <text:p text:style-name="P52">Het aantal historische fitness-waardes in het AILLA-gedeelte die op de lokale processor moeten gegenereerd zijn:<office:annotation><dc:date>2013-06-02T12:23:33</dc:date><text:p>MATH</text:p><text:p><text:s/>$1,2,\ldots,10$</text:p></office:annotation> <draw:frame draw:style-name="fr3" draw:name="Afbeeldingen410" text:anchor-type="as-char" svg:width="1.4165in" svg:height="0.3228in" draw:z-index="197"><draw:image xlink:href="../masterproef/img250.png" xlink:type="simple" xlink:show="embed" xlink:actuate="onLoad"/></draw:frame>; </text:p>
        </text:list-item>
        <text:list-item>
          <text:p text:style-name="P52">Het aantal beperkingen in de zoekruimte:<office:annotation><dc:date>2013-06-02T12:23:33</dc:date><text:p>MATH</text:p><text:p><text:s/>$1,2,\ldots,20$</text:p></office:annotation> <draw:frame draw:style-name="fr3" draw:name="Afbeeldingen411" text:anchor-type="as-char" svg:width="0.5417in" svg:height="0.2083in" draw:z-index="198"><draw:image xlink:href="../masterproef/img249.png" xlink:type="simple" xlink:show="embed" xlink:actuate="onLoad"/></draw:frame>; en </text:p>
        </text:list-item>
        <text:list-item>
          <text:p text:style-name="P16">Het aantal processoren: <draw:frame draw:style-name="fr3" draw:name="Afbeeldingen412" text:anchor-type="as-char" svg:width="0.8957in" svg:height="0.3228in" draw:z-index="199"><draw:image xlink:href="../masterproef/img251.png" xlink:type="simple" xlink:show="embed" xlink:actuate="onLoad"/></draw:frame>. </text:p>
        </text:list-item>
      </text:list>
      <text:p text:style-name="Text_20_body">Het overlopen van alle configuraties die men met deze parameters kan genereren is niet haalbaar. Zeker omdat er verschillende probleemgevallen moeten worden getest alvorens men besluiten uit de resultaten kan trekken. Voor elke probleem-grootte en moeilijkheid werd een set van <draw:frame draw:style-name="fr1" draw:name="Afbeeldingen413" text:anchor-type="as-char" svg:width="0.8854in" svg:height="0.3228in" draw:z-index="200"><draw:image xlink:href="../masterproef/img252.png" xlink:type="simple" xlink:show="embed" xlink:actuate="onLoad"/></draw:frame> instanties samengesteld. Deze set van problemen werd opgelost in simulaties met een toevallige gekozen configuratie. We zijn vooral geïnteresseerd in de effecten wanneer het aantal processoren wordt opgedreven. Daarom is het aantal processoren geen parameter in de configuratie: al de andere parameters worden vastgezet en uitgevoerd op de verschillende aantallen aan processoren. Een simulatie stopt na <draw:frame draw:style-name="fr1" draw:name="Afbeeldingen414" text:anchor-type="as-char" svg:width="0.8854in" svg:height="0.3228in" draw:z-index="201"><draw:image xlink:href="../masterproef/img252.png" xlink:type="simple" xlink:show="embed" xlink:actuate="onLoad"/></draw:frame> seconden of eerder wanneer de oplossing gevonden wordt. </text:p>
      <text:h text:style-name="Heading_20_4" text:outline-level="4"><text:bookmark text:name="SECTION001020010000000000000"/>. </text:h>
      <text:p text:style-name="Text_20_body">Deze techniek laat toe dat we de resultaten kunnen marginaliseren naar één of meerdere variabelen onder de naive Bayes-assumptie: er zijn geen afhankelijkheden tussen de verschillende vormen van data. In de realiteit verwachten we deze afhankelijkheden wel. Zolang de afhankelijkheden echter beperkt blijven<text:bookmark text:name="tex2html21"/><text:span text:style-name="T2"><draw:a xlink:type="simple" xlink:href="#foot7716" office:name="tex2html21"><draw:frame draw:style-name="fr2" draw:name="Afbeeldingen415" text:anchor-type="as-char" svg:width="0.8071in" svg:height="0.4138in" draw:z-index="202"><draw:image xlink:href="../../../../../../../../usr/share/latex2html/icons/footnote.png" xlink:type="simple" xlink:show="embed" xlink:actuate="onLoad"/></draw:frame></draw:a></text:span>, kan men echter voorzichtige conclusies trekken. Bovenstaande techniek wordt vaak <text:soft-page-break/>toegepast in een probleem met een groot aantal dimensies zoals bijvoorbeeld Monte-Carlo integratie. </text:p>
      <text:h text:style-name="Heading_20_4" text:outline-level="4"><text:bookmark text:name="SECTION001020020000000000000"/>. </text:h>
      <text:p text:style-name="Text_20_body">In totaal werden <draw:frame draw:style-name="fr1" draw:name="Afbeeldingen416" text:anchor-type="as-char" svg:width="0.6563in" svg:height="0.3228in" draw:z-index="203"><draw:image xlink:href="../masterproef/img253.png" xlink:type="simple" xlink:show="embed" xlink:actuate="onLoad"/></draw:frame> simulaties gedraaid: <draw:frame draw:style-name="fr1" draw:name="Afbeeldingen417" text:anchor-type="as-char" svg:width="0.2291in" svg:height="0.1563in" draw:z-index="204"><draw:image xlink:href="../masterproef/img254.png" xlink:type="simple" xlink:show="embed" xlink:actuate="onLoad"/></draw:frame> op de makkelijke gevallen en <draw:frame draw:style-name="fr1" draw:name="Afbeeldingen418" text:anchor-type="as-char" svg:width="0.5417in" svg:height="0.2083in" draw:z-index="205"><draw:image xlink:href="../masterproef/img255.png" xlink:type="simple" xlink:show="embed" xlink:actuate="onLoad"/></draw:frame> op de moeilijke gevallen. Deze simulaties werden gedraaid op machines met een Intel i5 2400 processor (<office:annotation><dc:date>2013-06-02T12:23:33</dc:date><text:p>MATH</text:p><text:p><text:s/>$4\times3.10~\mbox{GHz}$</text:p></office:annotation> <draw:frame draw:style-name="fr3" draw:name="Afbeeldingen419" text:anchor-type="as-char" svg:width="0.5417in" svg:height="0.2083in" draw:z-index="206"><draw:image xlink:href="../masterproef/img256.png" xlink:type="simple" xlink:show="embed" xlink:actuate="onLoad"/></draw:frame><text:span text:style-name="T5">GHz</text:span><text:bookmark text:name="tex2html22"/><text:span text:style-name="T2"><draw:a xlink:type="simple" xlink:href="#foot7734" office:name="tex2html22"><draw:frame draw:style-name="fr2" draw:name="Afbeeldingen420" text:anchor-type="as-char" svg:width="0.8071in" svg:height="0.4138in" draw:z-index="207"><draw:image xlink:href="../../../../../../../../usr/share/latex2html/icons/footnote.png" xlink:type="simple" xlink:show="embed" xlink:actuate="onLoad"/></draw:frame></draw:a></text:span>,<office:annotation><dc:date>2013-06-02T12:23:33</dc:date><text:p>MATH</text:p><text:p><text:s/>$6~\mbox{MiB}$</text:p></office:annotation> <draw:frame draw:style-name="fr1" draw:name="Afbeeldingen421" text:anchor-type="as-char" svg:width="0.5417in" svg:height="0.2083in" draw:z-index="208"><draw:image xlink:href="../masterproef/img257.png" xlink:type="simple" xlink:show="embed" xlink:actuate="onLoad"/></draw:frame><text:span text:style-name="T5">MiB</text:span> cache) met<office:annotation><dc:date>2013-06-02T12:23:33</dc:date><text:p>MATH</text:p><text:p><text:s/>$3.7~\mbox{GiB}$</text:p></office:annotation> <draw:frame draw:style-name="fr1" draw:name="Afbeeldingen422" text:anchor-type="as-char" svg:width="0.7398in" svg:height="0.3228in" draw:z-index="209"><draw:image xlink:href="../masterproef/img258.png" xlink:type="simple" xlink:show="embed" xlink:actuate="onLoad"/></draw:frame><text:span text:style-name="T5">GiB</text:span> geheugen onder het Linux/Ubuntu 12.04 LTS besturingssysteem. </text:p>
      <text:h text:style-name="Heading_20_4" text:outline-level="4"><text:bookmark text:name="SECTION001020030000000000000"/>. </text:h>
      <text:p text:style-name="Text_20_body">Tijdens het draaien van een simulatie wordt per processor op de lokale machine een logbestand<text:bookmark text:name="tex2html23"/><text:span text:style-name="T2"><draw:a xlink:type="simple" xlink:href="#foot7735" office:name="tex2html23"><draw:frame draw:style-name="fr2" draw:name="Afbeeldingen423" text:anchor-type="as-char" svg:width="0.8071in" svg:height="0.4138in" draw:z-index="210"><draw:image xlink:href="../../../../../../../../usr/share/latex2html/icons/footnote.png" xlink:type="simple" xlink:show="embed" xlink:actuate="onLoad"/></draw:frame></draw:a></text:span> aangemaakt. In zo'n logboek wordt regelmatig de toestand van de verschillende componenten genoteerd samen met het tijdstip. Met behulp van een reeks programma's geschreven in Perl en Bourne Shell<text:bookmark text:name="tex2html24"/><text:span text:style-name="T2"><draw:a xlink:type="simple" xlink:href="#foot7736" office:name="tex2html24"><draw:frame draw:style-name="fr2" draw:name="Afbeeldingen424" text:anchor-type="as-char" svg:width="0.8071in" svg:height="0.4138in" draw:z-index="211"><draw:image xlink:href="../../../../../../../../usr/share/latex2html/icons/footnote.png" xlink:type="simple" xlink:show="embed" xlink:actuate="onLoad"/></draw:frame></draw:a></text:span> wordt de relevante informatie gefilterd en samengevoegd in één logboek per simulatie. Een simulatie gaat altijd gepaard met een initialisatie waarbij de verschillende processoren elkaar eerst contacteren. Bij meerdere processoren kan deze tijd makkelijk oplopen tot een halve seconde. Deze fase wordt uit de logboeken geëlimineerd: een simulatie begint op het moment dat een eerste oplossing in het geheugen wordt geladen. De andere reeks programma's marginaliseert vervolgens de simulaties: de logboeken van verschillende simulaties worden naast elkaar gelegd en per tijdstap wordt het gemiddelde, minimum, maximum, mediaan, eerste kwartiel, derde kwartiel en de standaardafwijking bepaald van de op dat moment beste oplossingen. </text:p>
      <text:h text:style-name="Heading_20_4" text:outline-level="4"><text:bookmark text:name="SECTION001020040000000000000"/>. </text:h>
      <text:p text:style-name="Text_20_body">In plaats van de parameters van een component op zo in te stellen dat het component niet relevant is, kan men er ook voor opteren op het component uit te schakelen. Een probleem met dit principe is echter dat de rekenkracht die anders in dit component werd geïnvesteerd, nu in door de heuristieken zal worden gebruikt. Bij het daadwerkelijk oplossen van problemen kan dit natuurlijk een versnelling teweeg brengen, maar in het geval van onderzoek is het aangewezen deze componenten een passieve rol te laten spelen. Het ParHyFlex systeem werd bovendien voornamelijk ontwikkelt voor het voeren van onderzoek. Door een groot aantal abstractieniveaus zijn de meeste componenten niet optimaal geïmplementeerd. De rekenkracht die potentieel vrijkomt is bijgevolg een overschatting. </text:p>
      <text:h text:style-name="Heading_20_4" text:outline-level="4"><text:bookmark text:name="SECTION001020050000000000000"/>. </text:h>
      <text:p text:style-name="Text_20_body">In de volgende subsecties zullen verschillende grafieken de evoluties van oplossingen voorstellen in de tijd. Elke grafiek doet dit volgens een bepaalde configuratie. Door verschillende simulaties te groeperen in één grafiek en deze voor te stellen hopen we uitspraken te kunnen doen over een de volledige probleemruimte. Het gemiddelde is een metriek die gevoelig is voor extreme waarden. Het eerste en derde kwartiel worden bijgevolg ook op de grafieken vermeld als een lichte gevulde zone om meer informatie in verband met de verdeling te rapporteren. </text:p>
      <text:h text:style-name="Heading_20_4" text:outline-level="4"><text:bookmark text:name="SECTION001020060000000000000"/>. </text:h>
      <text:p text:style-name="Text_20_body">De hypotheses die we naar voren schuiven omtrent de invloed van de parameters zijn niet wiskundig bewezen. Aan de hand van statistiek kan men wel een zekere significantie aantonen. Hiervoor werd <text:soft-page-break/>volgende procedure ontwikkeld. Simulaties kunnen gerangschikt worden op basis van de kwaliteit van de beste oplossing wanneer de tijd op is of de tijd die verstreek alvorens men een oplossing vond. Vermits elke simulatie aan de parameters een bepaalde waarde toekent kunnen we deze waardes rangschikken wanneer we meerdere simulaties samennemen. Door het berekenen van de waarden die de drie sterkste en zwakste simulaties opleveren ontstaat een beeld welke parameters interessant zijn. Als nulhypothese stellen we dat elke waarde evenveel kans maakt om als sterk, zwak of middelmatig geëvalueerd te worden. We kunnen ook de kans berekenen dat de hypothese die naar voor geschoven wordt klopt. Enkel wanneer de kans dat de naar voor geschoven hypothese groter is dan 95%, rapporteren we de hypothese. </text:p>
      <text:p text:style-name="Heading_20_1"><text:bookmark text:name="SECTION001030000000000000000"/>Resultaten </text:p>
      <text:h text:style-name="Heading_20_2" text:outline-level="2"><text:bookmark text:name="SECTION001031000000000000000"/>Makkelijke problemen </text:h>
      <text:p text:style-name="P1"><text:bookmark text:name="fig:smallp"/><text:bookmark text:name="7883"/></text:p>
      <table:table table:name="Tabel46" table:style-name="Tabel46">
        <table:table-column table:style-name="Tabel46.A"/>
        <table:table-row>
          <table:table-cell table:style-name="Tabel46.A1" office:value-type="string">
            <text:p text:style-name="Table_20_Contents"><draw:frame draw:style-name="fr1" draw:name="Afbeeldingen425" text:anchor-type="as-char" svg:width="0.2189in" svg:height="0.1874in" draw:z-index="219"><draw:image xlink:href="../masterproef/img259.png" xlink:type="simple" xlink:show="embed" xlink:actuate="onLoad"/></draw:frame></text:p>
          </table:table-cell>
        </table:table-row>
      </table:table>
      <text:p text:style-name="P42"><text:span text:style-name="Strong_20_Emphasis">Figure 6.1:</text:span> De evolutie van oplossing bij makkelijke problemen</text:p>
      <text:p text:style-name="Text_20_body">figuur 1 toont hoe verschillende simulaties gemiddeld evolueren in de tijd met een veranderend aantal processoren. Naarmate het aantal processoren stijgt, de oplossingen op lange termijn sneller gevonden wordt. Anderzijds neemt de tijd alvorens de daling wordt ingezet toe. Dit is te wijten aan een aantal administratieve taken die komen kijken bij het rekenen met meerdere processoren<text:bookmark text:name="tex2html27"/><text:span text:style-name="T2"><draw:a xlink:type="simple" xlink:href="#foot7809" office:name="tex2html27"><draw:frame draw:style-name="fr2" draw:name="Afbeeldingen426" text:anchor-type="as-char" svg:width="0.8071in" svg:height="0.4138in" draw:z-index="213"><draw:image xlink:href="../../../../../../../../usr/share/latex2html/icons/footnote.png" xlink:type="simple" xlink:show="embed" xlink:actuate="onLoad"/></draw:frame></draw:a></text:span>. De prestaties verschillen bovendien niet veel tussen werken met <draw:frame draw:style-name="fr1" draw:name="Afbeeldingen427" text:anchor-type="as-char" svg:width="0.3335in" svg:height="0.1563in" draw:z-index="214"><draw:image xlink:href="../masterproef/img260.png" xlink:type="simple" xlink:show="embed" xlink:actuate="onLoad"/></draw:frame> en  processoren. Bij  processoren is de kost van de communicatie ongeveer dezelfde als bij <draw:frame draw:style-name="fr1" draw:name="Afbeeldingen428" text:anchor-type="as-char" svg:width="0.2189in" svg:height="0.3437in" draw:z-index="215"><draw:image xlink:href="../masterproef/img121.png" xlink:type="simple" xlink:show="embed" xlink:actuate="onLoad"/></draw:frame> processoren, maar is de uitgewisselde informatie waarschijnlijk minder kwaliteitsvol<text:bookmark text:name="tex2html28"/><text:span text:style-name="T2"><draw:a xlink:type="simple" xlink:href="#foot7810" office:name="tex2html28"><draw:frame draw:style-name="fr2" draw:name="Afbeeldingen429" text:anchor-type="as-char" svg:width="0.8071in" svg:height="0.4138in" draw:z-index="216"><draw:image xlink:href="../../../../../../../../usr/share/latex2html/icons/footnote.png" xlink:type="simple" xlink:show="embed" xlink:actuate="onLoad"/></draw:frame></draw:a></text:span>. Afhankelijk van de grens die we instellen, stellen we verschillende vormen van speed-up vast. Omdat de meeste problemen immers makkelijk op te lossen zijn zullen meer processoren niet significant sneller een oplossing vinden: het verbeteren van de oplossing kan meestal aan één processor toegeschreven worden. Als we echter de grens stellen op het oplossen van alle problemen zien echter wel dat <draw:frame draw:style-name="fr1" draw:name="Afbeeldingen430" text:anchor-type="as-char" svg:width="0.2189in" svg:height="0.3437in" draw:z-index="217"><draw:image xlink:href="../masterproef/img121.png" xlink:type="simple" xlink:show="embed" xlink:actuate="onLoad"/></draw:frame> processoren er effectief in slagen om problemen <draw:frame draw:style-name="fr1" draw:name="Afbeeldingen431" text:anchor-type="as-char" svg:width="0.2189in" svg:height="0.3437in" draw:z-index="218"><draw:image xlink:href="../masterproef/img121.png" xlink:type="simple" xlink:show="embed" xlink:actuate="onLoad"/></draw:frame> keer sneller op te lossen. </text:p>
      <text:p text:style-name="Heading_20_1"><text:bookmark text:name="SECTION001040000000000000000"/>Moeilijke problemen </text:p>
      <text:h text:style-name="Heading_20_2" text:outline-level="2"><text:bookmark text:name="SECTION001041000000000000000"/>De invloed van het aantal processoren </text:h>
      <text:p text:style-name="P1"><text:bookmark text:name="fig:largep"/><text:bookmark text:name="7893"/></text:p>
      <table:table table:name="Tabel47" table:style-name="Tabel47">
        <table:table-column table:style-name="Tabel47.A"/>
        <table:table-row>
          <table:table-cell table:style-name="Tabel47.A1" office:value-type="string">
            <text:p text:style-name="Table_20_Contents"><draw:frame draw:style-name="fr1" draw:name="Afbeeldingen432" text:anchor-type="as-char" svg:width="0.1563in" svg:height="0.1874in" draw:z-index="234"><draw:image xlink:href="../masterproef/img262.png" xlink:type="simple" xlink:show="embed" xlink:actuate="onLoad"/></draw:frame></text:p>
          </table:table-cell>
        </table:table-row>
      </table:table>
      <text:p text:style-name="P42"><text:span text:style-name="Strong_20_Emphasis">Figure 6.2:</text:span> De evolutie van oplossing bij moeilijke problemen</text:p>
      <text:p text:style-name="Text_20_body">figuur 1 toont de evolutie van problemen met <draw:frame draw:style-name="fr1" draw:name="Afbeeldingen433" text:anchor-type="as-char" svg:width="0.4374in" svg:height="0.3335in" draw:z-index="220"><draw:image xlink:href="../masterproef/img247.png" xlink:type="simple" xlink:show="embed" xlink:actuate="onLoad"/></draw:frame> variabelen met een verschillend aantal processoren. We stellen vast dat naarmate we het aantal processoren opdrijven we binnen de gegeven tijd tot betere resultaten komen. Dit effect is ook zichbaar bij het eerste en derde kwartiel: het eerste kwartiel bij <draw:frame draw:style-name="fr1" draw:name="Afbeeldingen434" text:anchor-type="as-char" svg:width="0.5311in" svg:height="0.3228in" draw:z-index="221"><draw:image xlink:href="../masterproef/img20.png" xlink:type="simple" xlink:show="embed" xlink:actuate="onLoad"/></draw:frame> processor ligt dicht bij het gemiddelde van <draw:frame draw:style-name="fr1" draw:name="Afbeeldingen435" text:anchor-type="as-char" svg:width="0.2189in" svg:height="0.3437in" draw:z-index="222"><draw:image xlink:href="../masterproef/img121.png" xlink:type="simple" xlink:show="embed" xlink:actuate="onLoad"/></draw:frame> processoren. De prestaties die slechts één kwart van de simulaties kunnen neerzetten met één processor, worden gemiddeld neergezet door een simulatie <text:soft-page-break/>met <draw:frame draw:style-name="fr1" draw:name="Afbeeldingen436" text:anchor-type="as-char" svg:width="0.2189in" svg:height="0.3437in" draw:z-index="223"><draw:image xlink:href="../masterproef/img121.png" xlink:type="simple" xlink:show="embed" xlink:actuate="onLoad"/></draw:frame> processoren. </text:p>
      <text:h text:style-name="Heading_20_4" text:outline-level="4"><text:bookmark text:name="SECTION001041010000000000000"/>. </text:h>
      <text:p text:style-name="Text_20_body">Wat opvalt is de typische vorm van het oplossen van een optimalisatieprobleem: in het begin boeken nagenoeg alle transitiefuncties vooruitgang hierdoor zien we de eerste seconde een daling van de fitness-waarde van <draw:frame draw:style-name="fr1" draw:name="Afbeeldingen437" text:anchor-type="as-char" svg:width="0.1354in" svg:height="0.1563in" draw:z-index="224"><draw:image xlink:href="../masterproef/img263.png" xlink:type="simple" xlink:show="embed" xlink:actuate="onLoad"/></draw:frame> naar . In de volgende fase is het minder triviaal om de oplossing verder te verbeteren en begint de hyperheuristiek effectief te leren welke heuristieken beter gekozen kunnen worden. Dit verklaart dat in het begin van deze fase de daling minder sterk is: de hyperheuristiek heeft in het begin weinig informatie om de sterke transitiefuncties te kiezen. Naarmate deze groeit wordt de daling sterker. In een derde fase wordt het minder evident om de oplossing verder te verbeteren. Zelfs de beste transitiefunctie zal niet altijd een sterker resultaat opleveren. We zien dat naarmate het aantal processoren wordt opgedreven, de tweede fase langer duurt. Dit is waarschijnlijk te wijten aan een grotere diversiteit aan oplossingen: omdat de verschillende populaties slechts sporadisch informatie uitwisselen krijgen sommige aspecten in een oplossing de kans om verder geoptimaliseerd te worden. </text:p>
      <text:h text:style-name="Heading_20_2" text:outline-level="2"><text:bookmark text:name="SECTION001042000000000000000"/>De invloed van ADHS </text:h>
      <text:p text:style-name="P1"><text:bookmark text:name="fig:adhslarge4"/><text:bookmark text:name="7902"/></text:p>
      <table:table table:name="Tabel48" table:style-name="Tabel48">
        <table:table-column table:style-name="Tabel48.A"/>
        <table:table-row>
          <table:table-cell table:style-name="Tabel48.A1" office:value-type="string">
            <text:p text:style-name="Table_20_Contents"><draw:frame draw:style-name="fr1" draw:name="Afbeeldingen438" text:anchor-type="as-char" svg:width="0.4791in" svg:height="0.2189in" draw:z-index="235"><draw:image xlink:href="../masterproef/img265.png" xlink:type="simple" xlink:show="embed" xlink:actuate="onLoad"/></draw:frame></text:p>
          </table:table-cell>
        </table:table-row>
      </table:table>
      <text:p text:style-name="P42"><text:span text:style-name="Strong_20_Emphasis">Figure:</text:span> De evolutie van oplossingen volgens de globale invloed van ADHS.</text:p>
      <text:p text:style-name="Text_20_body">ADHS houdt voor elke transitiefunctie enkele waarden bij om een set van sterke heuristieken te onderhouden. Door gegevens uit te wisselen hopen we dat de hyperheuristiek meer gefundeerde beslissingen zal maken. De details van dit proces staan uitgelegd in S<text:span text:style-name="T1">ECTIE</text:span> . </text:p>
      <text:h text:style-name="Heading_20_4" text:outline-level="4"><text:bookmark text:name="SECTION001042010000000000000"/>. </text:h>
      <text:p text:style-name="Text_20_body">figuur 1 toont de evolutie van oplossingen met <draw:frame draw:style-name="fr1" draw:name="Afbeeldingen439" text:anchor-type="as-char" svg:width="0.2189in" svg:height="0.3437in" draw:z-index="225"><draw:image xlink:href="../masterproef/img121.png" xlink:type="simple" xlink:show="embed" xlink:actuate="onLoad"/></draw:frame> processoren bij een [prb:Sat]S<text:span text:style-name="T1">AT</text:span>-probleem met <draw:frame draw:style-name="fr1" draw:name="Afbeeldingen440" text:anchor-type="as-char" svg:width="0.4374in" svg:height="0.3335in" draw:z-index="226"><draw:image xlink:href="../masterproef/img247.png" xlink:type="simple" xlink:show="embed" xlink:actuate="onLoad"/></draw:frame> variabelen. De verschillende grafieken stellen de evoluties voor bij verschillende waarden voor invloed van de gedistribueerde metingen tegenover lokale metingen. Hiervoor introduceren we een parameter <draw:frame draw:style-name="fr1" draw:name="Afbeeldingen441" text:anchor-type="as-char" svg:width="0.3126in" svg:height="0.1563in" draw:z-index="227"><draw:image xlink:href="../masterproef/img266.png" xlink:type="simple" xlink:show="embed" xlink:actuate="onLoad"/></draw:frame>. Bij houdt het systeem dus enkel rekening met metingen die op de lokale machine werden uitgevoerd. Bij <draw:frame draw:style-name="fr1" draw:name="Afbeeldingen442" text:anchor-type="as-char" svg:width="0.1354in" svg:height="0.1563in" draw:z-index="228"><draw:image xlink:href="../masterproef/img268.png" xlink:type="simple" xlink:show="embed" xlink:actuate="onLoad"/></draw:frame> beslist men op basis van alle op dat moment beschikbare metingen (zonder de lokale metingen te favoriseren). Op de grafiek wordt zo'n parameter gedragen door gemiddeld <draw:frame draw:style-name="fr1" draw:name="Afbeeldingen443" text:anchor-type="as-char" svg:width="0.4791in" svg:height="0.1563in" draw:z-index="229"><draw:image xlink:href="../masterproef/img269.png" xlink:type="simple" xlink:show="embed" xlink:actuate="onLoad"/></draw:frame> simulaties. Indien een processor enkel beslist op basis van lokale data, lijkt deze sneller in de derde fase terecht te komen. Eenmaal in fase zien we wel dat de oplossing nog significant verbeterd wordt. Dit is te verklaren omdat een slechte oplossing makkelijker verder te optimaliseren valt en omdat het systeem met behulp van lokale data verder de sterktes en zwaktes van de transitiefuncties leert. Uitsluitend beslissen op basis van gedistribueerde data blijkt ook geen oplossing te bieden: het geval van <draw:frame draw:style-name="fr1" draw:name="Afbeeldingen444" text:anchor-type="as-char" svg:width="0.4689in" svg:height="0.1563in" draw:z-index="230"><draw:image xlink:href="../masterproef/img270.png" xlink:type="simple" xlink:show="embed" xlink:actuate="onLoad"/></draw:frame> presteert ook vrij slecht. De beste resultaten worden geboekt tussen <draw:frame draw:style-name="fr1" draw:name="Afbeeldingen445" text:anchor-type="as-char" svg:width="0.3228in" svg:height="0.1563in" draw:z-index="231"><draw:image xlink:href="../masterproef/img271.png" xlink:type="simple" xlink:show="embed" xlink:actuate="onLoad"/></draw:frame> en <draw:frame draw:style-name="fr1" draw:name="Afbeeldingen446" text:anchor-type="as-char" svg:width="0.698in" svg:height="0.1563in" draw:z-index="232"><draw:image xlink:href="../masterproef/img272.png" xlink:type="simple" xlink:show="embed" xlink:actuate="onLoad"/></draw:frame>. Niet alle waardes van <draw:frame draw:style-name="fr1" draw:name="Afbeeldingen447" text:anchor-type="as-char" svg:width="0.3126in" svg:height="0.1563in" draw:z-index="233"><draw:image xlink:href="../masterproef/img266.png" xlink:type="simple" xlink:show="embed" xlink:actuate="onLoad"/></draw:frame> worden in de grafiek getoond om de grafiek overzichtelijk te houden en deze waardes door te weinig simulaties werden onderzocht om zeker te zijn dat de resultaten niet op een toeval berusten. </text:p>
      <text:h text:style-name="Heading_20_4" text:outline-level="4"><text:bookmark text:name="SECTION001042020000000000000"/>. </text:h>
      <text:p text:style-name="Text_20_body"/>
      <text:p text:style-name="P1"><text:bookmark text:name="tbl:strongestas"/><text:bookmark text:name="7919"/></text:p>
      <text:p text:style-name="P42"><text:span text:style-name="Strong_20_Emphasis">Table:</text:span> Sterke en zwakke waarden voor de gedistribueerde invloed bij ADHS.</text:p>
      <table:table table:name="Tabel49" table:style-name="Tabel49">
        <table:table-column table:style-name="Tabel49.A"/>
        <table:table-row>
          <table:table-cell table:style-name="Tabel49.A1" office:value-type="string">
            <text:p text:style-name="Table_20_Contents"><draw:frame draw:style-name="fr1" draw:name="Afbeeldingen448" text:anchor-type="as-char" svg:width="0.7291in" svg:height="0.1874in" draw:z-index="243"><draw:image xlink:href="../masterproef/img273.png" xlink:type="simple" xlink:show="embed" xlink:actuate="onLoad"/></draw:frame></text:p>
          </table:table-cell>
        </table:table-row>
      </table:table>
      <text:p text:style-name="Text_20_body"><text:soft-page-break/></text:p>
      <text:p text:style-name="Text_20_body">In het geval van <draw:frame draw:style-name="fr1" draw:name="Afbeeldingen449" text:anchor-type="as-char" svg:width="0.3335in" svg:height="0.1563in" draw:z-index="236"><draw:image xlink:href="../masterproef/img260.png" xlink:type="simple" xlink:show="embed" xlink:actuate="onLoad"/></draw:frame> en  processoren zien we een gelijkaardig fenomeen. Om dit verder te staven werd een tabel opgesteld die voor elke processor-configuratie en voor verschillende probleem-groottes, de waardes voor <draw:frame draw:style-name="fr1" draw:name="Afbeeldingen450" text:anchor-type="as-char" svg:width="0.3126in" svg:height="0.1563in" draw:z-index="237"><draw:image xlink:href="../masterproef/img266.png" xlink:type="simple" xlink:show="embed" xlink:actuate="onLoad"/></draw:frame> opsomt die tot de sterkste en zwakste resultaten leiden<text:bookmark text:name="tex2html32"/><text:span text:style-name="T2"><draw:a xlink:type="simple" xlink:href="#foot7831" office:name="tex2html32"><draw:frame draw:style-name="fr2" draw:name="Afbeeldingen451" text:anchor-type="as-char" svg:width="0.8071in" svg:height="0.4138in" draw:z-index="238"><draw:image xlink:href="../../../../../../../../usr/share/latex2html/icons/footnote.png" xlink:type="simple" xlink:show="embed" xlink:actuate="onLoad"/></draw:frame></draw:a></text:span>. In elke simulatie duikt de waarde <draw:frame draw:style-name="fr1" draw:name="Afbeeldingen452" text:anchor-type="as-char" svg:width="0.698in" svg:height="0.1563in" draw:z-index="239"><draw:image xlink:href="../masterproef/img274.png" xlink:type="simple" xlink:show="embed" xlink:actuate="onLoad"/></draw:frame> op bij de zwakste waarden. Men kan bijgevolg besluiten dat het uitwisselen van informatie zin heeft. De tabel illustreert ook dat sommige waarden voor <draw:frame draw:style-name="fr1" draw:name="Afbeeldingen453" text:anchor-type="as-char" svg:width="0.3126in" svg:height="0.1563in" draw:z-index="240"><draw:image xlink:href="../masterproef/img266.png" xlink:type="simple" xlink:show="embed" xlink:actuate="onLoad"/></draw:frame> bijna altijd tot zwakke of sterke prestaties leiden. </text:p>
      <text:h text:style-name="Heading_20_2" text:outline-level="2"><text:bookmark text:name="SECTION001043000000000000000"/>De invloed van AILLA </text:h>
      <text:p text:style-name="Text_20_body">AILLA is het component die beslist of het resultaat van een transitiefunctie effectief zal worden aanvaard als nieuwe actieve oplossing. Door fitness-waardes uit te wisselen, hopen we meer druk op het systeem te zetten om betere oplossingen te genereren. De details van dit proces staan in S<text:span text:style-name="T1">ECTIE</text:span> . </text:p>
      <text:h text:style-name="Heading_20_4" text:outline-level="4"><text:bookmark text:name="SECTION001043010000000000000"/>. </text:h>
      <text:p text:style-name="Text_20_body">De invloed van het AILLA component meten we met behulp van twee parameters: de lengte van de lijst (<draw:frame draw:style-name="fr1" draw:name="Afbeeldingen454" text:anchor-type="as-char" svg:width="5.7083in" svg:height="1.4272in" draw:z-index="241"><draw:image xlink:href="../masterproef/img275.png" xlink:type="simple" xlink:show="embed" xlink:actuate="onLoad"/></draw:frame>) en het aantal items die verplicht door de lokale machine moeten worden gegenereerd (<draw:frame draw:style-name="fr1" draw:name="Afbeeldingen455" text:anchor-type="as-char" svg:width="0.6146in" svg:height="0.3646in" draw:z-index="242"><draw:image xlink:href="../masterproef/img38.png" xlink:type="simple" xlink:show="embed" xlink:actuate="onLoad"/></draw:frame>). Beide parameters blijken een invloed te hebben op de de resultaten. Voor beide parameters werd opnieuw een tabel opgesteld met per configuratie de waardes die de sterkste en zwakste scores afleveren. </text:p>
      <text:h text:style-name="Heading_20_4" text:outline-level="4"><text:bookmark text:name="SECTION001043020000000000000"/>. </text:h>
      <text:p text:style-name="Text_20_body"/>
      <text:p text:style-name="P1"><text:bookmark text:name="7929"/><text:bookmark text:name="tbl:strongestbs"/></text:p>
      <text:p text:style-name="P42"><text:span text:style-name="Strong_20_Emphasis">Table:</text:span> Sterke en zwakke waarden voor de lengte van de AILLA-lijst.</text:p>
      <table:table table:name="Tabel50" table:style-name="Tabel50">
        <table:table-column table:style-name="Tabel50.A"/>
        <table:table-row>
          <table:table-cell table:style-name="Tabel50.A1" office:value-type="string">
            <text:p text:style-name="Table_20_Contents"><draw:frame draw:style-name="fr1" draw:name="Afbeeldingen456" text:anchor-type="as-char" svg:width="0.6354in" svg:height="0.1874in" draw:z-index="253"><draw:image xlink:href="../masterproef/img276.png" xlink:type="simple" xlink:show="embed" xlink:actuate="onLoad"/></draw:frame></text:p>
          </table:table-cell>
        </table:table-row>
      </table:table>
      <text:p text:style-name="Text_20_body"><text:line-break/>Op basis van T<text:span text:style-name="T1">ABEL</text:span>  kunnen we argumenteren dat het onderhouden van langere lijsten meestal tot betere resultaten leiden. Op een situatie na zijn de sterkste waarden groter dan alle zwakke waarden. De resultaten toonden echter ook aan dat eenmaal de lijst langer is dan <draw:frame draw:style-name="fr1" draw:name="Afbeeldingen457" text:anchor-type="as-char" svg:width="0.1252in" svg:height="0.1665in" draw:z-index="244"><draw:image xlink:href="../masterproef/img277.png" xlink:type="simple" xlink:show="embed" xlink:actuate="onLoad"/></draw:frame> er weinig significante verschillen in de prestaties waar te nemen zijn. Om deze conclusie verder te staven werden specifieke experimenten uitgevoerd met <draw:frame draw:style-name="fr1" draw:name="Afbeeldingen458" text:anchor-type="as-char" svg:width="4.0102in" svg:height="1.4272in" draw:z-index="245"><draw:image xlink:href="../masterproef/img278.png" xlink:type="simple" xlink:show="embed" xlink:actuate="onLoad"/></draw:frame>. Er werd onderzocht op welke indices in de lijst het vaakst actief zijn. In 78% van de gevallen wanneer AILLA moet beslissen is <text:soft-page-break/>de waarde kleiner dan 10. Bijgevolg levert het weinig op om lange lijsten te onderhouden. </text:p>
      <text:h text:style-name="Heading_20_4" text:outline-level="4"><text:bookmark text:name="SECTION001043030000000000000"/>. </text:h>
      <text:p text:style-name="Text_20_body"/>
      <text:p text:style-name="P1"><text:bookmark text:name="tbl:strongestcs"/><text:bookmark text:name="7939"/></text:p>
      <text:p text:style-name="P42"><text:span text:style-name="Strong_20_Emphasis">Table:</text:span> Sterke en zwakke waarden voor de lokale lengte van de AILLA-lijst.</text:p>
      <table:table table:name="Tabel51" table:style-name="Tabel51">
        <table:table-column table:style-name="Tabel51.A"/>
        <table:table-row>
          <table:table-cell table:style-name="Tabel51.A1" office:value-type="string">
            <text:p text:style-name="Table_20_Contents"><draw:frame draw:style-name="fr1" draw:name="Afbeeldingen459" text:anchor-type="as-char" svg:width="0.1563in" svg:height="0.1874in" draw:z-index="254"><draw:image xlink:href="../masterproef/img279.png" xlink:type="simple" xlink:show="embed" xlink:actuate="onLoad"/></draw:frame></text:p>
          </table:table-cell>
        </table:table-row>
      </table:table>
      <text:p text:style-name="Text_20_body"><text:line-break/>T<text:span text:style-name="T1">ABEL</text:span>  vat prestaties samen in verband met het aantal elementen in de rij die verplicht door de lokale machine moeten worden gegenereerd. Een probleem met deze parameter is dat de totale lengte van de lijst natuurlijk groter moet zijn. Uit T<text:span text:style-name="T1">ABEL</text:span>  werd afgeleid dat hogere waardes voor <draw:frame draw:style-name="fr1" draw:name="Afbeeldingen460" text:anchor-type="as-char" svg:width="5.7083in" svg:height="1.4272in" draw:z-index="246"><draw:image xlink:href="../masterproef/img275.png" xlink:type="simple" xlink:show="embed" xlink:actuate="onLoad"/></draw:frame> tot betere resultaten leiden. Daarom zullen grote waardes in <draw:frame draw:style-name="fr1" draw:name="Afbeeldingen461" text:anchor-type="as-char" svg:width="0.6146in" svg:height="0.3646in" draw:z-index="247"><draw:image xlink:href="../masterproef/img38.png" xlink:type="simple" xlink:show="embed" xlink:actuate="onLoad"/></draw:frame> ook beter scoren. Vervolgens werd de data verder uitgesplitst in parameter-paren<office:annotation><dc:date>2013-06-02T12:23:33</dc:date><text:p>MATH</text:p><text:p><text:s/>$\ensuremath{\left\langle b,c\right\rangle}$</text:p></office:annotation> <draw:frame draw:style-name="fr3" draw:name="Afbeeldingen462" text:anchor-type="as-char" svg:width="0.5417in" svg:height="0.1665in" draw:z-index="248"><draw:image xlink:href="../masterproef/img280.png" xlink:type="simple" xlink:show="embed" xlink:actuate="onLoad"/></draw:frame>. Wat opviel was dat de meeste zwakke simulaties voor beide parameters lage waardes genereren. Anderzijds was er onder de sterkere simulaties met een hoge waarde voor <draw:frame draw:style-name="fr1" draw:name="Afbeeldingen463" text:anchor-type="as-char" svg:width="5.7083in" svg:height="1.4272in" draw:z-index="249"><draw:image xlink:href="../masterproef/img275.png" xlink:type="simple" xlink:show="embed" xlink:actuate="onLoad"/></draw:frame> zowel lage als hoge waarden voor <draw:frame draw:style-name="fr1" draw:name="Afbeeldingen464" text:anchor-type="as-char" svg:width="0.6146in" svg:height="0.3646in" draw:z-index="250"><draw:image xlink:href="../masterproef/img38.png" xlink:type="simple" xlink:show="embed" xlink:actuate="onLoad"/></draw:frame> voor. Dit effect valt enigzins te verklaren omdat wanneer de lijst lang is, er automatisch veel kans is dat er lokale data in de lijst zal worden opgenomen. Bijgevolg is de waarde van de parameter minder relevant. Voldoende data genereren voor het hardmaken van deze stelling was echter onhaalbaar. </text:p>
      <text:h text:style-name="Heading_20_2" text:outline-level="2"><text:bookmark text:name="SECTION001044000000000000000"/>De invloed van RH </text:h>
      <text:p text:style-name="Text_20_body">Relay Hybridisation (RH) is een component die toelaat om twee transitiefuncties na elkaar uit te voeren. De bedoeling is om op die manier uit een lokaal optimum te geraken. RH werkt op basis van een learning automaton (LA) en de uitwisseling van de verworven data gebeurd volgens het proces van mimic learning. De invloed van andere processoren wordt uitgedrukt met een parameter <draw:frame draw:style-name="fr1" draw:name="Afbeeldingen465" text:anchor-type="as-char" svg:width="0.1563in" svg:height="0.1563in" draw:z-index="251"><draw:image xlink:href="../masterproef/img7.png" xlink:type="simple" xlink:show="embed" xlink:actuate="onLoad"/></draw:frame>. De details van dit proces staan in S<text:span text:style-name="T1">ECTIE</text:span> . </text:p>
      <text:p text:style-name="Text_20_body"/>
      <text:p text:style-name="P1"><text:bookmark text:name="tbl:strongestds"/><text:bookmark text:name="7958"/></text:p>
      <text:p text:style-name="P42"><text:span text:style-name="Strong_20_Emphasis">Table 6.4:</text:span> De sterkste en zwakste waarden voor <draw:frame draw:style-name="fr1" draw:name="Afbeeldingen466" text:anchor-type="as-char" svg:width="0.1563in" svg:height="0.1563in" draw:z-index="252"><draw:image xlink:href="../masterproef/img7.png" xlink:type="simple" xlink:show="embed" xlink:actuate="onLoad"/></draw:frame> bij verschillende configuraties.</text:p>
      <table:table table:name="Tabel52" table:style-name="Tabel52">
        <table:table-column table:style-name="Tabel52.A"/>
        <text:soft-page-break/>
        <table:table-row>
          <table:table-cell table:style-name="Tabel52.A1" office:value-type="string">
            <text:p text:style-name="Table_20_Contents"><draw:frame draw:style-name="fr1" draw:name="Afbeeldingen467" text:anchor-type="as-char" svg:width="4.0209in" svg:height="1.4374in" draw:z-index="259"><draw:image xlink:href="../masterproef/img281.png" xlink:type="simple" xlink:show="embed" xlink:actuate="onLoad"/></draw:frame></text:p>
          </table:table-cell>
        </table:table-row>
      </table:table>
      <text:p text:style-name="Text_20_body"/>
      <text:h text:style-name="Heading_20_4" text:outline-level="4"><text:bookmark text:name="SECTION001044010000000000000"/>. </text:h>
      <text:p text:style-name="Text_20_body">In T<text:span text:style-name="T1">ABEL</text:span>  staan de waarden voor <draw:frame draw:style-name="fr1" draw:name="Afbeeldingen468" text:anchor-type="as-char" svg:width="0.1563in" svg:height="0.1563in" draw:z-index="255"><draw:image xlink:href="../masterproef/img7.png" xlink:type="simple" xlink:show="embed" xlink:actuate="onLoad"/></draw:frame> die de sterkste en zwakste resultaten opleveren. Wat opvalt is dat bij kleine problemen vooral een grote invloed tot sterke resultaten leidt. Bij grotere problemen stellen we echter vast dat de invloed best beperkt gehouden wordt. Relay Hybridisation is een component die hoofdzakelijk bedoelt is om een oplossing uit een lokaal optimum weg te halen. Indien het probleem klein is, lijkt een uniforme aanpak goed te werken. Wanneer het probleem echter in omvang toeneemt is een aanpak die afsteld is op de specifieke populatie waarschijnlijk interessanter. Dit wordt gesteund door de waardes van de learning automaton uit te lezen bij verschillende simulaties op grote problemen: door het inwendig product tussen de verschillende vectoren te uit te rekenen konden we vaststellen dat de meeste kansen significant verschillen. </text:p>
      <text:h text:style-name="Heading_20_2" text:outline-level="2"><text:bookmark text:name="SECTION001045000000000000000"/>De invloed van de Zoekruimte en Ervaring-set </text:h>
      <text:p text:style-name="Text_20_body"/>
      <text:p text:style-name="P1"><text:bookmark text:name="tbl:strongestes"/><text:bookmark text:name="7967"/></text:p>
      <text:p text:style-name="P42"><text:span text:style-name="Strong_20_Emphasis">Table:</text:span> Sterke en zwakke groottes voor de zoekruimte.</text:p>
      <table:table table:name="Tabel53" table:style-name="Tabel53">
        <table:table-column table:style-name="Tabel53.A"/>
        <table:table-row>
          <table:table-cell table:style-name="Tabel53.A1" office:value-type="string">
            <text:p text:style-name="Table_20_Contents"><draw:frame draw:style-name="fr1" draw:name="Afbeeldingen469" text:anchor-type="as-char" svg:width="0.4374in" svg:height="0.3854in" draw:z-index="260"><draw:image xlink:href="../masterproef/img282.png" xlink:type="simple" xlink:show="embed" xlink:actuate="onLoad"/></draw:frame></text:p>
          </table:table-cell>
        </table:table-row>
      </table:table>
      <text:p text:style-name="Text_20_body"/>
      <text:p text:style-name="Text_20_body">Als we het aantal afdwingbare beperkingen in de zoekruimte laten variëren, stellen we verschillende prestaties vast. Naarmate meer elementen worden toegevoegd stijgen de prestaties. Deze evolutie zet zich echter niet strikt verder. Dit wordt waarschijnlijk veroorzaakt door twee effecten. Naarmate er meer elementen in de zoekruimte zit wordt er meer rekenkracht geïnvesteerd in het afdwingen van deze beperkingen. Bovendien is het niet uitgesloten dat de beperkingen met elkaar gaan interfereren. De kans dat dit gebeurt bij <draw:frame draw:style-name="fr1" draw:name="Afbeeldingen470" text:anchor-type="as-char" svg:width="0.4374in" svg:height="0.3335in" draw:z-index="256"><draw:image xlink:href="../masterproef/img247.png" xlink:type="simple" xlink:show="embed" xlink:actuate="onLoad"/></draw:frame> variabelen en <draw:frame draw:style-name="fr1" draw:name="Afbeeldingen471" text:anchor-type="as-char" svg:width="5.7083in" svg:height="1.4272in" draw:z-index="257"><draw:image xlink:href="../masterproef/img283.png" xlink:type="simple" xlink:show="embed" xlink:actuate="onLoad"/></draw:frame> beperkingen is <text:soft-page-break/>ongeveer <draw:frame draw:style-name="fr3" draw:name="Afbeeldingen472" text:anchor-type="as-char" svg:width="4.0102in" svg:height="1.4272in" draw:z-index="258"><draw:image xlink:href="../masterproef/img284.png" xlink:type="simple" xlink:show="embed" xlink:actuate="onLoad"/></draw:frame> vermits af en toe een nieuwe zoekruimte geïnstalleerd wordt zullen er dus frequent botsingen optreden. </text:p>
      <text:p text:style-name="Text_20_body"/>
      <text:p text:style-name="P1"><text:bookmark text:name="tbl:strongestfs"/><text:bookmark text:name="7973"/></text:p>
      <text:p text:style-name="P42"><text:span text:style-name="Strong_20_Emphasis">Table:</text:span> Sterke en zwakke groottes voor de ervaring-set.</text:p>
      <table:table table:name="Tabel54" table:style-name="Tabel54">
        <table:table-column table:style-name="Tabel54.A"/>
        <table:table-row>
          <table:table-cell table:style-name="Tabel54.A1" office:value-type="string">
            <text:p text:style-name="Table_20_Contents"><draw:frame draw:style-name="fr1" draw:name="Afbeeldingen473" text:anchor-type="as-char" svg:width="0.25in" svg:height="0.1874in" draw:z-index="287"><draw:image xlink:href="../masterproef/img285.png" xlink:type="simple" xlink:show="embed" xlink:actuate="onLoad"/></draw:frame></text:p>
          </table:table-cell>
        </table:table-row>
      </table:table>
      <text:p text:style-name="Text_20_body"/>
      <text:p text:style-name="Text_20_body">T<text:span text:style-name="T1">ABEL</text:span>  toont tenslotte de prestaties volgens het aantal beperkingen in de ervaring-set. Ook hier lijkt een grote ervaring-set meestal tot betere resultaten te leiden. Zeker in het geval met <draw:frame draw:style-name="fr1" draw:name="Afbeeldingen474" text:anchor-type="as-char" svg:width="0.2189in" svg:height="0.3437in" draw:z-index="261"><draw:image xlink:href="../masterproef/img121.png" xlink:type="simple" xlink:show="embed" xlink:actuate="onLoad"/></draw:frame> processoren en <draw:frame draw:style-name="fr1" draw:name="Afbeeldingen475" text:anchor-type="as-char" svg:width="0.4374in" svg:height="0.3335in" draw:z-index="262"><draw:image xlink:href="../masterproef/img247.png" xlink:type="simple" xlink:show="embed" xlink:actuate="onLoad"/></draw:frame> variabelen leverden een grotere set van beperkingen significant betere resultaten op. In andere configuraties was dit verschil echter minder duidelijk waardoor we geen eenduidige conclusies kunnen trekken. </text:p>
      <text:p text:style-name="Heading_20_1"><text:bookmark text:name="SECTION001100000000000000000"/><text:bookmark text:name="besluit"/><text:line-break/>Besluit </text:p>
      <text:p text:style-name="P4"><draw:frame draw:style-name="fr1" draw:name="Afbeeldingen476" text:anchor-type="as-char" svg:width="0.448in" svg:height="0.3854in" draw:z-index="263"><draw:image xlink:href="../masterproef/img286.png" xlink:type="simple" xlink:show="embed" xlink:actuate="onLoad"/></draw:frame> </text:p>
      <text:p text:style-name="Text_20_body">In S<text:span text:style-name="T1">ECTIE</text:span>  worden de verschillende besluiten die doorheen deze thesis werden getrokken opgesomd. In S<text:span text:style-name="T1">ECTIE</text:span>  overlopen we de verdere potentiële ontwikkelingen van dit systeem. </text:p>
      <text:p text:style-name="Heading_20_1"><text:bookmark text:name="SECTION001110000000000000000"/><text:bookmark text:name="sec:conclusions"/><text:line-break/>Besluiten </text:p>
      <text:h text:style-name="Heading_20_2" text:outline-level="2"><text:bookmark text:name="SECTION001111000000000000000"/>Hyperheuristieken </text:h>
      <text:p text:style-name="Text_20_body">Hyperheuristieken zijn een familie van benaderingsalgoritmen die voor een grote aantal optimalisatieprobleem een acceptabel antwoord proberen te genereren. De algoritmen werken op basis van een gegeven set transitiefuncties en een iteratieve Monte-Carlo simulatie. </text:p>
      <text:h text:style-name="Heading_20_4" text:outline-level="4"><text:bookmark text:name="SECTION001111010000000000000"/>. </text:h>
      <text:p text:style-name="Text_20_body">Het onderzoek naar hyperheuristieken is vrij recent en mist momenteel nog een theoretische basis: de prestaties van een concrete hyperheuristiek zijn erg afhankelijk van de de onderliggende set transitiefuncties. </text:p>
      <text:h text:style-name="Heading_20_4" text:outline-level="4"><text:bookmark text:name="SECTION001111020000000000000"/><text:soft-page-break/>. </text:h>
      <text:p text:style-name="Text_20_body">Er bestaan enkele implementaties van parallelle hyperheuristieken. De meeste implementaties werken volgens het master-slave paradigma. De prestaties van de hyperheuristieken inzake speed-up zijn eerder wisselvallig. </text:p>
      <text:h text:style-name="Heading_20_2" text:outline-level="2"><text:bookmark text:name="SECTION001112000000000000000"/>ParHyFlex </text:h>
      <text:p text:style-name="Text_20_body">ParHyFlex is een systeem die de implementatie van hyperheuristieken ondersteunt. Het probeert een platform aan te bieden waarbij zowel de probleemafhankelijke heuristieken als de hyperheuristiek in kwestie zich minimaal bewust zijn van het feit dat het algoritme parallel wordt uitgevoerd. </text:p>
      <text:h text:style-name="Heading_20_4" text:outline-level="4"><text:bookmark text:name="SECTION001112010000000000000"/>. </text:h>
      <text:p text:style-name="Text_20_body">Het systeem is georganiseerd volgens het peer-to-peer communicatie paradigma: er bestaat geen hiërarchische relaties tussen de verschillende processoren. Het Island Model, een model bij genetische algoritmen vormt een inspiratiebron voor het systeem: oplossingen worden uitgewisseld met behulp van asynchrone communicatie via een uitwisselingsstrategie. </text:p>
      <text:h text:style-name="Heading_20_4" text:outline-level="4"><text:bookmark text:name="SECTION001112020000000000000"/>. </text:h>
      <text:p text:style-name="Text_20_body">Om meer processoren te richten op interessante gebieden wordt een concept genaamd afdwingbare beperkingen gebruikt: een set voorwaarden die bij iedere oplossing kunnen worden afgedwongen. Op geregelde tijdstippen onderhandelen processoren over de actieve afdwingbare beperkingen. Hierdoor kan men rekenkracht focussen op interessante gebieden en vermijden dat processoren te gelijkaardige oplossingen onderzoeken. </text:p>
      <text:h text:style-name="Heading_20_4" text:outline-level="4"><text:bookmark text:name="SECTION001112030000000000000"/>. </text:h>
      <text:p text:style-name="Text_20_body">Afdwingbare beperkingen laten ook toe om ervaring te genereren. Op basis van gegenereerde oplossingen kan met deze beperkingen genereren en evaluatie gebeurt door een analyse te maken naar de kwaliteit van de oplossingen die wel of niet aan deze beperking voldoen. </text:p>
      <text:h text:style-name="Heading_20_2" text:outline-level="2"><text:bookmark text:name="SECTION001113000000000000000"/>ParAdapHH </text:h>
      <text:p text:style-name="Text_20_body">ParAdapHH is een parallelle variant van AdapHH, een hyperheuristiek geïmplementeerd door Mustafa Misir. </text:p>
      <text:h text:style-name="Heading_20_4" text:outline-level="4"><text:bookmark text:name="SECTION001113010000000000000"/>. </text:h>
      <text:p text:style-name="Text_20_body">Het systeem onderhoudt een set van sterke hyperheuristieken die periodiek worden geëvalueerd. Op basis van metingen wordt beslist of een heuristiek tijdelijk uit deze set wordt verwijdert. Deze metingen slaan op de hele uitvoeringstermijn maar meer recente metingen krijgen prioriteit. ParAdapHH laat processoren metingen doorsturen om op basis van meer data een oordeel te vellen. Aan metingen van andere machines wordt echter minder waarde gehecht. </text:p>
      <text:h text:style-name="Heading_20_4" text:outline-level="4"><text:bookmark text:name="SECTION001113020000000000000"/>. </text:h>
      <text:p text:style-name="Text_20_body">Om uit lokale optima te ontsnappen worden soms twee heuristieken na elkaar uitgevoerd. Een learning <text:soft-page-break/>automaton is verantwoordelijk voor de selectie van deze heuristieken. De kansenvector van deze learning automata wordt regelmatig uitgewisseld en beslissingen worden vervolgens genomen op basis van zowel lokale als gedistribueerde data. </text:p>
      <text:h text:style-name="Heading_20_4" text:outline-level="4"><text:bookmark text:name="SECTION001113030000000000000"/>. </text:h>
      <text:p text:style-name="Text_20_body">Om een nieuwe oplossing te accepteren wordt deze vergeleken met een lijst van historisch beste fitness-waarden. Door een gedistribueerde lijst uit te wisselen, is men in staat om sterkere convergentie naar een optimale oplossing af te dwingen. Een vast deel van de lijst bestaat echter uit lokaal gegenereerde data. Hiermee proberen we te voorkomen dat de lijst na verloop van tijd uitsluitend uit waardes bestaat van oplossingen die niet in de onmiddellijke omgeving van de actieve oplossing liggen. </text:p>
      <text:h text:style-name="Heading_20_2" text:outline-level="2"><text:bookmark text:name="SECTION001114000000000000000"/>Resultaten </text:h>
      <text:p text:style-name="Text_20_body">Wanneer we experimenten uitvoeren stellen we na verloop van tijd consistent betere resultaten vast. Naarmate we het aantal processoren opdrijven stellen we betere oplossingen vast en worden sommige problemen sneller opgelost. Deze eigenschap is voor een groot deel inherent aan parallelle Monte-Carlo simulaties. </text:p>
      <text:h text:style-name="Heading_20_4" text:outline-level="4"><text:bookmark text:name="SECTION001114010000000000000"/>. </text:h>
      <text:p text:style-name="Text_20_body">De invloed van de componenten is niet altijd eenduidige: naarmate we parameters verhogen of verlagen stellen we geen monotone verbeteringen vast. Wat wel opvalt is dat het uitwisselen van informatie omtrent de heuristieken bijna altijd tot betere resultaten leidt, teveel waarde hechten aan deze metingen werkt echter averechts. Dit is waarschijnlijk te wijten aan het feit dat de metingen vooral relevant zijn voor een specifieke omgeving rond een populatie. </text:p>
      <text:h text:style-name="Heading_20_4" text:outline-level="4"><text:bookmark text:name="SECTION001114020000000000000"/>. </text:h>
      <text:p text:style-name="Text_20_body">Het uitwisselen van data bij het Relay Hybridisation component leidt meestal niet tot betere prestaties. Dit component is vooral ontwikkeld om te ontsnappen uit lokale optima. Omdat deze taak waarschijnlijk vrij specifiek is aan de situatie werkt het uitwisselen van data waarschijnlijk averechts. In het geval van kleine problemen stellen we wel betere resultaten vast. Dit is waarschijnlijk te wijten aan het feit dat er minder variatie op de omgeving mogelijk is. </text:p>
      <text:h text:style-name="Heading_20_4" text:outline-level="4"><text:bookmark text:name="SECTION001114030000000000000"/>. </text:h>
      <text:p text:style-name="Text_20_body">Het aantal afdwingbare beperkingen in de zoekruimte blijkt doorgaans een positief effect te hebben op de resultaten van de hyperheuristiek. Dit maakt het zoekproces immers meer divers waardoor men minder kans loopt in een lokaal optimum vast te lopen. Wanneer we het aantal echter opdrijven valt deze verbetering stil. Conflicten tussen beperkingen en de hoeveelheid rekenkracht die aan dit systeem wordt gespendeerd liggen waarschijnlijk aan de basis van deze stagnatie. </text:p>
      <text:h text:style-name="Heading_20_4" text:outline-level="4"><text:bookmark text:name="SECTION001114040000000000000"/>. </text:h>
      <text:p text:style-name="Text_20_body">Als we de lijst van historische waardes in het AILLA-component langer maken stellen we betere resultaten vast. Opnieuw blijkt echter dat wanneer we dit aantal blijven opdrijven, er geen significante verbeteringen meer plaatsvinden. Dit kan verklaard worden omdat het component minder gebruik maakt van de elementen ver in de lijst, maar deze langere lijsten vereisen extra rekenkracht bij het doorsturen naar andere processoren. Het verzekeren van een gedeelte dat door de lokale machine werd gegenereerd <text:soft-page-break/>blijkt enkel bij korte lijsten een positief effect te hebben. Dit kan men verklaren omdat in lange lijsten de kans sowieso groot is dat er enkele lokale elementen aanwezig zullen zijn, en afdwingen dus weinig zin heeft. </text:p>
      <text:h text:style-name="Heading_20_4" text:outline-level="4"><text:bookmark text:name="SECTION001114050000000000000"/>. </text:h>
      <text:p text:style-name="Text_20_body">Het aantal afdwingbare beperkingen die we in de beraad houden heeft in het algemeen weinig invloed op de prestaties van het systeem. Alleen bij in het geval van <draw:frame draw:style-name="fr1" draw:name="Afbeeldingen477" text:anchor-type="as-char" svg:width="0.2189in" svg:height="0.3437in" draw:z-index="264"><draw:image xlink:href="../masterproef/img121.png" xlink:type="simple" xlink:show="embed" xlink:actuate="onLoad"/></draw:frame> processoren en grote problemen leek dit tot betere resultaten te leiden. </text:p>
      <text:p text:style-name="Heading_20_1"><text:bookmark text:name="SECTION001120000000000000000"/><text:bookmark text:name="sec:potentials"/><text:line-break/>Potentiële ontwikkelingen </text:p>
      <text:p text:style-name="Text_20_body">Een mogelijke interessant gebied voor verdere ontwikkelingen is het [prb:Finite Domain Costraint Optimization Problem (FDCOP)]F<text:span text:style-name="T1">INITE </text:span>D<text:span text:style-name="T1">OMAIN </text:span>C<text:span text:style-name="T1">OSTRAINT </text:span>O<text:span text:style-name="T1">PTIMIZATION </text:span>P<text:span text:style-name="T1">ROBLEM (</text:span>FDCOP) subsysteem. Het component laat toe dat de gebruiker een optimalisatieprobleem in logische taal uitdrukt. Het systeem gaat vervolgens met behulp van algemeen toepasbare transitiefuncties op zoek naar interessante oplossingen. De huidige ontwikkeling van dit component laat echter enkel toe om kleine problemen in P op te lossen. </text:p>
      <text:h text:style-name="Heading_20_4" text:outline-level="4"><text:bookmark text:name="SECTION001120010000000000000"/>. </text:h>
      <text:p text:style-name="Text_20_body">Het oplossen van optimalisatieproblemen gesteld in een logische taal werd al succesvol geïmplementeerd in ECLiPSe. Dit systeem probeert met behulp van een branch-and-bound-algoritme de exacte oplossing uit te rekenen. Omdat de meeste optimalisatieproblemen echter in NP-<text:span text:style-name="T1">HARD</text:span> liggen, is er weinig hoop om exacte oplossingen voor industriële toepassingen uit te rekenen. Bovendien wordt een branch-and-bound-mechanisme makkelijk bedrogen door een vrij monotoon deel van de configuraties af te zoeken. </text:p>
      <text:h text:style-name="Heading_20_4" text:outline-level="4"><text:bookmark text:name="SECTION001120020000000000000"/>. </text:h>
      <text:p text:style-name="Text_20_body">Metaheuristieken en hyperheuristieken kunnen makkelijk op verschillende processoren worden uitgevoerd met een vrij inherent beter resultaat. Ook branch-and-bound-algoritmes kunnen worden parallel worden uitgevoerd door elke processor bijvoorbeeld een deel van de zoekruimte te laten afzoeken. De meeste branch-and-bound algoritmen bevatten echter systemen om het zoekproces op te drijven. We denken dan bijvoorbeeld aan clause learning in geval van [prb:Sat]S<text:span text:style-name="T1">AT</text:span>. Deze componenten zijn minder inherent parallelliseerbaar. Door verschillende componenten in een hyperheuristiek informatie te laten uitwisselen worden er vormen van parallel leren aangeboden. Het voordeel van dit in een context van hyperheuristieken te doen is dat door het non-deterministisch karakter, de communicatie niet zo belangrijk is en de communicatiekosten dus kunnen worden gereduceerd. </text:p>
      <text:h text:style-name="Heading_20_4" text:outline-level="4"><text:bookmark text:name="SECTION001120030000000000000"/>. </text:h>
      <text:p text:style-name="Text_20_body">Het parallel uitvoeren van optimalisatieproblemen kan mogelijk een antwoord bieden op de vraag naar domeinspecifieke oplossingsmethodes. Door het verlies aan prestaties te compenseren met extra rekenkracht is het op termijn misschien mogelijk een domeinonafhankelijke methode aan te bieden die met een arbitraire rekentijd oplossingen van een arbitraire kwaliteit kan aanbieden. </text:p>
      <text:p text:style-name="Heading_20_1"><text:bookmark text:name="SECTION001200000000000000000"/><text:bookmark text:name="app:chesc"/><text:soft-page-break/><text:line-break/>CHeSC competitie: Individuele hyperheuristieken </text:p>
      <text:p text:style-name="P4"><draw:frame draw:style-name="fr1" draw:name="Afbeeldingen478" text:anchor-type="as-char" svg:width="4.0209in" svg:height="1.4374in" draw:z-index="265"><draw:image xlink:href="../masterproef/img287.png" xlink:type="simple" xlink:show="embed" xlink:actuate="onLoad"/></draw:frame> </text:p>
      <text:p text:style-name="Text_20_body">In deze bijlage geven we per geïmplementeerde hyperheuristiek in de CHeSC competitie een korte samenvatting samen met enkele punten van kritiek. </text:p>
      <text:p text:style-name="Heading_20_1"><text:bookmark text:name="SECTION001210000000000000000"/><text:bookmark text:name="sec:ant-q"/><text:line-break/>Ant-Q (#20) </text:p>
      <text:h text:style-name="Heading_20_2" text:outline-level="2"><text:bookmark text:name="SECTION001211000000000000000"/>Implementatie </text:h>
      <text:p text:style-name="Text_20_body">Ant-Q[#!chesc-ant-q!#,#!sis_ant-q!#] combineert "ant-computing"[#!Michael:2009:AC:1596832.1596835!#] met "Q-learning"[#!citeulike:5925674!#]. Het algoritme beschouwt een graaf waar de knopen de heuristieken voorstellen. De bogen bevatten een niet genormaliseerde kans om deze boog te nemen. </text:p>
      <text:h text:style-name="Heading_20_4" text:outline-level="4"><text:bookmark text:name="SECTION001211010000000000000"/>. </text:h>
      <text:p text:style-name="Text_20_body">Elke mier houdt een oplossing bij loopt van knoop naar knoop op basis van de kansen van de respectievelijke bogen. Wanneer een mier in een knoop aankomt wordt de overeenkomstige heuristiek op de oplossing toegepast. Nadat alle mieren een stap hebben gezet worden de gewichten bogen aangepast. Het volledige pad van de mier met de tot dan toe beste oplossing wordt op beloond door de respectievelijke waardes te verhogen. Daar de waarde van deze bogen wordt aangepast zullen mieren meer geneigd zijn om een gelijkaardig pad te kiezen. </text:p>
      <text:h text:style-name="Heading_20_2" text:outline-level="2"><text:bookmark text:name="SECTION001212000000000000000"/>Kritiek </text:h>
      <text:list xml:id="list4492026602209462721" text:style-name="L15">
        <text:list-item>
          <text:p text:style-name="P53">Het volledige pad van de winnende oplossing krijgt een bonus, ook bogen die hier helemaal niet toe hebben bijgedragen. </text:p>
        </text:list-item>
        <text:list-item>
          <text:p text:style-name="P53">Wanneer de beste oplossing lange tijd hetzelfde is, krijgen de relevante bogen een grote bonus, hierdoor zit er na verloop van tijd nog weinig creativiteit in het systeem. </text:p>
        </text:list-item>
        <text:list-item>
          <text:p text:style-name="P17">Het type heuristiek speelt geen rol in het algoritme. Indien local search heuristieken tot sterke oplossingen leiden, zullen deze vaak worden toegepast. Vermits deze heuristieken echter idempotent zijn, leidt dit tot inefficiënt gebruik van de beschikbare tijd. </text:p>
        </text:list-item>
      </text:list>
      <text:p text:style-name="Heading_20_1"><text:bookmark text:name="SECTION001220000000000000000"/><text:bookmark text:name="sec:mchh-s"/><text:soft-page-break/><text:line-break/>MCHH-S: Markov Chain Hyper-Heuristic (#19) </text:p>
      <text:h text:style-name="Heading_20_2" text:outline-level="2"><text:bookmark text:name="SECTION001221000000000000000"/>Implementatie </text:h>
      <text:p text:style-name="Text_20_body">MCHH-S[#!chesc-mchh-s!#,#!conf_gecco_McClymontK11!#] werkt gelijkaardig aan Ant-Q (zie S<text:span text:style-name="T1">ECTIE</text:span> ): men ontwerpt een graaf waar de knopen de metaheuristieken voorstellen en de bogen overgangen die men met een kans labelt. Het belangrijkste verschil is dat slechts één oplossing in het netwerk rondwandelt. De kansen ook op een andere manier berekend: enkel de laatste boog verandert op basis van de onmiddellijke verandering van de fitness-waarde van de oplossing. Een nieuwe oplossing wordt ook niet meteen geaccepteerd: alleen indien de oplossing beter is, of probabilistisch volgens het aantal opeenvolgende iteraties dat er nog geen betere oplossing werd gevonden. </text:p>
      <text:h text:style-name="Heading_20_2" text:outline-level="2"><text:bookmark text:name="SECTION001222000000000000000"/>Kritiek </text:h>
      <text:list xml:id="list542607665170069023" text:style-name="L16">
        <text:list-item>
          <text:p text:style-name="P54">Dit algoritme kan in een stabiel systeem terecht komen: vermits local search meestal voor een grote winst zorgen en dus vaak beloond zullen worden. Hierdoor zullen bogen naar local search heuristieken gelabeld worden met hoge kansen. De idempotentie van local search heuristieken zorgt er echter voor dat het na elkaar toepassen van de heuristieken zinloos is. Men kan veel rekentijd verliezen met het herhaaldelijk toepassen van local search heuristieken. </text:p>
        </text:list-item>
        <text:list-item>
          <text:p text:style-name="P18">Men maakt geen onderscheid tussen de verschillende types heuristieken: mutatie zal meestal tot een tijdelijk slechtere oplossing leiden. De bogen naar mutaties bestraffen is echter waarschijnlijk niet wenselijk. (net als bij Ant-Q, zie S<text:span text:style-name="T1">ECTIE</text:span> ). </text:p>
        </text:list-item>
      </text:list>
      <text:p text:style-name="Heading_20_1"><text:bookmark text:name="SECTION001230000000000000000"/><text:bookmark text:name="sec:selfsearch"/><text:line-break/>SelfSearch (#18) </text:p>
      <text:h text:style-name="Heading_20_2" text:outline-level="2"><text:bookmark text:name="SECTION001231000000000000000"/>Implementatie </text:h>
      <text:p text:style-name="Text_20_body">SelfSearch[#!chesc-selfsearch!#] maakt gebruik van een met een populatie van oplossingen. Tijdens elke iteratie kiest het algoritme een low-level heuristiek die vervolgens op alle oplossingen wordt toepast. Hierdoor verdubbelt de populatiegrootte. Om terug op de originele populatiegrootte uit te komen selecteert men de beste unieke oplossingen. </text:p>
      <text:h text:style-name="Heading_20_4" text:outline-level="4"><text:bookmark text:name="SECTION001231010000000000000"/>. </text:h>
      <text:p text:style-name="Text_20_body">De keuze van de heuristiek gebeurt probabilistisch en op basis van twee strategieën: exploratie en exploitatie. Bij de exploratie krijgen heuristieken die een resultaat opleveren die verschilt van het origineel meer gewicht. Bij de exploitatie vooral heuristieken die in het verleden tot verbetering leidden. </text:p>
      <text:h text:style-name="Heading_20_2" text:outline-level="2"><text:bookmark text:name="SECTION001232000000000000000"/>Kritiek </text:h>
      <text:list xml:id="list6406737502308082206" text:style-name="L17">
        <text:list-item>
          <text:p text:style-name="P55">Indien de populatie in een lokaal optimum zit, kan geen enkele mutatie die een tijdelijk slechtere oplossing levert, de populatie terug uit dit lokaal optimum halen: de gegenereerde oplossing zal immers consistent geweigerd worden. De kans dat een volledige populatie in een lokaal optimum <text:soft-page-break/>zit is uiteraard klein, toch promoot dit algoritme het toepassen van heuristieken die de populatie niet significant verbeteren. </text:p>
        </text:list-item>
        <text:list-item>
          <text:p text:style-name="P55">heuristieken die in het begin slecht presteren hebben meestal weinig kans op herintroductie: vermits ze na de initiële fase minder gekozen worden, kunnen frequenter gekozen heuristieken een buffer van probabilistisch gewicht opbouwen. </text:p>
        </text:list-item>
        <text:list-item>
          <text:p text:style-name="P19">Er is slecht één migratie van de exploitatie-fase naar de exploratie-fase. Indien deze fase op een fout moment gekozen wordt, is er geen weg terug. </text:p>
        </text:list-item>
      </text:list>
      <text:p text:style-name="Heading_20_1"><text:bookmark text:name="SECTION001240000000000000000"/><text:bookmark text:name="sec:giss"/><text:line-break/>GISS: Generic Iterative Simulated Annealing Search (#17) </text:p>
      <text:h text:style-name="Heading_20_2" text:outline-level="2"><text:bookmark text:name="SECTION001241000000000000000"/>Implementatie </text:h>
      <text:p text:style-name="Text_20_body">GISS[#!chesc-giss!#] maakt gebruik van Simulated Annealing[#!citeulike:1612433!#] als basisprincipe: bij elke iteratie kiest men uniform een beschikbare metaheuristiek die men toepast op het probleem. Vervolgens accepteert men deze oplossing volgens het principe van simuated annealing. Crossover metaheuristieken worden toegepast op de laatste en voorlaatste oplossing. Indien er lange tijd geen verbetering zichtbaar is, wordt het systeem herstart vanaf een toevallige oplossing. </text:p>
      <text:h text:style-name="Heading_20_2" text:outline-level="2"><text:bookmark text:name="SECTION001242000000000000000"/>Kritiek </text:h>
      <text:list xml:id="list1337671480321733672" text:style-name="L18">
        <text:list-item>
          <text:p text:style-name="P56">Uniforme selectie van low-level heuristieken is waarschijnlijk niet interessant. Sommige low-level heuristieken zijn immers nagenoeg overal beter dan anderen. </text:p>
        </text:list-item>
        <text:list-item>
          <text:p text:style-name="P56">crossover heuristieken toepassen tussen de laatste en de voorlaatste oplossing levert meestal weinig op, vermits de laatste gegenereerd is door een low-level heuristiek toe te passen op de voorlaatste. </text:p>
        </text:list-item>
        <text:list-item>
          <text:p text:style-name="P56">Er is geen overdracht van zoekervaring bij een (mogelijke) herstart. We kunnen echter verwachten dat we ook uit vorige rondes nuttige informatie kunnen leren. </text:p>
        </text:list-item>
        <text:list-item>
          <text:p text:style-name="P20">Er wordt opnieuw geen onderscheid gemaakt tussen het type van de low-level heuristieken. Hierdoor verliest men mogelijk veel rekenkracht aan nutteloze operaties. </text:p>
        </text:list-item>
      </text:list>
      <text:p text:style-name="Heading_20_1"><text:bookmark text:name="SECTION001250000000000000000"/><text:bookmark text:name="sec:aveg-nep"/><text:line-break/>AVEG-Nep: Reinforcement Learning Approach (#16) </text:p>
      <text:h text:style-name="Heading_20_2" text:outline-level="2"><text:bookmark text:name="SECTION001251000000000000000"/>Implementatie </text:h>
      <text:p text:style-name="Text_20_body">AVEG-Nep[#!chesc-aveg-nep!#] is werkt op basis Reinforcement learning[#!rlaiacaml!#]. In dit systeem moeten vijf componenten worden gedefinieerd: </text:p>
      <text:list xml:id="list1029647608644129287" text:style-name="L19">
        <text:list-item>
          <text:p text:style-name="P57">Een set acties: een actie is een type low-level heuristieken (mutation, local search, crossover, ruin-recreate) verreikt met de waarde van de relevante parameters (depth of search of intensity of mutation) gekwantiseerd per interval van 0.2. Wanneer we een bepaalde actie kiezen, kiezen we <text:soft-page-break/>uniform een low-level heuristiek die tot het geselecteerde type behoort en voeren deze uit met de geselecteerde parameters. </text:p>
        </text:list-item>
        <text:list-item>
          <text:p text:style-name="P57">Een beloningsfunctie ofwel "reward function": het verschil in fitnesswaarde tussen de nieuwe oplossing en de oorspronkelijke oplossing gedeeld door de tijd die de heuristiek nodig had om de nieuwe oplossing te berekenen. </text:p>
        </text:list-item>
        <text:list-item>
          <text:p text:style-name="P57">Een toestandsvoorstelling: hier is dit het gewogen gemiddelde van het verschil in fitness-waarde over de tijd voor (we berekenen dit via "exponential smoothing"[#!Taylor2003a!#]) </text:p>
        </text:list-item>
        <text:list-item>
          <text:p text:style-name="P57">Een beleid ofwel "policy": hiervoor gebruiken we de klassieke "<draw:frame draw:style-name="fr1" draw:name="Afbeeldingen479" text:anchor-type="as-char" svg:width="2.8228in" svg:height="0.7709in" draw:z-index="266"><draw:image xlink:href="../masterproef/img288.png" xlink:type="simple" xlink:show="embed" xlink:actuate="onLoad"/></draw:frame>-greedy"-methode. </text:p>
        </text:list-item>
        <text:list-item>
          <text:p text:style-name="P21">Een Leerfunctie ofwel "learning function": ook hiervoor gebruiken we bij AVEG-Nep een "exponential smoothing"-functie. </text:p>
        </text:list-item>
      </text:list>
      <text:p text:style-name="Text_20_body">AVEG-Nep laat vier verschillende agenten tegelijk werken op de het probleem. Men heeft immers een tweede oplossing nodig bij het toepassen van een crossover heuristiek. In dat geval kiest men de oplossing van uniform een andere agent om een crossover mee te realiseren. </text:p>
      <text:h text:style-name="Heading_20_2" text:outline-level="2"><text:bookmark text:name="SECTION001252000000000000000"/>Kritiek </text:h>
      <text:list xml:id="list717887697476781882" text:style-name="L20">
        <text:list-item>
          <text:p text:style-name="P58">Geen onderscheid tussen heuristieken van hetzelfde type: parameters kunnen een andere schaal hebben doorheen de verschillende heuristieken. </text:p>
        </text:list-item>
        <text:list-item>
          <text:p text:style-name="P58">Binnen eenzelfde type kunnen sommige heuristieken beter presteren dan anderen: weinig motivatie voor deze vorm van domain relaxation. </text:p>
        </text:list-item>
        <text:list-item>
          <text:p text:style-name="P22">Problemen met de voorstelling van de toestand: naarmate het algoritme vordert verwachten we een minder sterke groei van de fitness-functie. Het algoritme kan later terechtkomen in toestanden die nog onvoldoende verkend zijn. </text:p>
        </text:list-item>
      </text:list>
      <text:p text:style-name="Heading_20_1"><text:bookmark text:name="SECTION001260000000000000000"/><text:bookmark text:name="sec:dyn-ils"/><text:line-break/>DynILS: Dynamic Iterated Local Search (#13) </text:p>
      <text:h text:style-name="Heading_20_2" text:outline-level="2"><text:bookmark text:name="SECTION001261000000000000000"/>Implementatie </text:h>
      <text:p text:style-name="Text_20_body">Dynamic Iterated Local Search[#!chesc-dynils!#,#!journals_orsnz_ksosils!#] is een hyperheuristiek die gebaseerd is op het gekende Iterative Local Search[#!Lourenco02iteratedlocal!#]-principe. Men kiest telkens uniform een perturberende low-level heuristiek en past vervolgens alle local search heuristieken toe. </text:p>
      <text:h text:style-name="Heading_20_4" text:outline-level="4"><text:bookmark text:name="SECTION001261010000000000000"/>. </text:h>
      <text:p text:style-name="Text_20_body">Men introduceert met twee kleine wijzigingen: vermits de heuristieken parameters hebben, probeert het algoritme deze parameters te optimaliseren. Hiertoe houdt men een vector voor een discrete set waardes voor deze parameters bij. Met behulp van deze vector rekent men dan de kans uit dat de parameter op een bepaalde waarde wordt gezet. Indien een low-level heuristiek tot een betere oplossing komt verhoogt men de kans van de gekozen parameterwaarde. In het andere geval neemt de kans af. </text:p>
      <text:h text:style-name="Heading_20_4" text:outline-level="4"><text:bookmark text:name="SECTION001261020000000000000"/><text:soft-page-break/>. </text:h>
      <text:p text:style-name="Text_20_body">Een tweede aanpassing is de non-improvement bias: de parameter wordt evenredig verhoogt met het aantal opeenvolgende iteraties waarin het algoritme faalt om de oplossing te verbeteren. Door de parameter te verhogen zoeken we een groter gebied af met local search en muteren we de oplossing ook sterker. Hierdoor hoopt men sneller uit een lokaal optimum te ontsnappen. </text:p>
      <text:h text:style-name="Heading_20_2" text:outline-level="2"><text:bookmark text:name="SECTION001262000000000000000"/>Kritiek </text:h>
      <text:list xml:id="list5907475950039173672" text:style-name="L21">
        <text:list-item>
          <text:p text:style-name="P59">Selectie van de perturbatie is vrij eenvoudig: er wordt geen moeite gedaan om een bepaalde kansverdeling te leren. </text:p>
        </text:list-item>
        <text:list-item>
          <text:p text:style-name="P23">Vaste volgorde bij het toepassen van local search: hierdoor kan de ene local search heuristiek de andere consistent blokkeren. </text:p>
        </text:list-item>
      </text:list>
      <text:p text:style-name="Heading_20_1"><text:bookmark text:name="SECTION001270000000000000000"/><text:bookmark text:name="sec:genhive"/><text:line-break/>GenHive: Genetic Hive Hyperheuristic (#12) </text:p>
      <text:h text:style-name="Heading_20_2" text:outline-level="2"><text:bookmark text:name="SECTION001271000000000000000"/>Implementatie </text:h>
      <text:p text:style-name="Text_20_body">GenHive[#!chesc-genhive!#] werkt met behulp van een genetisch algoritme. Een individu is in dit genetische algoritme een sequentie van heuristieken die op één voor één op een oplossing worden toegepast. Enkele van deze individuen zijn actief: ze worden toegekend aan een oplossing in de zoekruimte en worden er bij een iteratie op toegepast. Nadien worden de resultaten beoordeelt. De beste individuen blijven actief, de overige worden passieve individuen. De oplossingen die niet meer gebonden zijn aan een heuristiek krijgen een nieuw individu toegekend. Deze individuen worden gecreëerd door de beste individuen te kruisen met passieve individuen. Een deel van de individuen verdwijnt ook na iedere iteratie. </text:p>
      <text:h text:style-name="Heading_20_2" text:outline-level="2"><text:bookmark text:name="SECTION001272000000000000000"/>Kritiek </text:h>
      <text:list xml:id="list5032615636972423558" text:style-name="L22">
        <text:list-item>
          <text:p text:style-name="P60">Het algoritme bevat veel parameters: populatiegrootte, aantal individuen actief, aantal individuen die na de iteratie behouden blijft,... Het vinden van een correcte configuratie is niet triviaal. </text:p>
        </text:list-item>
        <text:list-item>
          <text:p text:style-name="P60">De beste individuen blijven aan dezelfde oplossingen gelinkt. Door deze individuen ook op andere oplossingen toe te passen, verwachten we dat deze ook sterk zullen verbeteren. Een sequentie een tweede maal toepassen op een oplossing zal meestal minder gunstige effecten geven. </text:p>
        </text:list-item>
        <text:list-item>
          <text:p text:style-name="P60">Deelsequenties in individu die inefficiënt werken worden niet geëlimineerd. </text:p>
        </text:list-item>
        <text:list-item>
          <text:p text:style-name="P24">Het is inefficiënt om altijd alle oplossingen verder te ontwikkelen in een iteratie. </text:p>
        </text:list-item>
      </text:list>
      <text:p text:style-name="Heading_20_1"><text:bookmark text:name="SECTION001280000000000000000"/><text:bookmark text:name="sec:aco-hh"/><text:line-break/>ACO-HH: Ant Colony Optimization (#11) </text:p>
      <text:h text:style-name="Heading_20_2" text:outline-level="2"><text:bookmark text:name="SECTION001281000000000000000"/>Implementatie </text:h>
      <text:p text:style-name="Text_20_body">ACO-HH[#!chesc-aco-hh!#] maakt gebruik van een "Ant-Colony Optimization"[#!hom_aco!#] techniek. <text:soft-page-break/>Net als bij Ant-Q (zie S<text:span text:style-name="T1">ECTIE</text:span> ) beschouwen we een graaf waarbij knopen de low-level heuristieken voorstellen. Het algoritme verschilt van Ant-Q omdat de knopen geordend zijn in een tabel met <draw:frame draw:style-name="fr1" draw:name="Afbeeldingen480" text:anchor-type="as-char" svg:width="0.4374in" svg:height="0.3543in" draw:z-index="267"><draw:image xlink:href="../masterproef/img70.png" xlink:type="simple" xlink:show="embed" xlink:actuate="onLoad"/></draw:frame> kolommen en <draw:frame draw:style-name="fr1" draw:name="Afbeeldingen481" text:anchor-type="as-char" svg:width="0.1665in" svg:height="0.1665in" draw:z-index="268"><draw:image xlink:href="../masterproef/img125.png" xlink:type="simple" xlink:show="embed" xlink:actuate="onLoad"/></draw:frame> rijen (met <draw:frame draw:style-name="fr1" draw:name="Afbeeldingen482" text:anchor-type="as-char" svg:width="0.1665in" svg:height="0.1665in" draw:z-index="269"><draw:image xlink:href="../masterproef/img125.png" xlink:type="simple" xlink:show="embed" xlink:actuate="onLoad"/></draw:frame> het aantal metaheuristieken en <draw:frame draw:style-name="fr1" draw:name="Afbeeldingen483" text:anchor-type="as-char" svg:width="0.4374in" svg:height="0.3543in" draw:z-index="270"><draw:image xlink:href="../masterproef/img70.png" xlink:type="simple" xlink:show="embed" xlink:actuate="onLoad"/></draw:frame> een parameter genaamd de padlengte). Elke low-level heuristiek komt in deze graaf juist <draw:frame draw:style-name="fr1" draw:name="Afbeeldingen484" text:anchor-type="as-char" svg:width="0.4374in" svg:height="0.3543in" draw:z-index="271"><draw:image xlink:href="../masterproef/img70.png" xlink:type="simple" xlink:show="embed" xlink:actuate="onLoad"/></draw:frame> keer voor. Verder beschouwen we enkel bogen tussen de knopen in twee verschillende kolommen. Agenten leggen een pad af met padlengte <draw:frame draw:style-name="fr1" draw:name="Afbeeldingen485" text:anchor-type="as-char" svg:width="0.4374in" svg:height="0.3543in" draw:z-index="272"><draw:image xlink:href="../masterproef/img70.png" xlink:type="simple" xlink:show="embed" xlink:actuate="onLoad"/></draw:frame>. Telkens een agent een knoop bereikt wordt de overeenkomstige low-level heuristiek toepassen. </text:p>
      <text:h text:style-name="Heading_20_4" text:outline-level="4"><text:bookmark text:name="SECTION001281010000000000000"/>. </text:h>
      <text:p text:style-name="Text_20_body">Elke agent start met dezelfde initiële oplossing en legt een pad van <draw:frame draw:style-name="fr1" draw:name="Afbeeldingen486" text:anchor-type="as-char" svg:width="0.4374in" svg:height="0.3543in" draw:z-index="273"><draw:image xlink:href="../masterproef/img70.png" xlink:type="simple" xlink:show="embed" xlink:actuate="onLoad"/></draw:frame> stappen af. De volgende knoop wordt telkens gekozen op basis van labels op de bogen die een niet-genormaliseerde kans aanduiden. Wanneer alle agenten de laatste kolom bereikt hebben worden de resultaten geëvalueerd. </text:p>
      <text:h text:style-name="Heading_20_4" text:outline-level="4"><text:bookmark text:name="SECTION001281020000000000000"/>. </text:h>
      <text:p text:style-name="Text_20_body">Alle bogen waarover een agent heeft gelopen worden aangepast. Dit gebeurt op basis van het verschil in fitnesswaarde van de oorspronkelijke en uiteindelijke oplossing. Uit de set van finale oplossingen dient men ook een oplossing te kiezen die de initiële oplossing van de volgende fase voorstelt. Doorgaans neemt men de beste oplossing over alle fases heen, tenzij de huidige fase deze oplossing heeft gegenereerd. </text:p>
      <text:h text:style-name="Heading_20_2" text:outline-level="2"><text:bookmark text:name="SECTION001282000000000000000"/>Kritiek </text:h>
      <text:list xml:id="list6809304961874459051" text:style-name="L23">
        <text:list-item>
          <text:p text:style-name="P61">Het systeem kan in een lange tijd in een lokaal optimum terechtkomen: sommige paden kunnen in het begin met sterke kansen gelabeld worden. Het is moeilijk om een pad dat pas na een zekere termijn iets oplevert daarvoor voldoende te belonen. </text:p>
        </text:list-item>
        <text:list-item>
          <text:p text:style-name="P25">Redundante aspecten in een sequentie worden niet noodzakelijk geëlimineerd: elke pad is even lang. In sterke paden kunnen heuristieken zitten die weinig opleveren maar geen specifiek nadeel vormen. Dit zou men kunnen oplossen door bijvoorbeeld nul-operaties te introduceren.Agent die in een nul-operatie terecht komt voeren geen operaties uit tot het einde van de iteratie. Paden met een nul-operatie kunnen extra beloond worden omdat ze efficiënter werken. </text:p>
        </text:list-item>
      </text:list>
      <text:p text:style-name="Heading_20_1"><text:bookmark text:name="sec:haea"/><text:bookmark text:name="SECTION001290000000000000000"/><text:soft-page-break/><text:line-break/>HAEA: Hybrid Adaptive Evolutionary Algorithm (#10) </text:p>
      <text:h text:style-name="Heading_20_2" text:outline-level="2"><text:bookmark text:name="SECTION001291000000000000000"/>Implementatie </text:h>
      <text:p text:style-name="Text_20_body">HAEA[#!chesc-haea!#,#!Gomez04selfadaptation!#] is een hyperheuristiek die werkt met behulp van drie oplossingen: de ouder, het kind (een oplossing gegenereerd uit de ouder) en de beste oplossing tot dan toe. Het algoritme onderhoudt twee verzamelingen bij van heuristieken: <text:span text:style-name="Teletype">heu</text:span> houdt vier heuristieken bij uit de lijst van alle low-level heuristieken. <text:span text:style-name="Teletype">loc</text:span> houdt vier heuristieken bij uit de lijst van local search low-level heuristieken. </text:p>
      <text:h text:style-name="Heading_20_4" text:outline-level="4"><text:bookmark text:name="SECTION001291010000000000000"/>. </text:h>
      <text:p text:style-name="Text_20_body">Elke iteratie kiezen we een algemene heuristiek uit <text:span text:style-name="Teletype">heu</text:span> en een local search low-level heuristiek uit <text:span text:style-name="Teletype">loc</text:span>. Deze heuristieken worden na elkaar toegepast op de ouder. Indien dit kind beter is dan de ouder accepteren we het kind als nieuwe ouder en belonen we beide heuristieken. Dit doen we door de kans te verhogen dat ze de volgende maal opnieuw gekozen worden. Indien het kind niet beter presteert verlagen we deze kans. Na enkele iteraties zonder verbetering, worden er nieuwe elementen voor <text:span text:style-name="Teletype">heu</text:span> en <text:span text:style-name="Teletype">loc</text:span>. Indien een crossover low-level heuristiek wordt toegepast gebeurd dit met de ouder en de beste oplossing tot dusver. </text:p>
      <text:h text:style-name="Heading_20_2" text:outline-level="2"><text:bookmark text:name="SECTION001292000000000000000"/>Kritiek </text:h>
      <text:list xml:id="list3430993973667104281" text:style-name="L24">
        <text:list-item>
          <text:p text:style-name="P62">Crossover wordt niet optimaal gebruikt: de kans is groot dat de huidige oplossing al dicht bij de beste oplossing zit. </text:p>
        </text:list-item>
        <text:list-item>
          <text:p text:style-name="P62">Beide heuristieken worden beloond. Der oorzaak van een betere oplossing kan ook te wijten zijn aan de combinatie van de twee heuristieken. </text:p>
        </text:list-item>
        <text:list-item>
          <text:p text:style-name="P26">Wanneer nieuwe sets worden gekozen, gaat de opgedane ervaring verloren. </text:p>
        </text:list-item>
      </text:list>
      <text:p text:style-name="Heading_20_1"><text:bookmark text:name="SECTION0012100000000000000000"/><text:bookmark text:name="sec:ksats-hh"/><text:line-break/>KSATS-HH: Simulated Annealing with Tabu Search (#9) </text:p>
      <text:h text:style-name="Heading_20_2" text:outline-level="2"><text:bookmark text:name="SECTION0012101000000000000000"/>Implementatie </text:h>
      <text:p text:style-name="Text_20_body">KSATS-HH[#!chesc-ksats-hh!#] werkt volgens het principe van "Simulated Annealing"[#!citeulike:1612433!#]: er is sprake van één actieve oplossing. Na het toepassen van een low-level heuristiek accepteert men het resultaat van de oplossing indien de oplossing beter is, of met een bepaalde kans (die exponentieel daalt naarmate het resultaat veel slechter is) een slechtere oplossing accepteert. In plaats van dit principe toe te passen op het werkelijke verschil in fitness-waarde wordt met behulp van ervaring uit het verleden de relatieve verbetering uitgerekend<text:bookmark text:name="tex2html38"/><text:span text:style-name="T2"><draw:a xlink:type="simple" xlink:href="#foot8690" office:name="tex2html38"><draw:frame draw:style-name="fr2" draw:name="Afbeeldingen487" text:anchor-type="as-char" svg:width="0.1772in" svg:height="0.1772in" draw:z-index="274"><draw:image xlink:href="../../../../../../../../usr/share/latex2html/icons/footnote.png" xlink:type="simple" xlink:show="embed" xlink:actuate="onLoad"/></draw:frame></draw:a></text:span>. Het koelingsschema werkt ook exponentieel maar de factor waarmee men vermenigvuldigt verschilt in iedere tijdstap en hangt af van de het aantal heuristieken die men per tijdseenheid kan toepassen. </text:p>
      <text:h text:style-name="Heading_20_4" text:outline-level="4"><text:bookmark text:name="SECTION0012101010000000000000"/><text:soft-page-break/>. </text:h>
      <text:p text:style-name="Text_20_body">De keuze van de heuristiek die wordt toegepast werkt op basis van "Tabu Search"[#!DBLP:journals_informs_Glover89!#]: het algoritme onderhoudt een lijst bij van actieve heuristieken. Heuristieken die erin slagen om de oplossing te verbeteren stijgen in de lijst. Heuristieken die daar niet in slagen dalen een plaats en worden "tabu" voor de volgende 7 iteraties. De selectie van de heuristiek die wordt toegepast, gebeurt door twee heuristieken uit de lijst te selecteren die niet "tabu" zijn. De heuristiek met die het hoogst in de gegenereerde lijst staat wordt dan gekozen. </text:p>
      <text:h text:style-name="Heading_20_2" text:outline-level="2"><text:bookmark text:name="SECTION0012102000000000000000"/>Kritiek </text:h>
      <text:list xml:id="list757871029293231061" text:style-name="L25">
        <text:list-item>
          <text:p text:style-name="P27">Het systeem bestraft heuristieken voordat het algoritme begint: er zit een inherente orde in de lijst. Het element die als laatste geclassificeerd staat kan per toeval net de best presterende heuristiek zijn. Het kan lang duren voor deze heuristieken toch worden geselecteerd, in het begin van de uitvoer is het immers eenvoudiger om de oplossing te verbeteren. </text:p>
        </text:list-item>
      </text:list>
      <text:p text:style-name="Heading_20_1"><text:bookmark text:name="SECTION0012110000000000000000"/><text:bookmark text:name="sec:isea"/><text:line-break/>ISEA: Iterated Search by Evolutionary Algorithm (#8) </text:p>
      <text:h text:style-name="Heading_20_2" text:outline-level="2"><text:bookmark text:name="SECTION0012111000000000000000"/>Implementatie </text:h>
      <text:p text:style-name="Text_20_body">Iterated Search by Evolutionary Algorithm[#!chesc-isea!#] is een algoritme die gebaseerd is op het eerder gepubliceerde POEMS[#!eurogp06:KubalikFaigl!#]. Men verdeelt de rekentijd in een opeenvolging van epochs. In een epoch voert men een evolutief algoritme uit op prototypes. Een prototype is een sequentie van een variabel aantal heuristieken. Bij elk van deze heuristieken zijn ook de parameters reeds vastgezet. Tijdens een epoch wordt in een vast aantal iteraties een populatie van prototypes door een genetisch algoritme geoptimaliseerd. Nadien wordt het beste resultaat die met deze prototypes bereikt werd als nieuwe actieve oplossing gebruikt in de volgende epoch. </text:p>
      <text:h text:style-name="Heading_20_2" text:outline-level="2"><text:bookmark text:name="SECTION0012112000000000000000"/>Kritiek </text:h>
      <text:list xml:id="list1026546750827355790" text:style-name="L26">
        <text:list-item>
          <text:p text:style-name="P63">Redundante aspecten in een sequentie worden niet noodzakelijk geëlimineerd: het algoritme is niet efficiënt met tijdsgebruik. </text:p>
        </text:list-item>
        <text:list-item>
          <text:p text:style-name="P28">Na een epoch wordt de opgedane ervaring genegeerd. We verwachtten dat veel rekentijd verloren zal gaan aan het opnieuw leren onderscheiden van goede en slechte prototypes. </text:p>
        </text:list-item>
      </text:list>
      <text:p text:style-name="Heading_20_1"><text:bookmark text:name="SECTION0012120000000000000000"/><text:bookmark text:name="sec:eph"/><text:soft-page-break/><text:line-break/>EPH: Evolutionary Programming Hyper-heuristic (#5) </text:p>
      <text:h text:style-name="Heading_20_2" text:outline-level="2"><text:bookmark text:name="SECTION0012121000000000000000"/>Implementatie </text:h>
      <text:p text:style-name="Text_20_body">De Evolutionary Programming Hyper-Heuristic[#!chesc-eph!#] werkt met twee populaties: een populatie oplossingen en een populatie van sequenties van heuristieken. Beide populaties evolueren tegelijk. De populatie oplossing wordt "random" geïnitialiseerd worden. </text:p>
      <text:h text:style-name="Heading_20_4" text:outline-level="4"><text:bookmark text:name="SECTION0012121010000000000000"/>. </text:h>
      <text:p text:style-name="Text_20_body">Bij de evaluatie van de populatie van de sequenties worden de sequenties toegepast op de populatie oplossingen en worden op die manier nieuwe oplossingen gegenereerd. Telkens nadat zo'n sequentie is toegepast op een oplossing. Zal men proberen dit resultaat in de populatie proberen te injecteren. Deze injectie is succesvol indien het de oplossing een betere fitness waarde heeft dan minstens één oplossing in de populatie en de fitness-waarde nog niet voorkomt. Ter compensatie wordt de slechtste oplossing uit de populatie gehaald. </text:p>
      <text:h text:style-name="Heading_20_4" text:outline-level="4"><text:bookmark text:name="SECTION0012121020000000000000"/>. </text:h>
      <text:p text:style-name="Text_20_body">Een sequentie van low-level heuristieken bestaat uit twee delen: een perturbatie-gedeelte met een maximale lengte van twee, en een local search gedeelte van variabele lengte. Naast de low-level heuristieken die we toepassen bevat een sequentie ook informatie over de parameters. Verder dient een sequentie aan volgende voorwaarden te voldoen: indien we twee perturbatie-heuristieken beschouwen dienen ze verschillend te zijn; een perturbatie heuristiek kan enkel op de eerste plaats staan. Bij het local search gedeelte wordt een heuristiek ofwel éénmaal ofwel volgens een "Variable Neighborhood Descent schema"[#!hom_vns!#] uitgevoerd. </text:p>
      <text:h text:style-name="Heading_20_4" text:outline-level="4"><text:bookmark text:name="SECTION0012121030000000000000"/>. </text:h>
      <text:p text:style-name="Text_20_body">De populatie van de sequenties wordt initieel random bevolkt en evolueert door middel van mutatie en selectie. Hiervoor worden vier types mutaties gebruikt die met uniforme kans worden gekozen: modificeren van de perturbatie-parameters, modificeren van de local search-parameters, verwijderen/toevoegen van een perturbatie, permutatie van de local search heuristieken. Op elke sequentie wordt een mutation toegepast. Daarna wordt via "2-tournament selection"[#!Miller95geneticalgorithms!#] de populatie opnieuw gehalveerd: twee toevallig gekozen sequenties nemen het in enkele rondes tegen elkaar op. In een ronde worden ze op eenzelfde individu in de oplossingsverzameling toegepast. De sequentie die na de rondes het vaakst met de beste nieuwe oplossing komt, wordt geselecteerd in de nieuwe generatie van sequenties. </text:p>
      <text:h text:style-name="Heading_20_2" text:outline-level="2"><text:bookmark text:name="SECTION0012122000000000000000"/>Kritiek </text:h>
      <text:list xml:id="list6901247420538767637" text:style-name="L27">
        <text:list-item>
          <text:p text:style-name="P64">Redundante aspecten in een sequentie worden niet noodzakelijk geëlimineerd: het algoritme is niet efficiënt met tijdsgebruik. </text:p>
        </text:list-item>
        <text:list-item>
          <text:p text:style-name="P29">Indien de populatie van oplossingen niet correct is afgesteld wordt veel rekentijd inefficiënt gebruikt. </text:p>
        </text:list-item>
      </text:list>
      <text:p text:style-name="Heading_20_1"><text:bookmark text:name="SECTION0012130000000000000000"/><text:bookmark text:name="sec:phunter"/><text:soft-page-break/><text:line-break/>PHUNTER: Pearl Hunter (#4) </text:p>
      <text:h text:style-name="Heading_20_2" text:outline-level="2"><text:bookmark text:name="SECTION0012131000000000000000"/>Implementatie </text:h>
      <text:p text:style-name="Text_20_body">Pearl Hunter[#!chesc-phunter!#] is gebaseerd op de jacht op parels en zeedieren. Dit proces kan het best uitgelegd worden als herhaalde diversificatie. Dit doen men door in de eerste plaats de heuristieken op te delen in twee categorieën: dives die overeenkomen met de local search low-level heuristieken en surface moves die de andere heuristieken omvat. Daarnaast deelt men dives verder op in snorkling en deep dives. Snorkling houdt in dat men een local search algoritme met lage depth of search uitvoert en stopt op het moment dat men een betere oplossing ontdekt. Deep dives daarentegen zoeken met een hoge depth of search en stoppen enkel wanneer er geen verbetering meer waargenomen wordt. </text:p>
      <text:h text:style-name="Heading_20_4" text:outline-level="4"><text:bookmark text:name="SECTION0012131010000000000000"/>. </text:h>
      <text:p text:style-name="Text_20_body">PHUNTER combineert surface moves en dives in zogenaamde move-dive iteraties. Bij zo'n move-dive vertrekt men van enkele initiële oplossingen. Vervolgens past men surface moves toe en laat men de populatie groeien. Nadien ordent men de oplossingen. Enkel op interessante oplossingen wordt snorkling toegepast. De beloftevolle oplossingen die uit deze snorkling-fase komen, worden dan gebruikt als basis voor een deep dive. Een deep dive bestaat uit een sequentie van verschillende local search low-level heuristieken. Omdat de volgorde waarin deze heuristieken worden toegepast een belangrijke rol kan spelen worden verschillende volgordes parallel geëvalueerd. Na het éénmalig toepassen van zo'n sequentie worden de sequenties vergeleken. Enkel de beste sequentie wordt dan nog herhaaldelijk toegepast. </text:p>
      <text:h text:style-name="Heading_20_4" text:outline-level="4"><text:bookmark text:name="SECTION0012131020000000000000"/>. </text:h>
      <text:p text:style-name="Text_20_body">Een uniek is aan PHunter is surface learning: men evalueert omgevingen op basis van het aantal local search iteraties dat het kost in de snorkling-fase om de oplossing te verbeteren. Afhankelijk van het aantal iteraties wordt een omgeving gecategoriseerd als shallow water, sea trench of buoy in the water. Op basis van de omgeving wordt een strategie bepaald voor de surface moves in de volgende iteratie. De vier mogelijke strategieën zijn: average calls, crossover emphasized, crossover only en online pruning. De strategie wordt gekozen op basis van een decision tree die werd opgesteld met behulp van WEKA voor een aantal testcase. </text:p>
      <text:h text:style-name="Heading_20_4" text:outline-level="4"><text:bookmark text:name="SECTION0012131030000000000000"/>. </text:h>
      <text:p text:style-name="Text_20_body">Indien voor een lange tijd geen betere oplossing wordt gevonden of de oplossingen in de populatie zijn door surface moves te gelijklopend activeert men het mission restart-systeem. Men start terug vanaf een initiële oplossing en voert het algoritme uit zonder invloeden van de vorige iteraties. </text:p>
      <text:h text:style-name="Heading_20_2" text:outline-level="2"><text:bookmark text:name="SECTION0012132000000000000000"/>Kritiek </text:h>
      <text:list xml:id="list5281726367166966364" text:style-name="L28">
        <text:list-item>
          <text:p text:style-name="P30">Decision tree lost het probleem met de parameters niet op: parameters zitten in de decision tree (opgesteld op basis van een aantal testen op historische data). </text:p>
        </text:list-item>
      </text:list>
      <text:p text:style-name="Heading_20_1"><text:bookmark text:name="SECTION0012140000000000000000"/><text:bookmark text:name="sec:ml"/><text:soft-page-break/><text:line-break/>ML: Mathieu Larose (#3) </text:p>
      <text:h text:style-name="Heading_20_2" text:outline-level="2"><text:bookmark text:name="SECTION0012141000000000000000"/>Implementatie </text:h>
      <text:p text:style-name="Text_20_body">ML[#!chesc-ml!#] is gebaseerd op de Coalition Based Metaheuristic (CBM)-metaheuristiek[#!chesc-ml2!#]. In het CBM algoritme, worden verschillende agenten gegroepeerd in een coalition. Agenten die tot dezelfde coalition behoren, zullen vervolgens parallel de zoekruimte onderzoeken en onderweg ervaring uitwisselen over welke heuristieken moeten worden geselecteerd. Dit leerproces gebeurt aan de hand van reinforcement learning[#!rlaiacaml!#]. </text:p>
      <text:h text:style-name="Heading_20_4" text:outline-level="4"><text:bookmark text:name="SECTION0012141010000000000000"/>. </text:h>
      <text:p text:style-name="Text_20_body">Elke agent werkt verder met een Diversification-Intensification cycle. In de diversificatie stap passen we een mutation of ruin-recreate low-level heuristiek toe. In de intensificatie cyclus past het algoritme meerdere local search heuristieken toe totdat geen enkele local search heuristiek de oplossing nog verder kan verbeteren. Daarna wordt beslist of de gevonden oplossing de nieuwe actieve oplossing van de agent wordt. </text:p>
      <text:h text:style-name="Heading_20_4" text:outline-level="4"><text:bookmark text:name="SECTION0012141020000000000000"/>. </text:h>
      <text:p text:style-name="Text_20_body">Het reinforcement learning component probeert om een zo goed mogelijke zoekstrategie te ontwikkelen voor iedere agent. Als toestand worden de set van low-level heuristieken gebruikt die al zijn toegepast. Het leeralgoritme probeert een matrix op te stellen die met behulp van gewichten bepaalt in welke toestand welke heuristiek waarschijnlijk het voordeligste is. De keuze van de heuristiek wordt dan uiteindelijk gemaakt via een "roulettewheel"-procedure[#!DBLP:journals_corr_abs-1109-3627!#] op basis van de toestand waarin we ons op een gegeven moment bevinden. </text:p>
      <text:h text:style-name="Heading_20_4" text:outline-level="4"><text:bookmark text:name="SECTION0012141030000000000000"/>. </text:h>
      <text:p text:style-name="Text_20_body">De agenten wisselen ook ervaring uit aan de hand van mimetism learning[#!655072!#]: een agent probeert de matrix van een andere agent te imiteren door een lineaire interpolatie tussen de eigen matrix en de vreemde matrix te nemen. Zo'n matrix wordt aan de andere agenten meegedeeld indien de agent een nieuw globaal optimum bereikt. </text:p>
      <text:h text:style-name="Heading_20_2" text:outline-level="2"><text:bookmark text:name="SECTION0012142000000000000000"/>Kritiek </text:h>
      <text:list xml:id="list1163653496280049121" text:style-name="L29">
        <text:list-item>
          <text:p text:style-name="P65">Reinforcement learning introduceert nieuwe parameters, die natuurlijk intelligent moeten gekozen worden. Voor dit probleem wordt geen oplossing aangereikt. </text:p>
        </text:list-item>
        <text:list-item>
          <text:p text:style-name="P31">De kwaliteit van een low-level heuristiek hangt doorgaans af van de regio waar de oplossing is gelokaliseerd. Dit wordt hier niet in rekening gebracht. </text:p>
        </text:list-item>
      </text:list>
      <text:p text:style-name="Heading_20_1"><text:bookmark text:name="SECTION0012150000000000000000"/><text:bookmark text:name="sec:vns-tw"/><text:soft-page-break/><text:line-break/>VNS-TW: Variable Neighborhood Search-based (#2) </text:p>
      <text:h text:style-name="Heading_20_2" text:outline-level="2"><text:bookmark text:name="SECTION0012151000000000000000"/>Implementatie </text:h>
      <text:p text:style-name="Text_20_body">VNS-TW[#!chesc-vns-tw!#] is zoals de naam doet vermoeden gebaseerd op Variable Neighborhood Search[#!hom_vns!#]. Het is een populatie-gebaseerd algoritme en werkt op basis van vier stappen: shaking, local search, tabu en vervangen-selectie. Elke iteratie passen we toe op slechts één oplossing. Aan het einde van de iteratie kunnen we eventueel van actieve oplossing veranderen. </text:p>
      <text:h text:style-name="Heading_20_4" text:outline-level="4"><text:bookmark text:name="SECTION0012151010000000000000"/>. </text:h>
      <text:p text:style-name="Text_20_body">In stap 1 - shaking - gebruikt men een toevallig gekozen heuristiek uit de set van mutation of ruin-recreate low-level heuristieken en past men deze toe op de actieve oplossing. In de local search fase wordt dan een local search heuristiek gekozen en toegepast op het resultaat van de shaking-fase. De heuristiek wordt gekozen op basis van rang: men kiest uit een set heuristieken die nog niet gekozen zijn of een beter resultaat opleverden (rang 1), daarna uit een reeks heuristieken die de vorige keer een gelijkwaardige (maar niet gelijke) oplossing opleverden (rang 0). Indien geen enkele heuristiek meer aan deze voorwaarden voldoet, of we stellen na <draw:frame draw:style-name="fr1" draw:name="Afbeeldingen488" text:anchor-type="as-char" svg:width="0.6146in" svg:height="0.3646in" draw:z-index="275"><draw:image xlink:href="../masterproef/img38.png" xlink:type="simple" xlink:show="embed" xlink:actuate="onLoad"/></draw:frame> opeenvolgende pogingen geen verbetering vast, stoppen we de local search-fase. </text:p>
      <text:h text:style-name="Heading_20_4" text:outline-level="4"><text:bookmark text:name="SECTION0012151020000000000000"/>. </text:h>
      <text:p text:style-name="Text_20_body">In de volgende stap - tabu - zullen we op basis van de afgeleverde oplossing, de shaking heuristieken aanpassen. Dit doen we met behulp van "Tabu Search"[#!DBLP:journals_informs_Glover89!#]: indien het eindresultaat slechter is dan het origineel komt de heuristiek in de tabu-lijst terecht. Indien we tot een gelijkaardig resultaat komen doen we dit in 20% van de gevallen. </text:p>
      <text:h text:style-name="Heading_20_4" text:outline-level="4"><text:bookmark text:name="SECTION0012151030000000000000"/>. </text:h>
      <text:p text:style-name="Text_20_body">Tot slot passen we de populatie aan: indien het resultaat beter is dan het origineel neemt dit zijn plaats in in de populatie. Indien het resultaat slechter is, zal de slechtste oplossing in de populatie plaats maken voor dit resultaat. We kiezen een nieuwe actieve oplossing met behulp van "2-tournament selection"[#!Miller95geneticalgorithms!#] uit de populatie. </text:p>
      <text:p text:style-name="Heading_20_1"><text:bookmark text:name="SECTION0012160000000000000000"/><text:bookmark text:name="sec:adaphh"/><text:line-break/>AdapHH: Adaptive Hyper-heuristic (#1) </text:p>
      <text:h text:style-name="Heading_20_2" text:outline-level="2"><text:bookmark text:name="SECTION0012161000000000000000"/>Implementatie </text:h>
      <text:p text:style-name="Text_20_body">AdapHH[#!chesc-adaphh!#,#!chesc-adaphh2!#,#!348072!#] deelt de beschikbare tijd op in fases. De hyperheuristiek onderhoudt een set van actieve heuristieken die men de Adaptive Dynamic Heuristic Set (ADHS) noemt en werkt volgens de principes van een Tabu Set[#!DBLP:journals_informs_Glover89!#]. <text:soft-page-break/>Op het einde van een fase worden slecht presterende heuristieken voor een paar fasen tabu.De evaluatie werkt een gewogen som van vier metrieken: het aantal maal dat men een tot dan toe beste oplossing aanreikte, de totale fitness verbetering, de totale fitness verslechtering en de gespendeerde tijd. Men maakt ook een onderscheid tussen resultaten over de hele termijn en de resultaten die tijdens de laatste fase werden gerealiseerd: de laatste wegen significant zwaarder door. Indien een heuristiek bij herintroductie onmiddellijk weer verwijdert wordt, wordt het aantal tabu-fases met één verhoogt voor deze heuristiek. Indien deze teller een maximum bereikt wordt de heuristiek definitief geschrapt. Heuristieken die tijdens de laatste fase geen betere oplossing vonden, maar wel veel tijd gebruikten, worden onder bepaalde omstandigheden ook tijdelijk uitgesloten. </text:p>
      <text:h text:style-name="Heading_20_4" text:outline-level="4"><text:bookmark text:name="SECTION0012161010000000000000"/>. </text:h>
      <text:p text:style-name="Text_20_body">Een tweede manier waarop men heuristieken selecteert is de zogenaamde "Relay Hybridisation". Relay Hybridisation werkt met een Learning Automaton[#!RePEc:cla:levarc:481!#] waarbij de acties de verschillende heuristieken voorstellen. Op basis van deze Learning Automaton wordt een eerste heuristiek geselecteerd. Elke heuristiek houdt een lijst bij van andere heuristiek die tot sterke resultaten leiden wanneer ze na de eerste heuristiek worden toegepast. Uit de lijst wordt een tweede heuristiek geselecteerd die dan onmiddellijk na de eerste heuristiek wordt toegepast. De Learning Automaton beloont een heuristiek wanneer door dit systeem een nieuwe beste oplossing wordt gevonden. </text:p>
      <text:h text:style-name="Heading_20_4" text:outline-level="4"><text:bookmark text:name="SECTION0012161020000000000000"/>. </text:h>
      <text:p text:style-name="Text_20_body">Na het uitvoeren van één van de twee mechanismen moet worden beslist of de oplossing de nieuwe actieve oplossing wordt. Dit is de taak van het Adaptive Iteration Limited List-based Threshold Accepting (AILLA)-systeem. Betere oplossingen worden altijd geaccepteerd. Slechtere oplossing worden doorgaans geweigerd tenzij de oplossing beter is dan een historisch beste oplossing. Het aantal oplossingen die teruggekeken wordt hangt af van het aantal pogingen die al ondernomen zijn om een nieuwe oplossing te accepteren. </text:p>
      <text:h text:style-name="Heading_20_4" text:outline-level="4"><text:bookmark text:name="SECTION0012161030000000000000"/>. </text:h>
      <text:p text:style-name="Text_20_body">De heuristiek-parameters ten slotte worden aangepast door de heuristieken te categoriseren op basis van hun prestaties. De Intensity of Mutation en Depth of Search worden in kleine stappen verhoogt of verlaagt op basis van de categorie waarin de heuristiek zich op dat moment bevindt. </text:p>
      <text:p text:style-name="Heading_20_1"><text:bookmark text:name="SECTION0012170000000000000000"/>Overzicht van de gebruikte technologie </text:p>
      <text:p text:style-name="Text_20_body">T<text:span text:style-name="T1">ABEL</text:span>  biedt een overzicht in verband met de gebruikte technieken per hyperheuristiek. </text:p>
      <text:p text:style-name="Text_20_body"/>
      <text:p text:style-name="P1"><text:bookmark text:name="9046"/></text:p>
      <text:p text:style-name="P42"><text:span text:style-name="Strong_20_Emphasis">Table:</text:span> Gebruikte technologie bij CHeSC.</text:p>
      <table:table table:name="Tabel55" table:style-name="Tabel55">
        <table:table-column table:style-name="Tabel55.A"/>
        <table:table-row>
          <table:table-cell table:style-name="Tabel55.A1" office:value-type="string">
            <table:table table:name="Tabel56" table:style-name="Tabel56">
              <table:table-column table:style-name="Tabel56.A"/>
              <table:table-column table:style-name="Tabel56.B"/>
              <table:table-column table:style-name="Tabel56.C"/>
              <table:table-column table:style-name="Tabel56.D" table:number-columns-repeated="6"/>
              <table:table-column table:style-name="Tabel56.J"/>
              <table:table-column table:style-name="Tabel56.K"/>
              <table:table-row>
                <table:table-cell table:style-name="Tabel56.A1" office:value-type="string">
                  <text:p text:style-name="P68"><text:line-break/><draw:frame draw:style-name="fr1" draw:name="Afbeeldingen489" text:anchor-type="as-char" svg:width="2.8228in" svg:height="0.7709in" draw:z-index="276"><draw:image xlink:href="../masterproef/img289.png" xlink:type="simple" xlink:show="embed" xlink:actuate="onLoad"/></draw:frame> </text:p>
                </table:table-cell>
                <table:table-cell table:style-name="Tabel56.A1" office:value-type="string">
                  <text:p text:style-name="P69"><text:line-break/><draw:frame draw:style-name="fr1" draw:name="Afbeeldingen490" text:anchor-type="as-char" svg:width="0.1354in" svg:height="0.1874in" draw:z-index="277"><draw:image xlink:href="../masterproef/img290.png" xlink:type="simple" xlink:show="embed" xlink:actuate="onLoad"/></draw:frame> </text:p>
                </table:table-cell>
                <table:table-cell table:style-name="Tabel56.A1" office:value-type="string">
                  <text:p text:style-name="P69"><text:line-break/><draw:frame draw:style-name="fr1" draw:name="Afbeeldingen491" text:anchor-type="as-char" svg:width="1.1874in" svg:height="0.1874in" draw:z-index="278"><draw:image xlink:href="../masterproef/img291.png" xlink:type="simple" xlink:show="embed" xlink:actuate="onLoad"/></draw:frame> </text:p>
                </table:table-cell>
                <table:table-cell table:style-name="Tabel56.A1" office:value-type="string">
                  <text:p text:style-name="P69"><text:line-break/><draw:frame draw:style-name="fr1" draw:name="Afbeeldingen492" text:anchor-type="as-char" svg:width="0.052in" svg:height="0.1457in" draw:z-index="279"><draw:image xlink:href="../masterproef/img292.png" xlink:type="simple" xlink:show="embed" xlink:actuate="onLoad"/></draw:frame> </text:p>
                </table:table-cell>
                <table:table-cell table:style-name="Tabel56.A1" office:value-type="string">
                  <text:p text:style-name="P69"><text:line-break/><draw:frame draw:style-name="fr1" draw:name="Afbeeldingen493" text:anchor-type="as-char" svg:width="0.0209in" svg:height="0.1665in" draw:z-index="280"><draw:image xlink:href="../masterproef/img293.png" xlink:type="simple" xlink:show="embed" xlink:actuate="onLoad"/></draw:frame> </text:p>
                </table:table-cell>
                <table:table-cell table:style-name="Tabel56.A1" office:value-type="string">
                  <text:p text:style-name="P69"><text:line-break/><draw:frame draw:style-name="fr1" draw:name="Afbeeldingen494" text:anchor-type="as-char" svg:width="0.0311in" svg:height="0.1457in" draw:z-index="281"><draw:image xlink:href="../masterproef/img294.png" xlink:type="simple" xlink:show="embed" xlink:actuate="onLoad"/></draw:frame> </text:p>
                </table:table-cell>
                <table:table-cell table:style-name="Tabel56.A1" office:value-type="string">
                  <text:p text:style-name="P69"><text:line-break/><draw:frame draw:style-name="fr1" draw:name="Afbeeldingen495" text:anchor-type="as-char" svg:width="0.0311in" svg:height="0.1146in" draw:z-index="282"><draw:image xlink:href="../masterproef/img295.png" xlink:type="simple" xlink:show="embed" xlink:actuate="onLoad"/></draw:frame> </text:p>
                </table:table-cell>
                <table:table-cell table:style-name="Tabel56.A1" office:value-type="string">
                  <text:p text:style-name="P69"><text:line-break/><draw:frame draw:style-name="fr1" draw:name="Afbeeldingen496" text:anchor-type="as-char" svg:width="0.0209in" svg:height="0.1354in" draw:z-index="283"><draw:image xlink:href="../masterproef/img296.png" xlink:type="simple" xlink:show="embed" xlink:actuate="onLoad"/></draw:frame> </text:p>
                </table:table-cell>
                <table:table-cell table:style-name="Tabel56.A1" office:value-type="string">
                  <text:p text:style-name="P69"><text:line-break/><draw:frame draw:style-name="fr1" draw:name="Afbeeldingen497" text:anchor-type="as-char" svg:width="0.0311in" svg:height="0.1252in" draw:z-index="284"><draw:image xlink:href="../masterproef/img297.png" xlink:type="simple" xlink:show="embed" xlink:actuate="onLoad"/></draw:frame> </text:p>
                </table:table-cell>
                <table:table-cell table:style-name="Tabel56.A1" office:value-type="string">
                  <text:p text:style-name="P69"><text:line-break/><draw:frame draw:style-name="fr1" draw:name="Afbeeldingen498" text:anchor-type="as-char" svg:width="1.8854in" svg:height="0.1874in" draw:z-index="285"><draw:image xlink:href="../masterproef/img298.png" xlink:type="simple" xlink:show="embed" xlink:actuate="onLoad"/></draw:frame> </text:p>
                </table:table-cell>
                <table:table-cell table:style-name="Tabel56.A1" office:value-type="string">
                  <text:p text:style-name="P69"><text:line-break/><draw:frame draw:style-name="fr1" draw:name="Afbeeldingen499" text:anchor-type="as-char" svg:width="0.0311in" svg:height="0.1043in" draw:z-index="286"><draw:image xlink:href="../masterproef/img299.png" xlink:type="simple" xlink:show="embed" xlink:actuate="onLoad"/></draw:frame> </text:p>
                </table:table-cell>
              </table:table-row>
              <table:table-row>
                <table:table-cell table:style-name="Tabel56.A1" office:value-type="string">
                  <text:p text:style-name="P68"><text:soft-page-break/>AdapHH[#!chesc-adaphh!#,#!chesc-adaphh2!#,#!348072!#]</text:p>
                </table:table-cell>
                <table:table-cell table:style-name="Tabel56.A1" office:value-type="string">
                  <text:p text:style-name="P69"> </text:p>
                </table:table-cell>
                <table:table-cell table:style-name="Tabel56.A1" office:value-type="string">
                  <text:p text:style-name="P69"> </text:p>
                </table:table-cell>
                <table:table-cell table:style-name="Tabel56.A1" office:value-type="string">
                  <text:p text:style-name="P69">x</text:p>
                </table:table-cell>
                <table:table-cell table:style-name="Tabel56.A1" office:value-type="string">
                  <text:p text:style-name="P69">x</text:p>
                </table:table-cell>
                <table:table-cell table:style-name="Tabel56.A1" office:value-type="string">
                  <text:p text:style-name="P69">x</text:p>
                </table:table-cell>
                <table:table-cell table:style-name="Tabel56.A1" office:value-type="string">
                  <text:p text:style-name="P69"> </text:p>
                </table:table-cell>
                <table:table-cell table:style-name="Tabel56.A1" office:value-type="string">
                  <text:p text:style-name="P69"> </text:p>
                </table:table-cell>
                <table:table-cell table:style-name="Tabel56.A1" office:value-type="string">
                  <text:p text:style-name="P69"> </text:p>
                </table:table-cell>
                <table:table-cell table:style-name="Tabel56.A1" office:value-type="string">
                  <text:p text:style-name="P69"> </text:p>
                </table:table-cell>
                <table:table-cell table:style-name="Tabel56.A1" office:value-type="string">
                  <text:p text:style-name="P69"> </text:p>
                </table:table-cell>
              </table:table-row>
              <table:table-row>
                <table:table-cell table:style-name="Tabel56.A1" office:value-type="string">
                  <text:p text:style-name="P68">VNS-TW[#!chesc-vns-tw!#]</text:p>
                </table:table-cell>
                <table:table-cell table:style-name="Tabel56.A1" office:value-type="string">
                  <text:p text:style-name="P69"> </text:p>
                </table:table-cell>
                <table:table-cell table:style-name="Tabel56.A1" office:value-type="string">
                  <text:p text:style-name="P69"> </text:p>
                </table:table-cell>
                <table:table-cell table:style-name="Tabel56.A1" office:value-type="string">
                  <text:p text:style-name="P69"> </text:p>
                </table:table-cell>
                <table:table-cell table:style-name="Tabel56.A1" office:value-type="string">
                  <text:p text:style-name="P69">x</text:p>
                </table:table-cell>
                <table:table-cell table:style-name="Tabel56.A1" office:value-type="string">
                  <text:p text:style-name="P69"> </text:p>
                </table:table-cell>
                <table:table-cell table:style-name="Tabel56.A1" office:value-type="string">
                  <text:p text:style-name="P69">x</text:p>
                </table:table-cell>
                <table:table-cell table:style-name="Tabel56.A1" office:value-type="string">
                  <text:p text:style-name="P69"> </text:p>
                </table:table-cell>
                <table:table-cell table:style-name="Tabel56.A1" office:value-type="string">
                  <text:p text:style-name="P69"> </text:p>
                </table:table-cell>
                <table:table-cell table:style-name="Tabel56.A1" office:value-type="string">
                  <text:p text:style-name="P69"> </text:p>
                </table:table-cell>
                <table:table-cell table:style-name="Tabel56.A1" office:value-type="string">
                  <text:p text:style-name="P69">x</text:p>
                </table:table-cell>
              </table:table-row>
              <table:table-row>
                <table:table-cell table:style-name="Tabel56.A1" office:value-type="string">
                  <text:p text:style-name="P68">ML[#!chesc-ml!#,#!chesc-ml2!#]</text:p>
                </table:table-cell>
                <table:table-cell table:style-name="Tabel56.A1" office:value-type="string">
                  <text:p text:style-name="P69">x</text:p>
                </table:table-cell>
                <table:table-cell table:style-name="Tabel56.A1" office:value-type="string">
                  <text:p text:style-name="P69"> </text:p>
                </table:table-cell>
                <table:table-cell table:style-name="Tabel56.A1" office:value-type="string">
                  <text:p text:style-name="P69"> </text:p>
                </table:table-cell>
                <table:table-cell table:style-name="Tabel56.A1" office:value-type="string">
                  <text:p text:style-name="P69"> </text:p>
                </table:table-cell>
                <table:table-cell table:style-name="Tabel56.A1" office:value-type="string">
                  <text:p text:style-name="P69">x</text:p>
                </table:table-cell>
                <table:table-cell table:style-name="Tabel56.A1" office:value-type="string">
                  <text:p text:style-name="P69">x</text:p>
                </table:table-cell>
                <table:table-cell table:style-name="Tabel56.A1" office:value-type="string">
                  <text:p text:style-name="P69">x</text:p>
                </table:table-cell>
                <table:table-cell table:style-name="Tabel56.A1" office:value-type="string">
                  <text:p text:style-name="P69"> </text:p>
                </table:table-cell>
                <table:table-cell table:style-name="Tabel56.A1" office:value-type="string">
                  <text:p text:style-name="P69"> </text:p>
                </table:table-cell>
                <table:table-cell table:style-name="Tabel56.A1" office:value-type="string">
                  <text:p text:style-name="P69"> </text:p>
                </table:table-cell>
              </table:table-row>
              <table:table-row>
                <table:table-cell table:style-name="Tabel56.A1" office:value-type="string">
                  <text:p text:style-name="P68">PHUNTER[#!chesc-phunter!#]</text:p>
                </table:table-cell>
                <table:table-cell table:style-name="Tabel56.A1" office:value-type="string">
                  <text:p text:style-name="P69"> </text:p>
                </table:table-cell>
                <table:table-cell table:style-name="Tabel56.A1" office:value-type="string">
                  <text:p text:style-name="P69"> </text:p>
                </table:table-cell>
                <table:table-cell table:style-name="Tabel56.A1" office:value-type="string">
                  <text:p text:style-name="P69">x</text:p>
                </table:table-cell>
                <table:table-cell table:style-name="Tabel56.A1" office:value-type="string">
                  <text:p text:style-name="P69"> </text:p>
                </table:table-cell>
                <table:table-cell table:style-name="Tabel56.A1" office:value-type="string">
                  <text:p text:style-name="P69"> </text:p>
                </table:table-cell>
                <table:table-cell table:style-name="Tabel56.A1" office:value-type="string">
                  <text:p text:style-name="P69">x</text:p>
                </table:table-cell>
                <table:table-cell table:style-name="Tabel56.A1" office:value-type="string">
                  <text:p text:style-name="P69"> </text:p>
                </table:table-cell>
                <table:table-cell table:style-name="Tabel56.A1" office:value-type="string">
                  <text:p text:style-name="P69"> </text:p>
                </table:table-cell>
                <table:table-cell table:style-name="Tabel56.A1" office:value-type="string">
                  <text:p text:style-name="P69"> </text:p>
                </table:table-cell>
                <table:table-cell table:style-name="Tabel56.A1" office:value-type="string">
                  <text:p text:style-name="P69"> </text:p>
                </table:table-cell>
              </table:table-row>
              <table:table-row>
                <table:table-cell table:style-name="Tabel56.A1" office:value-type="string">
                  <text:p text:style-name="P68">EPH[#!chesc-eph!#]</text:p>
                </table:table-cell>
                <table:table-cell table:style-name="Tabel56.A1" office:value-type="string">
                  <text:p text:style-name="P69">x</text:p>
                </table:table-cell>
                <table:table-cell table:style-name="Tabel56.A1" office:value-type="string">
                  <text:p text:style-name="P69"> </text:p>
                </table:table-cell>
                <table:table-cell table:style-name="Tabel56.A1" office:value-type="string">
                  <text:p text:style-name="P69"> </text:p>
                </table:table-cell>
                <table:table-cell table:style-name="Tabel56.A1" office:value-type="string">
                  <text:p text:style-name="P69"> </text:p>
                </table:table-cell>
                <table:table-cell table:style-name="Tabel56.A1" office:value-type="string">
                  <text:p text:style-name="P69"> </text:p>
                </table:table-cell>
                <table:table-cell table:style-name="Tabel56.A1" office:value-type="string">
                  <text:p text:style-name="P69"> </text:p>
                </table:table-cell>
                <table:table-cell table:style-name="Tabel56.A1" office:value-type="string">
                  <text:p text:style-name="P69"> </text:p>
                </table:table-cell>
                <table:table-cell table:style-name="Tabel56.A1" office:value-type="string">
                  <text:p text:style-name="P69">x</text:p>
                </table:table-cell>
                <table:table-cell table:style-name="Tabel56.A1" office:value-type="string">
                  <text:p text:style-name="P69"> </text:p>
                </table:table-cell>
                <table:table-cell table:style-name="Tabel56.A1" office:value-type="string">
                  <text:p text:style-name="P69"> </text:p>
                </table:table-cell>
              </table:table-row>
              <table:table-row>
                <table:table-cell table:style-name="Tabel56.A1" office:value-type="string">
                  <text:p text:style-name="P68">ISEA[#!chesc-isea!#]</text:p>
                </table:table-cell>
                <table:table-cell table:style-name="Tabel56.A1" office:value-type="string">
                  <text:p text:style-name="P69">x</text:p>
                </table:table-cell>
                <table:table-cell table:style-name="Tabel56.A1" office:value-type="string">
                  <text:p text:style-name="P69"> </text:p>
                </table:table-cell>
                <table:table-cell table:style-name="Tabel56.A1" office:value-type="string">
                  <text:p text:style-name="P69">x</text:p>
                </table:table-cell>
                <table:table-cell table:style-name="Tabel56.A1" office:value-type="string">
                  <text:p text:style-name="P69"> </text:p>
                </table:table-cell>
                <table:table-cell table:style-name="Tabel56.A1" office:value-type="string">
                  <text:p text:style-name="P69"> </text:p>
                </table:table-cell>
                <table:table-cell table:style-name="Tabel56.A1" office:value-type="string">
                  <text:p text:style-name="P69"> </text:p>
                </table:table-cell>
                <table:table-cell table:style-name="Tabel56.A1" office:value-type="string">
                  <text:p text:style-name="P69"> </text:p>
                </table:table-cell>
                <table:table-cell table:style-name="Tabel56.A1" office:value-type="string">
                  <text:p text:style-name="P69">x</text:p>
                </table:table-cell>
                <table:table-cell table:style-name="Tabel56.A1" office:value-type="string">
                  <text:p text:style-name="P69"> </text:p>
                </table:table-cell>
                <table:table-cell table:style-name="Tabel56.A1" office:value-type="string">
                  <text:p text:style-name="P69"> </text:p>
                </table:table-cell>
              </table:table-row>
              <table:table-row>
                <table:table-cell table:style-name="Tabel56.A1" office:value-type="string">
                  <text:p text:style-name="P68">KSATS-HH[#!chesc-ksats-hh!#]</text:p>
                </table:table-cell>
                <table:table-cell table:style-name="Tabel56.A1" office:value-type="string">
                  <text:p text:style-name="P69"> </text:p>
                </table:table-cell>
                <table:table-cell table:style-name="Tabel56.A1" office:value-type="string">
                  <text:p text:style-name="P69"> </text:p>
                </table:table-cell>
                <table:table-cell table:style-name="Tabel56.A1" office:value-type="string">
                  <text:p text:style-name="P69"> </text:p>
                </table:table-cell>
                <table:table-cell table:style-name="Tabel56.A1" office:value-type="string">
                  <text:p text:style-name="P69">x</text:p>
                </table:table-cell>
                <table:table-cell table:style-name="Tabel56.A1" office:value-type="string">
                  <text:p text:style-name="P69"> </text:p>
                </table:table-cell>
                <table:table-cell table:style-name="Tabel56.A1" office:value-type="string">
                  <text:p text:style-name="P69"> </text:p>
                </table:table-cell>
                <table:table-cell table:style-name="Tabel56.A1" office:value-type="string">
                  <text:p text:style-name="P69"> </text:p>
                </table:table-cell>
                <table:table-cell table:style-name="Tabel56.A1" office:value-type="string">
                  <text:p text:style-name="P69"> </text:p>
                </table:table-cell>
                <table:table-cell table:style-name="Tabel56.A1" office:value-type="string">
                  <text:p text:style-name="P69">x</text:p>
                </table:table-cell>
                <table:table-cell table:style-name="Tabel56.A1" office:value-type="string">
                  <text:p text:style-name="P69"> </text:p>
                </table:table-cell>
              </table:table-row>
              <table:table-row>
                <table:table-cell table:style-name="Tabel56.A1" office:value-type="string">
                  <text:p text:style-name="P68">HAEA[#!chesc-haea!#,#!Gomez04selfadaptation!#]</text:p>
                </table:table-cell>
                <table:table-cell table:style-name="Tabel56.A1" office:value-type="string">
                  <text:p text:style-name="P69"> </text:p>
                </table:table-cell>
                <table:table-cell table:style-name="Tabel56.A1" office:value-type="string">
                  <text:p text:style-name="P69"> </text:p>
                </table:table-cell>
                <table:table-cell table:style-name="Tabel56.A1" office:value-type="string">
                  <text:p text:style-name="P69"> </text:p>
                </table:table-cell>
                <table:table-cell table:style-name="Tabel56.A1" office:value-type="string">
                  <text:p text:style-name="P69"> </text:p>
                </table:table-cell>
                <table:table-cell table:style-name="Tabel56.A1" office:value-type="string">
                  <text:p text:style-name="P69">x</text:p>
                </table:table-cell>
                <table:table-cell table:style-name="Tabel56.A1" office:value-type="string">
                  <text:p text:style-name="P69">x</text:p>
                </table:table-cell>
                <table:table-cell table:style-name="Tabel56.A1" office:value-type="string">
                  <text:p text:style-name="P69"> </text:p>
                </table:table-cell>
                <table:table-cell table:style-name="Tabel56.A1" office:value-type="string">
                  <text:p text:style-name="P69">x</text:p>
                </table:table-cell>
                <table:table-cell table:style-name="Tabel56.A1" office:value-type="string">
                  <text:p text:style-name="P69"> </text:p>
                </table:table-cell>
                <table:table-cell table:style-name="Tabel56.A1" office:value-type="string">
                  <text:p text:style-name="P69"> </text:p>
                </table:table-cell>
              </table:table-row>
              <table:table-row>
                <table:table-cell table:style-name="Tabel56.A1" office:value-type="string">
                  <text:p text:style-name="P68">ACO-HH[#!chesc-aco-hh!#]</text:p>
                </table:table-cell>
                <table:table-cell table:style-name="Tabel56.A1" office:value-type="string">
                  <text:p text:style-name="P69">x</text:p>
                </table:table-cell>
                <table:table-cell table:style-name="Tabel56.A1" office:value-type="string">
                  <text:p text:style-name="P69">x</text:p>
                </table:table-cell>
                <table:table-cell table:style-name="Tabel56.A1" office:value-type="string">
                  <text:p text:style-name="P69"> </text:p>
                </table:table-cell>
                <table:table-cell table:style-name="Tabel56.A1" office:value-type="string">
                  <text:p text:style-name="P69"> </text:p>
                </table:table-cell>
                <table:table-cell table:style-name="Tabel56.A1" office:value-type="string">
                  <text:p text:style-name="P69">x</text:p>
                </table:table-cell>
                <table:table-cell table:style-name="Tabel56.A1" office:value-type="string">
                  <text:p text:style-name="P69"> </text:p>
                </table:table-cell>
                <table:table-cell table:style-name="Tabel56.A1" office:value-type="string">
                  <text:p text:style-name="P69"> </text:p>
                </table:table-cell>
                <table:table-cell table:style-name="Tabel56.A1" office:value-type="string">
                  <text:p text:style-name="P69"> </text:p>
                </table:table-cell>
                <table:table-cell table:style-name="Tabel56.A1" office:value-type="string">
                  <text:p text:style-name="P69"> </text:p>
                </table:table-cell>
                <table:table-cell table:style-name="Tabel56.A1" office:value-type="string">
                  <text:p text:style-name="P69"> </text:p>
                </table:table-cell>
              </table:table-row>
              <table:table-row>
                <table:table-cell table:style-name="Tabel56.A1" office:value-type="string">
                  <text:p text:style-name="P68">GenHive[#!chesc-genhive!#]</text:p>
                </table:table-cell>
                <table:table-cell table:style-name="Tabel56.A1" office:value-type="string">
                  <text:p text:style-name="P69">x</text:p>
                </table:table-cell>
                <table:table-cell table:style-name="Tabel56.A1" office:value-type="string">
                  <text:p text:style-name="P69"> </text:p>
                </table:table-cell>
                <table:table-cell table:style-name="Tabel56.A1" office:value-type="string">
                  <text:p text:style-name="P69"> </text:p>
                </table:table-cell>
                <table:table-cell table:style-name="Tabel56.A1" office:value-type="string">
                  <text:p text:style-name="P69"> </text:p>
                </table:table-cell>
                <table:table-cell table:style-name="Tabel56.A1" office:value-type="string">
                  <text:p text:style-name="P69"> </text:p>
                </table:table-cell>
                <table:table-cell table:style-name="Tabel56.A1" office:value-type="string">
                  <text:p text:style-name="P69"> </text:p>
                </table:table-cell>
                <table:table-cell table:style-name="Tabel56.A1" office:value-type="string">
                  <text:p text:style-name="P69"> </text:p>
                </table:table-cell>
                <table:table-cell table:style-name="Tabel56.A1" office:value-type="string">
                  <text:p text:style-name="P69">x</text:p>
                </table:table-cell>
                <table:table-cell table:style-name="Tabel56.A1" office:value-type="string">
                  <text:p text:style-name="P69"> </text:p>
                </table:table-cell>
                <table:table-cell table:style-name="Tabel56.A1" office:value-type="string">
                  <text:p text:style-name="P69"> </text:p>
                </table:table-cell>
              </table:table-row>
              <table:table-row>
                <table:table-cell table:style-name="Tabel56.A1" office:value-type="string">
                  <text:p text:style-name="P68">DynILS[#!chesc-dynils!#,#!journals_orsnz_ksosils!#]</text:p>
                </table:table-cell>
                <table:table-cell table:style-name="Tabel56.A1" office:value-type="string">
                  <text:p text:style-name="P69"> </text:p>
                </table:table-cell>
                <table:table-cell table:style-name="Tabel56.A1" office:value-type="string">
                  <text:p text:style-name="P69"> </text:p>
                </table:table-cell>
                <table:table-cell table:style-name="Tabel56.A1" office:value-type="string">
                  <text:p text:style-name="P69"> </text:p>
                </table:table-cell>
                <table:table-cell table:style-name="Tabel56.A1" office:value-type="string">
                  <text:p text:style-name="P69">x</text:p>
                </table:table-cell>
                <table:table-cell table:style-name="Tabel56.A1" office:value-type="string">
                  <text:p text:style-name="P69">x</text:p>
                </table:table-cell>
                <table:table-cell table:style-name="Tabel56.A1" office:value-type="string">
                  <text:p text:style-name="P69"> </text:p>
                </table:table-cell>
                <table:table-cell table:style-name="Tabel56.A1" office:value-type="string">
                  <text:p text:style-name="P69"> </text:p>
                </table:table-cell>
                <table:table-cell table:style-name="Tabel56.A1" office:value-type="string">
                  <text:p text:style-name="P69"> </text:p>
                </table:table-cell>
                <table:table-cell table:style-name="Tabel56.A1" office:value-type="string">
                  <text:p text:style-name="P69"> </text:p>
                </table:table-cell>
                <table:table-cell table:style-name="Tabel56.A1" office:value-type="string">
                  <text:p text:style-name="P69"> </text:p>
                </table:table-cell>
              </table:table-row>
              <table:table-row>
                <table:table-cell table:style-name="Tabel56.A1" office:value-type="string">
                  <text:p text:style-name="P68">AVEG-Nep[#!chesc-aveg-nep!#]</text:p>
                </table:table-cell>
                <table:table-cell table:style-name="Tabel56.A1" office:value-type="string">
                  <text:p text:style-name="P69">x</text:p>
                </table:table-cell>
                <table:table-cell table:style-name="Tabel56.A1" office:value-type="string">
                  <text:p text:style-name="P69"> </text:p>
                </table:table-cell>
                <table:table-cell table:style-name="Tabel56.A1" office:value-type="string">
                  <text:p text:style-name="P69"> </text:p>
                </table:table-cell>
                <table:table-cell table:style-name="Tabel56.A1" office:value-type="string">
                  <text:p text:style-name="P69"> </text:p>
                </table:table-cell>
                <table:table-cell table:style-name="Tabel56.A1" office:value-type="string">
                  <text:p text:style-name="P69"> </text:p>
                </table:table-cell>
                <table:table-cell table:style-name="Tabel56.A1" office:value-type="string">
                  <text:p text:style-name="P69"> </text:p>
                </table:table-cell>
                <table:table-cell table:style-name="Tabel56.A1" office:value-type="string">
                  <text:p text:style-name="P69">x</text:p>
                </table:table-cell>
                <table:table-cell table:style-name="Tabel56.A1" office:value-type="string">
                  <text:p text:style-name="P69"> </text:p>
                </table:table-cell>
                <table:table-cell table:style-name="Tabel56.A1" office:value-type="string">
                  <text:p text:style-name="P69"> </text:p>
                </table:table-cell>
                <table:table-cell table:style-name="Tabel56.A1" office:value-type="string">
                  <text:p text:style-name="P69"> </text:p>
                </table:table-cell>
              </table:table-row>
              <table:table-row>
                <table:table-cell table:style-name="Tabel56.A1" office:value-type="string">
                  <text:p text:style-name="P68">GISS[#!chesc-giss!#]</text:p>
                </table:table-cell>
                <table:table-cell table:style-name="Tabel56.A1" office:value-type="string">
                  <text:p text:style-name="P69"> </text:p>
                </table:table-cell>
                <table:table-cell table:style-name="Tabel56.A1" office:value-type="string">
                  <text:p text:style-name="P69"> </text:p>
                </table:table-cell>
                <table:table-cell table:style-name="Tabel56.A1" office:value-type="string">
                  <text:p text:style-name="P69"> </text:p>
                </table:table-cell>
                <table:table-cell table:style-name="Tabel56.A1" office:value-type="string">
                  <text:p text:style-name="P69"> </text:p>
                </table:table-cell>
                <table:table-cell table:style-name="Tabel56.A1" office:value-type="string">
                  <text:p text:style-name="P69"> </text:p>
                </table:table-cell>
                <table:table-cell table:style-name="Tabel56.A1" office:value-type="string">
                  <text:p text:style-name="P69"> </text:p>
                </table:table-cell>
                <table:table-cell table:style-name="Tabel56.A1" office:value-type="string">
                  <text:p text:style-name="P69"> </text:p>
                </table:table-cell>
                <table:table-cell table:style-name="Tabel56.A1" office:value-type="string">
                  <text:p text:style-name="P69"> </text:p>
                </table:table-cell>
                <table:table-cell table:style-name="Tabel56.A1" office:value-type="string">
                  <text:p text:style-name="P69">x</text:p>
                </table:table-cell>
                <table:table-cell table:style-name="Tabel56.A1" office:value-type="string">
                  <text:p text:style-name="P69"> </text:p>
                </table:table-cell>
              </table:table-row>
              <table:table-row>
                <table:table-cell table:style-name="Tabel56.A1" office:value-type="string">
                  <text:p text:style-name="P68">SelfSearch[#!chesc-selfsearch!#]</text:p>
                </table:table-cell>
                <table:table-cell table:style-name="Tabel56.A1" office:value-type="string">
                  <text:p text:style-name="P69"> </text:p>
                </table:table-cell>
                <table:table-cell table:style-name="Tabel56.A1" office:value-type="string">
                  <text:p text:style-name="P69"> </text:p>
                </table:table-cell>
                <table:table-cell table:style-name="Tabel56.A1" office:value-type="string">
                  <text:p text:style-name="P69">x</text:p>
                </table:table-cell>
                <table:table-cell table:style-name="Tabel56.A1" office:value-type="string">
                  <text:p text:style-name="P69"> </text:p>
                </table:table-cell>
                <table:table-cell table:style-name="Tabel56.A1" office:value-type="string">
                  <text:p text:style-name="P69">x</text:p>
                </table:table-cell>
                <table:table-cell table:style-name="Tabel56.A1" office:value-type="string">
                  <text:p text:style-name="P69"> </text:p>
                </table:table-cell>
                <table:table-cell table:style-name="Tabel56.A1" office:value-type="string">
                  <text:p text:style-name="P69"> </text:p>
                </table:table-cell>
                <table:table-cell table:style-name="Tabel56.A1" office:value-type="string">
                  <text:p text:style-name="P69"> </text:p>
                </table:table-cell>
                <table:table-cell table:style-name="Tabel56.A1" office:value-type="string">
                  <text:p text:style-name="P69"> </text:p>
                </table:table-cell>
                <table:table-cell table:style-name="Tabel56.A1" office:value-type="string">
                  <text:p text:style-name="P69"> </text:p>
                </table:table-cell>
              </table:table-row>
              <table:table-row>
                <table:table-cell table:style-name="Tabel56.A1" office:value-type="string">
                  <text:p text:style-name="P68">MCHH-S[#!chesc-mchh-s!#,#!conf_gecco_McClymontK11!#]</text:p>
                </table:table-cell>
                <table:table-cell table:style-name="Tabel56.A1" office:value-type="string">
                  <text:p text:style-name="P69"> </text:p>
                </table:table-cell>
                <table:table-cell table:style-name="Tabel56.A1" office:value-type="string">
                  <text:p text:style-name="P69">x</text:p>
                </table:table-cell>
                <table:table-cell table:style-name="Tabel56.A1" office:value-type="string">
                  <text:p text:style-name="P69"> </text:p>
                </table:table-cell>
                <table:table-cell table:style-name="Tabel56.A1" office:value-type="string">
                  <text:p text:style-name="P69"> </text:p>
                </table:table-cell>
                <table:table-cell table:style-name="Tabel56.A1" office:value-type="string">
                  <text:p text:style-name="P69">x</text:p>
                </table:table-cell>
                <table:table-cell table:style-name="Tabel56.A1" office:value-type="string">
                  <text:p text:style-name="P69"> </text:p>
                </table:table-cell>
                <table:table-cell table:style-name="Tabel56.A1" office:value-type="string">
                  <text:p text:style-name="P69"> </text:p>
                </table:table-cell>
                <table:table-cell table:style-name="Tabel56.A1" office:value-type="string">
                  <text:p text:style-name="P69"> </text:p>
                </table:table-cell>
                <table:table-cell table:style-name="Tabel56.A1" office:value-type="string">
                  <text:p text:style-name="P69"> </text:p>
                </table:table-cell>
                <table:table-cell table:style-name="Tabel56.A1" office:value-type="string">
                  <text:p text:style-name="P69"> </text:p>
                </table:table-cell>
              </table:table-row>
              <table:table-row>
                <table:table-cell table:style-name="Tabel56.A1" office:value-type="string">
                  <text:p text:style-name="P68">Ant-Q[#!chesc-ant-q!#,#!sis_ant-q!#]</text:p>
                </table:table-cell>
                <table:table-cell table:style-name="Tabel56.A1" office:value-type="string">
                  <text:p text:style-name="P69">x</text:p>
                </table:table-cell>
                <table:table-cell table:style-name="Tabel56.A1" office:value-type="string">
                  <text:p text:style-name="P69">x</text:p>
                </table:table-cell>
                <table:table-cell table:style-name="Tabel56.A1" office:value-type="string">
                  <text:p text:style-name="P69"> </text:p>
                </table:table-cell>
                <table:table-cell table:style-name="Tabel56.A1" office:value-type="string">
                  <text:p text:style-name="P69"> </text:p>
                </table:table-cell>
                <table:table-cell table:style-name="Tabel56.A1" office:value-type="string">
                  <text:p text:style-name="P69">x</text:p>
                </table:table-cell>
                <table:table-cell table:style-name="Tabel56.A1" office:value-type="string">
                  <text:p text:style-name="P69"> </text:p>
                </table:table-cell>
                <table:table-cell table:style-name="Tabel56.A1" office:value-type="string">
                  <text:p text:style-name="P69">x</text:p>
                </table:table-cell>
                <table:table-cell table:style-name="Tabel56.A1" office:value-type="string">
                  <text:p text:style-name="P69"> </text:p>
                </table:table-cell>
                <table:table-cell table:style-name="Tabel56.A1" office:value-type="string">
                  <text:p text:style-name="P69"> </text:p>
                </table:table-cell>
                <table:table-cell table:style-name="Tabel56.A1" office:value-type="string">
                  <text:p text:style-name="P69"> </text:p>
                </table:table-cell>
              </table:table-row>
              <table:table-row>
                <table:table-cell table:style-name="Tabel56.A1" office:value-type="string">
                  <text:p text:style-name="P68"> </text:p>
                </table:table-cell>
                <table:table-cell table:style-name="Tabel56.A1" office:value-type="string">
                  <text:p text:style-name="P69"> </text:p>
                </table:table-cell>
                <table:table-cell table:style-name="Tabel56.A1" office:value-type="string">
                  <text:p text:style-name="P69"> </text:p>
                </table:table-cell>
                <table:table-cell table:style-name="Tabel56.A1" office:value-type="string">
                  <text:p text:style-name="P69"> </text:p>
                </table:table-cell>
                <table:table-cell table:style-name="Tabel56.A1" office:value-type="string">
                  <text:p text:style-name="P69"> </text:p>
                </table:table-cell>
                <table:table-cell table:style-name="Tabel56.A1" office:value-type="string">
                  <text:p text:style-name="P69"> </text:p>
                </table:table-cell>
                <table:table-cell table:style-name="Tabel56.A1" office:value-type="string">
                  <text:p text:style-name="P69"> </text:p>
                </table:table-cell>
                <table:table-cell table:style-name="Tabel56.A1" office:value-type="string">
                  <text:p text:style-name="P69"> </text:p>
                </table:table-cell>
                <table:table-cell table:style-name="Tabel56.A1" office:value-type="string">
                  <text:p text:style-name="P69"> </text:p>
                </table:table-cell>
                <table:table-cell table:style-name="Tabel56.A1" office:value-type="string">
                  <text:p text:style-name="P69"> </text:p>
                </table:table-cell>
                <table:table-cell table:style-name="Tabel56.A1" office:value-type="string">
                  <text:p text:style-name="P69"> <text:bookmark text:name="tbl:chesc-tech"/></text:p>
                </table:table-cell>
              </table:table-row>
            </table:table>
          </table:table-cell>
        </table:table-row>
      </table:table>
      <text:p text:style-name="Text_20_body"/>
      <text:p text:style-name="Heading_20_1"><text:bookmark text:name="SECTION001300000000000000000"/><text:bookmark text:name="app:communication"/><text:line-break/>Communicatiemodel van ParHyFlex </text:p>
      <text:p text:style-name="P4"><draw:frame draw:style-name="fr1" draw:name="Afbeeldingen500" text:anchor-type="as-char" svg:width="0.0311in" svg:height="0.1354in" draw:z-index="288"><draw:image xlink:href="../masterproef/img300.png" xlink:type="simple" xlink:show="embed" xlink:actuate="onLoad"/></draw:frame> </text:p>
      <text:p text:style-name="Text_20_body">Bij de uitwisseling van oplossingen en ervaring, het onderhandelen over een nieuwe zoekruimte en het uitwisselen van toestanden is communicatie vereist. ParHyFlex gebruikt hiervoor twee vormen van <text:soft-page-break/>communicatie: Message Passing Interface (MPI) en User Datagram Protocol (UDP). </text:p>
      <text:p text:style-name="Heading_20_1"><text:bookmark text:name="SECTION001310000000000000000"/>Motivatie </text:p>
      <text:p text:style-name="Text_20_body">In deze sectie geven we voor elk van de twee gebruikte protocols een motivatie die het gebruik rechtvaardigt. </text:p>
      <text:h text:style-name="Heading_20_2" text:outline-level="2"><text:bookmark text:name="SECTION001311000000000000000"/>Message Passing Interface (MPI) </text:h>
      <text:p text:style-name="Text_20_body">MPI is een standaard communicatieprotocol speciaal ontwikkeld voor parallelle algoritmen. Het omvat zowel directieven voor point-to-point communicatie en collectieve communicatie. Zowel de zender en de ontvanger kunnen kiezen om deze communicatie op een synchrone of asynchrone manier af te handelen. </text:p>
      <text:h text:style-name="Heading_20_4" text:outline-level="4"><text:bookmark text:name="SECTION001311010000000000000"/>. </text:h>
      <text:p text:style-name="Text_20_body">Een groot voordeel van MPI is dat er voor de meeste platformen een implementatie beschikbaar is. Bovendien heeft men veel onderzoek geïnvesteerd in efficiënte implementaties voor groepscommunicatie op verschillende netwerkstructuren (hypercube, cycle,...). Ook bestaan er enkele netwerkkaarten waar de MPI commando's rechtstreeks in de hardware werden geïmplementeerd en op die manier de processor ontlasten van een groot deel van de communicatie-aspecten. </text:p>
      <text:h text:style-name="Heading_20_4" text:outline-level="4"><text:bookmark text:name="SECTION001311020000000000000"/>. </text:h>
      <text:p text:style-name="Text_20_body">MPI legt weinig voorwaarden op inzake hoe de commando's geïmplementeerd worden. De meeste implementaties werken op een manier die vergelijkbaar is met TCP, al dan niet geoptimaliseerd voor parallelle algoritmen. </text:p>
      <text:h text:style-name="Heading_20_4" text:outline-level="4"><text:bookmark text:name="SECTION001311030000000000000"/>. </text:h>
      <text:p text:style-name="Text_20_body">MPI kent verschillende versies. De eerste versie is vrij beperkt, zeker op het gebied van asynchrone communicatie. De meeste bindingen naar programmeertalen lopen niet gelijk met de nieuwe versie: MPI-3. Daarom werd zelf een implementatie voor een asynchrone gatherall-implementatie voorgesteld in S<text:span text:style-name="T1">ECTIE</text:span> . </text:p>
      <text:h text:style-name="Heading_20_2" text:outline-level="2"><text:bookmark text:name="SECTION001312000000000000000"/>User Datagraph Protocol (UDP) </text:h>
      <text:p text:style-name="Text_20_body">UDP is een protocol in de transportlaag die op een onbetrouwbare manier boodschappen doorstuurt. Boodschappen worden in pakketten doorgestuurd: een sequenties aan bytes die op zichzelf staan. </text:p>
      <text:h text:style-name="Heading_20_4" text:outline-level="4"><text:bookmark text:name="SECTION001312010000000000000"/>. </text:h>
      <text:p text:style-name="Text_20_body">Onbetrouwbare communicatie is vrij ongewoon in een parallelle context. De meeste parallelle algoritmen falen immers wanneer de resultaten net naar andere processoren kunnen worden doorgestuurd. Metaheuristieken en hyperheuristieken zijn minder afhankelijk van betrouwbare communicatie: stel dat een oplossing niet wordt doorgestuurd, kan de potentiële ontvanger nog altijd de oude oplossing gebruiken om verder te rekenen. </text:p>
      <text:h text:style-name="Heading_20_4" text:outline-level="4"><text:bookmark text:name="SECTION001312020000000000000"/><text:soft-page-break/>. </text:h>
      <text:p text:style-name="Text_20_body">Werken met onbetrouwbare communicatie levert bovendien ook enkele voordelen op. Wanneer men moet verzekeren dat informatie wel degelijk de ontvanger bereikt, moet men een systeem implementeren waarbij de ontvanger een bericht terugstuurt dat de boodschap is aangekomen<text:bookmark text:name="tex2html40"/><text:span text:style-name="T2"><draw:a xlink:type="simple" xlink:href="#foot9161" office:name="tex2html40"><draw:frame draw:style-name="fr2" draw:name="Afbeeldingen501" text:anchor-type="as-char" svg:width="0.1772in" svg:height="0.1772in" draw:z-index="289"><draw:image xlink:href="../../../../../../../../usr/share/latex2html/icons/footnote.png" xlink:type="simple" xlink:show="embed" xlink:actuate="onLoad"/></draw:frame></draw:a></text:span>. Heel wat implementaties zullen deze boodschappen efficiënt proberen te implementeren. Toch zal men een deel van de beschikbare bandbreedte altijd gebruikt worden om de communicatie betrouwbaar te maken. Zeker in de context van een lokaal netwerk - een configuratie waarbij een groot deel van de pakketten sowieso toekomt - is dit een niet onbelangrijke kostprijs. </text:p>
      <text:h text:style-name="Heading_20_4" text:outline-level="4"><text:bookmark text:name="SECTION001312030000000000000"/>. </text:h>
      <text:p text:style-name="Text_20_body">UDP maakt ook het gebruik van multicast pakketten eenvoudiger. Een multicast pakket wordt naar meerdere ontvangers tegelijk gestuurd om zo de bandbreedte te sparen. Omdat betrouwbaarheid geen vereiste is, zal een pakket een constante kost teweegbrengen in het netwerk. In het geval van betrouwbare communicatie (bijvoorbeeld over het Transmission Control Protocol (TCP)) worden bevestigingspakketten teruggestuurd. De totale kostprijs schaalt dus met het aantal ontvangers. In het geval van TCP werken we bovendien met een sliding window protocol: slechts een deel van de fragmenten van een boodschap zijn tegelijk in omloop zijn. Indien één ontvanger dus niet antwoordt - bijvoorbeeld omdat deze op dat moment andere pakketten ontvangt - kan dit ertoe leiden dat andere ontvangers geen verdere boodschappen meer ontvangen. Multicast onder TCP is bovendien geen sinecure[#!dshp!#]: ontvangers moeten zichzelf eerst toevoegen aan een multicast group om pakketten te ontvangen. </text:p>
      <text:h text:style-name="Heading_20_4" text:outline-level="4"><text:bookmark text:name="SECTION001312040000000000000"/>. </text:h>
      <text:p text:style-name="Text_20_body">Een beperking aan UDP is de pakketgrootte. Elk pakket heeft een maximale grote van 65'507 bytes aan data<text:bookmark text:name="tex2html41"/><text:span text:style-name="T2"><draw:a xlink:type="simple" xlink:href="#foot9155" office:name="tex2html41"><draw:frame draw:style-name="fr2" draw:name="Afbeeldingen502" text:anchor-type="as-char" svg:width="0.1772in" svg:height="0.1772in" draw:z-index="290"><draw:image xlink:href="../../../../../../../../usr/share/latex2html/icons/footnote.png" xlink:type="simple" xlink:show="embed" xlink:actuate="onLoad"/></draw:frame></draw:a></text:span>. Vermits het niet zeker is dat een UDP pakket wel degelijk op de bestemming toekomt, moet alle informatie dus in één pakket worden opgeslagen. Het gevolg is dat sommige data niet uitwisselbaar is met behulp van UDP. Door enkele eigenschappen van TCP over te nemen in een nieuw protocol zou men dit probleem kunnen oplossen. </text:p>
      <text:p text:style-name="Heading_20_1"><text:bookmark text:name="SECTION001320000000000000000"/>Overzicht van de Communicatie </text:p>
      <text:p text:style-name="Text_20_body">We beschouwen volgende vormen van communicatie in ParHyFlex: </text:p>
      <text:list xml:id="list8569900008109752707" text:style-name="L30">
        <text:list-item>
          <text:p text:style-name="P66">de probleeminstantie; </text:p>
        </text:list-item>
        <text:list-item>
          <text:p text:style-name="P66">geheugenconfiguratie; </text:p>
        </text:list-item>
        <text:list-item>
          <text:p text:style-name="P66">oplossingen; </text:p>
        </text:list-item>
        <text:list-item>
          <text:p text:style-name="P66">onderhandelingen over een nieuwe zoekruimte; en </text:p>
        </text:list-item>
        <text:list-item>
          <text:p text:style-name="P32">een deel van de toestand van de hyperheuristiek. </text:p>
        </text:list-item>
      </text:list>
      <text:p text:style-name="Text_20_body">in de volgende subsecties zullen we de verschillende vormen verder bespreken. </text:p>
      <text:h text:style-name="Heading_20_2" text:outline-level="2"><text:bookmark text:name="SECTION001321000000000000000"/>De probleeminstantie en geheugenconfiguratie </text:h>
      <text:p text:style-name="Text_20_body">Wanneer ParHyFlex wordt opgestart, zal één van de processoren het optimalisatieprobleem inlezen. Het is de bedoeling dat het probleem vervolgens ook door de andere processoren wordt ingeladen. Hiervoor maken we gebruik van synchrone communicatie over MPI. Het inlezen van de instantie is een noodzakelijke eerste stap. We verwachten dat de synchrone communicatie het proces zal vertragen. Het is echter een stap in het opzetten van het systeem die slechts éénmalig wordt uitgevoerd. We verwachten dat <text:soft-page-break/>deze stap bijgevolg niet significant doorweegt in het totale algoritme. </text:p>
      <text:h text:style-name="Heading_20_4" text:outline-level="4"><text:bookmark text:name="SECTION001321010000000000000"/>. </text:h>
      <text:p text:style-name="Text_20_body">Ook de geheugenconfiguratie wordt uitgewisseld. Hieronder verstaan we het aantal oplossingen die een processor tegelijk opslaat samen met enkele instellingen hoe oplossingen zullen worden gecommuniceerd. ParHyFlex laat enkel toe dat de hyperheuristiek bij aanvang het geheugen juist afstelt. Daarom verloopt ook deze communicatie over een synchrone MPI verbinding. De argumentatie is dezelfde als bij het uitwisselen van de probleeminstantie. </text:p>
      <text:h text:style-name="Heading_20_2" text:outline-level="2"><text:bookmark text:name="SECTION001322000000000000000"/>Uitwisselen van oplossingen </text:h>
      <text:p text:style-name="Text_20_body">Het uitwisselen van oplossingen is een essentiële taak in ParHyFlex. Dit principe is gesteund op het principe van het Island Model[#!parallelgeneticalgorithms!#]. Oplossingen worden uitgewisseld met behulp van onbetrouwbare communicatie via het UDP protocol. </text:p>
      <text:h text:style-name="Heading_20_4" text:outline-level="4"><text:bookmark text:name="SECTION001322010000000000000"/>. </text:h>
      <text:p text:style-name="Text_20_body">Een typisch argument in het gebruik van onbetrouwbare communicatie is dat de data na verloop van tijd niet meer relevant is. Ook in het geval van hyperheuristieken is dit argument van toepassing: wanneer het communiceren van een oplossing teveel tijd in beslag neemt is de kans groot dat wanneer de oplossing uiteindelijk aankomt, de kwaliteit inferieur is. Processoren zullen bovendien regelmatig oplossingen uitwisselen, het missen van enkele oplossingen hoeft dus niet te betekenen dat dit op termijn niet kan worden goedgemaakt met andere oplossingen. </text:p>
      <text:h text:style-name="Heading_20_2" text:outline-level="2"><text:bookmark text:name="SECTION001323000000000000000"/>Onderhandelingen over een nieuwe zoekruimte </text:h>
      <text:p text:style-name="Text_20_body">Op geregelde tijdstippen vat ParHyFlex een proces aan waarbij men over een nieuwe zoekruimte onderhandelt. Verschillende processoren formuleren een voorstel voor een eigen zoekruimte. Dit gebeurd typisch aan de hand van een <text:span text:style-name="Teletype">GatherAll</text:span>-operatie: een vorm van groepscommunicatie waarbij elke processor een deel van de data bezit. Op het einde van de operatie bezitten alle processoren alle delen. De meeste van MPI bevatten geen implementatie voor een asynchrone <text:span text:style-name="Teletype">GatherAll</text:span>-operatie<text:bookmark text:name="tex2html42"/><text:span text:style-name="T2"><draw:a xlink:type="simple" xlink:href="#foot9227" office:name="tex2html42"><draw:frame draw:style-name="fr2" draw:name="Afbeeldingen503" text:anchor-type="as-char" svg:width="0.1772in" svg:height="0.1772in" draw:z-index="291"><draw:image xlink:href="../../../../../../../../usr/share/latex2html/icons/footnote.png" xlink:type="simple" xlink:show="embed" xlink:actuate="onLoad"/></draw:frame></draw:a></text:span>, daarom werd deze zelf geïmplementeerd. De details van deze implementatie staan in S<text:span text:style-name="T1">ECTIE</text:span> . </text:p>
      <text:h text:style-name="Heading_20_2" text:outline-level="2"><text:bookmark text:name="SECTION001324000000000000000"/>De toestand van de hyperheuristiek </text:h>
      <text:p text:style-name="Text_20_body">Een hyperheuristiek houdt een toestand bij waarin bijvoorbeeld de prestaties van de heuristieken wordt opgeslagen. De betrouwbaarheid van deze parameters is onderhevig aan het aantal onderzochte gevallen. Daarom kan het interessant zijn deze parameters uit te wisselen. Voor deze taak werd een component geïmplementeerd ter ondersteuning. Elke processor houdt een verzameling van serialiseerbare objecten die regelmatig worden uitgewisseld. Ook hiervoor maken we gebruik van een asynchrone <text:span text:style-name="Teletype">gather all</text:span> implementatie (zie S<text:span text:style-name="T1">ECTIE</text:span> ). </text:p>
      <text:p text:style-name="Heading_20_1"><text:bookmark text:name="SECTION001330000000000000000"/><text:bookmark text:name="sec:mpimod"/><text:line-break/>Aangepast MPI-model: Non-blocking Gather All </text:p>
      <text:p text:style-name="Text_20_body">Het commando zorgt voor de uitwisseling van gegevens tussen meerdere processoren. Voordat het <text:soft-page-break/>commando wordt opgeroepen beschikt elke processor over een deel van de data. Na de operatie kennen alle processoren alle delen. Een <text:span text:style-name="Teletype">GatherAll</text:span> instructie kan men dus bekijken als een collectieve <text:span text:style-name="Teletype">Broadcast</text:span>: elke processor stuurt zijn deel van data naar alle andere processoren. </text:p>
      <text:h text:style-name="Heading_20_4" text:outline-level="4"><text:bookmark text:name="SECTION001330010000000000000"/>. </text:h>
      <text:p text:style-name="Text_20_body">De naïeve implementatie waarbij men elke processor een <text:span text:style-name="Teletype">Broadcast</text:span> operatie laat ondernemen, vereist dat we<office:annotation><dc:date>2013-06-02T12:23:34</dc:date><text:p>MATH</text:p><text:p><text:s/>$\ensuremath{\mathcal{O}\ensuremath{\left(p\cdot\ensuremath{\left(p-1\right)}/2\right)}}=\ensuremath{\mathcal{O}\ensuremath{\left(p^2\right)}}$</text:p></office:annotation> <draw:frame draw:style-name="fr3" draw:name="Afbeeldingen504" text:anchor-type="as-char" svg:width="0.0311in" svg:height="0.0937in" draw:z-index="292"><draw:image xlink:href="../masterproef/img301.png" xlink:type="simple" xlink:show="embed" xlink:actuate="onLoad"/></draw:frame> berichten over het netwerk sturen. Men kan stellen dat een voordeel van deze implementatie is dat de berichten in<office:annotation><dc:date>2013-06-02T12:23:34</dc:date><text:p>MATH</text:p><text:p><text:s/>$\mathcal{O}\ensuremath{\left(1\right)}$</text:p></office:annotation> <draw:frame draw:style-name="fr3" draw:name="Afbeeldingen505" text:anchor-type="as-char" svg:width="2.448in" svg:height="0.3957in" draw:z-index="293"><draw:image xlink:href="../masterproef/img302.png" xlink:type="simple" xlink:show="embed" xlink:actuate="onLoad"/></draw:frame> over het netwerk worden verstuurd. Als we echter de assumptie maken dat elke machine slechts één bericht tegelijk kan ontvangen of de communicatielijnen de berichten sequentieel doorsturen, vereist deze operatie dus<office:annotation><dc:date>2013-06-02T12:23:34</dc:date><text:p>MATH</text:p><text:p><text:s/>$\mathcal{O}\ensuremath{\left(p\right)}$</text:p></office:annotation> <draw:frame draw:style-name="fr3" draw:name="Afbeeldingen506" text:anchor-type="as-char" svg:width="2.0937in" svg:height="0.4063in" draw:z-index="294"><draw:image xlink:href="../masterproef/img303.png" xlink:type="simple" xlink:show="embed" xlink:actuate="onLoad"/></draw:frame> tijd. </text:p>
      <text:h text:style-name="Heading_20_2" text:outline-level="2"><text:bookmark text:name="SECTION001331000000000000000"/><text:span text:style-name="Teletype">GatherAll</text:span> met<office:annotation><dc:date>2013-06-02T12:23:34</dc:date><text:p>MATH</text:p><text:p><text:s/>$\mathcal{O}\ensuremath{\left(p\log p\right)}$</text:p></office:annotation> <draw:frame draw:style-name="fr3" draw:name="Afbeeldingen507" text:anchor-type="as-char" svg:width="0.4583in" svg:height="0.3752in" draw:z-index="295"><draw:image xlink:href="../masterproef/img304.png" xlink:type="simple" xlink:show="embed" xlink:actuate="onLoad"/></draw:frame> berichten </text:h>
      <text:p text:style-name="Text_20_body">Een implementatie die minder berichten oplevert ordent de processoren in een hypercube[#!books_bc_KumarGGK94!#, algoritme 4.7]. In het geval van <draw:frame draw:style-name="fr3" draw:name="Afbeeldingen508" text:anchor-type="as-char" svg:width="0.3646in" svg:height="0.3752in" draw:z-index="296"><draw:image xlink:href="../masterproef/img51.png" xlink:type="simple" xlink:show="embed" xlink:actuate="onLoad"/></draw:frame> processoren, en<office:annotation><dc:date>2013-06-02T12:23:34</dc:date><text:p>MATH</text:p><text:p><text:s/>$d=\ensuremath{\left\lceil \log_2p\right\rceil}$</text:p></office:annotation> <draw:frame draw:style-name="fr3" draw:name="Afbeeldingen509" text:anchor-type="as-char" svg:width="0.4583in" svg:height="0.3752in" draw:z-index="297"><draw:image xlink:href="../masterproef/img305.png" xlink:type="simple" xlink:show="embed" xlink:actuate="onLoad"/></draw:frame>, kunnen we de processoren ordenen in een <draw:frame draw:style-name="fr1" draw:name="Afbeeldingen510" text:anchor-type="as-char" svg:width="0.1563in" svg:height="0.1563in" draw:z-index="298"><draw:image xlink:href="../masterproef/img7.png" xlink:type="simple" xlink:show="embed" xlink:actuate="onLoad"/></draw:frame>-dimensionale kubus. Elke processor heeft hierbij ofwel <draw:frame draw:style-name="fr1" draw:name="Afbeeldingen511" text:anchor-type="as-char" svg:width="0.1563in" svg:height="0.1563in" draw:z-index="299"><draw:image xlink:href="../masterproef/img7.png" xlink:type="simple" xlink:show="embed" xlink:actuate="onLoad"/></draw:frame> ofwel <draw:frame draw:style-name="fr3" draw:name="Afbeeldingen512" text:anchor-type="as-char" svg:width="0.8437in" svg:height="0.3752in" draw:z-index="300"><draw:image xlink:href="../masterproef/img306.png" xlink:type="simple" xlink:show="embed" xlink:actuate="onLoad"/></draw:frame> buren: processoren die slechts in één dimensie van elkaar verschillen. </text:p>
      <text:h text:style-name="Heading_20_4" text:outline-level="4"><text:bookmark text:name="SECTION001331010000000000000"/>. </text:h>
      <text:p text:style-name="Text_20_body">Processoren kunnen informatie uitwisselen met de buur van een bepaalde dimensie: zelf zend de processor alle data door waarover deze op dat moment beschikt naar de buur in kwestie. Vermits de buur-relatie voor een specifieke dimensie symmetrisch is, zal deze buur ook alle data waarover hij beschikt doorsturen. </text:p>
      <text:p text:style-name="P1"><text:bookmark text:name="fig:asynchronegatherall"/><text:bookmark text:name="9354"/></text:p>
      <table:table table:name="Tabel57" table:style-name="Tabel57">
        <table:table-column table:style-name="Tabel57.A"/>
        <table:table-row>
          <table:table-cell table:style-name="Tabel57.A1" office:value-type="string">
            <text:p text:style-name="Table_20_Contents"><draw:frame draw:style-name="fr1" draw:name="Afbeeldingen513" text:anchor-type="as-char" svg:width="1in" svg:height="0.3854in" draw:z-index="310"><draw:image xlink:href="../masterproef/img307.png" xlink:type="simple" xlink:show="embed" xlink:actuate="onLoad"/></draw:frame></text:p>
          </table:table-cell>
        </table:table-row>
      </table:table>
      <text:p text:style-name="P42"><text:span text:style-name="Strong_20_Emphasis">Figure:</text:span> Werking van een <text:span text:style-name="Teletype">GatherAll</text:span> operatie op een HyperCube.</text:p>
      <text:h text:style-name="Heading_20_4" text:outline-level="4"><text:bookmark text:name="SECTION001331020000000000000"/>. </text:h>
      <text:p text:style-name="Text_20_body">figuur 1 toont dat door incrementeel informatie uit te wisselen met de buur van een telkens hogere dimensie, na <draw:frame draw:style-name="fr1" draw:name="Afbeeldingen514" text:anchor-type="as-char" svg:width="0.1563in" svg:height="0.1563in" draw:z-index="301"><draw:image xlink:href="../masterproef/img7.png" xlink:type="simple" xlink:show="embed" xlink:actuate="onLoad"/></draw:frame> stappen alle processoren over alle informatie beschikken. Een formele beschrijving vindt men terug in algoritme 1. </text:p>
      <text:p text:style-name="Text_20_body"><text:line-break/><text:bookmark text:name="alg:gatherallsequential"/><draw:frame draw:style-name="fr1" draw:name="Afbeeldingen515" text:anchor-type="as-char" svg:width="0.4689in" svg:height="0.3646in" draw:z-index="302"><draw:image xlink:href="../masterproef/img308.png" xlink:type="simple" xlink:show="embed" xlink:actuate="onLoad"/></draw:frame> </text:p>
      <text:h text:style-name="Heading_20_4" text:outline-level="4"><text:bookmark text:name="SECTION001331030000000000000"/>. </text:h>
      <text:p text:style-name="Text_20_body">De totale tijdscomplexiteit van dit algoritme blijft minimaal<office:annotation><dc:date>2013-06-02T12:23:34</dc:date><text:p>MATH</text:p><text:p><text:s/>$\mathcal{O}\ensuremath{\left(p\right)}$</text:p></office:annotation> <draw:frame draw:style-name="fr3" draw:name="Afbeeldingen516" text:anchor-type="as-char" svg:width="2.0937in" svg:height="0.4063in" draw:z-index="303"><draw:image xlink:href="../masterproef/img303.png" xlink:type="simple" xlink:show="embed" xlink:actuate="onLoad"/></draw:frame>: we sturen minder berichten door, maar de berichten zelf zijn langer. Een studie in [#!journals_tjs_TaboadaTD12!#] <text:soft-page-break/>toont echter dat de grootte van het pakket slechts een beperkte invloed heeft op de vertraging: pas vanaf 1'024 bytes aan data stelt men een significante vertraging vast, de grootste bijdrage aan de vertraging is dan ook het pakket zelf. Een netwerk schaalt dus beter met de grootte van de pakketten dan het aantal pakketten. Bovendien verwerkt ParHyFlex één bericht per oproep naar een heuristiek. Door meer gegevens te groeperen in één pakket wordt de <text:span text:style-name="Teletype">GatherAll</text:span>-instructie dus efficiënter uitgevoerd. </text:p>
      <text:h text:style-name="Heading_20_2" text:outline-level="2"><text:bookmark text:name="SECTION001332000000000000000"/>Asynchrone aspecten </text:h>
      <text:p text:style-name="Text_20_body">De implementatie in algoritme 1 werkt met synchrone communicatie: processen worden geblokkeerd tot een succesvolle uitwisseling. Het algoritme die we willen implementeren zal met asynchrone communicatie werken. Men kan dit implementeren door dit proces bijvoorbeeld op een aparte thread te laten werken: een proces brengt de data onder in de context van de thread en werkt verder. Nadien wordt regelmatig gecontroleerd over de thread al de nodige informatie heeft verzameld. </text:p>
      <text:p text:style-name="Text_20_body"><text:line-break/><text:bookmark text:name="alg:gatherallasync"/><draw:frame draw:style-name="fr1" draw:name="Afbeeldingen517" text:anchor-type="as-char" svg:width="1.3646in" svg:height="0.2083in" draw:z-index="304"><draw:image xlink:href="../masterproef/img309.png" xlink:type="simple" xlink:show="embed" xlink:actuate="onLoad"/></draw:frame> </text:p>
      <text:h text:style-name="Heading_20_4" text:outline-level="4"><text:bookmark text:name="SECTION001332010000000000000"/>. </text:h>
      <text:p text:style-name="Text_20_body">ParHyFlex werkt met één thread. Ontvangen berichten worden verwerkt telkens wanneer een heuristiek is uitgevoerd. algoritme 1 is een aangepaste versie van het synchrone algoritme. Het algoritme werkt met twee lijsten: en . houdt de tot dusver ontvangen gegevens bij, deze kunnen dan later uitgelezen worden en verder uitgestuurd worden. <draw:frame draw:style-name="fr1" draw:name="Afbeeldingen518" text:anchor-type="as-char" svg:width="5.7917in" svg:height="1.7602in" draw:z-index="305"><draw:image xlink:href="../masterproef/img310.png" xlink:type="simple" xlink:show="embed" xlink:actuate="onLoad"/></draw:frame> slaat per dimensie op of de bijbehorende buur reeds zijn deel van data heeft opgestuurd. <text:soft-page-break/><draw:frame draw:style-name="fr1" draw:name="Afbeeldingen519" text:anchor-type="as-char" svg:width="5.7917in" svg:height="8.2811in" draw:z-index="306"><draw:image xlink:href="../masterproef/img311.png" xlink:type="simple" xlink:show="embed" xlink:actuate="onLoad"/></draw:frame> bevat de kleinste dimensie waar we nog geen data naar hebben gestuurd. Wanneer we een bericht ontvangen van een buur, berekenen we waar deze data moet worden opgeslagen en markeren we het relevante item in de <draw:frame draw:style-name="fr1" draw:name="Afbeeldingen520" text:anchor-type="as-char" svg:width="5.7917in" svg:height="1.7602in" draw:z-index="307"><draw:image xlink:href="../masterproef/img310.png" xlink:type="simple" xlink:show="embed" xlink:actuate="onLoad"/></draw:frame>-lijst. Dit doen we ook wanneer we de lokale data aangeboden krijgen<text:bookmark text:name="tex2html44"/><text:span text:style-name="T2"><draw:a xlink:type="simple" xlink:href="#foot9330" office:name="tex2html44"><draw:frame draw:style-name="fr2" draw:name="Afbeeldingen521" text:anchor-type="as-char" svg:width="0.1772in" svg:height="0.1772in" draw:z-index="308"><draw:image xlink:href="../../../../../../../../usr/share/latex2html/icons/footnote.png" xlink:type="simple" xlink:show="embed" xlink:actuate="onLoad"/></draw:frame></draw:a></text:span>. </text:p>
      <text:h text:style-name="Heading_20_4" text:outline-level="4"><text:bookmark text:name="SECTION001332020000000000000"/><text:soft-page-break/>. </text:h>
      <text:p text:style-name="Text_20_body">Bij beide gebeurtenissen controleren we of we op dat moment zelf data kunnen uitsturen: de -functie. Deze functie controleert per dimensie of we over voldoende data beschikken: dit wil zeggen dat alle buren met een lagere dimensie de data al hebben doorgestuurd. Vervolgens stellen we het pakket met de relevante data samen en wordt dit asynchroon verstuurd. De operatie is uitgevoerd wanneer we naar alle buren data hebben verstuurd en ontvangen hebben. </text:p>
      <text:h text:style-name="Heading_20_4" text:outline-level="4"><text:bookmark text:name="SECTION001332030000000000000"/>. </text:h>
      <text:p text:style-name="Text_20_body">Een aantal problemen worden geïntroduceerd door het asynchrone karakter: processoren kunnen al beginnen met het sturen van berichten, terwijl andere processoren nog niet tot het punt gekomen zijn waarop de <text:span text:style-name="Teletype">GatherAll</text:span> instructie begint. Omdat het proces in één thread werkt, moet het ontvangen bericht toch verwerkt worden. Indien men dus toch een bericht ontvangt zal het systeem zelf de datastructuren aanmaken en de berichten opslaan in afwachting van de <text:span text:style-name="Teletype">GatherAll</text:span>-instructie. </text:p>
      <text:h text:style-name="Heading_20_4" text:outline-level="4"><text:bookmark text:name="SECTION001332040000000000000"/>. </text:h>
      <text:p text:style-name="Text_20_body">Indien meerdere <text:span text:style-name="Teletype">GatherAll</text:span> instructies door elkaar kunnen worden uitgevoerd is het niet duidelijk welk bericht voor welke <text:span text:style-name="Teletype">GatherAll</text:span>-instructie bedoelt is. MPI laat toe om een tag te plaatsen op een bericht en op die manier een betekenis aan het bericht te geven. Soms is het niet mogelijk om deze tags te bepalen: indien we bijvoorbeeld niet weten welke tags er op een gegeven moment in gebruik zijn. In dat geval zal men eerst een tag moeten bepalen of simpelweg niet toelaten dat er meerdere <text:span text:style-name="Teletype">GatherAll</text:span>-instructies tegelijk plaatsvinden. </text:p>
      <text:h text:style-name="Heading_20_4" text:outline-level="4"><text:bookmark text:name="SECTION001332050000000000000"/>. </text:h>
      <text:p text:style-name="Text_20_body">Een voordeel van een asynchrone <text:span text:style-name="Teletype">GatherAll</text:span> instructie is dat men kan werken met gedeeltelijke data. Stel dat een parallel algoritme alle data op termijn nodig heeft, maar ook kan rekenen wanneer al een deel van de data beschikbaar is. Met behulp van groepscommunicatie reduceert men de impact op het netwerk. Het feit dat de communicatie asynchroon gebeurt laat dan weer toe om geregeld te testen of al een deel van de data werd ontvangen. Wanneer alle cruciale data beschikbaar is voor een deeltaak kan de processor verder rekenen. </text:p>
      <text:p text:style-name="Heading_20_1"><text:bookmark text:name="SECTION001340000000000000000"/>Onbetrouwbare communicatie: UDP </text:p>
      <text:p text:style-name="Text_20_body">Momenteel verloopt het uitwisselen van oplossingen over het onbetrouwbare UDP protocol. Dit protocol plaats de beperking op de omvang van het pakket dat verstuurt kan worden. De jumbopakketten van die met de evolutie naar IPv6 worden gespecificeerd zijn immers nog niet geïmplementeerd en veroorzaken bovendien een ander nadeel: wanneer een bericht wordt uitgewisseld bezet dit de lijn een lange tijd waardoor andere communicatie tijdelijk onmogelijk wordt. </text:p>
      <text:h text:style-name="Heading_20_4" text:outline-level="4"><text:bookmark text:name="SECTION001340010000000000000"/>. </text:h>
      <text:p text:style-name="Text_20_body">Om communicatie van grotere pakketten mogelijk te maken kan men een protocol implementeren die de fragmentatie van berichten mogelijk maakt. Elk bericht krijgt een volgnummer en specificeert de volgnummers van de pakketten voor en na het huidige pakket die tot dezelfde boodschap behoren. Aan de ontvangstzijde worden de pakketten vervolgens tijdelijk opgeslagen. Indien alle pakketten van hetzelfde bericht toekomen wordt de volledige boodschap gereconstrueerd en doorgestuurd naar het bovenliggend systeem. Indien een zekere timeout wordt bereikt waarbij nog niet alle fragmenten zijn toegekomen worden de ontvangen fragmenten verwijdert en behandelt men het bericht alsof het in het geheel niet is <text:soft-page-break/>toegekomen. </text:p>
      <text:h text:style-name="Heading_20_4" text:outline-level="4"><text:bookmark text:name="SECTION001340020000000000000"/>. </text:h>
      <text:p text:style-name="Text_20_body">Het hierboven beschreven protocol deelt de karakteristiek van TCP om volgnummers aan pakketten toe te kennen. Het initialiseren van een connectie is echter niet vereist omdat elk pakket zelf specificeert hoe het in verhouding staat tot het volledige bericht. Er worden geen bevestigingspakketten teruggestuurd en men kan van dezelfde faciliteiten gebruik maken inzake het versturen van een multicast pakket zoals deze ook voor UDP werden geïmplementeerd. </text:p>
      <text:p text:style-name="Heading_20_1"><text:bookmark text:name="SECTION001400000000000000000"/><text:bookmark text:name="app:b"/><text:line-break/>Ingebouwde functies en Legende </text:p>
      <text:p text:style-name="P4"><draw:frame draw:style-name="fr1" draw:name="Afbeeldingen522" text:anchor-type="as-char" svg:width="0.7811in" svg:height="0.198in" draw:z-index="309"><draw:image xlink:href="../masterproef/img312.png" xlink:type="simple" xlink:show="embed" xlink:actuate="onLoad"/></draw:frame> </text:p>
      <text:p text:style-name="Heading_20_1"><text:bookmark text:name="SECTION001410000000000000000"/>Legende </text:p>
      <text:p text:style-name="Text_20_body">De Afbeeldingen <text:a xlink:type="simple" xlink:href="#fig:hhschema">2.1Schematische voorstelling van een hyperheuristiek.[#!Burke03hyper-heuristics:an!#]</text:a>, <text:a xlink:type="simple" xlink:href="#fig:parhyflexwerking">4.2Schematische voorstelling van de kern van ParHyFlex.</text:a> en <text:a xlink:type="simple" xlink:href="#fig:paradaphh">5.2Werking van ParAdapHH.</text:a> maken gebruik van enkele symbolen die in figuur 1 formeel worden beschreven. </text:p>
      <text:p text:style-name="P1"><text:bookmark text:name="fig:legende"/><text:bookmark text:name="9531"/></text:p>
      <table:table table:name="Tabel58" table:style-name="Tabel58">
        <table:table-column table:style-name="Tabel58.A"/>
        <table:table-row>
          <table:table-cell table:style-name="Tabel58.A1" office:value-type="string">
            <text:p text:style-name="Table_20_Contents"><draw:frame draw:style-name="fr1" draw:name="Afbeeldingen523" text:anchor-type="as-char" svg:width="0.1563in" svg:height="0.1874in" draw:z-index="319"><draw:image xlink:href="../masterproef/img313.png" xlink:type="simple" xlink:show="embed" xlink:actuate="onLoad"/></draw:frame></text:p>
          </table:table-cell>
        </table:table-row>
      </table:table>
      <text:p text:style-name="P42"><text:span text:style-name="Strong_20_Emphasis">Figure C.1:</text:span> Legende bij de verschillende afbeeldingen.</text:p>
      <text:p text:style-name="Heading_20_1"><text:bookmark text:name="SECTION001420000000000000000"/>Geciteerde problemen </text:p>
      <text:p text:style-name="Text_20_body">Doorheen de tekst hebben we verschillende problemen aangehaald. Meestal zonder concreet in te gaan op de details van het probleem. In deze sectie lichten we elk probleem kort toe. In eenvoudige gevallen wordt het zoekdomein<office:annotation><dc:date>2013-06-02T12:23:34</dc:date><text:p>MATH</text:p><text:p><text:s/>$\mathcal{X}$</text:p></office:annotation> <draw:frame draw:style-name="fr1" draw:name="Afbeeldingen524" text:anchor-type="as-char" svg:width="0.1354in" svg:height="0.1563in" draw:z-index="311"><draw:image xlink:href="../masterproef/img29.png" xlink:type="simple" xlink:show="embed" xlink:actuate="onLoad"/></draw:frame>, de harde beperkingen <draw:frame draw:style-name="fr1" draw:name="Afbeeldingen525" text:anchor-type="as-char" svg:width="0.6146in" svg:height="0.3646in" draw:z-index="312"><draw:image xlink:href="../masterproef/img38.png" xlink:type="simple" xlink:show="embed" xlink:actuate="onLoad"/></draw:frame> en evaluatiefunctie <draw:frame draw:style-name="fr3" draw:name="Afbeeldingen526" text:anchor-type="as-char" svg:width="0.1772in" svg:height="0.1563in" draw:z-index="313"><draw:image xlink:href="../masterproef/img24.png" xlink:type="simple" xlink:show="embed" xlink:actuate="onLoad"/></draw:frame> van het probleem gespecificeerd. </text:p>
      <text:h text:style-name="Heading_20_2" text:outline-level="2"><text:bookmark text:name="SECTION001421000000000000000"/><text:bookmark text:name="prb:Lineaire_Optimalisatie_Probleem"/><text:bookmark text:name="prb:Lineaire_Optimalisatie"/><text:bookmark text:name="prb:lineair_Programmeren"/><text:bookmark text:name="prb:Linear_Programming"/><text:bookmark text:name="prb:Linear_Optimization"/><text:line-break/>[prb:Lineaire Optimalisatie Probleem]L<text:span text:style-name="T7">INEAIRE </text:span>O<text:span text:style-name="T7">PTIMALISATIE </text:span>P<text:span text:style-name="T7">ROBLEEM</text:span> </text:h>
      <text:p text:style-name="Text_20_body">Dit probleem is ook bekend onder de namen [prb:Lineair Programmeren]L<text:span text:style-name="T1">INEAIR </text:span>P<text:span text:style-name="T1">ROGRAMMEREN</text:span>, Linear Programming en Linear Optimization. Men zoekt naar een vector<office:annotation><dc:date>2013-06-02T12:23:34</dc:date><text:p>MATH</text:p><text:p><text:s/>$\ensuremath{x^{\star}}\in\mathcal{X}=\ensuremath{\mathbb{Q}\ensuremath{\left[\ensuremath{L}\right]}}^n$</text:p></office:annotation> <draw:frame draw:style-name="fr3" draw:name="Afbeeldingen527" text:anchor-type="as-char" svg:width="1.8543in" svg:height="0.2189in" draw:z-index="314"><draw:image xlink:href="../masterproef/img314.png" xlink:type="simple" xlink:show="embed" xlink:actuate="onLoad"/></draw:frame> zodat het dot-product met een gegeven vector <draw:frame draw:style-name="fr1" draw:name="Afbeeldingen528" text:anchor-type="as-char" svg:width="2.1252in" svg:height="0.1563in" draw:z-index="315"><draw:image xlink:href="../masterproef/img315.png" xlink:type="simple" xlink:show="embed" xlink:actuate="onLoad"/></draw:frame> minimaal is. Alle oplossingen moeten indien ze vermenigvuldigt worden met een gegeven matrix <draw:frame draw:style-name="fr1" draw:name="Afbeeldingen529" text:anchor-type="as-char" svg:width="0.3543in" svg:height="0.3543in" draw:z-index="316"><draw:image xlink:href="../masterproef/img44.png" xlink:type="simple" xlink:show="embed" xlink:actuate="onLoad"/></draw:frame> ook elementgewijs groter of gelijk zijn aan een gegeven vector <draw:frame draw:style-name="fr1" draw:name="Afbeeldingen530" text:anchor-type="as-char" svg:width="1.3335in" svg:height="0.3646in" draw:z-index="317"><draw:image xlink:href="../masterproef/img316.png" xlink:type="simple" xlink:show="embed" xlink:actuate="onLoad"/></draw:frame>. Tot slot moeten alle variabelen groter of gelijk zijn aan <draw:frame draw:style-name="fr1" draw:name="Afbeeldingen531" text:anchor-type="as-char" svg:width="0.1354in" svg:height="0.198in" draw:z-index="318"><draw:image xlink:href="../masterproef/img317.png" xlink:type="simple" xlink:show="embed" xlink:actuate="onLoad"/></draw:frame>. </text:p>
      <table:table table:name="Tabel59" table:style-name="Tabel59">
        <table:table-column table:style-name="Tabel59.A"/>
        <table:table-column table:style-name="Tabel59.B"/>
        <text:soft-page-break/>
        <table:table-row>
          <table:table-cell table:style-name="Tabel59.A1" office:value-type="string">
            <text:p text:style-name="P69"><office:annotation><dc:date>2013-06-02T12:23:34</dc:date><text:p>MATH</text:p><text:p><text:s/>\begin{equation}</text:p><text:p>\left\{\begin{array}{ll}</text:p><text:p>\mathcal{X}=\ensuremath{\mathbb{Q}\ensuremath{\left[\ensuremath{L}\right]}}^n\\</text:p><text:p>\ensuremath{f\ensuremath{\left(\vec{x}\right)}}=\vec{x}\cdot\ensuremath{{\vec{c}}^{\top}}\\</text:p><text:p>\ensuremath{c\ensuremath{\left(\vec{x}\right)}}=\vec{x}\cdot A\leq\vec{b}\wedge\vec{x}\geq\boldsymbol{0}_{1\times n}</text:p><text:p>\end{array}\right.</text:p><text:p>\end{equation}</text:p></office:annotation><draw:frame draw:style-name="fr3" draw:name="Afbeeldingen532" text:anchor-type="as-char" svg:width="0.1252in" svg:height="0.2189in" draw:z-index="326"><draw:image xlink:href="../masterproef/img318.png" xlink:type="simple" xlink:show="embed" xlink:actuate="onLoad"/></draw:frame></text:p>
          </table:table-cell>
          <table:table-cell table:style-name="Tabel59.A1" office:value-type="string">
            <text:p text:style-name="P71">(35)</text:p>
          </table:table-cell>
        </table:table-row>
      </table:table>
      <text:p text:style-name="Text_20_body"/>
      <text:h text:style-name="Heading_20_2" text:outline-level="2"><text:bookmark text:name="SECTION001422000000000000000"/><text:bookmark text:name="prb:Kwadratische_Optimalisatie_Probleem"/><text:line-break/>[prb:Kwadratische Optimalisatie Probleem]K<text:span text:style-name="T7">WADRATISCHE </text:span>O<text:span text:style-name="T7">PTIMALISATIE </text:span>P<text:span text:style-name="T7">ROBLEEM</text:span> </text:h>
      <text:p text:style-name="Text_20_body">[prb:Kwadratische Optimalisatie]K<text:span text:style-name="T1">WADRATISCHE </text:span>O<text:span text:style-name="T1">PTIMALISATIE</text:span> ofwel [prb:Kwadratisch Programmeren]K<text:span text:style-name="T1">WADRATISCH </text:span>P<text:span text:style-name="T1">ROGRAMMEREN</text:span> is een veralgemening van [prb:Lineaire Optimalisatie]L<text:span text:style-name="T1">INEAIRE </text:span>O<text:span text:style-name="T1">PTIMALISATIE</text:span>. Zo bevat de evaluatiefunctie ook termen die een product tussen twee variabelen bevatten. Deze termen worden voorgesteld door een product van de variabelen-vector <draw:frame draw:style-name="fr1" draw:name="Afbeeldingen533" text:anchor-type="as-char" svg:width="0.1354in" svg:height="0.2083in" draw:z-index="320"><draw:image xlink:href="../masterproef/img319.png" xlink:type="simple" xlink:show="embed" xlink:actuate="onLoad"/></draw:frame>, een gegeven matrix <draw:frame draw:style-name="fr3" draw:name="Afbeeldingen534" text:anchor-type="as-char" svg:width="2.5835in" svg:height="0.9272in" draw:z-index="321"><draw:image xlink:href="../masterproef/img320.png" xlink:type="simple" xlink:show="embed" xlink:actuate="onLoad"/></draw:frame> en de transpose van de variabelen-vector: </text:p>
      <table:table table:name="Tabel60" table:style-name="Tabel60">
        <table:table-column table:style-name="Tabel60.A"/>
        <table:table-column table:style-name="Tabel60.B"/>
        <table:table-row>
          <table:table-cell table:style-name="Tabel60.A1" office:value-type="string">
            <text:p text:style-name="P69"><office:annotation><dc:date>2013-06-02T12:23:34</dc:date><text:p>MATH</text:p><text:p><text:s/>\begin{equation}</text:p><text:p>\left\{\begin{array}{ll}</text:p><text:p>\mathcal{X}=\ensuremath{\mathbb{Q}\ensuremath{\left[\ensuremath{L}\right]}}^n\\</text:p><text:p>\ensuremath{f\ensuremath{\left(\vec{x}\right)}}=\vec{x}\cdot Q\cdot\ensuremath{{\vec{x}}^{\top}}+\vec{x}\cdot\ensuremath{{\vec{c}}^{\top}}\\\</text:p><text:p>\ensuremath{c\ensuremath{\left(\vec{x}\right)}}=\vec{x}\cdot A\leq\vec{b}</text:p><text:p>\end{array}\right.</text:p><text:p>\end{equation}</text:p></office:annotation><draw:frame draw:style-name="fr3" draw:name="Afbeeldingen535" text:anchor-type="as-char" svg:width="0.1457in" svg:height="0.198in" draw:z-index="327"><draw:image xlink:href="../masterproef/img321.png" xlink:type="simple" xlink:show="embed" xlink:actuate="onLoad"/></draw:frame></text:p>
          </table:table-cell>
          <table:table-cell table:style-name="Tabel60.A1" office:value-type="string">
            <text:p text:style-name="P71">(36)</text:p>
          </table:table-cell>
        </table:table-row>
      </table:table>
      <text:p text:style-name="Text_20_body"/>
      <text:h text:style-name="Heading_20_2" text:outline-level="2"><text:bookmark text:name="SECTION001423000000000000000"/><text:bookmark text:name="prb:Maximum_Flow_Problem"/><text:line-break/>[prb:Maximum Flow Problem]M<text:span text:style-name="T7">AXIMUM </text:span>F<text:span text:style-name="T7">LOW </text:span>P<text:span text:style-name="T7">ROBLEM</text:span> </text:h>
      <text:p text:style-name="Text_20_body">In een [prb:Maximum Flow Problem]M<text:span text:style-name="T1">AXIMUM </text:span>F<text:span text:style-name="T1">LOW </text:span>P<text:span text:style-name="T1">ROBLEM</text:span> beschouwen we een graaf. Twee knopen in deze graaf krijgen een speciale betekenis: de source en sink. De bogen in de graaf worden gelabeld met een getal die de maximale verwerkingscapaciteit van de ene knoop naar de ander aangeeft. Het probleem gaat op zoek naar een label per boog die de overdracht aangeeft zodat de overdracht van de source naar de sink maximaal is. Het [prb:Maximum Flow Problem]M<text:span text:style-name="T1">AXIMUM </text:span>F<text:span text:style-name="T1">LOW </text:span>P<text:span text:style-name="T1">ROBLEM</text:span> is een typisch deelprobleem van [prb:Lineaire Optimalisatie]L<text:span text:style-name="T1">INEAIRE </text:span>O<text:span text:style-name="T1">PTIMALISATIE</text:span>. </text:p>
      <text:h text:style-name="Heading_20_2" text:outline-level="2"><text:bookmark text:name="SECTION001424000000000000000"/><text:bookmark text:name="prb:Minimum_Spanning_Tree_Problem"/><text:line-break/>[prb:Minimum Spanning Tree Problem]M<text:span text:style-name="T7">INIMUM </text:span>S<text:span text:style-name="T7">PANNING </text:span>T<text:span text:style-name="T7">REE </text:span>P<text:span text:style-name="T7">ROBLEM</text:span> </text:h>
      <text:p text:style-name="Text_20_body">Het [prb:Minimum Spanning Tree Problem]M<text:span text:style-name="T1">INIMUM </text:span>S<text:span text:style-name="T1">PANNING </text:span>T<text:span text:style-name="T1">REE </text:span>P<text:span text:style-name="T1">ROBLEM</text:span> beschouwt een samenhangende graaf. De optimale oplossing is een boom die alle knopen van de originele graaf bevat maar een minimale som aan bogen. Dit probleem ligt in P en kan worden opgelost met een gretig algoritme. Een concrete implementatie is bijvoorbeeld K<text:span text:style-name="T1">RUSKAL'S </text:span>A<text:span text:style-name="T1">LGORITME</text:span>[#!citeulike:4031585!#]. </text:p>
      <text:h text:style-name="Heading_20_2" text:outline-level="2"><text:bookmark text:name="SECTION001425000000000000000"/><text:bookmark text:name="prb:Travelling_Salesman_Problem__TSP_"/><text:line-break/>[prb:Travelling Salesman Problem (TSP)]T<text:span text:style-name="T7">RAVELLING </text:span>S<text:span text:style-name="T7">ALESMAN </text:span>P<text:span text:style-name="T7">ROBLEM (</text:span>TSP) </text:h>
      <text:p text:style-name="Text_20_body">In het [prb:Travelling Salesman Problem]T<text:span text:style-name="T1">RAVELLING </text:span>S<text:span text:style-name="T1">ALESMAN </text:span>P<text:span text:style-name="T1">ROBLEM</text:span> beschouwen we een set van <text:soft-page-break/><draw:frame draw:style-name="fr1" draw:name="Afbeeldingen536" text:anchor-type="as-char" svg:width="0.4374in" svg:height="0.3543in" draw:z-index="322"><draw:image xlink:href="../masterproef/img70.png" xlink:type="simple" xlink:show="embed" xlink:actuate="onLoad"/></draw:frame> knopen. Tussen elke twee knopen <draw:frame draw:style-name="fr1" draw:name="Afbeeldingen537" text:anchor-type="as-char" svg:width="0.2189in" svg:height="0.1665in" draw:z-index="323"><draw:image xlink:href="../masterproef/img43.png" xlink:type="simple" xlink:show="embed" xlink:actuate="onLoad"/></draw:frame> en <draw:frame draw:style-name="fr3" draw:name="Afbeeldingen538" text:anchor-type="as-char" svg:width="0.1874in" svg:height="0.3335in" draw:z-index="324"><draw:image xlink:href="../masterproef/img322.png" xlink:type="simple" xlink:show="embed" xlink:actuate="onLoad"/></draw:frame> beschouwen we een kostprijs<office:annotation><dc:date>2013-06-02T12:23:34</dc:date><text:p>MATH</text:p><text:p><text:s/>$\ensuremath{\mbox{cost}\ensuremath{\left(\vec{x}_i,\vec{x}_{i+1}\right)}}$</text:p></office:annotation> <draw:frame draw:style-name="fr3" draw:name="Afbeeldingen539" text:anchor-type="as-char" svg:width="2.3854in" svg:height="0.9272in" draw:z-index="325"><draw:image xlink:href="../masterproef/img323.png" xlink:type="simple" xlink:show="embed" xlink:actuate="onLoad"/></draw:frame>. Men gaat op zoek naar een permutatie zodat alle knopen éénmaal bezocht en de som van de kostprijs van elke twee opeenvolgende knopen minimaal is. </text:p>
      <table:table table:name="Tabel61" table:style-name="Tabel61">
        <table:table-column table:style-name="Tabel61.A"/>
        <table:table-column table:style-name="Tabel61.B"/>
        <table:table-row>
          <table:table-cell table:style-name="Tabel61.A1" office:value-type="string">
            <text:p text:style-name="P69"><office:annotation><dc:date>2013-06-02T12:23:34</dc:date><text:p>MATH</text:p><text:p><text:s/>\begin{equation}</text:p><text:p>\left\{\begin{array}{ll}</text:p><text:p>\mathcal{X}=\ensuremath{\left\{ 1,2,\ldots,n\right\}}^n\\</text:p><text:p>\ensuremath{f\ensuremath{\left(\vec{x}\right)}}=\ensuremath{\mbox{cost}\ensuremath{\left(\vec{x}_{n},\vec{x}_{1}\right)}}+\displaystyle\sum_{i=1}^{n-1}\ensuremath{\mbox{cost}\ensuremath{\left(\vec{x}_i,\vec{x}_{i+1}\right)}}\\</text:p><text:p>\ensuremath{c\ensuremath{\left(\vec{x}\right)}}=\forall i,j: i\neq j\rightarrow \vec{x}_i\neq\vec{x}_j</text:p><text:p>\end{array}\right.</text:p><text:p>\end{equation}</text:p></office:annotation><draw:frame draw:style-name="fr3" draw:name="Afbeeldingen540" text:anchor-type="as-char" svg:width="0.1252in" svg:height="0.3228in" draw:z-index="330"><draw:image xlink:href="../masterproef/img324.png" xlink:type="simple" xlink:show="embed" xlink:actuate="onLoad"/></draw:frame></text:p>
          </table:table-cell>
          <table:table-cell table:style-name="Tabel61.A1" office:value-type="string">
            <text:p text:style-name="P71">(37)</text:p>
          </table:table-cell>
        </table:table-row>
      </table:table>
      <text:p text:style-name="Text_20_body"/>
      <text:h text:style-name="Heading_20_2" text:outline-level="2"><text:bookmark text:name="SECTION001426000000000000000"/><text:bookmark text:name="prb:Integer_Programming__IP_"/><text:line-break/>[prb:Integer Programming (IP)]I<text:span text:style-name="T7">NTEGER </text:span>P<text:span text:style-name="T7">ROGRAMMING (</text:span>IP) </text:h>
      <text:p text:style-name="Text_20_body">[prb:Integer Programming]I<text:span text:style-name="T1">NTEGER </text:span>P<text:span text:style-name="T1">ROGRAMMING</text:span> is een variant van [prb:Linear Programming]L<text:span text:style-name="T1">INEAR </text:span>P<text:span text:style-name="T1">ROGRAMMING</text:span> maar met de extra beperking dat alle variabelen integers zijn. Een interessant aspect is dat [prb:Integer Programming]I<text:span text:style-name="T1">NTEGER </text:span>P<text:span text:style-name="T1">ROGRAMMING</text:span> een NP-<text:span text:style-name="T1">HARD</text:span> probleem is terwijl [prb:Linear Programming]L<text:span text:style-name="T1">INEAR </text:span>P<text:span text:style-name="T1">ROGRAMMING</text:span> zich in P bevindt. In het geval van [prb:Linear Programming]L<text:span text:style-name="T1">INEAR </text:span>P<text:span text:style-name="T1">ROGRAMMING</text:span> zijn afrondingsfouten immers toegelaten terwijl in het geval van [prb:Integer Programming]I<text:span text:style-name="T1">NTEGER </text:span>P<text:span text:style-name="T1">ROGRAMMING</text:span> we uitsluitend integers beschouwen. </text:p>
      <table:table table:name="Tabel62" table:style-name="Tabel62">
        <table:table-column table:style-name="Tabel62.A"/>
        <table:table-column table:style-name="Tabel62.B"/>
        <table:table-row>
          <table:table-cell table:style-name="Tabel62.A1" office:value-type="string">
            <text:p text:style-name="P69"><office:annotation><dc:date>2013-06-02T12:23:34</dc:date><text:p>MATH</text:p><text:p><text:s/>\begin{equation}</text:p><text:p>\left\{\begin{array}{ll}</text:p><text:p>\mathcal{X}=\ifthenelse{\equal{\ensuremath{L}}{}}{\mathbb{N}}{\ensuremath{\mathbb{N}\ensuremath{\left[\ensuremath{L}\right]}}}^n\\</text:p><text:p>\ensuremath{f\ensuremath{\left(\vec{x}\right)}}=\ensuremath{{\vec{x}}^{\top}}\cdot\vec{c}\\</text:p><text:p>\ensuremath{c\ensuremath{\left(\vec{x}\right)}}=\vec{x}\cdot A\leq\vec{b}\wedge\vec{x}\geq\boldsymbol{0}_{1\times n}</text:p><text:p>\end{array}\right.</text:p><text:p>\end{equation}</text:p></office:annotation><draw:frame draw:style-name="fr3" draw:name="Afbeeldingen541" text:anchor-type="as-char" svg:width="1.1146in" svg:height="0.3752in" draw:z-index="331"><draw:image xlink:href="../masterproef/img325.png" xlink:type="simple" xlink:show="embed" xlink:actuate="onLoad"/></draw:frame></text:p>
          </table:table-cell>
          <table:table-cell table:style-name="Tabel62.A1" office:value-type="string">
            <text:p text:style-name="P71">(38)</text:p>
          </table:table-cell>
        </table:table-row>
      </table:table>
      <text:p text:style-name="Text_20_body"/>
      <text:h text:style-name="Heading_20_2" text:outline-level="2"><text:bookmark text:name="SECTION001427000000000000000"/><text:bookmark text:name="prb:Maximum_Satisfiability_Problem__Max-Sat_"/><text:bookmark text:name="prb:Max-Sat"/><text:line-break/>[prb:Maximum Satisfiability Problem (Max-Sat)]M<text:span text:style-name="T7">AXIMUM </text:span>S<text:span text:style-name="T7">ATISFIABILITY </text:span>P<text:span text:style-name="T7">ROBLEM (</text:span>M<text:span text:style-name="T7">AX-</text:span>S<text:span text:style-name="T7">AT)</text:span> </text:h>
      <text:p text:style-name="Text_20_body">Het [prb:Max-Sat]M<text:span text:style-name="T1">AX-</text:span>S<text:span text:style-name="T1">AT</text:span> beschouwt een set Booleaanse expressies <draw:frame draw:style-name="fr3" draw:name="Afbeeldingen542" text:anchor-type="as-char" svg:width="3.5311in" svg:height="1.2189in" draw:z-index="328"><draw:image xlink:href="../masterproef/img326.png" xlink:type="simple" xlink:show="embed" xlink:actuate="onLoad"/></draw:frame>. Deze expressies doen een uitspraak over een vector van Booleaanse waarden <draw:frame draw:style-name="fr1" draw:name="Afbeeldingen543" text:anchor-type="as-char" svg:width="0.1354in" svg:height="0.2083in" draw:z-index="329"><draw:image xlink:href="../masterproef/img319.png" xlink:type="simple" xlink:show="embed" xlink:actuate="onLoad"/></draw:frame>. Het probleem gaat op zoek naar een configuratie waarbij een maximaal aantal expressies waar zijn: </text:p>
      <table:table table:name="Tabel63" table:style-name="Tabel63">
        <table:table-column table:style-name="Tabel63.A"/>
        <table:table-column table:style-name="Tabel63.B"/>
        <table:table-row>
          <table:table-cell table:style-name="Tabel63.A1" office:value-type="string">
            <text:p text:style-name="P69"><office:annotation><dc:date>2013-06-02T12:23:34</dc:date><text:p>MATH</text:p><text:p><text:s/>\begin{equation}</text:p><text:p>\left\{\begin{array}{ll}</text:p><text:p>\mathcal{X}=\mathbb{B}^n\\</text:p><text:p>\ensuremath{f\ensuremath{\left(\vec{x}\right)}}=\displaystyle\sum_{i=1}^{n}1-\ensuremath{\delta\ensuremath{\left[\ensuremath{c_i\ensuremath{\left(\vec{x}\right)}}\right]}}\\</text:p><text:p>\ensuremath{c\ensuremath{\left(\vec{x}\right)}}=\true</text:p><text:p>\end{array}\right.</text:p><text:p>\end{equation}</text:p></office:annotation><draw:frame draw:style-name="fr3" draw:name="Afbeeldingen544" text:anchor-type="as-char" svg:width="2.5937in" svg:height="0.9272in" draw:z-index="332"><draw:image xlink:href="../masterproef/img327.png" xlink:type="simple" xlink:show="embed" xlink:actuate="onLoad"/></draw:frame></text:p>
          </table:table-cell>
          <table:table-cell table:style-name="Tabel63.A1" office:value-type="string">
            <text:p text:style-name="P71">(39)</text:p>
          </table:table-cell>
        </table:table-row>
      </table:table>
      <text:p text:style-name="Text_20_body"/>
      <text:h text:style-name="Heading_20_2" text:outline-level="2"><text:bookmark text:name="SECTION001428000000000000000"/><text:bookmark text:name="prb:Maximum_3-Satisfiability_Problem__Max-3Sat_"/><text:bookmark text:name="prb:Max-Sat1"/><text:soft-page-break/><text:line-break/>[prb:Maximum 3-Satisfiability Problem (Max-3Sat)]M<text:span text:style-name="T7">AXIMUM 3-</text:span>S<text:span text:style-name="T7">ATISFIABILITY </text:span>P<text:span text:style-name="T7">ROBLEM (</text:span>M<text:span text:style-name="T7">AX-3</text:span>S<text:span text:style-name="T7">AT)</text:span> </text:h>
      <text:p text:style-name="Text_20_body">[prb:Max-3Sat]M<text:span text:style-name="T1">AX-3</text:span>S<text:span text:style-name="T1">AT</text:span> is een speciaal geval van [prb:Max-Sat]M<text:span text:style-name="T1">AX-</text:span>S<text:span text:style-name="T1">AT</text:span>. Men zet een extra beperking op de expressies: enkel disjuncties van drie atomen zijn toegelaten. [prb:Max-3Sat]M<text:span text:style-name="T1">AX-3</text:span>S<text:span text:style-name="T1">AT</text:span> behoudt dezelfde expressiviteit als [prb:Max-Sat]M<text:span text:style-name="T1">AX-</text:span>S<text:span text:style-name="T1">AT</text:span>: door het invoeren van extra variabelen en expressies kan elk [prb:Max-Sat]M<text:span text:style-name="T1">AX-</text:span>S<text:span text:style-name="T1">AT</text:span> probleem worden omgezet in een [prb:Max-3Sat]M<text:span text:style-name="T1">AX-3</text:span>S<text:span text:style-name="T1">AT</text:span> probleem. [prb:Max-3Sat]M<text:span text:style-name="T1">AX-3</text:span>S<text:span text:style-name="T1">AT</text:span> is interessant omdat het tot een meer uniforme voorstelling leidt wat fundamenteler onderzoek mogelijk maakt. </text:p>
      <text:h text:style-name="Heading_20_2" text:outline-level="2"><text:bookmark text:name="SECTION001429000000000000000"/><text:bookmark text:name="prb:Bin_Packing_Problem"/><text:line-break/>[prb:Bin Packing Problem]B<text:span text:style-name="T7">IN </text:span>P<text:span text:style-name="T7">ACKING </text:span>P<text:span text:style-name="T7">ROBLEM</text:span> </text:h>
      <text:p text:style-name="Text_20_body">Het [prb:Bin Packing Problem]B<text:span text:style-name="T1">IN </text:span>P<text:span text:style-name="T1">ACKING </text:span>P<text:span text:style-name="T1">ROBLEM</text:span> krijgt als invoer een reeks getallen. Deze getallen moeten georganiseerd in groepen (bins) zodat de som van de getallen in een bin kleiner of gelijk is aan 0. Het is de bedoeling een configuratie te vinden zodat het aantal gebruikte bins minimaal is. </text:p>
      <table:table table:name="Tabel64" table:style-name="Tabel64">
        <table:table-column table:style-name="Tabel64.A"/>
        <table:table-column table:style-name="Tabel64.B"/>
        <table:table-row>
          <table:table-cell table:style-name="Tabel64.A1" office:value-type="string">
            <text:p text:style-name="P69"><office:annotation><dc:date>2013-06-02T12:23:34</dc:date><text:p>MATH</text:p><text:p><text:s/>\begin{equation}</text:p><text:p>\left\{\begin{array}{ll}</text:p><text:p>\mathcal{X}=\mathbb{B}^{n\times n}\\</text:p><text:p>\ensuremath{f\ensuremath{\left(X\right)}}=\displaystyle\max\ensuremath{\left\{ j|\exists i:X_{i,j}\right\}}\\</text:p><text:p>\ensuremath{c\ensuremath{\left(X\right)}}=\forall i,j:X_{i,j}\rightarrow \neg\exists k:j\neq k\wedge X_{i,k}\end{array}\right.</text:p><text:p>\end{equation}</text:p></office:annotation><draw:frame draw:style-name="fr3" draw:name="Afbeeldingen545" text:anchor-type="as-char" svg:width="0.1772in" svg:height="0.3228in" draw:z-index="366"><draw:image xlink:href="../masterproef/img328.png" xlink:type="simple" xlink:show="embed" xlink:actuate="onLoad"/></draw:frame></text:p>
          </table:table-cell>
          <table:table-cell table:style-name="Tabel64.A1" office:value-type="string">
            <text:p text:style-name="P71">(40)</text:p>
          </table:table-cell>
        </table:table-row>
      </table:table>
      <text:p text:style-name="Text_20_body"/>
      <text:h text:style-name="Heading_20_2" text:outline-level="2"><text:bookmark text:name="SECTION0014210000000000000000"/><text:bookmark text:name="prb:Flow_Shop_Problem"/><text:line-break/>[prb:Flow Shop Problem]F<text:span text:style-name="T7">LOW </text:span>S<text:span text:style-name="T7">HOP </text:span>P<text:span text:style-name="T7">ROBLEM</text:span> </text:h>
      <text:p text:style-name="Text_20_body">In een [prb:Flow Shop Problem]F<text:span text:style-name="T1">LOW </text:span>S<text:span text:style-name="T1">HOP </text:span>P<text:span text:style-name="T1">ROBLEM</text:span> stellen we een aantal machines en een aantal taken die moeten worden uitgevoerd. Elke taak bestaat uit een aantal handelingen. Een handeling gebeurt op een specifieke machine en heeft een specifieke duur. Een machine kan maar één handeling tegelijk verwerken en de handelingen worden atomair uitgevoerd. Men kan echter in een taak vrij de volgorde van de handelingen kiezen. Het is de bedoeling een planning op te stellen zodat het moment waarop de laatste handeling uitgevoerd is, zo dicht mogelijk bij het moment waarop de eerste handeling begint ligt. </text:p>
      <text:h text:style-name="Heading_20_2" text:outline-level="2"><text:bookmark text:name="SECTION0014211000000000000000"/><text:bookmark text:name="prb:Personnel_Scheduling"/><text:line-break/>[prb:Personnel Scheduling]P<text:span text:style-name="T7">ERSONNEL </text:span>S<text:span text:style-name="T7">CHEDULING</text:span> </text:h>
      <text:p text:style-name="Text_20_body">[prb:Personnel Scheduling]P<text:span text:style-name="T1">ERSONNEL </text:span>S<text:span text:style-name="T1">CHEDULING</text:span> is een abstract probleem dat veel varianten kent. In het algemeen is er een set van taken die moeten vervult worden en een set personen die aan deze taken kunnen worden toegekend. Het is de bedoeling om de taken op zo'n manier toe te kennen dat aan alle toegekende beperkingen wordt voldaan. Dit beperken zijn onder meer: </text:p>
      <text:list xml:id="list1745913861116493975" text:style-name="L31">
        <text:list-item>
          <text:p text:style-name="P67">personen kunnen slechts één taak tegelijk uitvoeren; </text:p>
        </text:list-item>
        <text:list-item>
          <text:p text:style-name="P67">de taak wordt op een bepaald tijdstip uitgevoerd; </text:p>
        </text:list-item>
        <text:list-item>
          <text:p text:style-name="P67">enkel bepaalde personen kunnen de taak uitvoeren; </text:p>
        </text:list-item>
        <text:list-item>
          <text:p text:style-name="P67">personen zijn slechts op bepaalde tijdstippen beschikbaar; </text:p>
        </text:list-item>
        <text:list-item>
          <text:p text:style-name="P33">... </text:p>
        </text:list-item>
      </text:list>
      <text:p text:style-name="Text_20_body">Meer details en indelingen zijn onder meer te vinden in [#!Glover:1986:GES:15310.15313!#,#!pdcClass!#]. </text:p>
      <text:h text:style-name="Heading_20_2" text:outline-level="2"><text:bookmark text:name="SECTION0014212000000000000000"/><text:bookmark text:name="prb:Vehicle_Routing_Problem__VRP_"/><text:soft-page-break/><text:line-break/>[prb:Vehicle Routing Problem (VRP)]V<text:span text:style-name="T7">EHICLE </text:span>R<text:span text:style-name="T7">OUTING </text:span>P<text:span text:style-name="T7">ROBLEM (</text:span>VRP) </text:h>
      <text:p text:style-name="Text_20_body">Het [prb:Vehicle Routing Problem (VRP)]V<text:span text:style-name="T1">EHICLE </text:span>R<text:span text:style-name="T1">OUTING </text:span>P<text:span text:style-name="T1">ROBLEM (</text:span>VRP) is een abstract probleem een set taken op verschillende plaatsen dienen worden uitgevoerd. In de praktijk komt dit meestal neer op het laden en lossen van goederen. Het is de bedoeling een schema op te stellen zodat de transportkosten geminimaliseerd wordt. Anderzijds vormen de taken beperkingen (het tijdstip waarop ze moeten zijn uitgevoerd; taken die vooraf moeten zijn uitgevoerd). Het probleem is sterk gerelateerd met het [prb:Travelling Salesman Problem (TSP)]T<text:span text:style-name="T1">RAVELLING </text:span>S<text:span text:style-name="T1">ALESMAN </text:span>P<text:span text:style-name="T1">ROBLEM (</text:span>TSP). Meestal laat men toe dat er meerdere voertuigen worden ingezet (om de tijdsbeperkingen te halen en kosten verder te minimaliseren). </text:p>
      <text:p text:style-name="Heading_20_1"><text:bookmark text:name="SECTION001430000000000000000"/>Ingebouwde functies </text:p>
      <text:p text:style-name="Text_20_body">In deze thesis hebben we in het in verschillende vergelijkingen en algoritmen gebruik gemaakt van functies die nergens gedefinieerd zijn. Deze sectie vormt een lijst van die de werking van deze functies in natuurlijke taal beschrijft. </text:p>
      <text:p text:style-name="List_20_Heading"><text:span text:style-name="Strong_20_Emphasis">,</text:span> </text:p>
      <text:p text:style-name="List_20_Contents">Synchroon versturen van naar . Dit is een ingebouwd MPI commando. </text:p>
      <text:p text:style-name="List_20_Heading"><text:span text:style-name="Strong_20_Emphasis">,</text:span> </text:p>
      <text:p text:style-name="List_20_Contents">Asynchroon versturen van naar . Dit is een ingebouwd MPI commando. </text:p>
      <text:p text:style-name="List_20_Contents">Synchroon ontvangen van een bericht verstuurd door . Dit is een ingebouwd MPI commando. </text:p>
      <text:p text:style-name="List_20_Heading"><text:span text:style-name="Strong_20_Emphasis"><draw:frame draw:style-name="fr1" draw:name="Afbeeldingen546" text:anchor-type="as-char" svg:width="0.4374in" svg:height="0.3543in" draw:z-index="333"><draw:image xlink:href="../masterproef/img70.png" xlink:type="simple" xlink:show="embed" xlink:actuate="onLoad"/></draw:frame></text:span> </text:p>
      <text:p text:style-name="List_20_Contents">Aanmaken van een lijst met <draw:frame draw:style-name="fr1" draw:name="Afbeeldingen547" text:anchor-type="as-char" svg:width="0.4374in" svg:height="0.3543in" draw:z-index="334"><draw:image xlink:href="../masterproef/img70.png" xlink:type="simple" xlink:show="embed" xlink:actuate="onLoad"/></draw:frame> items. </text:p>
      <text:p text:style-name="List_20_Heading"><text:span text:style-name="Strong_20_Emphasis"><draw:frame draw:style-name="fr1" draw:name="Afbeeldingen548" text:anchor-type="as-char" svg:width="0.4374in" svg:height="0.3543in" draw:z-index="335"><draw:image xlink:href="../masterproef/img70.png" xlink:type="simple" xlink:show="embed" xlink:actuate="onLoad"/></draw:frame></text:span><text:span text:style-name="Strong_20_Emphasis">,</text:span><text:span text:style-name="Strong_20_Emphasis"><draw:frame draw:style-name="fr1" draw:name="Afbeeldingen549" text:anchor-type="as-char" svg:width="0.2291in" svg:height="0.3335in" draw:z-index="336"><draw:image xlink:href="../masterproef/img113.png" xlink:type="simple" xlink:show="embed" xlink:actuate="onLoad"/></draw:frame></text:span> </text:p>
      <text:p text:style-name="List_20_Contents">Aanmaken van een lijst met <draw:frame draw:style-name="fr1" draw:name="Afbeeldingen550" text:anchor-type="as-char" svg:width="0.4374in" svg:height="0.3543in" draw:z-index="337"><draw:image xlink:href="../masterproef/img70.png" xlink:type="simple" xlink:show="embed" xlink:actuate="onLoad"/></draw:frame> items. Elk item wordt geïnitialiseerd met <draw:frame draw:style-name="fr1" draw:name="Afbeeldingen551" text:anchor-type="as-char" svg:width="0.2291in" svg:height="0.3335in" draw:z-index="338"><draw:image xlink:href="../masterproef/img113.png" xlink:type="simple" xlink:show="embed" xlink:actuate="onLoad"/></draw:frame>. </text:p>
      <text:p text:style-name="List_20_Heading"><text:span text:style-name="Strong_20_Emphasis"><office:annotation><dc:date>2013-06-02T12:23:34</dc:date><text:p>MATH</text:p><text:p><text:s/>$\ensuremath{\mbox{argmin}}_{x\in D}\ensuremath{f\ensuremath{\left(x\right)}}$</text:p></office:annotation></text:span><text:span text:style-name="Strong_20_Emphasis"><draw:frame draw:style-name="fr3" draw:name="Afbeeldingen552" text:anchor-type="as-char" svg:width="2.2189in" svg:height="1.1772in" draw:z-index="339"><draw:image xlink:href="../masterproef/img329.png" xlink:type="simple" xlink:show="embed" xlink:actuate="onLoad"/></draw:frame></text:span> </text:p>
      <text:p text:style-name="List_20_Contents">De <draw:frame draw:style-name="fr1" draw:name="Afbeeldingen553" text:anchor-type="as-char" svg:width="0.25in" svg:height="0.2083in" draw:z-index="340"><draw:image xlink:href="../masterproef/img32.png" xlink:type="simple" xlink:show="embed" xlink:actuate="onLoad"/></draw:frame>-waarde in <draw:frame draw:style-name="fr1" draw:name="Afbeeldingen554" text:anchor-type="as-char" svg:width="3.5311in" svg:height="0.9374in" draw:z-index="341"><draw:image xlink:href="../masterproef/img330.png" xlink:type="simple" xlink:show="embed" xlink:actuate="onLoad"/></draw:frame> waarvoor<office:annotation><dc:date>2013-06-02T12:23:34</dc:date><text:p>MATH</text:p><text:p><text:s/>$\ensuremath{f\ensuremath{\left(x\right)}}$</text:p></office:annotation> <draw:frame draw:style-name="fr3" draw:name="Afbeeldingen555" text:anchor-type="as-char" svg:width="1.2811in" svg:height="0.3752in" draw:z-index="342"><draw:image xlink:href="../masterproef/img331.png" xlink:type="simple" xlink:show="embed" xlink:actuate="onLoad"/></draw:frame> minimaal is. </text:p>
      <text:p text:style-name="List_20_Heading"><text:span text:style-name="Strong_20_Emphasis"><draw:frame draw:style-name="fr1" draw:name="Afbeeldingen556" text:anchor-type="as-char" svg:width="0.198in" svg:height="0.1563in" draw:z-index="343"><draw:image xlink:href="../masterproef/img332.png" xlink:type="simple" xlink:show="embed" xlink:actuate="onLoad"/></draw:frame></text:span> </text:p>
      <text:p text:style-name="List_20_Contents">Het kleinste element uit een verzameling <draw:frame draw:style-name="fr1" draw:name="Afbeeldingen557" text:anchor-type="as-char" svg:width="0.4272in" svg:height="0.3752in" draw:z-index="344"><draw:image xlink:href="../masterproef/img333.png" xlink:type="simple" xlink:show="embed" xlink:actuate="onLoad"/></draw:frame>. </text:p>
      <text:p text:style-name="List_20_Heading"><text:span text:style-name="Strong_20_Emphasis"><draw:frame draw:style-name="fr1" draw:name="Afbeeldingen558" text:anchor-type="as-char" svg:width="0.5417in" svg:height="0.1563in" draw:z-index="345"><draw:image xlink:href="../masterproef/img334.png" xlink:type="simple" xlink:show="embed" xlink:actuate="onLoad"/></draw:frame></text:span> </text:p>
      <text:p text:style-name="List_20_Contents">Het grootste element uit een verzameling <draw:frame draw:style-name="fr1" draw:name="Afbeeldingen559" text:anchor-type="as-char" svg:width="0.4272in" svg:height="0.3752in" draw:z-index="346"><draw:image xlink:href="../masterproef/img333.png" xlink:type="simple" xlink:show="embed" xlink:actuate="onLoad"/></draw:frame>. </text:p>
      <text:p text:style-name="List_20_Heading"><text:soft-page-break/><text:span text:style-name="Strong_20_Emphasis"><office:annotation><dc:date>2013-06-02T12:23:34</dc:date><text:p>MATH</text:p><text:p><text:s/>$a \mbox{ XOR } b$</text:p></office:annotation></text:span><text:span text:style-name="Strong_20_Emphasis"><draw:frame draw:style-name="fr1" draw:name="Afbeeldingen560" text:anchor-type="as-char" svg:width="0.3126in" svg:height="0.1563in" draw:z-index="347"><draw:image xlink:href="../masterproef/img266.png" xlink:type="simple" xlink:show="embed" xlink:actuate="onLoad"/></draw:frame></text:span><text:span text:style-name="Strong_20_Emphasis">    </text:span><text:span text:style-name="Strong_20_Emphasis"><text:span text:style-name="T5">XOR </text:span></text:span><text:span text:style-name="Strong_20_Emphasis"><text:span text:style-name="T5"><draw:frame draw:style-name="fr1" draw:name="Afbeeldingen561" text:anchor-type="as-char" svg:width="5.7083in" svg:height="1.4272in" draw:z-index="348"><draw:image xlink:href="../masterproef/img275.png" xlink:type="simple" xlink:show="embed" xlink:actuate="onLoad"/></draw:frame></text:span></text:span><text:span text:style-name="Strong_20_Emphasis">] Bitgewijze XOR-operatie tussen </text:span><text:span text:style-name="Strong_20_Emphasis"><draw:frame draw:style-name="fr1" draw:name="Afbeeldingen562" text:anchor-type="as-char" svg:width="0.3126in" svg:height="0.1563in" draw:z-index="349"><draw:image xlink:href="../masterproef/img266.png" xlink:type="simple" xlink:show="embed" xlink:actuate="onLoad"/></draw:frame></text:span><text:span text:style-name="Strong_20_Emphasis"> en </text:span><text:span text:style-name="Strong_20_Emphasis"><draw:frame draw:style-name="fr1" draw:name="Afbeeldingen563" text:anchor-type="as-char" svg:width="5.7083in" svg:height="1.4272in" draw:z-index="350"><draw:image xlink:href="../masterproef/img275.png" xlink:type="simple" xlink:show="embed" xlink:actuate="onLoad"/></draw:frame></text:span><text:span text:style-name="Strong_20_Emphasis">. </text:span></text:p>
      <text:p text:style-name="List_20_Contents"><text:span text:style-name="Strong_20_Emphasis">[</text:span><text:span text:style-name="Strong_20_Emphasis"><office:annotation><dc:date>2013-06-02T12:23:34</dc:date><text:p>MATH</text:p><text:p><text:s/>$a \mbox{ AND } b$</text:p></office:annotation></text:span><text:span text:style-name="Strong_20_Emphasis"> </text:span><text:span text:style-name="Strong_20_Emphasis"><draw:frame draw:style-name="fr1" draw:name="Afbeeldingen564" text:anchor-type="as-char" svg:width="0.3126in" svg:height="0.1563in" draw:z-index="351"><draw:image xlink:href="../masterproef/img266.png" xlink:type="simple" xlink:show="embed" xlink:actuate="onLoad"/></draw:frame></text:span><text:span text:style-name="Strong_20_Emphasis">    </text:span><text:span text:style-name="Strong_20_Emphasis"><text:span text:style-name="T5">AND </text:span></text:span><text:span text:style-name="Strong_20_Emphasis"><text:span text:style-name="T5"><draw:frame draw:style-name="fr1" draw:name="Afbeeldingen565" text:anchor-type="as-char" svg:width="5.7083in" svg:height="1.4272in" draw:z-index="352"><draw:image xlink:href="../masterproef/img275.png" xlink:type="simple" xlink:show="embed" xlink:actuate="onLoad"/></draw:frame></text:span></text:span><text:span text:style-name="Strong_20_Emphasis">] Bitgewijze AND-operatie tussen </text:span><text:span text:style-name="Strong_20_Emphasis"><draw:frame draw:style-name="fr1" draw:name="Afbeeldingen566" text:anchor-type="as-char" svg:width="0.3126in" svg:height="0.1563in" draw:z-index="353"><draw:image xlink:href="../masterproef/img266.png" xlink:type="simple" xlink:show="embed" xlink:actuate="onLoad"/></draw:frame></text:span><text:span text:style-name="Strong_20_Emphasis"> en </text:span><text:span text:style-name="Strong_20_Emphasis"><draw:frame draw:style-name="fr1" draw:name="Afbeeldingen567" text:anchor-type="as-char" svg:width="5.7083in" svg:height="1.4272in" draw:z-index="354"><draw:image xlink:href="../masterproef/img275.png" xlink:type="simple" xlink:show="embed" xlink:actuate="onLoad"/></draw:frame></text:span><text:span text:style-name="Strong_20_Emphasis">. </text:span></text:p>
      <text:p text:style-name="List_20_Contents"><text:span text:style-name="Strong_20_Emphasis">[</text:span><text:span text:style-name="Strong_20_Emphasis"><office:annotation><dc:date>2013-06-02T12:23:34</dc:date><text:p>MATH</text:p><text:p><text:s/>$\mbox{ NEG } a$</text:p></office:annotation></text:span><text:span text:style-name="Strong_20_Emphasis"> </text:span><text:span text:style-name="Strong_20_Emphasis"><text:span text:style-name="T5">NEG </text:span></text:span><text:span text:style-name="Strong_20_Emphasis"><text:span text:style-name="T5"><draw:frame draw:style-name="fr1" draw:name="Afbeeldingen568" text:anchor-type="as-char" svg:width="0.3126in" svg:height="0.1563in" draw:z-index="355"><draw:image xlink:href="../masterproef/img266.png" xlink:type="simple" xlink:show="embed" xlink:actuate="onLoad"/></draw:frame></text:span></text:span> </text:p>
      <text:p text:style-name="List_20_Contents">Bitgewijze negatie van <draw:frame draw:style-name="fr1" draw:name="Afbeeldingen569" text:anchor-type="as-char" svg:width="0.3126in" svg:height="0.1563in" draw:z-index="356"><draw:image xlink:href="../masterproef/img266.png" xlink:type="simple" xlink:show="embed" xlink:actuate="onLoad"/></draw:frame>. </text:p>
      <text:p text:style-name="List_20_Heading"><text:span text:style-name="Strong_20_Emphasis"><office:annotation><dc:date>2013-06-02T12:23:34</dc:date><text:p>MATH</text:p><text:p><text:s/>$\ensuremath{a\ensuremath{\left[i\right]}}$</text:p></office:annotation></text:span><text:span text:style-name="Strong_20_Emphasis"><draw:frame draw:style-name="fr3" draw:name="Afbeeldingen570" text:anchor-type="as-char" svg:width="0.2083in" svg:height="0.1563in" draw:z-index="357"><draw:image xlink:href="../masterproef/img335.png" xlink:type="simple" xlink:show="embed" xlink:actuate="onLoad"/></draw:frame></text:span> </text:p>
      <text:p text:style-name="List_20_Contents"><draw:frame draw:style-name="fr1" draw:name="Afbeeldingen571" text:anchor-type="as-char" svg:width="0.2189in" svg:height="0.1665in" draw:z-index="358"><draw:image xlink:href="../masterproef/img43.png" xlink:type="simple" xlink:show="embed" xlink:actuate="onLoad"/></draw:frame>-de element uit een lijst <draw:frame draw:style-name="fr1" draw:name="Afbeeldingen572" text:anchor-type="as-char" svg:width="0.3126in" svg:height="0.1563in" draw:z-index="359"><draw:image xlink:href="../masterproef/img266.png" xlink:type="simple" xlink:show="embed" xlink:actuate="onLoad"/></draw:frame>. </text:p>
      <text:p text:style-name="List_20_Heading"><text:span text:style-name="Strong_20_Emphasis"><office:annotation><dc:date>2013-06-02T12:23:34</dc:date><text:p>MATH</text:p><text:p><text:s/>$\ensuremath{a\ensuremath{\left[i:j\right]}}$</text:p></office:annotation></text:span><text:span text:style-name="Strong_20_Emphasis"><draw:frame draw:style-name="fr3" draw:name="Afbeeldingen573" text:anchor-type="as-char" svg:width="0.5728in" svg:height="0.1665in" draw:z-index="360"><draw:image xlink:href="../masterproef/img336.png" xlink:type="simple" xlink:show="embed" xlink:actuate="onLoad"/></draw:frame></text:span> </text:p>
      <text:p text:style-name="P78">Een deellijst van <draw:frame draw:style-name="fr1" draw:name="Afbeeldingen574" text:anchor-type="as-char" svg:width="0.3126in" svg:height="0.1563in" draw:z-index="361"><draw:image xlink:href="../masterproef/img266.png" xlink:type="simple" xlink:show="embed" xlink:actuate="onLoad"/></draw:frame> vanaf index <draw:frame draw:style-name="fr1" draw:name="Afbeeldingen575" text:anchor-type="as-char" svg:width="0.2189in" svg:height="0.1665in" draw:z-index="362"><draw:image xlink:href="../masterproef/img43.png" xlink:type="simple" xlink:show="embed" xlink:actuate="onLoad"/></draw:frame> tot index <draw:frame draw:style-name="fr3" draw:name="Afbeeldingen576" text:anchor-type="as-char" svg:width="0.1874in" svg:height="0.3335in" draw:z-index="363"><draw:image xlink:href="../masterproef/img322.png" xlink:type="simple" xlink:show="embed" xlink:actuate="onLoad"/></draw:frame>. </text:p>
      <text:p text:style-name="Heading_20_1"><text:bookmark text:name="SECTION001500000000000000000"/><text:bookmark text:name="app:article"/><text:line-break/>Wetenschappelijk artikel </text:p>
      <text:p text:style-name="P4"><draw:frame draw:style-name="fr1" draw:name="Afbeeldingen577" text:anchor-type="as-char" svg:width="0.3543in" svg:height="0.3854in" draw:z-index="364"><draw:image xlink:href="../masterproef/img337.png" xlink:type="simple" xlink:show="embed" xlink:actuate="onLoad"/></draw:frame> </text:p>
      <text:p text:style-name="Text_20_body">[pages=-]scientific/report.pdf </text:p>
      <text:p text:style-name="Heading_20_1"><text:bookmark text:name="SECTION001600000000000000000"/><text:bookmark text:name="app:poster"/><text:soft-page-break/><text:line-break/>Poster </text:p>
      <text:p text:style-name="P42"><draw:frame draw:style-name="fr1" draw:name="Afbeeldingen578" text:anchor-type="as-char" svg:width="0.5937in" svg:height="0.3854in" draw:z-index="365"><draw:image xlink:href="../masterproef/img338.png" xlink:type="simple" xlink:show="embed" xlink:actuate="onLoad"/></draw:frame> </text:p>
      <text:p text:style-name="P41">Op figuur 1 vindt men de poster die ontwikkeld werd met betrekking tot deze masterthesis. De poster werd voorgesteld op 8 mei 2013. De originele poster kan men downloaden op <text:a xlink:type="simple" xlink:href="http://goo.gl/GOuai" office:name="tex2html46"><text:span text:style-name="Teletype">http://goo.gl/GOuai</text:span></text:a>. </text:p>
      <text:p text:style-name="P1"><text:bookmark text:name="fig:poster"/><text:bookmark text:name="10417"/></text:p>
      <table:table table:name="Tabel65" table:style-name="Tabel65">
        <table:table-column table:style-name="Tabel65.A"/>
        <table:table-row>
          <table:table-cell table:style-name="Tabel65.A1" office:value-type="string">
            <text:p text:style-name="Table_20_Contents"><draw:frame draw:style-name="fr1" draw:name="Afbeeldingen579" text:anchor-type="as-char" svg:width="2.8335in" svg:height="0.8228in" draw:z-index="367"><draw:image xlink:href="../masterproef/img339.png" xlink:type="simple" xlink:show="embed" xlink:actuate="onLoad"/></draw:frame></text:p>
          </table:table-cell>
        </table:table-row>
      </table:table>
      <text:p text:style-name="P42"><text:span text:style-name="Strong_20_Emphasis">Figure E.1:</text:span> Poster met betrekking tot deze masterthesis</text:p>
      <text:h text:style-name="Heading_20_2" text:outline-level="2">No Reference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Century Schoolbook" svg:font-family="'Century Schoolbook', serif"/>
    <style:font-face style:name="Lohit Hindi1" svg:font-family="'Lohit Hindi'"/>
    <style:font-face style:name="OpenSymbol" svg:font-family="OpenSymbol"/>
    <style:font-face style:name="Ubuntu" svg:font-family="Ubuntu" style:font-family-generic="swiss"/>
    <style:font-face style:name="DejaVu Sans Mono" svg:font-family="'DejaVu Sans Mono'" style:font-family-generic="modern" style:font-pitch="fixed"/>
    <style:font-face style:name="Lohit Hindi2" svg:font-family="'Lohit Hindi'"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l" fo:country="B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nl" fo:country="B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style:contextual-spacing="false" fo:keep-with-next="always"/>
      <style:text-properties style:font-name="Albany" fo:font-size="14pt" style:font-size-asian="13pt" style:font-size-complex="13pt"/>
    </style:style>
    <style:style style:name="Text_20_body" style:display-name="Text body" style:family="paragraph" style:parent-style-name="Standard" style:class="text">
      <style:paragraph-properties fo:margin-top="0in" fo:margin-bottom="0.196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 style:display-name="Heading 1" style:family="paragraph" style:parent-style-name="Heading" style:next-style-name="Text_20_body" style:class="text">
      <style:text-properties style:font-name="Thorndale" fo:font-size="24pt" fo:font-weight="bold" style:font-size-asian="22pt" style:font-weight-asian="bold" style:font-size-complex="22pt" style:font-weight-complex="bold"/>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DejaVu Sans" style:font-size-asian="18pt" style:font-weight-asian="bold" style:font-name-complex="Lohit Hindi"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ejaVu Sans" style:font-size-asian="14pt" style:font-weight-asian="bold" style:font-name-complex="Lohit Hindi"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Liberation Serif" fo:font-size="12pt" fo:font-weight="bold" style:font-name-asian="DejaVu Sans" style:font-size-asian="12pt" style:font-weight-asian="bold" style:font-name-complex="Lohit Hindi" style:font-size-complex="12pt" style:font-weight-complex="bold"/>
    </style:style>
    <style:style style:name="Heading_20_5" style:display-name="Heading 5" style:family="paragraph" style:parent-style-name="Heading" style:next-style-name="Text_20_body" style:default-outline-level="5" style:list-style-name="" style:class="text">
      <style:text-properties style:font-name="Liberation Serif" fo:font-size="10pt" fo:font-weight="bold" style:font-name-asian="DejaVu Sans" style:font-size-asian="10pt" style:font-weight-asian="bold" style:font-name-complex="Lohit Hindi" style:font-size-complex="10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size="10pt" style:font-name-asian="DejaVu Sans Mono" style:font-size-asian="10pt" style:font-name-complex="Lohit Hindi2" style:font-size-complex="10pt"/>
    </style:style>
    <style:style style:name="Reeds_20_opgemaakte_20_tekst.preform" style:display-name="Reeds opgemaakte tekst.preform" style:family="paragraph" style:parent-style-name="Preformatted_20_Text"/>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DejaVu Sans Mono" style:font-name-asian="DejaVu Sans Mono" style:font-name-complex="Lohit Hindi2"/>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3937in" fo:margin-bottom="0.3937in" fo:margin-left="0.7874in" fo:margin-right="0.3937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asterproef</dc:title>
    <dc:description>masterproef</dc:description>
    <meta:keyword>masterproef</meta:keyword>
    <meta:generator>LibreOffice/4.0.2.2$Linux_X86_64 LibreOffice_project/400m0$Build-2</meta:generator>
    <dc:date>2013-06-02T23:37:46</dc:date>
    <dc:creator>Willem Onsem</dc:creator>
    <meta:editing-duration>PT10H8M6S</meta:editing-duration>
    <meta:editing-cycles>27</meta:editing-cycles>
    <meta:document-statistic meta:table-count="63" meta:image-count="368" meta:object-count="0" meta:page-count="85" meta:paragraph-count="1357" meta:word-count="27717" meta:character-count="190912" meta:non-whitespace-character-count="163157"/>
    <meta:user-defined meta:name="distribution">global</meta:user-defined>
    <meta:user-defined meta:name="resource-type">document</meta:user-defined>
  </office:meta>
</office:document-meta>
</file>